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artie A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*[.A1]+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2]+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3]+3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4]+3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5]+3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6]+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7]+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8]+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9]+3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10]+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1]+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2]+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3]+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4]+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5]+3" office:value-type="float" office:value="31" calcext:value-type="float">
            <text:p>31</text:p>
          </table:table-cell>
        </table:table-row>
      </table:table>
      <table:table table:name="Partie B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1/n</text:p>
          </table:table-cell>
          <table:table-cell table:style-name="ce1" office:value-type="string" calcext:value-type="string">
            <text:p>S(n)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1/[.A2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A3]" office:value-type="float" office:value="0.5" calcext:value-type="float">
            <text:p>0,5</text:p>
          </table:table-cell>
          <table:table-cell table:formula="of:=[.C2]+[.B3]" office:value-type="float" office:value="1.5" calcext:value-type="float">
            <text:p>1,5</text:p>
          </table:table-cell>
          <table:table-cell table:formula="of:=1/[.A3]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A4]" office:value-type="float" office:value="0.333333333333333" calcext:value-type="float">
            <text:p>0,333333333333333</text:p>
          </table:table-cell>
          <table:table-cell table:formula="of:=[.C3]+[.B4]" office:value-type="float" office:value="1.83333333333333" calcext:value-type="float">
            <text:p>1,83333333333333</text:p>
          </table:table-cell>
          <table:table-cell table:formula="of:=1/[.A4]^2" office:value-type="float" office:value="0.111111111111111" calcext:value-type="float">
            <text:p>0,11111111111111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1/[.A5]" office:value-type="float" office:value="0.25" calcext:value-type="float">
            <text:p>0,25</text:p>
          </table:table-cell>
          <table:table-cell table:formula="of:=[.C4]+[.B5]" office:value-type="float" office:value="2.08333333333333" calcext:value-type="float">
            <text:p>2,08333333333333</text:p>
          </table:table-cell>
          <table:table-cell table:formula="of:=1/[.A5]^2" office:value-type="float" office:value="0.0625" calcext:value-type="float">
            <text:p>0,0625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1/[.A6]" office:value-type="float" office:value="0.2" calcext:value-type="float">
            <text:p>0,2</text:p>
          </table:table-cell>
          <table:table-cell table:formula="of:=[.C5]+[.B6]" office:value-type="float" office:value="2.28333333333333" calcext:value-type="float">
            <text:p>2,28333333333333</text:p>
          </table:table-cell>
          <table:table-cell table:formula="of:=1/[.A6]^2" office:value-type="float" office:value="0.04" calcext:value-type="float">
            <text:p>0,04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1/[.A7]" office:value-type="float" office:value="0.166666666666667" calcext:value-type="float">
            <text:p>0,166666666666667</text:p>
          </table:table-cell>
          <table:table-cell table:formula="of:=[.C6]+[.B7]" office:value-type="float" office:value="2.45" calcext:value-type="float">
            <text:p>2,45</text:p>
          </table:table-cell>
          <table:table-cell table:formula="of:=1/[.A7]^2" office:value-type="float" office:value="0.0277777777777778" calcext:value-type="float">
            <text:p>0,027777777777778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1/[.A8]" office:value-type="float" office:value="0.142857142857143" calcext:value-type="float">
            <text:p>0,142857142857143</text:p>
          </table:table-cell>
          <table:table-cell table:formula="of:=[.C7]+[.B8]" office:value-type="float" office:value="2.59285714285714" calcext:value-type="float">
            <text:p>2,59285714285714</text:p>
          </table:table-cell>
          <table:table-cell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1/[.A9]" office:value-type="float" office:value="0.125" calcext:value-type="float">
            <text:p>0,125</text:p>
          </table:table-cell>
          <table:table-cell table:formula="of:=[.C8]+[.B9]" office:value-type="float" office:value="2.71785714285714" calcext:value-type="float">
            <text:p>2,71785714285714</text:p>
          </table:table-cell>
          <table:table-cell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1/[.A10]" office:value-type="float" office:value="0.111111111111111" calcext:value-type="float">
            <text:p>0,111111111111111</text:p>
          </table:table-cell>
          <table:table-cell table:formula="of:=[.C9]+[.B10]" office:value-type="float" office:value="2.82896825396825" calcext:value-type="float">
            <text:p>2,82896825396825</text:p>
          </table:table-cell>
          <table:table-cell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1/[.A11]" office:value-type="float" office:value="0.1" calcext:value-type="float">
            <text:p>0,1</text:p>
          </table:table-cell>
          <table:table-cell table:formula="of:=[.C10]+[.B11]" office:value-type="float" office:value="2.92896825396825" calcext:value-type="float">
            <text:p>2,92896825396825</text:p>
          </table:table-cell>
          <table:table-cell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formula="of:=1/[.A12]" office:value-type="float" office:value="0.0909090909090909" calcext:value-type="float">
            <text:p>0,090909090909091</text:p>
          </table:table-cell>
          <table:table-cell table:formula="of:=[.C11]+[.B12]" office:value-type="float" office:value="3.01987734487734" calcext:value-type="float">
            <text:p>3,01987734487734</text:p>
          </table:table-cell>
          <table:table-cell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table:formula="of:=1/[.A13]" office:value-type="float" office:value="0.0833333333333333" calcext:value-type="float">
            <text:p>0,083333333333333</text:p>
          </table:table-cell>
          <table:table-cell table:formula="of:=[.C12]+[.B13]" office:value-type="float" office:value="3.10321067821068" calcext:value-type="float">
            <text:p>3,10321067821068</text:p>
          </table:table-cell>
          <table:table-cell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table:formula="of:=1/[.A14]" office:value-type="float" office:value="0.0769230769230769" calcext:value-type="float">
            <text:p>0,076923076923077</text:p>
          </table:table-cell>
          <table:table-cell table:formula="of:=[.C13]+[.B14]" office:value-type="float" office:value="3.18013375513376" calcext:value-type="float">
            <text:p>3,18013375513376</text:p>
          </table:table-cell>
          <table:table-cell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table:formula="of:=1/[.A15]" office:value-type="float" office:value="0.0714285714285714" calcext:value-type="float">
            <text:p>0,071428571428572</text:p>
          </table:table-cell>
          <table:table-cell table:formula="of:=[.C14]+[.B15]" office:value-type="float" office:value="3.25156232656233" calcext:value-type="float">
            <text:p>3,25156232656233</text:p>
          </table:table-cell>
          <table:table-cell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table:formula="of:=1/[.A16]" office:value-type="float" office:value="0.0666666666666667" calcext:value-type="float">
            <text:p>0,066666666666667</text:p>
          </table:table-cell>
          <table:table-cell table:formula="of:=[.C15]+[.B16]" office:value-type="float" office:value="3.31822899322899" calcext:value-type="float">
            <text:p>3,31822899322899</text:p>
          </table:table-cell>
          <table:table-cell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table:formula="of:=1/[.A17]" office:value-type="float" office:value="0.0625" calcext:value-type="float">
            <text:p>0,0625</text:p>
          </table:table-cell>
          <table:table-cell table:formula="of:=[.C16]+[.B17]" office:value-type="float" office:value="3.38072899322899" calcext:value-type="float">
            <text:p>3,38072899322899</text:p>
          </table:table-cell>
          <table:table-cell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formula="of:=1/[.A18]" office:value-type="float" office:value="0.0588235294117647" calcext:value-type="float">
            <text:p>0,058823529411765</text:p>
          </table:table-cell>
          <table:table-cell table:formula="of:=[.C17]+[.B18]" office:value-type="float" office:value="3.43955252264076" calcext:value-type="float">
            <text:p>3,43955252264076</text:p>
          </table:table-cell>
          <table:table-cell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formula="of:=1/[.A19]" office:value-type="float" office:value="0.0555555555555556" calcext:value-type="float">
            <text:p>0,055555555555556</text:p>
          </table:table-cell>
          <table:table-cell table:formula="of:=[.C18]+[.B19]" office:value-type="float" office:value="3.49510807819631" calcext:value-type="float">
            <text:p>3,49510807819631</text:p>
          </table:table-cell>
          <table:table-cell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formula="of:=1/[.A20]" office:value-type="float" office:value="0.0526315789473684" calcext:value-type="float">
            <text:p>0,052631578947369</text:p>
          </table:table-cell>
          <table:table-cell table:formula="of:=[.C19]+[.B20]" office:value-type="float" office:value="3.54773965714368" calcext:value-type="float">
            <text:p>3,54773965714368</text:p>
          </table:table-cell>
          <table:table-cell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formula="of:=1/[.A21]" office:value-type="float" office:value="0.05" calcext:value-type="float">
            <text:p>0,05</text:p>
          </table:table-cell>
          <table:table-cell table:formula="of:=[.C20]+[.B21]" office:value-type="float" office:value="3.59773965714368" calcext:value-type="float">
            <text:p>3,59773965714368</text:p>
          </table:table-cell>
          <table:table-cell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formula="of:=1/[.A22]" office:value-type="float" office:value="0.0476190476190476" calcext:value-type="float">
            <text:p>0,047619047619048</text:p>
          </table:table-cell>
          <table:table-cell table:formula="of:=[.C21]+[.B22]" office:value-type="float" office:value="3.64535870476273" calcext:value-type="float">
            <text:p>3,64535870476273</text:p>
          </table:table-cell>
          <table:table-cell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formula="of:=1/[.A23]" office:value-type="float" office:value="0.0454545454545455" calcext:value-type="float">
            <text:p>0,045454545454546</text:p>
          </table:table-cell>
          <table:table-cell table:formula="of:=[.C22]+[.B23]" office:value-type="float" office:value="3.69081325021727" calcext:value-type="float">
            <text:p>3,69081325021727</text:p>
          </table:table-cell>
          <table:table-cell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table:formula="of:=1/[.A24]" office:value-type="float" office:value="0.0434782608695652" calcext:value-type="float">
            <text:p>0,043478260869565</text:p>
          </table:table-cell>
          <table:table-cell table:formula="of:=[.C23]+[.B24]" office:value-type="float" office:value="3.73429151108684" calcext:value-type="float">
            <text:p>3,73429151108684</text:p>
          </table:table-cell>
          <table:table-cell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table:formula="of:=1/[.A25]" office:value-type="float" office:value="0.0416666666666667" calcext:value-type="float">
            <text:p>0,041666666666667</text:p>
          </table:table-cell>
          <table:table-cell table:formula="of:=[.C24]+[.B25]" office:value-type="float" office:value="3.77595817775351" calcext:value-type="float">
            <text:p>3,77595817775351</text:p>
          </table:table-cell>
          <table:table-cell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table:formula="of:=1/[.A26]" office:value-type="float" office:value="0.04" calcext:value-type="float">
            <text:p>0,04</text:p>
          </table:table-cell>
          <table:table-cell table:formula="of:=[.C25]+[.B26]" office:value-type="float" office:value="3.81595817775351" calcext:value-type="float">
            <text:p>3,81595817775351</text:p>
          </table:table-cell>
          <table:table-cell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table:formula="of:=1/[.A27]" office:value-type="float" office:value="0.0384615384615385" calcext:value-type="float">
            <text:p>0,038461538461539</text:p>
          </table:table-cell>
          <table:table-cell table:formula="of:=[.C26]+[.B27]" office:value-type="float" office:value="3.85441971621504" calcext:value-type="float">
            <text:p>3,85441971621504</text:p>
          </table:table-cell>
          <table:table-cell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table:formula="of:=1/[.A28]" office:value-type="float" office:value="0.037037037037037" calcext:value-type="float">
            <text:p>0,037037037037037</text:p>
          </table:table-cell>
          <table:table-cell table:formula="of:=[.C27]+[.B28]" office:value-type="float" office:value="3.89145675325208" calcext:value-type="float">
            <text:p>3,89145675325208</text:p>
          </table:table-cell>
          <table:table-cell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table:formula="of:=1/[.A29]" office:value-type="float" office:value="0.0357142857142857" calcext:value-type="float">
            <text:p>0,035714285714286</text:p>
          </table:table-cell>
          <table:table-cell table:formula="of:=[.C28]+[.B29]" office:value-type="float" office:value="3.92717103896637" calcext:value-type="float">
            <text:p>3,92717103896637</text:p>
          </table:table-cell>
          <table:table-cell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table:formula="of:=1/[.A30]" office:value-type="float" office:value="0.0344827586206897" calcext:value-type="float">
            <text:p>0,03448275862069</text:p>
          </table:table-cell>
          <table:table-cell table:formula="of:=[.C29]+[.B30]" office:value-type="float" office:value="3.96165379758706" calcext:value-type="float">
            <text:p>3,96165379758706</text:p>
          </table:table-cell>
          <table:table-cell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table:formula="of:=1/[.A31]" office:value-type="float" office:value="0.0333333333333333" calcext:value-type="float">
            <text:p>0,033333333333333</text:p>
          </table:table-cell>
          <table:table-cell table:formula="of:=[.C30]+[.B31]" office:value-type="float" office:value="3.99498713092039" calcext:value-type="float">
            <text:p>3,99498713092039</text:p>
          </table:table-cell>
          <table:table-cell/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table:formula="of:=1/[.A32]" office:value-type="float" office:value="0.032258064516129" calcext:value-type="float">
            <text:p>0,032258064516129</text:p>
          </table:table-cell>
          <table:table-cell table:formula="of:=[.C31]+[.B32]" office:value-type="float" office:value="4.02724519543652" calcext:value-type="float">
            <text:p>4,02724519543652</text:p>
          </table:table-cell>
          <table:table-cell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table:formula="of:=1/[.A33]" office:value-type="float" office:value="0.03125" calcext:value-type="float">
            <text:p>0,03125</text:p>
          </table:table-cell>
          <table:table-cell table:formula="of:=[.C32]+[.B33]" office:value-type="float" office:value="4.05849519543652" calcext:value-type="float">
            <text:p>4,05849519543652</text:p>
          </table:table-cell>
          <table:table-cell/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table:formula="of:=1/[.A34]" office:value-type="float" office:value="0.0303030303030303" calcext:value-type="float">
            <text:p>0,03030303030303</text:p>
          </table:table-cell>
          <table:table-cell table:formula="of:=[.C33]+[.B34]" office:value-type="float" office:value="4.08879822573955" calcext:value-type="float">
            <text:p>4,08879822573955</text:p>
          </table:table-cell>
          <table:table-cell/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table:formula="of:=1/[.A35]" office:value-type="float" office:value="0.0294117647058823" calcext:value-type="float">
            <text:p>0,029411764705882</text:p>
          </table:table-cell>
          <table:table-cell table:formula="of:=[.C34]+[.B35]" office:value-type="float" office:value="4.11820999044543" calcext:value-type="float">
            <text:p>4,11820999044543</text:p>
          </table:table-cell>
          <table:table-cell/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table:formula="of:=1/[.A36]" office:value-type="float" office:value="0.0285714285714286" calcext:value-type="float">
            <text:p>0,028571428571429</text:p>
          </table:table-cell>
          <table:table-cell table:formula="of:=[.C35]+[.B36]" office:value-type="float" office:value="4.14678141901686" calcext:value-type="float">
            <text:p>4,14678141901686</text:p>
          </table:table-cell>
          <table:table-cell/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table:formula="of:=1/[.A37]" office:value-type="float" office:value="0.0277777777777778" calcext:value-type="float">
            <text:p>0,027777777777778</text:p>
          </table:table-cell>
          <table:table-cell table:formula="of:=[.C36]+[.B37]" office:value-type="float" office:value="4.17455919679464" calcext:value-type="float">
            <text:p>4,17455919679464</text:p>
          </table:table-cell>
          <table:table-cell/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table:formula="of:=1/[.A38]" office:value-type="float" office:value="0.027027027027027" calcext:value-type="float">
            <text:p>0,027027027027027</text:p>
          </table:table-cell>
          <table:table-cell table:formula="of:=[.C37]+[.B38]" office:value-type="float" office:value="4.20158622382167" calcext:value-type="float">
            <text:p>4,20158622382167</text:p>
          </table:table-cell>
          <table:table-cell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table:formula="of:=1/[.A39]" office:value-type="float" office:value="0.0263157894736842" calcext:value-type="float">
            <text:p>0,026315789473684</text:p>
          </table:table-cell>
          <table:table-cell table:formula="of:=[.C38]+[.B39]" office:value-type="float" office:value="4.22790201329535" calcext:value-type="float">
            <text:p>4,22790201329535</text:p>
          </table:table-cell>
          <table:table-cell/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table:formula="of:=1/[.A40]" office:value-type="float" office:value="0.0256410256410256" calcext:value-type="float">
            <text:p>0,025641025641026</text:p>
          </table:table-cell>
          <table:table-cell table:formula="of:=[.C39]+[.B40]" office:value-type="float" office:value="4.25354303893638" calcext:value-type="float">
            <text:p>4,25354303893638</text:p>
          </table:table-cell>
          <table:table-cell/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table:formula="of:=1/[.A41]" office:value-type="float" office:value="0.025" calcext:value-type="float">
            <text:p>0,025</text:p>
          </table:table-cell>
          <table:table-cell table:formula="of:=[.C40]+[.B41]" office:value-type="float" office:value="4.27854303893638" calcext:value-type="float">
            <text:p>4,27854303893638</text:p>
          </table:table-cell>
          <table:table-cell/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table:formula="of:=1/[.A42]" office:value-type="float" office:value="0.024390243902439" calcext:value-type="float">
            <text:p>0,024390243902439</text:p>
          </table:table-cell>
          <table:table-cell table:formula="of:=[.C41]+[.B42]" office:value-type="float" office:value="4.30293328283882" calcext:value-type="float">
            <text:p>4,30293328283882</text:p>
          </table:table-cell>
          <table:table-cell/>
        </table:table-row>
        <table:table-row table:style-name="ro1" table:visibility="collapse">
          <table:table-cell office:value-type="float" office:value="42" calcext:value-type="float">
            <text:p>42</text:p>
          </table:table-cell>
          <table:table-cell table:formula="of:=1/[.A43]" office:value-type="float" office:value="0.0238095238095238" calcext:value-type="float">
            <text:p>0,023809523809524</text:p>
          </table:table-cell>
          <table:table-cell table:formula="of:=[.C42]+[.B43]" office:value-type="float" office:value="4.32674280664834" calcext:value-type="float">
            <text:p>4,32674280664834</text:p>
          </table:table-cell>
          <table:table-cell/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table:formula="of:=1/[.A44]" office:value-type="float" office:value="0.0232558139534884" calcext:value-type="float">
            <text:p>0,023255813953488</text:p>
          </table:table-cell>
          <table:table-cell table:formula="of:=[.C43]+[.B44]" office:value-type="float" office:value="4.34999862060183" calcext:value-type="float">
            <text:p>4,34999862060183</text:p>
          </table:table-cell>
          <table:table-cell/>
        </table:table-row>
        <table:table-row table:style-name="ro1" table:visibility="collapse">
          <table:table-cell office:value-type="float" office:value="44" calcext:value-type="float">
            <text:p>44</text:p>
          </table:table-cell>
          <table:table-cell table:formula="of:=1/[.A45]" office:value-type="float" office:value="0.0227272727272727" calcext:value-type="float">
            <text:p>0,022727272727273</text:p>
          </table:table-cell>
          <table:table-cell table:formula="of:=[.C44]+[.B45]" office:value-type="float" office:value="4.3727258933291" calcext:value-type="float">
            <text:p>4,3727258933291</text:p>
          </table:table-cell>
          <table:table-cell/>
        </table:table-row>
        <table:table-row table:style-name="ro1" table:visibility="collapse">
          <table:table-cell office:value-type="float" office:value="45" calcext:value-type="float">
            <text:p>45</text:p>
          </table:table-cell>
          <table:table-cell table:formula="of:=1/[.A46]" office:value-type="float" office:value="0.0222222222222222" calcext:value-type="float">
            <text:p>0,022222222222222</text:p>
          </table:table-cell>
          <table:table-cell table:formula="of:=[.C45]+[.B46]" office:value-type="float" office:value="4.39494811555132" calcext:value-type="float">
            <text:p>4,39494811555132</text:p>
          </table:table-cell>
          <table:table-cell/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table:formula="of:=1/[.A47]" office:value-type="float" office:value="0.0217391304347826" calcext:value-type="float">
            <text:p>0,021739130434783</text:p>
          </table:table-cell>
          <table:table-cell table:formula="of:=[.C46]+[.B47]" office:value-type="float" office:value="4.4166872459861" calcext:value-type="float">
            <text:p>4,4166872459861</text:p>
          </table:table-cell>
          <table:table-cell/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table:formula="of:=1/[.A48]" office:value-type="float" office:value="0.0212765957446808" calcext:value-type="float">
            <text:p>0,021276595744681</text:p>
          </table:table-cell>
          <table:table-cell table:formula="of:=[.C47]+[.B48]" office:value-type="float" office:value="4.43796384173078" calcext:value-type="float">
            <text:p>4,43796384173078</text:p>
          </table:table-cell>
          <table:table-cell/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table:formula="of:=1/[.A49]" office:value-type="float" office:value="0.0208333333333333" calcext:value-type="float">
            <text:p>0,020833333333333</text:p>
          </table:table-cell>
          <table:table-cell table:formula="of:=[.C48]+[.B49]" office:value-type="float" office:value="4.45879717506412" calcext:value-type="float">
            <text:p>4,45879717506412</text:p>
          </table:table-cell>
          <table:table-cell/>
        </table:table-row>
        <table:table-row table:style-name="ro1" table:visibility="collapse">
          <table:table-cell office:value-type="float" office:value="49" calcext:value-type="float">
            <text:p>49</text:p>
          </table:table-cell>
          <table:table-cell table:formula="of:=1/[.A50]" office:value-type="float" office:value="0.0204081632653061" calcext:value-type="float">
            <text:p>0,020408163265306</text:p>
          </table:table-cell>
          <table:table-cell table:formula="of:=[.C49]+[.B50]" office:value-type="float" office:value="4.47920533832942" calcext:value-type="float">
            <text:p>4,47920533832942</text:p>
          </table:table-cell>
          <table:table-cell/>
        </table:table-row>
        <table:table-row table:style-name="ro1" table:visibility="collapse">
          <table:table-cell office:value-type="float" office:value="50" calcext:value-type="float">
            <text:p>50</text:p>
          </table:table-cell>
          <table:table-cell table:formula="of:=1/[.A51]" office:value-type="float" office:value="0.02" calcext:value-type="float">
            <text:p>0,02</text:p>
          </table:table-cell>
          <table:table-cell table:formula="of:=[.C50]+[.B51]" office:value-type="float" office:value="4.49920533832942" calcext:value-type="float">
            <text:p>4,49920533832942</text:p>
          </table:table-cell>
          <table:table-cell/>
        </table:table-row>
        <table:table-row table:style-name="ro1" table:visibility="collapse">
          <table:table-cell office:value-type="float" office:value="51" calcext:value-type="float">
            <text:p>51</text:p>
          </table:table-cell>
          <table:table-cell table:formula="of:=1/[.A52]" office:value-type="float" office:value="0.0196078431372549" calcext:value-type="float">
            <text:p>0,019607843137255</text:p>
          </table:table-cell>
          <table:table-cell table:formula="of:=[.C51]+[.B52]" office:value-type="float" office:value="4.51881318146668" calcext:value-type="float">
            <text:p>4,51881318146668</text:p>
          </table:table-cell>
          <table:table-cell/>
        </table:table-row>
        <table:table-row table:style-name="ro1" table:visibility="collapse">
          <table:table-cell office:value-type="float" office:value="52" calcext:value-type="float">
            <text:p>52</text:p>
          </table:table-cell>
          <table:table-cell table:formula="of:=1/[.A53]" office:value-type="float" office:value="0.0192307692307692" calcext:value-type="float">
            <text:p>0,019230769230769</text:p>
          </table:table-cell>
          <table:table-cell table:formula="of:=[.C52]+[.B53]" office:value-type="float" office:value="4.53804395069745" calcext:value-type="float">
            <text:p>4,53804395069745</text:p>
          </table:table-cell>
          <table:table-cell/>
        </table:table-row>
        <table:table-row table:style-name="ro1" table:visibility="collapse">
          <table:table-cell office:value-type="float" office:value="53" calcext:value-type="float">
            <text:p>53</text:p>
          </table:table-cell>
          <table:table-cell table:formula="of:=1/[.A54]" office:value-type="float" office:value="0.0188679245283019" calcext:value-type="float">
            <text:p>0,018867924528302</text:p>
          </table:table-cell>
          <table:table-cell table:formula="of:=[.C53]+[.B54]" office:value-type="float" office:value="4.55691187522575" calcext:value-type="float">
            <text:p>4,55691187522575</text:p>
          </table:table-cell>
          <table:table-cell/>
        </table:table-row>
        <table:table-row table:style-name="ro1" table:visibility="collapse">
          <table:table-cell office:value-type="float" office:value="54" calcext:value-type="float">
            <text:p>54</text:p>
          </table:table-cell>
          <table:table-cell table:formula="of:=1/[.A55]" office:value-type="float" office:value="0.0185185185185185" calcext:value-type="float">
            <text:p>0,018518518518519</text:p>
          </table:table-cell>
          <table:table-cell table:formula="of:=[.C54]+[.B55]" office:value-type="float" office:value="4.57543039374427" calcext:value-type="float">
            <text:p>4,57543039374427</text:p>
          </table:table-cell>
          <table:table-cell/>
        </table:table-row>
        <table:table-row table:style-name="ro1" table:visibility="collapse">
          <table:table-cell office:value-type="float" office:value="55" calcext:value-type="float">
            <text:p>55</text:p>
          </table:table-cell>
          <table:table-cell table:formula="of:=1/[.A56]" office:value-type="float" office:value="0.0181818181818182" calcext:value-type="float">
            <text:p>0,018181818181818</text:p>
          </table:table-cell>
          <table:table-cell table:formula="of:=[.C55]+[.B56]" office:value-type="float" office:value="4.59361221192609" calcext:value-type="float">
            <text:p>4,59361221192609</text:p>
          </table:table-cell>
          <table:table-cell/>
        </table:table-row>
        <table:table-row table:style-name="ro1" table:visibility="collapse">
          <table:table-cell office:value-type="float" office:value="56" calcext:value-type="float">
            <text:p>56</text:p>
          </table:table-cell>
          <table:table-cell table:formula="of:=1/[.A57]" office:value-type="float" office:value="0.0178571428571429" calcext:value-type="float">
            <text:p>0,017857142857143</text:p>
          </table:table-cell>
          <table:table-cell table:formula="of:=[.C56]+[.B57]" office:value-type="float" office:value="4.61146935478323" calcext:value-type="float">
            <text:p>4,61146935478323</text:p>
          </table:table-cell>
          <table:table-cell/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table:formula="of:=1/[.A58]" office:value-type="float" office:value="0.0175438596491228" calcext:value-type="float">
            <text:p>0,017543859649123</text:p>
          </table:table-cell>
          <table:table-cell table:formula="of:=[.C57]+[.B58]" office:value-type="float" office:value="4.62901321443235" calcext:value-type="float">
            <text:p>4,62901321443235</text:p>
          </table:table-cell>
          <table:table-cell/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table:formula="of:=1/[.A59]" office:value-type="float" office:value="0.0172413793103448" calcext:value-type="float">
            <text:p>0,017241379310345</text:p>
          </table:table-cell>
          <table:table-cell table:formula="of:=[.C58]+[.B59]" office:value-type="float" office:value="4.6462545937427" calcext:value-type="float">
            <text:p>4,6462545937427</text:p>
          </table:table-cell>
          <table:table-cell/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table:formula="of:=1/[.A60]" office:value-type="float" office:value="0.0169491525423729" calcext:value-type="float">
            <text:p>0,016949152542373</text:p>
          </table:table-cell>
          <table:table-cell table:formula="of:=[.C59]+[.B60]" office:value-type="float" office:value="4.66320374628507" calcext:value-type="float">
            <text:p>4,66320374628507</text:p>
          </table:table-cell>
          <table:table-cell/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table:formula="of:=1/[.A61]" office:value-type="float" office:value="0.0166666666666667" calcext:value-type="float">
            <text:p>0,016666666666667</text:p>
          </table:table-cell>
          <table:table-cell table:formula="of:=[.C60]+[.B61]" office:value-type="float" office:value="4.67987041295174" calcext:value-type="float">
            <text:p>4,67987041295174</text:p>
          </table:table-cell>
          <table:table-cell/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table:formula="of:=1/[.A62]" office:value-type="float" office:value="0.0163934426229508" calcext:value-type="float">
            <text:p>0,016393442622951</text:p>
          </table:table-cell>
          <table:table-cell table:formula="of:=[.C61]+[.B62]" office:value-type="float" office:value="4.69626385557469" calcext:value-type="float">
            <text:p>4,69626385557469</text:p>
          </table:table-cell>
          <table:table-cell/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table:formula="of:=1/[.A63]" office:value-type="float" office:value="0.0161290322580645" calcext:value-type="float">
            <text:p>0,016129032258065</text:p>
          </table:table-cell>
          <table:table-cell table:formula="of:=[.C62]+[.B63]" office:value-type="float" office:value="4.71239288783275" calcext:value-type="float">
            <text:p>4,71239288783275</text:p>
          </table:table-cell>
          <table:table-cell/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table:formula="of:=1/[.A64]" office:value-type="float" office:value="0.0158730158730159" calcext:value-type="float">
            <text:p>0,015873015873016</text:p>
          </table:table-cell>
          <table:table-cell table:formula="of:=[.C63]+[.B64]" office:value-type="float" office:value="4.72826590370577" calcext:value-type="float">
            <text:p>4,72826590370577</text:p>
          </table:table-cell>
          <table:table-cell/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table:formula="of:=1/[.A65]" office:value-type="float" office:value="0.015625" calcext:value-type="float">
            <text:p>0,015625</text:p>
          </table:table-cell>
          <table:table-cell table:formula="of:=[.C64]+[.B65]" office:value-type="float" office:value="4.74389090370577" calcext:value-type="float">
            <text:p>4,74389090370577</text:p>
          </table:table-cell>
          <table:table-cell/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table:formula="of:=1/[.A66]" office:value-type="float" office:value="0.0153846153846154" calcext:value-type="float">
            <text:p>0,015384615384615</text:p>
          </table:table-cell>
          <table:table-cell table:formula="of:=[.C65]+[.B66]" office:value-type="float" office:value="4.75927551909038" calcext:value-type="float">
            <text:p>4,75927551909038</text:p>
          </table:table-cell>
          <table:table-cell/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table:formula="of:=1/[.A67]" office:value-type="float" office:value="0.0151515151515152" calcext:value-type="float">
            <text:p>0,015151515151515</text:p>
          </table:table-cell>
          <table:table-cell table:formula="of:=[.C66]+[.B67]" office:value-type="float" office:value="4.7744270342419" calcext:value-type="float">
            <text:p>4,7744270342419</text:p>
          </table:table-cell>
          <table:table-cell/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table:formula="of:=1/[.A68]" office:value-type="float" office:value="0.0149253731343284" calcext:value-type="float">
            <text:p>0,014925373134328</text:p>
          </table:table-cell>
          <table:table-cell table:formula="of:=[.C67]+[.B68]" office:value-type="float" office:value="4.78935240737623" calcext:value-type="float">
            <text:p>4,78935240737623</text:p>
          </table:table-cell>
          <table:table-cell/>
        </table:table-row>
        <table:table-row table:style-name="ro1" table:visibility="collapse">
          <table:table-cell office:value-type="float" office:value="68" calcext:value-type="float">
            <text:p>68</text:p>
          </table:table-cell>
          <table:table-cell table:formula="of:=1/[.A69]" office:value-type="float" office:value="0.0147058823529412" calcext:value-type="float">
            <text:p>0,014705882352941</text:p>
          </table:table-cell>
          <table:table-cell table:formula="of:=[.C68]+[.B69]" office:value-type="float" office:value="4.80405828972917" calcext:value-type="float">
            <text:p>4,80405828972917</text:p>
          </table:table-cell>
          <table:table-cell/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table:formula="of:=1/[.A70]" office:value-type="float" office:value="0.0144927536231884" calcext:value-type="float">
            <text:p>0,014492753623188</text:p>
          </table:table-cell>
          <table:table-cell table:formula="of:=[.C69]+[.B70]" office:value-type="float" office:value="4.81855104335236" calcext:value-type="float">
            <text:p>4,81855104335236</text:p>
          </table:table-cell>
          <table:table-cell/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table:formula="of:=1/[.A71]" office:value-type="float" office:value="0.0142857142857143" calcext:value-type="float">
            <text:p>0,014285714285714</text:p>
          </table:table-cell>
          <table:table-cell table:formula="of:=[.C70]+[.B71]" office:value-type="float" office:value="4.83283675763807" calcext:value-type="float">
            <text:p>4,83283675763807</text:p>
          </table:table-cell>
          <table:table-cell/>
        </table:table-row>
        <table:table-row table:style-name="ro1" table:visibility="collapse">
          <table:table-cell office:value-type="float" office:value="71" calcext:value-type="float">
            <text:p>71</text:p>
          </table:table-cell>
          <table:table-cell table:formula="of:=1/[.A72]" office:value-type="float" office:value="0.0140845070422535" calcext:value-type="float">
            <text:p>0,014084507042254</text:p>
          </table:table-cell>
          <table:table-cell table:formula="of:=[.C71]+[.B72]" office:value-type="float" office:value="4.84692126468033" calcext:value-type="float">
            <text:p>4,84692126468033</text:p>
          </table:table-cell>
          <table:table-cell/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table:formula="of:=1/[.A73]" office:value-type="float" office:value="0.0138888888888889" calcext:value-type="float">
            <text:p>0,013888888888889</text:p>
          </table:table-cell>
          <table:table-cell table:formula="of:=[.C72]+[.B73]" office:value-type="float" office:value="4.86081015356921" calcext:value-type="float">
            <text:p>4,86081015356921</text:p>
          </table:table-cell>
          <table:table-cell/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table:formula="of:=1/[.A74]" office:value-type="float" office:value="0.0136986301369863" calcext:value-type="float">
            <text:p>0,013698630136986</text:p>
          </table:table-cell>
          <table:table-cell table:formula="of:=[.C73]+[.B74]" office:value-type="float" office:value="4.8745087837062" calcext:value-type="float">
            <text:p>4,8745087837062</text:p>
          </table:table-cell>
          <table:table-cell/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table:formula="of:=1/[.A75]" office:value-type="float" office:value="0.0135135135135135" calcext:value-type="float">
            <text:p>0,013513513513514</text:p>
          </table:table-cell>
          <table:table-cell table:formula="of:=[.C74]+[.B75]" office:value-type="float" office:value="4.88802229721971" calcext:value-type="float">
            <text:p>4,88802229721971</text:p>
          </table:table-cell>
          <table:table-cell/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table:formula="of:=1/[.A76]" office:value-type="float" office:value="0.0133333333333333" calcext:value-type="float">
            <text:p>0,013333333333333</text:p>
          </table:table-cell>
          <table:table-cell table:formula="of:=[.C75]+[.B76]" office:value-type="float" office:value="4.90135563055305" calcext:value-type="float">
            <text:p>4,90135563055305</text:p>
          </table:table-cell>
          <table:table-cell/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table:formula="of:=1/[.A77]" office:value-type="float" office:value="0.0131578947368421" calcext:value-type="float">
            <text:p>0,013157894736842</text:p>
          </table:table-cell>
          <table:table-cell table:formula="of:=[.C76]+[.B77]" office:value-type="float" office:value="4.91451352528989" calcext:value-type="float">
            <text:p>4,91451352528989</text:p>
          </table:table-cell>
          <table:table-cell/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table:formula="of:=1/[.A78]" office:value-type="float" office:value="0.012987012987013" calcext:value-type="float">
            <text:p>0,012987012987013</text:p>
          </table:table-cell>
          <table:table-cell table:formula="of:=[.C77]+[.B78]" office:value-type="float" office:value="4.9275005382769" calcext:value-type="float">
            <text:p>4,9275005382769</text:p>
          </table:table-cell>
          <table:table-cell/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table:formula="of:=1/[.A79]" office:value-type="float" office:value="0.0128205128205128" calcext:value-type="float">
            <text:p>0,012820512820513</text:p>
          </table:table-cell>
          <table:table-cell table:formula="of:=[.C78]+[.B79]" office:value-type="float" office:value="4.94032105109742" calcext:value-type="float">
            <text:p>4,94032105109742</text:p>
          </table:table-cell>
          <table:table-cell/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table:formula="of:=1/[.A80]" office:value-type="float" office:value="0.0126582278481013" calcext:value-type="float">
            <text:p>0,012658227848101</text:p>
          </table:table-cell>
          <table:table-cell table:formula="of:=[.C79]+[.B80]" office:value-type="float" office:value="4.95297927894552" calcext:value-type="float">
            <text:p>4,95297927894552</text:p>
          </table:table-cell>
          <table:table-cell/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 table:formula="of:=1/[.A81]" office:value-type="float" office:value="0.0125" calcext:value-type="float">
            <text:p>0,0125</text:p>
          </table:table-cell>
          <table:table-cell table:formula="of:=[.C80]+[.B81]" office:value-type="float" office:value="4.96547927894552" calcext:value-type="float">
            <text:p>4,96547927894552</text:p>
          </table:table-cell>
          <table:table-cell/>
        </table:table-row>
        <table:table-row table:style-name="ro1" table:visibility="collapse">
          <table:table-cell office:value-type="float" office:value="81" calcext:value-type="float">
            <text:p>81</text:p>
          </table:table-cell>
          <table:table-cell table:formula="of:=1/[.A82]" office:value-type="float" office:value="0.0123456790123457" calcext:value-type="float">
            <text:p>0,012345679012346</text:p>
          </table:table-cell>
          <table:table-cell table:formula="of:=[.C81]+[.B82]" office:value-type="float" office:value="4.97782495795786" calcext:value-type="float">
            <text:p>4,97782495795786</text:p>
          </table:table-cell>
          <table:table-cell/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table:formula="of:=1/[.A83]" office:value-type="float" office:value="0.0121951219512195" calcext:value-type="float">
            <text:p>0,01219512195122</text:p>
          </table:table-cell>
          <table:table-cell table:formula="of:=[.C82]+[.B83]" office:value-type="float" office:value="4.99002007990908" calcext:value-type="float">
            <text:p>4,99002007990908</text:p>
          </table:table-cell>
          <table:table-cell/>
        </table:table-row>
        <table:table-row table:style-name="ro1" table:visibility="collapse">
          <table:table-cell office:value-type="float" office:value="83" calcext:value-type="float">
            <text:p>83</text:p>
          </table:table-cell>
          <table:table-cell table:formula="of:=1/[.A84]" office:value-type="float" office:value="0.0120481927710843" calcext:value-type="float">
            <text:p>0,012048192771084</text:p>
          </table:table-cell>
          <table:table-cell table:formula="of:=[.C83]+[.B84]" office:value-type="float" office:value="5.00206827268017" calcext:value-type="float">
            <text:p>5,00206827268017</text:p>
          </table:table-cell>
          <table:table-cell/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table:formula="of:=1/[.A85]" office:value-type="float" office:value="0.0119047619047619" calcext:value-type="float">
            <text:p>0,011904761904762</text:p>
          </table:table-cell>
          <table:table-cell table:formula="of:=[.C84]+[.B85]" office:value-type="float" office:value="5.01397303458493" calcext:value-type="float">
            <text:p>5,01397303458493</text:p>
          </table:table-cell>
          <table:table-cell/>
        </table:table-row>
        <table:table-row table:style-name="ro1" table:visibility="collapse">
          <table:table-cell office:value-type="float" office:value="85" calcext:value-type="float">
            <text:p>85</text:p>
          </table:table-cell>
          <table:table-cell table:formula="of:=1/[.A86]" office:value-type="float" office:value="0.0117647058823529" calcext:value-type="float">
            <text:p>0,011764705882353</text:p>
          </table:table-cell>
          <table:table-cell table:formula="of:=[.C85]+[.B86]" office:value-type="float" office:value="5.02573774046728" calcext:value-type="float">
            <text:p>5,02573774046728</text:p>
          </table:table-cell>
          <table:table-cell/>
        </table:table-row>
        <table:table-row table:style-name="ro1" table:visibility="collapse">
          <table:table-cell office:value-type="float" office:value="86" calcext:value-type="float">
            <text:p>86</text:p>
          </table:table-cell>
          <table:table-cell table:formula="of:=1/[.A87]" office:value-type="float" office:value="0.0116279069767442" calcext:value-type="float">
            <text:p>0,011627906976744</text:p>
          </table:table-cell>
          <table:table-cell table:formula="of:=[.C86]+[.B87]" office:value-type="float" office:value="5.03736564744403" calcext:value-type="float">
            <text:p>5,03736564744403</text:p>
          </table:table-cell>
          <table:table-cell/>
        </table:table-row>
        <table:table-row table:style-name="ro1" table:visibility="collapse">
          <table:table-cell office:value-type="float" office:value="87" calcext:value-type="float">
            <text:p>87</text:p>
          </table:table-cell>
          <table:table-cell table:formula="of:=1/[.A88]" office:value-type="float" office:value="0.0114942528735632" calcext:value-type="float">
            <text:p>0,011494252873563</text:p>
          </table:table-cell>
          <table:table-cell table:formula="of:=[.C87]+[.B88]" office:value-type="float" office:value="5.04885990031759" calcext:value-type="float">
            <text:p>5,04885990031759</text:p>
          </table:table-cell>
          <table:table-cell/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table:formula="of:=1/[.A89]" office:value-type="float" office:value="0.0113636363636364" calcext:value-type="float">
            <text:p>0,011363636363636</text:p>
          </table:table-cell>
          <table:table-cell table:formula="of:=[.C88]+[.B89]" office:value-type="float" office:value="5.06022353668122" calcext:value-type="float">
            <text:p>5,06022353668122</text:p>
          </table:table-cell>
          <table:table-cell/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table:formula="of:=1/[.A90]" office:value-type="float" office:value="0.0112359550561798" calcext:value-type="float">
            <text:p>0,01123595505618</text:p>
          </table:table-cell>
          <table:table-cell table:formula="of:=[.C89]+[.B90]" office:value-type="float" office:value="5.0714594917374" calcext:value-type="float">
            <text:p>5,0714594917374</text:p>
          </table:table-cell>
          <table:table-cell/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table:formula="of:=1/[.A91]" office:value-type="float" office:value="0.0111111111111111" calcext:value-type="float">
            <text:p>0,011111111111111</text:p>
          </table:table-cell>
          <table:table-cell table:formula="of:=[.C90]+[.B91]" office:value-type="float" office:value="5.08257060284852" calcext:value-type="float">
            <text:p>5,08257060284852</text:p>
          </table:table-cell>
          <table:table-cell/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table:formula="of:=1/[.A92]" office:value-type="float" office:value="0.010989010989011" calcext:value-type="float">
            <text:p>0,010989010989011</text:p>
          </table:table-cell>
          <table:table-cell table:formula="of:=[.C91]+[.B92]" office:value-type="float" office:value="5.09355961383753" calcext:value-type="float">
            <text:p>5,09355961383753</text:p>
          </table:table-cell>
          <table:table-cell/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table:formula="of:=1/[.A93]" office:value-type="float" office:value="0.0108695652173913" calcext:value-type="float">
            <text:p>0,010869565217391</text:p>
          </table:table-cell>
          <table:table-cell table:formula="of:=[.C92]+[.B93]" office:value-type="float" office:value="5.10442917905492" calcext:value-type="float">
            <text:p>5,10442917905492</text:p>
          </table:table-cell>
          <table:table-cell/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table:formula="of:=1/[.A94]" office:value-type="float" office:value="0.010752688172043" calcext:value-type="float">
            <text:p>0,010752688172043</text:p>
          </table:table-cell>
          <table:table-cell table:formula="of:=[.C93]+[.B94]" office:value-type="float" office:value="5.11518186722696" calcext:value-type="float">
            <text:p>5,11518186722696</text:p>
          </table:table-cell>
          <table:table-cell/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table:formula="of:=1/[.A95]" office:value-type="float" office:value="0.0106382978723404" calcext:value-type="float">
            <text:p>0,010638297872341</text:p>
          </table:table-cell>
          <table:table-cell table:formula="of:=[.C94]+[.B95]" office:value-type="float" office:value="5.1258201650993" calcext:value-type="float">
            <text:p>5,1258201650993</text:p>
          </table:table-cell>
          <table:table-cell/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table:formula="of:=1/[.A96]" office:value-type="float" office:value="0.0105263157894737" calcext:value-type="float">
            <text:p>0,010526315789474</text:p>
          </table:table-cell>
          <table:table-cell table:formula="of:=[.C95]+[.B96]" office:value-type="float" office:value="5.13634648088877" calcext:value-type="float">
            <text:p>5,13634648088877</text:p>
          </table:table-cell>
          <table:table-cell/>
        </table:table-row>
        <table:table-row table:style-name="ro1" table:visibility="collapse">
          <table:table-cell office:value-type="float" office:value="96" calcext:value-type="float">
            <text:p>96</text:p>
          </table:table-cell>
          <table:table-cell table:formula="of:=1/[.A97]" office:value-type="float" office:value="0.0104166666666667" calcext:value-type="float">
            <text:p>0,010416666666667</text:p>
          </table:table-cell>
          <table:table-cell table:formula="of:=[.C96]+[.B97]" office:value-type="float" office:value="5.14676314755544" calcext:value-type="float">
            <text:p>5,14676314755544</text:p>
          </table:table-cell>
          <table:table-cell table:formula="of:=1/[.A97]^2" office:value-type="float" office:value="0.000108506944444444" calcext:value-type="float">
            <text:p>0,000108506944444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table:formula="of:=1/[.A98]" office:value-type="float" office:value="0.0103092783505155" calcext:value-type="float">
            <text:p>0,010309278350516</text:p>
          </table:table-cell>
          <table:table-cell table:formula="of:=[.C97]+[.B98]" office:value-type="float" office:value="5.15707242590596" calcext:value-type="float">
            <text:p>5,15707242590596</text:p>
          </table:table-cell>
          <table:table-cell table:formula="of:=1/[.A98]^2" office:value-type="float" office:value="0.000106281220108407" calcext:value-type="float">
            <text:p>0,000106281220108</text:p>
          </table:table-cell>
        </table:table-row>
        <table:table-row table:style-name="ro1" table:visibility="collapse">
          <table:table-cell office:value-type="float" office:value="98" calcext:value-type="float">
            <text:p>98</text:p>
          </table:table-cell>
          <table:table-cell table:formula="of:=1/[.A99]" office:value-type="float" office:value="0.0102040816326531" calcext:value-type="float">
            <text:p>0,010204081632653</text:p>
          </table:table-cell>
          <table:table-cell table:formula="of:=[.C98]+[.B99]" office:value-type="float" office:value="5.16727650753861" calcext:value-type="float">
            <text:p>5,16727650753861</text:p>
          </table:table-cell>
          <table:table-cell table:formula="of:=1/[.A99]^2" office:value-type="float" office:value="0.000104123281965848" calcext:value-type="float">
            <text:p>0,0001041232819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[.A100]" office:value-type="float" office:value="0.0101010101010101" calcext:value-type="float">
            <text:p>0,01010101010101</text:p>
          </table:table-cell>
          <table:table-cell table:formula="of:=[.C99]+[.B100]" office:value-type="float" office:value="5.17737751763962" calcext:value-type="float">
            <text:p>5,17737751763962</text:p>
          </table:table-cell>
          <table:table-cell table:formula="of:=1/[.A100]^2" office:value-type="float" office:value="0.000102030405060708" calcext:value-type="float">
            <text:p>0,000102030405061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1/[.A101]" office:value-type="float" office:value="0.01" calcext:value-type="float">
            <text:p>0,01</text:p>
          </table:table-cell>
          <table:table-cell table:style-name="ce2" table:formula="of:=[.C100]+[.B101]" office:value-type="float" office:value="5.18737751763962" calcext:value-type="float">
            <text:p>5,18737751763962</text:p>
          </table:table-cell>
          <table:table-cell table:style-name="ce2" table:formula="of:=1/[.A101]^2" office:value-type="float" office:value="0.0001" calcext:value-type="float">
            <text:p>0,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[.A102]" office:value-type="float" office:value="0.0099009900990099" calcext:value-type="float">
            <text:p>0,00990099009901</text:p>
          </table:table-cell>
          <table:table-cell table:formula="of:=[.C101]+[.B102]" office:value-type="float" office:value="5.19727850773863" calcext:value-type="float">
            <text:p>5,19727850773863</text:p>
          </table:table-cell>
          <table:table-cell table:formula="of:=1/[.A102]^2" office:value-type="float" office:value="0.0000980296049406921" calcext:value-type="float">
            <text:p>9,80296049406921E-05</text:p>
          </table:table-cell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table:formula="of:=1/[.A103]" office:value-type="float" office:value="0.00980392156862745" calcext:value-type="float">
            <text:p>0,009803921568627</text:p>
          </table:table-cell>
          <table:table-cell table:formula="of:=[.C102]+[.B103]" office:value-type="float" office:value="5.20708242930726" calcext:value-type="float">
            <text:p>5,20708242930726</text:p>
          </table:table-cell>
          <table:table-cell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table:formula="of:=1/[.A104]" office:value-type="float" office:value="0.00970873786407767" calcext:value-type="float">
            <text:p>0,009708737864078</text:p>
          </table:table-cell>
          <table:table-cell table:formula="of:=[.C103]+[.B104]" office:value-type="float" office:value="5.21679116717134" calcext:value-type="float">
            <text:p>5,21679116717134</text:p>
          </table:table-cell>
          <table:table-cell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table:formula="of:=1/[.A105]" office:value-type="float" office:value="0.00961538461538462" calcext:value-type="float">
            <text:p>0,009615384615385</text:p>
          </table:table-cell>
          <table:table-cell table:formula="of:=[.C104]+[.B105]" office:value-type="float" office:value="5.22640655178672" calcext:value-type="float">
            <text:p>5,22640655178672</text:p>
          </table:table-cell>
          <table:table-cell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table:formula="of:=1/[.A106]" office:value-type="float" office:value="0.00952380952380952" calcext:value-type="float">
            <text:p>0,00952380952381</text:p>
          </table:table-cell>
          <table:table-cell table:formula="of:=[.C105]+[.B106]" office:value-type="float" office:value="5.23593036131053" calcext:value-type="float">
            <text:p>5,23593036131053</text:p>
          </table:table-cell>
          <table:table-cell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table:formula="of:=1/[.A107]" office:value-type="float" office:value="0.00943396226415094" calcext:value-type="float">
            <text:p>0,009433962264151</text:p>
          </table:table-cell>
          <table:table-cell table:formula="of:=[.C106]+[.B107]" office:value-type="float" office:value="5.24536432357468" calcext:value-type="float">
            <text:p>5,24536432357468</text:p>
          </table:table-cell>
          <table:table-cell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table:formula="of:=1/[.A108]" office:value-type="float" office:value="0.00934579439252336" calcext:value-type="float">
            <text:p>0,009345794392523</text:p>
          </table:table-cell>
          <table:table-cell table:formula="of:=[.C107]+[.B108]" office:value-type="float" office:value="5.2547101179672" calcext:value-type="float">
            <text:p>5,2547101179672</text:p>
          </table:table-cell>
          <table:table-cell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table:formula="of:=1/[.A109]" office:value-type="float" office:value="0.00925925925925926" calcext:value-type="float">
            <text:p>0,009259259259259</text:p>
          </table:table-cell>
          <table:table-cell table:formula="of:=[.C108]+[.B109]" office:value-type="float" office:value="5.26396937722646" calcext:value-type="float">
            <text:p>5,26396937722646</text:p>
          </table:table-cell>
          <table:table-cell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table:formula="of:=1/[.A110]" office:value-type="float" office:value="0.0091743119266055" calcext:value-type="float">
            <text:p>0,009174311926606</text:p>
          </table:table-cell>
          <table:table-cell table:formula="of:=[.C109]+[.B110]" office:value-type="float" office:value="5.27314368915307" calcext:value-type="float">
            <text:p>5,27314368915307</text:p>
          </table:table-cell>
          <table:table-cell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table:formula="of:=1/[.A111]" office:value-type="float" office:value="0.00909090909090909" calcext:value-type="float">
            <text:p>0,009090909090909</text:p>
          </table:table-cell>
          <table:table-cell table:formula="of:=[.C110]+[.B111]" office:value-type="float" office:value="5.28223459824398" calcext:value-type="float">
            <text:p>5,28223459824398</text:p>
          </table:table-cell>
          <table:table-cell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table:formula="of:=1/[.A112]" office:value-type="float" office:value="0.00900900900900901" calcext:value-type="float">
            <text:p>0,009009009009009</text:p>
          </table:table-cell>
          <table:table-cell table:formula="of:=[.C111]+[.B112]" office:value-type="float" office:value="5.29124360725299" calcext:value-type="float">
            <text:p>5,29124360725299</text:p>
          </table:table-cell>
          <table:table-cell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table:formula="of:=1/[.A113]" office:value-type="float" office:value="0.00892857142857143" calcext:value-type="float">
            <text:p>0,008928571428571</text:p>
          </table:table-cell>
          <table:table-cell table:formula="of:=[.C112]+[.B113]" office:value-type="float" office:value="5.30017217868156" calcext:value-type="float">
            <text:p>5,30017217868156</text:p>
          </table:table-cell>
          <table:table-cell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table:formula="of:=1/[.A114]" office:value-type="float" office:value="0.00884955752212389" calcext:value-type="float">
            <text:p>0,008849557522124</text:p>
          </table:table-cell>
          <table:table-cell table:formula="of:=[.C113]+[.B114]" office:value-type="float" office:value="5.30902173620368" calcext:value-type="float">
            <text:p>5,30902173620368</text:p>
          </table:table-cell>
          <table:table-cell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table:formula="of:=1/[.A115]" office:value-type="float" office:value="0.0087719298245614" calcext:value-type="float">
            <text:p>0,008771929824561</text:p>
          </table:table-cell>
          <table:table-cell table:formula="of:=[.C114]+[.B115]" office:value-type="float" office:value="5.31779366602824" calcext:value-type="float">
            <text:p>5,31779366602824</text:p>
          </table:table-cell>
          <table:table-cell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table:formula="of:=1/[.A116]" office:value-type="float" office:value="0.00869565217391304" calcext:value-type="float">
            <text:p>0,008695652173913</text:p>
          </table:table-cell>
          <table:table-cell table:formula="of:=[.C115]+[.B116]" office:value-type="float" office:value="5.32648931820216" calcext:value-type="float">
            <text:p>5,32648931820216</text:p>
          </table:table-cell>
          <table:table-cell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table:formula="of:=1/[.A117]" office:value-type="float" office:value="0.00862068965517241" calcext:value-type="float">
            <text:p>0,008620689655172</text:p>
          </table:table-cell>
          <table:table-cell table:formula="of:=[.C116]+[.B117]" office:value-type="float" office:value="5.33511000785733" calcext:value-type="float">
            <text:p>5,33511000785733</text:p>
          </table:table-cell>
          <table:table-cell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table:formula="of:=1/[.A118]" office:value-type="float" office:value="0.00854700854700855" calcext:value-type="float">
            <text:p>0,008547008547009</text:p>
          </table:table-cell>
          <table:table-cell table:formula="of:=[.C117]+[.B118]" office:value-type="float" office:value="5.34365701640434" calcext:value-type="float">
            <text:p>5,34365701640434</text:p>
          </table:table-cell>
          <table:table-cell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table:formula="of:=1/[.A119]" office:value-type="float" office:value="0.00847457627118644" calcext:value-type="float">
            <text:p>0,008474576271186</text:p>
          </table:table-cell>
          <table:table-cell table:formula="of:=[.C118]+[.B119]" office:value-type="float" office:value="5.35213159267553" calcext:value-type="float">
            <text:p>5,35213159267553</text:p>
          </table:table-cell>
          <table:table-cell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table:formula="of:=1/[.A120]" office:value-type="float" office:value="0.00840336134453782" calcext:value-type="float">
            <text:p>0,008403361344538</text:p>
          </table:table-cell>
          <table:table-cell table:formula="of:=[.C119]+[.B120]" office:value-type="float" office:value="5.36053495402006" calcext:value-type="float">
            <text:p>5,36053495402006</text:p>
          </table:table-cell>
          <table:table-cell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table:formula="of:=1/[.A121]" office:value-type="float" office:value="0.00833333333333333" calcext:value-type="float">
            <text:p>0,008333333333333</text:p>
          </table:table-cell>
          <table:table-cell table:formula="of:=[.C120]+[.B121]" office:value-type="float" office:value="5.3688682873534" calcext:value-type="float">
            <text:p>5,3688682873534</text:p>
          </table:table-cell>
          <table:table-cell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table:formula="of:=1/[.A122]" office:value-type="float" office:value="0.00826446280991736" calcext:value-type="float">
            <text:p>0,008264462809917</text:p>
          </table:table-cell>
          <table:table-cell table:formula="of:=[.C121]+[.B122]" office:value-type="float" office:value="5.37713275016331" calcext:value-type="float">
            <text:p>5,37713275016331</text:p>
          </table:table-cell>
          <table:table-cell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table:formula="of:=1/[.A123]" office:value-type="float" office:value="0.00819672131147541" calcext:value-type="float">
            <text:p>0,008196721311475</text:p>
          </table:table-cell>
          <table:table-cell table:formula="of:=[.C122]+[.B123]" office:value-type="float" office:value="5.38532947147479" calcext:value-type="float">
            <text:p>5,38532947147479</text:p>
          </table:table-cell>
          <table:table-cell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table:formula="of:=1/[.A124]" office:value-type="float" office:value="0.00813008130081301" calcext:value-type="float">
            <text:p>0,008130081300813</text:p>
          </table:table-cell>
          <table:table-cell table:formula="of:=[.C123]+[.B124]" office:value-type="float" office:value="5.3934595527756" calcext:value-type="float">
            <text:p>5,3934595527756</text:p>
          </table:table-cell>
          <table:table-cell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table:formula="of:=1/[.A125]" office:value-type="float" office:value="0.00806451612903226" calcext:value-type="float">
            <text:p>0,008064516129032</text:p>
          </table:table-cell>
          <table:table-cell table:formula="of:=[.C124]+[.B125]" office:value-type="float" office:value="5.40152406890463" calcext:value-type="float">
            <text:p>5,40152406890463</text:p>
          </table:table-cell>
          <table:table-cell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table:formula="of:=1/[.A126]" office:value-type="float" office:value="0.008" calcext:value-type="float">
            <text:p>0,008</text:p>
          </table:table-cell>
          <table:table-cell table:formula="of:=[.C125]+[.B126]" office:value-type="float" office:value="5.40952406890463" calcext:value-type="float">
            <text:p>5,40952406890463</text:p>
          </table:table-cell>
          <table:table-cell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table:formula="of:=1/[.A127]" office:value-type="float" office:value="0.00793650793650794" calcext:value-type="float">
            <text:p>0,007936507936508</text:p>
          </table:table-cell>
          <table:table-cell table:formula="of:=[.C126]+[.B127]" office:value-type="float" office:value="5.41746057684114" calcext:value-type="float">
            <text:p>5,41746057684114</text:p>
          </table:table-cell>
          <table:table-cell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table:formula="of:=1/[.A128]" office:value-type="float" office:value="0.0078740157480315" calcext:value-type="float">
            <text:p>0,007874015748032</text:p>
          </table:table-cell>
          <table:table-cell table:formula="of:=[.C127]+[.B128]" office:value-type="float" office:value="5.42533459258917" calcext:value-type="float">
            <text:p>5,42533459258917</text:p>
          </table:table-cell>
          <table:table-cell/>
        </table:table-row>
        <table:table-row table:style-name="ro1" table:visibility="collapse">
          <table:table-cell office:value-type="float" office:value="128" calcext:value-type="float">
            <text:p>128</text:p>
          </table:table-cell>
          <table:table-cell table:formula="of:=1/[.A129]" office:value-type="float" office:value="0.0078125" calcext:value-type="float">
            <text:p>0,0078125</text:p>
          </table:table-cell>
          <table:table-cell table:formula="of:=[.C128]+[.B129]" office:value-type="float" office:value="5.43314709258917" calcext:value-type="float">
            <text:p>5,43314709258917</text:p>
          </table:table-cell>
          <table:table-cell/>
        </table:table-row>
        <table:table-row table:style-name="ro1" table:visibility="collapse">
          <table:table-cell office:value-type="float" office:value="129" calcext:value-type="float">
            <text:p>129</text:p>
          </table:table-cell>
          <table:table-cell table:formula="of:=1/[.A130]" office:value-type="float" office:value="0.00775193798449612" calcext:value-type="float">
            <text:p>0,007751937984496</text:p>
          </table:table-cell>
          <table:table-cell table:formula="of:=[.C129]+[.B130]" office:value-type="float" office:value="5.44089903057367" calcext:value-type="float">
            <text:p>5,44089903057367</text:p>
          </table:table-cell>
          <table:table-cell/>
        </table:table-row>
        <table:table-row table:style-name="ro1" table:visibility="collapse">
          <table:table-cell office:value-type="float" office:value="130" calcext:value-type="float">
            <text:p>130</text:p>
          </table:table-cell>
          <table:table-cell table:formula="of:=1/[.A131]" office:value-type="float" office:value="0.00769230769230769" calcext:value-type="float">
            <text:p>0,007692307692308</text:p>
          </table:table-cell>
          <table:table-cell table:formula="of:=[.C130]+[.B131]" office:value-type="float" office:value="5.44859133826598" calcext:value-type="float">
            <text:p>5,44859133826598</text:p>
          </table:table-cell>
          <table:table-cell/>
        </table:table-row>
        <table:table-row table:style-name="ro1" table:visibility="collapse">
          <table:table-cell office:value-type="float" office:value="131" calcext:value-type="float">
            <text:p>131</text:p>
          </table:table-cell>
          <table:table-cell table:formula="of:=1/[.A132]" office:value-type="float" office:value="0.00763358778625954" calcext:value-type="float">
            <text:p>0,00763358778626</text:p>
          </table:table-cell>
          <table:table-cell table:formula="of:=[.C131]+[.B132]" office:value-type="float" office:value="5.45622492605224" calcext:value-type="float">
            <text:p>5,45622492605224</text:p>
          </table:table-cell>
          <table:table-cell/>
        </table:table-row>
        <table:table-row table:style-name="ro1" table:visibility="collapse">
          <table:table-cell office:value-type="float" office:value="132" calcext:value-type="float">
            <text:p>132</text:p>
          </table:table-cell>
          <table:table-cell table:formula="of:=1/[.A133]" office:value-type="float" office:value="0.00757575757575758" calcext:value-type="float">
            <text:p>0,007575757575758</text:p>
          </table:table-cell>
          <table:table-cell table:formula="of:=[.C132]+[.B133]" office:value-type="float" office:value="5.463800683628" calcext:value-type="float">
            <text:p>5,463800683628</text:p>
          </table:table-cell>
          <table:table-cell/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table:formula="of:=1/[.A134]" office:value-type="float" office:value="0.0075187969924812" calcext:value-type="float">
            <text:p>0,007518796992481</text:p>
          </table:table-cell>
          <table:table-cell table:formula="of:=[.C133]+[.B134]" office:value-type="float" office:value="5.47131948062048" calcext:value-type="float">
            <text:p>5,47131948062048</text:p>
          </table:table-cell>
          <table:table-cell/>
        </table:table-row>
        <table:table-row table:style-name="ro1" table:visibility="collapse">
          <table:table-cell office:value-type="float" office:value="134" calcext:value-type="float">
            <text:p>134</text:p>
          </table:table-cell>
          <table:table-cell table:formula="of:=1/[.A135]" office:value-type="float" office:value="0.00746268656716418" calcext:value-type="float">
            <text:p>0,007462686567164</text:p>
          </table:table-cell>
          <table:table-cell table:formula="of:=[.C134]+[.B135]" office:value-type="float" office:value="5.47878216718764" calcext:value-type="float">
            <text:p>5,47878216718764</text:p>
          </table:table-cell>
          <table:table-cell/>
        </table:table-row>
        <table:table-row table:style-name="ro1" table:visibility="collapse">
          <table:table-cell office:value-type="float" office:value="135" calcext:value-type="float">
            <text:p>135</text:p>
          </table:table-cell>
          <table:table-cell table:formula="of:=1/[.A136]" office:value-type="float" office:value="0.00740740740740741" calcext:value-type="float">
            <text:p>0,007407407407407</text:p>
          </table:table-cell>
          <table:table-cell table:formula="of:=[.C135]+[.B136]" office:value-type="float" office:value="5.48618957459505" calcext:value-type="float">
            <text:p>5,48618957459505</text:p>
          </table:table-cell>
          <table:table-cell/>
        </table:table-row>
        <table:table-row table:style-name="ro1" table:visibility="collapse">
          <table:table-cell office:value-type="float" office:value="136" calcext:value-type="float">
            <text:p>136</text:p>
          </table:table-cell>
          <table:table-cell table:formula="of:=1/[.A137]" office:value-type="float" office:value="0.00735294117647059" calcext:value-type="float">
            <text:p>0,007352941176471</text:p>
          </table:table-cell>
          <table:table-cell table:formula="of:=[.C136]+[.B137]" office:value-type="float" office:value="5.49354251577152" calcext:value-type="float">
            <text:p>5,49354251577152</text:p>
          </table:table-cell>
          <table:table-cell/>
        </table:table-row>
        <table:table-row table:style-name="ro1" table:visibility="collapse">
          <table:table-cell office:value-type="float" office:value="137" calcext:value-type="float">
            <text:p>137</text:p>
          </table:table-cell>
          <table:table-cell table:formula="of:=1/[.A138]" office:value-type="float" office:value="0.0072992700729927" calcext:value-type="float">
            <text:p>0,007299270072993</text:p>
          </table:table-cell>
          <table:table-cell table:formula="of:=[.C137]+[.B138]" office:value-type="float" office:value="5.50084178584451" calcext:value-type="float">
            <text:p>5,50084178584451</text:p>
          </table:table-cell>
          <table:table-cell/>
        </table:table-row>
        <table:table-row table:style-name="ro1" table:visibility="collapse">
          <table:table-cell office:value-type="float" office:value="138" calcext:value-type="float">
            <text:p>138</text:p>
          </table:table-cell>
          <table:table-cell table:formula="of:=1/[.A139]" office:value-type="float" office:value="0.0072463768115942" calcext:value-type="float">
            <text:p>0,007246376811594</text:p>
          </table:table-cell>
          <table:table-cell table:formula="of:=[.C138]+[.B139]" office:value-type="float" office:value="5.50808816265611" calcext:value-type="float">
            <text:p>5,50808816265611</text:p>
          </table:table-cell>
          <table:table-cell/>
        </table:table-row>
        <table:table-row table:style-name="ro1" table:visibility="collapse">
          <table:table-cell office:value-type="float" office:value="139" calcext:value-type="float">
            <text:p>139</text:p>
          </table:table-cell>
          <table:table-cell table:formula="of:=1/[.A140]" office:value-type="float" office:value="0.00719424460431655" calcext:value-type="float">
            <text:p>0,007194244604317</text:p>
          </table:table-cell>
          <table:table-cell table:formula="of:=[.C139]+[.B140]" office:value-type="float" office:value="5.51528240726042" calcext:value-type="float">
            <text:p>5,51528240726042</text:p>
          </table:table-cell>
          <table:table-cell/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 table:formula="of:=1/[.A141]" office:value-type="float" office:value="0.00714285714285714" calcext:value-type="float">
            <text:p>0,007142857142857</text:p>
          </table:table-cell>
          <table:table-cell table:formula="of:=[.C140]+[.B141]" office:value-type="float" office:value="5.52242526440328" calcext:value-type="float">
            <text:p>5,52242526440328</text:p>
          </table:table-cell>
          <table:table-cell/>
        </table:table-row>
        <table:table-row table:style-name="ro1" table:visibility="collapse">
          <table:table-cell office:value-type="float" office:value="141" calcext:value-type="float">
            <text:p>141</text:p>
          </table:table-cell>
          <table:table-cell table:formula="of:=1/[.A142]" office:value-type="float" office:value="0.00709219858156028" calcext:value-type="float">
            <text:p>0,00709219858156</text:p>
          </table:table-cell>
          <table:table-cell table:formula="of:=[.C141]+[.B142]" office:value-type="float" office:value="5.52951746298484" calcext:value-type="float">
            <text:p>5,52951746298484</text:p>
          </table:table-cell>
          <table:table-cell/>
        </table:table-row>
        <table:table-row table:style-name="ro1" table:visibility="collapse">
          <table:table-cell office:value-type="float" office:value="142" calcext:value-type="float">
            <text:p>142</text:p>
          </table:table-cell>
          <table:table-cell table:formula="of:=1/[.A143]" office:value-type="float" office:value="0.00704225352112676" calcext:value-type="float">
            <text:p>0,007042253521127</text:p>
          </table:table-cell>
          <table:table-cell table:formula="of:=[.C142]+[.B143]" office:value-type="float" office:value="5.53655971650597" calcext:value-type="float">
            <text:p>5,53655971650597</text:p>
          </table:table-cell>
          <table:table-cell/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table:formula="of:=1/[.A144]" office:value-type="float" office:value="0.00699300699300699" calcext:value-type="float">
            <text:p>0,006993006993007</text:p>
          </table:table-cell>
          <table:table-cell table:formula="of:=[.C143]+[.B144]" office:value-type="float" office:value="5.54355272349897" calcext:value-type="float">
            <text:p>5,54355272349897</text:p>
          </table:table-cell>
          <table:table-cell/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table:formula="of:=1/[.A145]" office:value-type="float" office:value="0.00694444444444444" calcext:value-type="float">
            <text:p>0,006944444444444</text:p>
          </table:table-cell>
          <table:table-cell table:formula="of:=[.C144]+[.B145]" office:value-type="float" office:value="5.55049716794342" calcext:value-type="float">
            <text:p>5,55049716794342</text:p>
          </table:table-cell>
          <table:table-cell/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table:formula="of:=1/[.A146]" office:value-type="float" office:value="0.00689655172413793" calcext:value-type="float">
            <text:p>0,006896551724138</text:p>
          </table:table-cell>
          <table:table-cell table:formula="of:=[.C145]+[.B146]" office:value-type="float" office:value="5.55739371966756" calcext:value-type="float">
            <text:p>5,55739371966756</text:p>
          </table:table-cell>
          <table:table-cell/>
        </table:table-row>
        <table:table-row table:style-name="ro1" table:visibility="collapse">
          <table:table-cell office:value-type="float" office:value="146" calcext:value-type="float">
            <text:p>146</text:p>
          </table:table-cell>
          <table:table-cell table:formula="of:=1/[.A147]" office:value-type="float" office:value="0.00684931506849315" calcext:value-type="float">
            <text:p>0,006849315068493</text:p>
          </table:table-cell>
          <table:table-cell table:formula="of:=[.C146]+[.B147]" office:value-type="float" office:value="5.56424303473605" calcext:value-type="float">
            <text:p>5,56424303473605</text:p>
          </table:table-cell>
          <table:table-cell/>
        </table:table-row>
        <table:table-row table:style-name="ro1" table:visibility="collapse">
          <table:table-cell office:value-type="float" office:value="147" calcext:value-type="float">
            <text:p>147</text:p>
          </table:table-cell>
          <table:table-cell table:formula="of:=1/[.A148]" office:value-type="float" office:value="0.00680272108843537" calcext:value-type="float">
            <text:p>0,006802721088435</text:p>
          </table:table-cell>
          <table:table-cell table:formula="of:=[.C147]+[.B148]" office:value-type="float" office:value="5.57104575582448" calcext:value-type="float">
            <text:p>5,57104575582448</text:p>
          </table:table-cell>
          <table:table-cell/>
        </table:table-row>
        <table:table-row table:style-name="ro1" table:visibility="collapse">
          <table:table-cell office:value-type="float" office:value="148" calcext:value-type="float">
            <text:p>148</text:p>
          </table:table-cell>
          <table:table-cell table:formula="of:=1/[.A149]" office:value-type="float" office:value="0.00675675675675676" calcext:value-type="float">
            <text:p>0,006756756756757</text:p>
          </table:table-cell>
          <table:table-cell table:formula="of:=[.C148]+[.B149]" office:value-type="float" office:value="5.57780251258124" calcext:value-type="float">
            <text:p>5,57780251258124</text:p>
          </table:table-cell>
          <table:table-cell/>
        </table:table-row>
        <table:table-row table:style-name="ro1" table:visibility="collapse">
          <table:table-cell office:value-type="float" office:value="149" calcext:value-type="float">
            <text:p>149</text:p>
          </table:table-cell>
          <table:table-cell table:formula="of:=1/[.A150]" office:value-type="float" office:value="0.00671140939597315" calcext:value-type="float">
            <text:p>0,006711409395973</text:p>
          </table:table-cell>
          <table:table-cell table:formula="of:=[.C149]+[.B150]" office:value-type="float" office:value="5.58451392197721" calcext:value-type="float">
            <text:p>5,58451392197721</text:p>
          </table:table-cell>
          <table:table-cell/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table:formula="of:=1/[.A151]" office:value-type="float" office:value="0.00666666666666667" calcext:value-type="float">
            <text:p>0,006666666666667</text:p>
          </table:table-cell>
          <table:table-cell table:formula="of:=[.C150]+[.B151]" office:value-type="float" office:value="5.59118058864388" calcext:value-type="float">
            <text:p>5,59118058864388</text:p>
          </table:table-cell>
          <table:table-cell/>
        </table:table-row>
        <table:table-row table:style-name="ro1" table:visibility="collapse">
          <table:table-cell office:value-type="float" office:value="151" calcext:value-type="float">
            <text:p>151</text:p>
          </table:table-cell>
          <table:table-cell table:formula="of:=1/[.A152]" office:value-type="float" office:value="0.00662251655629139" calcext:value-type="float">
            <text:p>0,006622516556291</text:p>
          </table:table-cell>
          <table:table-cell table:formula="of:=[.C151]+[.B152]" office:value-type="float" office:value="5.59780310520017" calcext:value-type="float">
            <text:p>5,59780310520017</text:p>
          </table:table-cell>
          <table:table-cell/>
        </table:table-row>
        <table:table-row table:style-name="ro1" table:visibility="collapse">
          <table:table-cell office:value-type="float" office:value="152" calcext:value-type="float">
            <text:p>152</text:p>
          </table:table-cell>
          <table:table-cell table:formula="of:=1/[.A153]" office:value-type="float" office:value="0.00657894736842105" calcext:value-type="float">
            <text:p>0,006578947368421</text:p>
          </table:table-cell>
          <table:table-cell table:formula="of:=[.C152]+[.B153]" office:value-type="float" office:value="5.60438205256859" calcext:value-type="float">
            <text:p>5,60438205256859</text:p>
          </table:table-cell>
          <table:table-cell/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table:formula="of:=1/[.A154]" office:value-type="float" office:value="0.0065359477124183" calcext:value-type="float">
            <text:p>0,006535947712418</text:p>
          </table:table-cell>
          <table:table-cell table:formula="of:=[.C153]+[.B154]" office:value-type="float" office:value="5.61091800028101" calcext:value-type="float">
            <text:p>5,61091800028101</text:p>
          </table:table-cell>
          <table:table-cell/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table:formula="of:=1/[.A155]" office:value-type="float" office:value="0.00649350649350649" calcext:value-type="float">
            <text:p>0,006493506493507</text:p>
          </table:table-cell>
          <table:table-cell table:formula="of:=[.C154]+[.B155]" office:value-type="float" office:value="5.61741150677452" calcext:value-type="float">
            <text:p>5,61741150677452</text:p>
          </table:table-cell>
          <table:table-cell/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table:formula="of:=1/[.A156]" office:value-type="float" office:value="0.00645161290322581" calcext:value-type="float">
            <text:p>0,006451612903226</text:p>
          </table:table-cell>
          <table:table-cell table:formula="of:=[.C155]+[.B156]" office:value-type="float" office:value="5.62386311967774" calcext:value-type="float">
            <text:p>5,62386311967774</text:p>
          </table:table-cell>
          <table:table-cell/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table:formula="of:=1/[.A157]" office:value-type="float" office:value="0.00641025641025641" calcext:value-type="float">
            <text:p>0,006410256410256</text:p>
          </table:table-cell>
          <table:table-cell table:formula="of:=[.C156]+[.B157]" office:value-type="float" office:value="5.630273376088" calcext:value-type="float">
            <text:p>5,630273376088</text:p>
          </table:table-cell>
          <table:table-cell/>
        </table:table-row>
        <table:table-row table:style-name="ro1" table:visibility="collapse">
          <table:table-cell office:value-type="float" office:value="157" calcext:value-type="float">
            <text:p>157</text:p>
          </table:table-cell>
          <table:table-cell table:formula="of:=1/[.A158]" office:value-type="float" office:value="0.00636942675159236" calcext:value-type="float">
            <text:p>0,006369426751592</text:p>
          </table:table-cell>
          <table:table-cell table:formula="of:=[.C157]+[.B158]" office:value-type="float" office:value="5.63664280283959" calcext:value-type="float">
            <text:p>5,63664280283959</text:p>
          </table:table-cell>
          <table:table-cell/>
        </table:table-row>
        <table:table-row table:style-name="ro1" table:visibility="collapse">
          <table:table-cell office:value-type="float" office:value="158" calcext:value-type="float">
            <text:p>158</text:p>
          </table:table-cell>
          <table:table-cell table:formula="of:=1/[.A159]" office:value-type="float" office:value="0.00632911392405063" calcext:value-type="float">
            <text:p>0,006329113924051</text:p>
          </table:table-cell>
          <table:table-cell table:formula="of:=[.C158]+[.B159]" office:value-type="float" office:value="5.64297191676364" calcext:value-type="float">
            <text:p>5,64297191676364</text:p>
          </table:table-cell>
          <table:table-cell/>
        </table:table-row>
        <table:table-row table:style-name="ro1" table:visibility="collapse">
          <table:table-cell office:value-type="float" office:value="159" calcext:value-type="float">
            <text:p>159</text:p>
          </table:table-cell>
          <table:table-cell table:formula="of:=1/[.A160]" office:value-type="float" office:value="0.00628930817610063" calcext:value-type="float">
            <text:p>0,006289308176101</text:p>
          </table:table-cell>
          <table:table-cell table:formula="of:=[.C159]+[.B160]" office:value-type="float" office:value="5.64926122493974" calcext:value-type="float">
            <text:p>5,64926122493974</text:p>
          </table:table-cell>
          <table:table-cell/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table:formula="of:=1/[.A161]" office:value-type="float" office:value="0.00625" calcext:value-type="float">
            <text:p>0,00625</text:p>
          </table:table-cell>
          <table:table-cell table:formula="of:=[.C160]+[.B161]" office:value-type="float" office:value="5.65551122493974" calcext:value-type="float">
            <text:p>5,65551122493974</text:p>
          </table:table-cell>
          <table:table-cell/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table:formula="of:=1/[.A162]" office:value-type="float" office:value="0.0062111801242236" calcext:value-type="float">
            <text:p>0,006211180124224</text:p>
          </table:table-cell>
          <table:table-cell table:formula="of:=[.C161]+[.B162]" office:value-type="float" office:value="5.66172240506397" calcext:value-type="float">
            <text:p>5,66172240506397</text:p>
          </table:table-cell>
          <table:table-cell/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table:formula="of:=1/[.A163]" office:value-type="float" office:value="0.00617283950617284" calcext:value-type="float">
            <text:p>0,006172839506173</text:p>
          </table:table-cell>
          <table:table-cell table:formula="of:=[.C162]+[.B163]" office:value-type="float" office:value="5.66789524457014" calcext:value-type="float">
            <text:p>5,66789524457014</text:p>
          </table:table-cell>
          <table:table-cell/>
        </table:table-row>
        <table:table-row table:style-name="ro1" table:visibility="collapse">
          <table:table-cell office:value-type="float" office:value="163" calcext:value-type="float">
            <text:p>163</text:p>
          </table:table-cell>
          <table:table-cell table:formula="of:=1/[.A164]" office:value-type="float" office:value="0.00613496932515337" calcext:value-type="float">
            <text:p>0,006134969325153</text:p>
          </table:table-cell>
          <table:table-cell table:formula="of:=[.C163]+[.B164]" office:value-type="float" office:value="5.67403021389529" calcext:value-type="float">
            <text:p>5,67403021389529</text:p>
          </table:table-cell>
          <table:table-cell/>
        </table:table-row>
        <table:table-row table:style-name="ro1" table:visibility="collapse">
          <table:table-cell office:value-type="float" office:value="164" calcext:value-type="float">
            <text:p>164</text:p>
          </table:table-cell>
          <table:table-cell table:formula="of:=1/[.A165]" office:value-type="float" office:value="0.00609756097560976" calcext:value-type="float">
            <text:p>0,00609756097561</text:p>
          </table:table-cell>
          <table:table-cell table:formula="of:=[.C164]+[.B165]" office:value-type="float" office:value="5.6801277748709" calcext:value-type="float">
            <text:p>5,6801277748709</text:p>
          </table:table-cell>
          <table:table-cell/>
        </table:table-row>
        <table:table-row table:style-name="ro1" table:visibility="collapse">
          <table:table-cell office:value-type="float" office:value="165" calcext:value-type="float">
            <text:p>165</text:p>
          </table:table-cell>
          <table:table-cell table:formula="of:=1/[.A166]" office:value-type="float" office:value="0.00606060606060606" calcext:value-type="float">
            <text:p>0,006060606060606</text:p>
          </table:table-cell>
          <table:table-cell table:formula="of:=[.C165]+[.B166]" office:value-type="float" office:value="5.68618838093151" calcext:value-type="float">
            <text:p>5,68618838093151</text:p>
          </table:table-cell>
          <table:table-cell/>
        </table:table-row>
        <table:table-row table:style-name="ro1" table:visibility="collapse">
          <table:table-cell office:value-type="float" office:value="166" calcext:value-type="float">
            <text:p>166</text:p>
          </table:table-cell>
          <table:table-cell table:formula="of:=1/[.A167]" office:value-type="float" office:value="0.00602409638554217" calcext:value-type="float">
            <text:p>0,006024096385542</text:p>
          </table:table-cell>
          <table:table-cell table:formula="of:=[.C166]+[.B167]" office:value-type="float" office:value="5.69221247731705" calcext:value-type="float">
            <text:p>5,69221247731705</text:p>
          </table:table-cell>
          <table:table-cell/>
        </table:table-row>
        <table:table-row table:style-name="ro1" table:visibility="collapse">
          <table:table-cell office:value-type="float" office:value="167" calcext:value-type="float">
            <text:p>167</text:p>
          </table:table-cell>
          <table:table-cell table:formula="of:=1/[.A168]" office:value-type="float" office:value="0.00598802395209581" calcext:value-type="float">
            <text:p>0,005988023952096</text:p>
          </table:table-cell>
          <table:table-cell table:formula="of:=[.C167]+[.B168]" office:value-type="float" office:value="5.69820050126915" calcext:value-type="float">
            <text:p>5,69820050126915</text:p>
          </table:table-cell>
          <table:table-cell/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table:formula="of:=1/[.A169]" office:value-type="float" office:value="0.00595238095238095" calcext:value-type="float">
            <text:p>0,005952380952381</text:p>
          </table:table-cell>
          <table:table-cell table:formula="of:=[.C168]+[.B169]" office:value-type="float" office:value="5.70415288222153" calcext:value-type="float">
            <text:p>5,70415288222153</text:p>
          </table:table-cell>
          <table:table-cell/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table:formula="of:=1/[.A170]" office:value-type="float" office:value="0.00591715976331361" calcext:value-type="float">
            <text:p>0,005917159763314</text:p>
          </table:table-cell>
          <table:table-cell table:formula="of:=[.C169]+[.B170]" office:value-type="float" office:value="5.71007004198484" calcext:value-type="float">
            <text:p>5,71007004198484</text:p>
          </table:table-cell>
          <table:table-cell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table:formula="of:=1/[.A171]" office:value-type="float" office:value="0.00588235294117647" calcext:value-type="float">
            <text:p>0,005882352941176</text:p>
          </table:table-cell>
          <table:table-cell table:formula="of:=[.C170]+[.B171]" office:value-type="float" office:value="5.71595239492602" calcext:value-type="float">
            <text:p>5,71595239492602</text:p>
          </table:table-cell>
          <table:table-cell/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table:formula="of:=1/[.A172]" office:value-type="float" office:value="0.00584795321637427" calcext:value-type="float">
            <text:p>0,005847953216374</text:p>
          </table:table-cell>
          <table:table-cell table:formula="of:=[.C171]+[.B172]" office:value-type="float" office:value="5.72180034814239" calcext:value-type="float">
            <text:p>5,72180034814239</text:p>
          </table:table-cell>
          <table:table-cell/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table:formula="of:=1/[.A173]" office:value-type="float" office:value="0.00581395348837209" calcext:value-type="float">
            <text:p>0,005813953488372</text:p>
          </table:table-cell>
          <table:table-cell table:formula="of:=[.C172]+[.B173]" office:value-type="float" office:value="5.72761430163077" calcext:value-type="float">
            <text:p>5,72761430163077</text:p>
          </table:table-cell>
          <table:table-cell/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table:formula="of:=1/[.A174]" office:value-type="float" office:value="0.00578034682080925" calcext:value-type="float">
            <text:p>0,005780346820809</text:p>
          </table:table-cell>
          <table:table-cell table:formula="of:=[.C173]+[.B174]" office:value-type="float" office:value="5.73339464845157" calcext:value-type="float">
            <text:p>5,73339464845157</text:p>
          </table:table-cell>
          <table:table-cell/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table:formula="of:=1/[.A175]" office:value-type="float" office:value="0.00574712643678161" calcext:value-type="float">
            <text:p>0,005747126436782</text:p>
          </table:table-cell>
          <table:table-cell table:formula="of:=[.C174]+[.B175]" office:value-type="float" office:value="5.73914177488836" calcext:value-type="float">
            <text:p>5,73914177488836</text:p>
          </table:table-cell>
          <table:table-cell/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table:formula="of:=1/[.A176]" office:value-type="float" office:value="0.00571428571428571" calcext:value-type="float">
            <text:p>0,005714285714286</text:p>
          </table:table-cell>
          <table:table-cell table:formula="of:=[.C175]+[.B176]" office:value-type="float" office:value="5.74485606060264" calcext:value-type="float">
            <text:p>5,74485606060264</text:p>
          </table:table-cell>
          <table:table-cell/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table:formula="of:=1/[.A177]" office:value-type="float" office:value="0.00568181818181818" calcext:value-type="float">
            <text:p>0,005681818181818</text:p>
          </table:table-cell>
          <table:table-cell table:formula="of:=[.C176]+[.B177]" office:value-type="float" office:value="5.75053787878446" calcext:value-type="float">
            <text:p>5,75053787878446</text:p>
          </table:table-cell>
          <table:table-cell/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table:formula="of:=1/[.A178]" office:value-type="float" office:value="0.00564971751412429" calcext:value-type="float">
            <text:p>0,005649717514124</text:p>
          </table:table-cell>
          <table:table-cell table:formula="of:=[.C177]+[.B178]" office:value-type="float" office:value="5.75618759629858" calcext:value-type="float">
            <text:p>5,75618759629858</text:p>
          </table:table-cell>
          <table:table-cell/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table:formula="of:=1/[.A179]" office:value-type="float" office:value="0.00561797752808989" calcext:value-type="float">
            <text:p>0,00561797752809</text:p>
          </table:table-cell>
          <table:table-cell table:formula="of:=[.C178]+[.B179]" office:value-type="float" office:value="5.76180557382667" calcext:value-type="float">
            <text:p>5,76180557382667</text:p>
          </table:table-cell>
          <table:table-cell/>
        </table:table-row>
        <table:table-row table:style-name="ro1" table:visibility="collapse">
          <table:table-cell office:value-type="float" office:value="179" calcext:value-type="float">
            <text:p>179</text:p>
          </table:table-cell>
          <table:table-cell table:formula="of:=1/[.A180]" office:value-type="float" office:value="0.00558659217877095" calcext:value-type="float">
            <text:p>0,005586592178771</text:p>
          </table:table-cell>
          <table:table-cell table:formula="of:=[.C179]+[.B180]" office:value-type="float" office:value="5.76739216600544" calcext:value-type="float">
            <text:p>5,76739216600544</text:p>
          </table:table-cell>
          <table:table-cell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table:formula="of:=1/[.A181]" office:value-type="float" office:value="0.00555555555555556" calcext:value-type="float">
            <text:p>0,005555555555556</text:p>
          </table:table-cell>
          <table:table-cell table:formula="of:=[.C180]+[.B181]" office:value-type="float" office:value="5.772947721561" calcext:value-type="float">
            <text:p>5,772947721561</text:p>
          </table:table-cell>
          <table:table-cell/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table:formula="of:=1/[.A182]" office:value-type="float" office:value="0.00552486187845304" calcext:value-type="float">
            <text:p>0,005524861878453</text:p>
          </table:table-cell>
          <table:table-cell table:formula="of:=[.C181]+[.B182]" office:value-type="float" office:value="5.77847258343945" calcext:value-type="float">
            <text:p>5,77847258343945</text:p>
          </table:table-cell>
          <table:table-cell/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table:formula="of:=1/[.A183]" office:value-type="float" office:value="0.00549450549450549" calcext:value-type="float">
            <text:p>0,005494505494506</text:p>
          </table:table-cell>
          <table:table-cell table:formula="of:=[.C182]+[.B183]" office:value-type="float" office:value="5.78396708893396" calcext:value-type="float">
            <text:p>5,78396708893396</text:p>
          </table:table-cell>
          <table:table-cell/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table:formula="of:=1/[.A184]" office:value-type="float" office:value="0.00546448087431694" calcext:value-type="float">
            <text:p>0,005464480874317</text:p>
          </table:table-cell>
          <table:table-cell table:formula="of:=[.C183]+[.B184]" office:value-type="float" office:value="5.78943156980828" calcext:value-type="float">
            <text:p>5,78943156980828</text:p>
          </table:table-cell>
          <table:table-cell/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table:formula="of:=1/[.A185]" office:value-type="float" office:value="0.00543478260869565" calcext:value-type="float">
            <text:p>0,005434782608696</text:p>
          </table:table-cell>
          <table:table-cell table:formula="of:=[.C184]+[.B185]" office:value-type="float" office:value="5.79486635241697" calcext:value-type="float">
            <text:p>5,79486635241697</text:p>
          </table:table-cell>
          <table:table-cell/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table:formula="of:=1/[.A186]" office:value-type="float" office:value="0.00540540540540541" calcext:value-type="float">
            <text:p>0,005405405405405</text:p>
          </table:table-cell>
          <table:table-cell table:formula="of:=[.C185]+[.B186]" office:value-type="float" office:value="5.80027175782238" calcext:value-type="float">
            <text:p>5,80027175782238</text:p>
          </table:table-cell>
          <table:table-cell/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table:formula="of:=1/[.A187]" office:value-type="float" office:value="0.00537634408602151" calcext:value-type="float">
            <text:p>0,005376344086022</text:p>
          </table:table-cell>
          <table:table-cell table:formula="of:=[.C186]+[.B187]" office:value-type="float" office:value="5.8056481019084" calcext:value-type="float">
            <text:p>5,8056481019084</text:p>
          </table:table-cell>
          <table:table-cell/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table:formula="of:=1/[.A188]" office:value-type="float" office:value="0.0053475935828877" calcext:value-type="float">
            <text:p>0,005347593582888</text:p>
          </table:table-cell>
          <table:table-cell table:formula="of:=[.C187]+[.B188]" office:value-type="float" office:value="5.81099569549129" calcext:value-type="float">
            <text:p>5,81099569549129</text:p>
          </table:table-cell>
          <table:table-cell/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table:formula="of:=1/[.A189]" office:value-type="float" office:value="0.00531914893617021" calcext:value-type="float">
            <text:p>0,00531914893617</text:p>
          </table:table-cell>
          <table:table-cell table:formula="of:=[.C188]+[.B189]" office:value-type="float" office:value="5.81631484442746" calcext:value-type="float">
            <text:p>5,81631484442746</text:p>
          </table:table-cell>
          <table:table-cell/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table:formula="of:=1/[.A190]" office:value-type="float" office:value="0.00529100529100529" calcext:value-type="float">
            <text:p>0,005291005291005</text:p>
          </table:table-cell>
          <table:table-cell table:formula="of:=[.C189]+[.B190]" office:value-type="float" office:value="5.82160584971846" calcext:value-type="float">
            <text:p>5,82160584971846</text:p>
          </table:table-cell>
          <table:table-cell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table:formula="of:=1/[.A191]" office:value-type="float" office:value="0.00526315789473684" calcext:value-type="float">
            <text:p>0,005263157894737</text:p>
          </table:table-cell>
          <table:table-cell table:formula="of:=[.C190]+[.B191]" office:value-type="float" office:value="5.8268690076132" calcext:value-type="float">
            <text:p>5,8268690076132</text:p>
          </table:table-cell>
          <table:table-cell/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table:formula="of:=1/[.A192]" office:value-type="float" office:value="0.00523560209424084" calcext:value-type="float">
            <text:p>0,005235602094241</text:p>
          </table:table-cell>
          <table:table-cell table:formula="of:=[.C191]+[.B192]" office:value-type="float" office:value="5.83210460970744" calcext:value-type="float">
            <text:p>5,83210460970744</text:p>
          </table:table-cell>
          <table:table-cell/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table:formula="of:=1/[.A193]" office:value-type="float" office:value="0.00520833333333333" calcext:value-type="float">
            <text:p>0,005208333333333</text:p>
          </table:table-cell>
          <table:table-cell table:formula="of:=[.C192]+[.B193]" office:value-type="float" office:value="5.83731294304077" calcext:value-type="float">
            <text:p>5,83731294304077</text:p>
          </table:table-cell>
          <table:table-cell/>
        </table:table-row>
        <table:table-row table:style-name="ro1" table:visibility="collapse">
          <table:table-cell office:value-type="float" office:value="193" calcext:value-type="float">
            <text:p>193</text:p>
          </table:table-cell>
          <table:table-cell table:formula="of:=1/[.A194]" office:value-type="float" office:value="0.00518134715025907" calcext:value-type="float">
            <text:p>0,005181347150259</text:p>
          </table:table-cell>
          <table:table-cell table:formula="of:=[.C193]+[.B194]" office:value-type="float" office:value="5.84249429019103" calcext:value-type="float">
            <text:p>5,84249429019103</text:p>
          </table:table-cell>
          <table:table-cell/>
        </table:table-row>
        <table:table-row table:style-name="ro1" table:visibility="collapse">
          <table:table-cell office:value-type="float" office:value="194" calcext:value-type="float">
            <text:p>194</text:p>
          </table:table-cell>
          <table:table-cell table:formula="of:=1/[.A195]" office:value-type="float" office:value="0.00515463917525773" calcext:value-type="float">
            <text:p>0,005154639175258</text:p>
          </table:table-cell>
          <table:table-cell table:formula="of:=[.C194]+[.B195]" office:value-type="float" office:value="5.84764892936629" calcext:value-type="float">
            <text:p>5,84764892936629</text:p>
          </table:table-cell>
          <table:table-cell/>
        </table:table-row>
        <table:table-row table:style-name="ro1" table:visibility="collapse">
          <table:table-cell office:value-type="float" office:value="195" calcext:value-type="float">
            <text:p>195</text:p>
          </table:table-cell>
          <table:table-cell table:formula="of:=1/[.A196]" office:value-type="float" office:value="0.00512820512820513" calcext:value-type="float">
            <text:p>0,005128205128205</text:p>
          </table:table-cell>
          <table:table-cell table:formula="of:=[.C195]+[.B196]" office:value-type="float" office:value="5.85277713449449" calcext:value-type="float">
            <text:p>5,85277713449449</text:p>
          </table:table-cell>
          <table:table-cell/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table:formula="of:=1/[.A197]" office:value-type="float" office:value="0.00510204081632653" calcext:value-type="float">
            <text:p>0,005102040816327</text:p>
          </table:table-cell>
          <table:table-cell table:formula="of:=[.C196]+[.B197]" office:value-type="float" office:value="5.85787917531082" calcext:value-type="float">
            <text:p>5,85787917531082</text:p>
          </table:table-cell>
          <table:table-cell/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table:formula="of:=1/[.A198]" office:value-type="float" office:value="0.00507614213197969" calcext:value-type="float">
            <text:p>0,00507614213198</text:p>
          </table:table-cell>
          <table:table-cell table:formula="of:=[.C197]+[.B198]" office:value-type="float" office:value="5.8629553174428" calcext:value-type="float">
            <text:p>5,8629553174428</text:p>
          </table:table-cell>
          <table:table-cell/>
        </table:table-row>
        <table:table-row table:style-name="ro1" table:visibility="collapse">
          <table:table-cell office:value-type="float" office:value="198" calcext:value-type="float">
            <text:p>198</text:p>
          </table:table-cell>
          <table:table-cell table:formula="of:=1/[.A199]" office:value-type="float" office:value="0.00505050505050505" calcext:value-type="float">
            <text:p>0,005050505050505</text:p>
          </table:table-cell>
          <table:table-cell table:formula="of:=[.C198]+[.B199]" office:value-type="float" office:value="5.86800582249331" calcext:value-type="float">
            <text:p>5,86800582249331</text:p>
          </table:table-cell>
          <table:table-cell/>
        </table:table-row>
        <table:table-row table:style-name="ro1" table:visibility="collapse">
          <table:table-cell office:value-type="float" office:value="199" calcext:value-type="float">
            <text:p>199</text:p>
          </table:table-cell>
          <table:table-cell table:formula="of:=1/[.A200]" office:value-type="float" office:value="0.0050251256281407" calcext:value-type="float">
            <text:p>0,005025125628141</text:p>
          </table:table-cell>
          <table:table-cell table:formula="of:=[.C199]+[.B200]" office:value-type="float" office:value="5.87303094812145" calcext:value-type="float">
            <text:p>5,87303094812145</text:p>
          </table:table-cell>
          <table:table-cell/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table:formula="of:=1/[.A201]" office:value-type="float" office:value="0.005" calcext:value-type="float">
            <text:p>0,005</text:p>
          </table:table-cell>
          <table:table-cell table:formula="of:=[.C200]+[.B201]" office:value-type="float" office:value="5.87803094812145" calcext:value-type="float">
            <text:p>5,87803094812145</text:p>
          </table:table-cell>
          <table:table-cell/>
        </table:table-row>
        <table:table-row table:style-name="ro1" table:visibility="collapse">
          <table:table-cell office:value-type="float" office:value="201" calcext:value-type="float">
            <text:p>201</text:p>
          </table:table-cell>
          <table:table-cell table:formula="of:=1/[.A202]" office:value-type="float" office:value="0.00497512437810945" calcext:value-type="float">
            <text:p>0,004975124378109</text:p>
          </table:table-cell>
          <table:table-cell table:formula="of:=[.C201]+[.B202]" office:value-type="float" office:value="5.88300607249956" calcext:value-type="float">
            <text:p>5,88300607249956</text:p>
          </table:table-cell>
          <table:table-cell/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table:formula="of:=1/[.A203]" office:value-type="float" office:value="0.00495049504950495" calcext:value-type="float">
            <text:p>0,004950495049505</text:p>
          </table:table-cell>
          <table:table-cell table:formula="of:=[.C202]+[.B203]" office:value-type="float" office:value="5.88795656754906" calcext:value-type="float">
            <text:p>5,88795656754906</text:p>
          </table:table-cell>
          <table:table-cell/>
        </table:table-row>
        <table:table-row table:style-name="ro1" table:visibility="collapse">
          <table:table-cell office:value-type="float" office:value="203" calcext:value-type="float">
            <text:p>203</text:p>
          </table:table-cell>
          <table:table-cell table:formula="of:=1/[.A204]" office:value-type="float" office:value="0.00492610837438424" calcext:value-type="float">
            <text:p>0,004926108374384</text:p>
          </table:table-cell>
          <table:table-cell table:formula="of:=[.C203]+[.B204]" office:value-type="float" office:value="5.89288267592344" calcext:value-type="float">
            <text:p>5,89288267592344</text:p>
          </table:table-cell>
          <table:table-cell/>
        </table:table-row>
        <table:table-row table:style-name="ro1" table:visibility="collapse">
          <table:table-cell office:value-type="float" office:value="204" calcext:value-type="float">
            <text:p>204</text:p>
          </table:table-cell>
          <table:table-cell table:formula="of:=1/[.A205]" office:value-type="float" office:value="0.00490196078431373" calcext:value-type="float">
            <text:p>0,004901960784314</text:p>
          </table:table-cell>
          <table:table-cell table:formula="of:=[.C204]+[.B205]" office:value-type="float" office:value="5.89778463670776" calcext:value-type="float">
            <text:p>5,89778463670776</text:p>
          </table:table-cell>
          <table:table-cell/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table:formula="of:=1/[.A206]" office:value-type="float" office:value="0.00487804878048781" calcext:value-type="float">
            <text:p>0,004878048780488</text:p>
          </table:table-cell>
          <table:table-cell table:formula="of:=[.C205]+[.B206]" office:value-type="float" office:value="5.90266268548825" calcext:value-type="float">
            <text:p>5,90266268548825</text:p>
          </table:table-cell>
          <table:table-cell/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table:formula="of:=1/[.A207]" office:value-type="float" office:value="0.00485436893203883" calcext:value-type="float">
            <text:p>0,004854368932039</text:p>
          </table:table-cell>
          <table:table-cell table:formula="of:=[.C206]+[.B207]" office:value-type="float" office:value="5.90751705442028" calcext:value-type="float">
            <text:p>5,90751705442028</text:p>
          </table:table-cell>
          <table:table-cell/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table:formula="of:=1/[.A208]" office:value-type="float" office:value="0.00483091787439613" calcext:value-type="float">
            <text:p>0,004830917874396</text:p>
          </table:table-cell>
          <table:table-cell table:formula="of:=[.C207]+[.B208]" office:value-type="float" office:value="5.91234797229468" calcext:value-type="float">
            <text:p>5,91234797229468</text:p>
          </table:table-cell>
          <table:table-cell/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table:formula="of:=1/[.A209]" office:value-type="float" office:value="0.00480769230769231" calcext:value-type="float">
            <text:p>0,004807692307692</text:p>
          </table:table-cell>
          <table:table-cell table:formula="of:=[.C208]+[.B209]" office:value-type="float" office:value="5.91715566460237" calcext:value-type="float">
            <text:p>5,91715566460237</text:p>
          </table:table-cell>
          <table:table-cell/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table:formula="of:=1/[.A210]" office:value-type="float" office:value="0.00478468899521531" calcext:value-type="float">
            <text:p>0,004784688995215</text:p>
          </table:table-cell>
          <table:table-cell table:formula="of:=[.C209]+[.B210]" office:value-type="float" office:value="5.92194035359759" calcext:value-type="float">
            <text:p>5,92194035359759</text:p>
          </table:table-cell>
          <table:table-cell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table:formula="of:=1/[.A211]" office:value-type="float" office:value="0.00476190476190476" calcext:value-type="float">
            <text:p>0,004761904761905</text:p>
          </table:table-cell>
          <table:table-cell table:formula="of:=[.C210]+[.B211]" office:value-type="float" office:value="5.92670225835949" calcext:value-type="float">
            <text:p>5,92670225835949</text:p>
          </table:table-cell>
          <table:table-cell/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table:formula="of:=1/[.A212]" office:value-type="float" office:value="0.004739336492891" calcext:value-type="float">
            <text:p>0,004739336492891</text:p>
          </table:table-cell>
          <table:table-cell table:formula="of:=[.C211]+[.B212]" office:value-type="float" office:value="5.93144159485238" calcext:value-type="float">
            <text:p>5,93144159485238</text:p>
          </table:table-cell>
          <table:table-cell/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table:formula="of:=1/[.A213]" office:value-type="float" office:value="0.00471698113207547" calcext:value-type="float">
            <text:p>0,004716981132075</text:p>
          </table:table-cell>
          <table:table-cell table:formula="of:=[.C212]+[.B213]" office:value-type="float" office:value="5.93615857598446" calcext:value-type="float">
            <text:p>5,93615857598446</text:p>
          </table:table-cell>
          <table:table-cell/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table:formula="of:=1/[.A214]" office:value-type="float" office:value="0.00469483568075117" calcext:value-type="float">
            <text:p>0,004694835680751</text:p>
          </table:table-cell>
          <table:table-cell table:formula="of:=[.C213]+[.B214]" office:value-type="float" office:value="5.94085341166521" calcext:value-type="float">
            <text:p>5,94085341166521</text:p>
          </table:table-cell>
          <table:table-cell/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table:formula="of:=1/[.A215]" office:value-type="float" office:value="0.00467289719626168" calcext:value-type="float">
            <text:p>0,004672897196262</text:p>
          </table:table-cell>
          <table:table-cell table:formula="of:=[.C214]+[.B215]" office:value-type="float" office:value="5.94552630886147" calcext:value-type="float">
            <text:p>5,94552630886147</text:p>
          </table:table-cell>
          <table:table-cell/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table:formula="of:=1/[.A216]" office:value-type="float" office:value="0.00465116279069768" calcext:value-type="float">
            <text:p>0,004651162790698</text:p>
          </table:table-cell>
          <table:table-cell table:formula="of:=[.C215]+[.B216]" office:value-type="float" office:value="5.95017747165217" calcext:value-type="float">
            <text:p>5,95017747165217</text:p>
          </table:table-cell>
          <table:table-cell/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table:formula="of:=1/[.A217]" office:value-type="float" office:value="0.00462962962962963" calcext:value-type="float">
            <text:p>0,00462962962963</text:p>
          </table:table-cell>
          <table:table-cell table:formula="of:=[.C216]+[.B217]" office:value-type="float" office:value="5.9548071012818" calcext:value-type="float">
            <text:p>5,9548071012818</text:p>
          </table:table-cell>
          <table:table-cell/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table:formula="of:=1/[.A218]" office:value-type="float" office:value="0.00460829493087558" calcext:value-type="float">
            <text:p>0,004608294930876</text:p>
          </table:table-cell>
          <table:table-cell table:formula="of:=[.C217]+[.B218]" office:value-type="float" office:value="5.95941539621268" calcext:value-type="float">
            <text:p>5,95941539621268</text:p>
          </table:table-cell>
          <table:table-cell/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table:formula="of:=1/[.A219]" office:value-type="float" office:value="0.00458715596330275" calcext:value-type="float">
            <text:p>0,004587155963303</text:p>
          </table:table-cell>
          <table:table-cell table:formula="of:=[.C218]+[.B219]" office:value-type="float" office:value="5.96400255217598" calcext:value-type="float">
            <text:p>5,96400255217598</text:p>
          </table:table-cell>
          <table:table-cell/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table:formula="of:=1/[.A220]" office:value-type="float" office:value="0.0045662100456621" calcext:value-type="float">
            <text:p>0,004566210045662</text:p>
          </table:table-cell>
          <table:table-cell table:formula="of:=[.C219]+[.B220]" office:value-type="float" office:value="5.96856876222164" calcext:value-type="float">
            <text:p>5,96856876222164</text:p>
          </table:table-cell>
          <table:table-cell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table:formula="of:=1/[.A221]" office:value-type="float" office:value="0.00454545454545455" calcext:value-type="float">
            <text:p>0,004545454545455</text:p>
          </table:table-cell>
          <table:table-cell table:formula="of:=[.C220]+[.B221]" office:value-type="float" office:value="5.9731142167671" calcext:value-type="float">
            <text:p>5,9731142167671</text:p>
          </table:table-cell>
          <table:table-cell/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table:formula="of:=1/[.A222]" office:value-type="float" office:value="0.00452488687782805" calcext:value-type="float">
            <text:p>0,004524886877828</text:p>
          </table:table-cell>
          <table:table-cell table:formula="of:=[.C221]+[.B222]" office:value-type="float" office:value="5.97763910364492" calcext:value-type="float">
            <text:p>5,97763910364492</text:p>
          </table:table-cell>
          <table:table-cell/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table:formula="of:=1/[.A223]" office:value-type="float" office:value="0.00450450450450451" calcext:value-type="float">
            <text:p>0,004504504504505</text:p>
          </table:table-cell>
          <table:table-cell table:formula="of:=[.C222]+[.B223]" office:value-type="float" office:value="5.98214360814943" calcext:value-type="float">
            <text:p>5,98214360814943</text:p>
          </table:table-cell>
          <table:table-cell/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table:formula="of:=1/[.A224]" office:value-type="float" office:value="0.00448430493273543" calcext:value-type="float">
            <text:p>0,004484304932735</text:p>
          </table:table-cell>
          <table:table-cell table:formula="of:=[.C223]+[.B224]" office:value-type="float" office:value="5.98662791308216" calcext:value-type="float">
            <text:p>5,98662791308216</text:p>
          </table:table-cell>
          <table:table-cell/>
        </table:table-row>
        <table:table-row table:style-name="ro1" table:visibility="collapse">
          <table:table-cell office:value-type="float" office:value="224" calcext:value-type="float">
            <text:p>224</text:p>
          </table:table-cell>
          <table:table-cell table:formula="of:=1/[.A225]" office:value-type="float" office:value="0.00446428571428571" calcext:value-type="float">
            <text:p>0,004464285714286</text:p>
          </table:table-cell>
          <table:table-cell table:formula="of:=[.C224]+[.B225]" office:value-type="float" office:value="5.99109219879645" calcext:value-type="float">
            <text:p>5,99109219879645</text:p>
          </table:table-cell>
          <table:table-cell/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table:formula="of:=1/[.A226]" office:value-type="float" office:value="0.00444444444444444" calcext:value-type="float">
            <text:p>0,004444444444444</text:p>
          </table:table-cell>
          <table:table-cell table:formula="of:=[.C225]+[.B226]" office:value-type="float" office:value="5.99553664324089" calcext:value-type="float">
            <text:p>5,99553664324089</text:p>
          </table:table-cell>
          <table:table-cell/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table:formula="of:=1/[.A227]" office:value-type="float" office:value="0.00442477876106195" calcext:value-type="float">
            <text:p>0,004424778761062</text:p>
          </table:table-cell>
          <table:table-cell table:formula="of:=[.C226]+[.B227]" office:value-type="float" office:value="5.99996142200196" calcext:value-type="float">
            <text:p>5,99996142200196</text:p>
          </table:table-cell>
          <table:table-cell/>
        </table:table-row>
        <table:table-row table:style-name="ro1" table:visibility="collapse">
          <table:table-cell office:value-type="float" office:value="227" calcext:value-type="float">
            <text:p>227</text:p>
          </table:table-cell>
          <table:table-cell table:formula="of:=1/[.A228]" office:value-type="float" office:value="0.00440528634361234" calcext:value-type="float">
            <text:p>0,004405286343612</text:p>
          </table:table-cell>
          <table:table-cell table:formula="of:=[.C227]+[.B228]" office:value-type="float" office:value="6.00436670834557" calcext:value-type="float">
            <text:p>6,00436670834557</text:p>
          </table:table-cell>
          <table:table-cell/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table:formula="of:=1/[.A229]" office:value-type="float" office:value="0.0043859649122807" calcext:value-type="float">
            <text:p>0,004385964912281</text:p>
          </table:table-cell>
          <table:table-cell table:formula="of:=[.C228]+[.B229]" office:value-type="float" office:value="6.00875267325785" calcext:value-type="float">
            <text:p>6,00875267325785</text:p>
          </table:table-cell>
          <table:table-cell/>
        </table:table-row>
        <table:table-row table:style-name="ro1" table:visibility="collapse">
          <table:table-cell office:value-type="float" office:value="229" calcext:value-type="float">
            <text:p>229</text:p>
          </table:table-cell>
          <table:table-cell table:formula="of:=1/[.A230]" office:value-type="float" office:value="0.00436681222707424" calcext:value-type="float">
            <text:p>0,004366812227074</text:p>
          </table:table-cell>
          <table:table-cell table:formula="of:=[.C229]+[.B230]" office:value-type="float" office:value="6.01311948548492" calcext:value-type="float">
            <text:p>6,01311948548492</text:p>
          </table:table-cell>
          <table:table-cell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table:formula="of:=1/[.A231]" office:value-type="float" office:value="0.00434782608695652" calcext:value-type="float">
            <text:p>0,004347826086957</text:p>
          </table:table-cell>
          <table:table-cell table:formula="of:=[.C230]+[.B231]" office:value-type="float" office:value="6.01746731157188" calcext:value-type="float">
            <text:p>6,01746731157188</text:p>
          </table:table-cell>
          <table:table-cell/>
        </table:table-row>
        <table:table-row table:style-name="ro1" table:visibility="collapse">
          <table:table-cell office:value-type="float" office:value="231" calcext:value-type="float">
            <text:p>231</text:p>
          </table:table-cell>
          <table:table-cell table:formula="of:=1/[.A232]" office:value-type="float" office:value="0.00432900432900433" calcext:value-type="float">
            <text:p>0,004329004329004</text:p>
          </table:table-cell>
          <table:table-cell table:formula="of:=[.C231]+[.B232]" office:value-type="float" office:value="6.02179631590088" calcext:value-type="float">
            <text:p>6,02179631590088</text:p>
          </table:table-cell>
          <table:table-cell/>
        </table:table-row>
        <table:table-row table:style-name="ro1" table:visibility="collapse">
          <table:table-cell office:value-type="float" office:value="232" calcext:value-type="float">
            <text:p>232</text:p>
          </table:table-cell>
          <table:table-cell table:formula="of:=1/[.A233]" office:value-type="float" office:value="0.00431034482758621" calcext:value-type="float">
            <text:p>0,004310344827586</text:p>
          </table:table-cell>
          <table:table-cell table:formula="of:=[.C232]+[.B233]" office:value-type="float" office:value="6.02610666072847" calcext:value-type="float">
            <text:p>6,02610666072847</text:p>
          </table:table-cell>
          <table:table-cell/>
        </table:table-row>
        <table:table-row table:style-name="ro1" table:visibility="collapse">
          <table:table-cell office:value-type="float" office:value="233" calcext:value-type="float">
            <text:p>233</text:p>
          </table:table-cell>
          <table:table-cell table:formula="of:=1/[.A234]" office:value-type="float" office:value="0.00429184549356223" calcext:value-type="float">
            <text:p>0,004291845493562</text:p>
          </table:table-cell>
          <table:table-cell table:formula="of:=[.C233]+[.B234]" office:value-type="float" office:value="6.03039850622203" calcext:value-type="float">
            <text:p>6,03039850622203</text:p>
          </table:table-cell>
          <table:table-cell/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table:formula="of:=1/[.A235]" office:value-type="float" office:value="0.00427350427350427" calcext:value-type="float">
            <text:p>0,004273504273504</text:p>
          </table:table-cell>
          <table:table-cell table:formula="of:=[.C234]+[.B235]" office:value-type="float" office:value="6.03467201049554" calcext:value-type="float">
            <text:p>6,03467201049554</text:p>
          </table:table-cell>
          <table:table-cell/>
        </table:table-row>
        <table:table-row table:style-name="ro1" table:visibility="collapse">
          <table:table-cell office:value-type="float" office:value="235" calcext:value-type="float">
            <text:p>235</text:p>
          </table:table-cell>
          <table:table-cell table:formula="of:=1/[.A236]" office:value-type="float" office:value="0.00425531914893617" calcext:value-type="float">
            <text:p>0,004255319148936</text:p>
          </table:table-cell>
          <table:table-cell table:formula="of:=[.C235]+[.B236]" office:value-type="float" office:value="6.03892732964447" calcext:value-type="float">
            <text:p>6,03892732964447</text:p>
          </table:table-cell>
          <table:table-cell/>
        </table:table-row>
        <table:table-row table:style-name="ro1" table:visibility="collapse">
          <table:table-cell office:value-type="float" office:value="236" calcext:value-type="float">
            <text:p>236</text:p>
          </table:table-cell>
          <table:table-cell table:formula="of:=1/[.A237]" office:value-type="float" office:value="0.00423728813559322" calcext:value-type="float">
            <text:p>0,004237288135593</text:p>
          </table:table-cell>
          <table:table-cell table:formula="of:=[.C236]+[.B237]" office:value-type="float" office:value="6.04316461778007" calcext:value-type="float">
            <text:p>6,04316461778007</text:p>
          </table:table-cell>
          <table:table-cell/>
        </table:table-row>
        <table:table-row table:style-name="ro1" table:visibility="collapse">
          <table:table-cell office:value-type="float" office:value="237" calcext:value-type="float">
            <text:p>237</text:p>
          </table:table-cell>
          <table:table-cell table:formula="of:=1/[.A238]" office:value-type="float" office:value="0.00421940928270042" calcext:value-type="float">
            <text:p>0,0042194092827</text:p>
          </table:table-cell>
          <table:table-cell table:formula="of:=[.C237]+[.B238]" office:value-type="float" office:value="6.04738402706277" calcext:value-type="float">
            <text:p>6,04738402706277</text:p>
          </table:table-cell>
          <table:table-cell/>
        </table:table-row>
        <table:table-row table:style-name="ro1" table:visibility="collapse">
          <table:table-cell office:value-type="float" office:value="238" calcext:value-type="float">
            <text:p>238</text:p>
          </table:table-cell>
          <table:table-cell table:formula="of:=1/[.A239]" office:value-type="float" office:value="0.00420168067226891" calcext:value-type="float">
            <text:p>0,004201680672269</text:p>
          </table:table-cell>
          <table:table-cell table:formula="of:=[.C238]+[.B239]" office:value-type="float" office:value="6.05158570773503" calcext:value-type="float">
            <text:p>6,05158570773503</text:p>
          </table:table-cell>
          <table:table-cell/>
        </table:table-row>
        <table:table-row table:style-name="ro1" table:visibility="collapse">
          <table:table-cell office:value-type="float" office:value="239" calcext:value-type="float">
            <text:p>239</text:p>
          </table:table-cell>
          <table:table-cell table:formula="of:=1/[.A240]" office:value-type="float" office:value="0.00418410041841004" calcext:value-type="float">
            <text:p>0,00418410041841</text:p>
          </table:table-cell>
          <table:table-cell table:formula="of:=[.C239]+[.B240]" office:value-type="float" office:value="6.05576980815344" calcext:value-type="float">
            <text:p>6,05576980815344</text:p>
          </table:table-cell>
          <table:table-cell/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 table:formula="of:=1/[.A241]" office:value-type="float" office:value="0.00416666666666667" calcext:value-type="float">
            <text:p>0,004166666666667</text:p>
          </table:table-cell>
          <table:table-cell table:formula="of:=[.C240]+[.B241]" office:value-type="float" office:value="6.05993647482011" calcext:value-type="float">
            <text:p>6,05993647482011</text:p>
          </table:table-cell>
          <table:table-cell/>
        </table:table-row>
        <table:table-row table:style-name="ro1" table:visibility="collapse">
          <table:table-cell office:value-type="float" office:value="241" calcext:value-type="float">
            <text:p>241</text:p>
          </table:table-cell>
          <table:table-cell table:formula="of:=1/[.A242]" office:value-type="float" office:value="0.004149377593361" calcext:value-type="float">
            <text:p>0,004149377593361</text:p>
          </table:table-cell>
          <table:table-cell table:formula="of:=[.C241]+[.B242]" office:value-type="float" office:value="6.06408585241347" calcext:value-type="float">
            <text:p>6,06408585241347</text:p>
          </table:table-cell>
          <table:table-cell/>
        </table:table-row>
        <table:table-row table:style-name="ro1" table:visibility="collapse">
          <table:table-cell office:value-type="float" office:value="242" calcext:value-type="float">
            <text:p>242</text:p>
          </table:table-cell>
          <table:table-cell table:formula="of:=1/[.A243]" office:value-type="float" office:value="0.00413223140495868" calcext:value-type="float">
            <text:p>0,004132231404959</text:p>
          </table:table-cell>
          <table:table-cell table:formula="of:=[.C242]+[.B243]" office:value-type="float" office:value="6.06821808381843" calcext:value-type="float">
            <text:p>6,06821808381843</text:p>
          </table:table-cell>
          <table:table-cell/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table:formula="of:=1/[.A244]" office:value-type="float" office:value="0.00411522633744856" calcext:value-type="float">
            <text:p>0,004115226337449</text:p>
          </table:table-cell>
          <table:table-cell table:formula="of:=[.C243]+[.B244]" office:value-type="float" office:value="6.07233331015588" calcext:value-type="float">
            <text:p>6,07233331015588</text:p>
          </table:table-cell>
          <table:table-cell/>
        </table:table-row>
        <table:table-row table:style-name="ro1" table:visibility="collapse">
          <table:table-cell office:value-type="float" office:value="244" calcext:value-type="float">
            <text:p>244</text:p>
          </table:table-cell>
          <table:table-cell table:formula="of:=1/[.A245]" office:value-type="float" office:value="0.00409836065573771" calcext:value-type="float">
            <text:p>0,004098360655738</text:p>
          </table:table-cell>
          <table:table-cell table:formula="of:=[.C244]+[.B245]" office:value-type="float" office:value="6.07643167081162" calcext:value-type="float">
            <text:p>6,07643167081162</text:p>
          </table:table-cell>
          <table:table-cell/>
        </table:table-row>
        <table:table-row table:style-name="ro1" table:visibility="collapse">
          <table:table-cell office:value-type="float" office:value="245" calcext:value-type="float">
            <text:p>245</text:p>
          </table:table-cell>
          <table:table-cell table:formula="of:=1/[.A246]" office:value-type="float" office:value="0.00408163265306122" calcext:value-type="float">
            <text:p>0,004081632653061</text:p>
          </table:table-cell>
          <table:table-cell table:formula="of:=[.C245]+[.B246]" office:value-type="float" office:value="6.08051330346468" calcext:value-type="float">
            <text:p>6,08051330346468</text:p>
          </table:table-cell>
          <table:table-cell/>
        </table:table-row>
        <table:table-row table:style-name="ro1" table:visibility="collapse">
          <table:table-cell office:value-type="float" office:value="246" calcext:value-type="float">
            <text:p>246</text:p>
          </table:table-cell>
          <table:table-cell table:formula="of:=1/[.A247]" office:value-type="float" office:value="0.0040650406504065" calcext:value-type="float">
            <text:p>0,004065040650407</text:p>
          </table:table-cell>
          <table:table-cell table:formula="of:=[.C246]+[.B247]" office:value-type="float" office:value="6.08457834411508" calcext:value-type="float">
            <text:p>6,08457834411508</text:p>
          </table:table-cell>
          <table:table-cell/>
        </table:table-row>
        <table:table-row table:style-name="ro1" table:visibility="collapse">
          <table:table-cell office:value-type="float" office:value="247" calcext:value-type="float">
            <text:p>247</text:p>
          </table:table-cell>
          <table:table-cell table:formula="of:=1/[.A248]" office:value-type="float" office:value="0.00404858299595142" calcext:value-type="float">
            <text:p>0,004048582995951</text:p>
          </table:table-cell>
          <table:table-cell table:formula="of:=[.C247]+[.B248]" office:value-type="float" office:value="6.08862692711104" calcext:value-type="float">
            <text:p>6,08862692711104</text:p>
          </table:table-cell>
          <table:table-cell/>
        </table:table-row>
        <table:table-row table:style-name="ro1" table:visibility="collapse">
          <table:table-cell office:value-type="float" office:value="248" calcext:value-type="float">
            <text:p>248</text:p>
          </table:table-cell>
          <table:table-cell table:formula="of:=1/[.A249]" office:value-type="float" office:value="0.00403225806451613" calcext:value-type="float">
            <text:p>0,004032258064516</text:p>
          </table:table-cell>
          <table:table-cell table:formula="of:=[.C248]+[.B249]" office:value-type="float" office:value="6.09265918517555" calcext:value-type="float">
            <text:p>6,09265918517555</text:p>
          </table:table-cell>
          <table:table-cell/>
        </table:table-row>
        <table:table-row table:style-name="ro1" table:visibility="collapse">
          <table:table-cell office:value-type="float" office:value="249" calcext:value-type="float">
            <text:p>249</text:p>
          </table:table-cell>
          <table:table-cell table:formula="of:=1/[.A250]" office:value-type="float" office:value="0.00401606425702811" calcext:value-type="float">
            <text:p>0,004016064257028</text:p>
          </table:table-cell>
          <table:table-cell table:formula="of:=[.C249]+[.B250]" office:value-type="float" office:value="6.09667524943258" calcext:value-type="float">
            <text:p>6,09667524943258</text:p>
          </table:table-cell>
          <table:table-cell/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 table:formula="of:=1/[.A251]" office:value-type="float" office:value="0.004" calcext:value-type="float">
            <text:p>0,004</text:p>
          </table:table-cell>
          <table:table-cell table:formula="of:=[.C250]+[.B251]" office:value-type="float" office:value="6.10067524943258" calcext:value-type="float">
            <text:p>6,10067524943258</text:p>
          </table:table-cell>
          <table:table-cell/>
        </table:table-row>
        <table:table-row table:style-name="ro1" table:visibility="collapse">
          <table:table-cell office:value-type="float" office:value="251" calcext:value-type="float">
            <text:p>251</text:p>
          </table:table-cell>
          <table:table-cell table:formula="of:=1/[.A252]" office:value-type="float" office:value="0.00398406374501992" calcext:value-type="float">
            <text:p>0,00398406374502</text:p>
          </table:table-cell>
          <table:table-cell table:formula="of:=[.C251]+[.B252]" office:value-type="float" office:value="6.1046593131776" calcext:value-type="float">
            <text:p>6,1046593131776</text:p>
          </table:table-cell>
          <table:table-cell/>
        </table:table-row>
        <table:table-row table:style-name="ro1" table:visibility="collapse">
          <table:table-cell office:value-type="float" office:value="252" calcext:value-type="float">
            <text:p>252</text:p>
          </table:table-cell>
          <table:table-cell table:formula="of:=1/[.A253]" office:value-type="float" office:value="0.00396825396825397" calcext:value-type="float">
            <text:p>0,003968253968254</text:p>
          </table:table-cell>
          <table:table-cell table:formula="of:=[.C252]+[.B253]" office:value-type="float" office:value="6.10862756714585" calcext:value-type="float">
            <text:p>6,10862756714585</text:p>
          </table:table-cell>
          <table:table-cell/>
        </table:table-row>
        <table:table-row table:style-name="ro1" table:visibility="collapse">
          <table:table-cell office:value-type="float" office:value="253" calcext:value-type="float">
            <text:p>253</text:p>
          </table:table-cell>
          <table:table-cell table:formula="of:=1/[.A254]" office:value-type="float" office:value="0.00395256916996047" calcext:value-type="float">
            <text:p>0,00395256916996</text:p>
          </table:table-cell>
          <table:table-cell table:formula="of:=[.C253]+[.B254]" office:value-type="float" office:value="6.11258013631581" calcext:value-type="float">
            <text:p>6,11258013631581</text:p>
          </table:table-cell>
          <table:table-cell/>
        </table:table-row>
        <table:table-row table:style-name="ro1" table:visibility="collapse">
          <table:table-cell office:value-type="float" office:value="254" calcext:value-type="float">
            <text:p>254</text:p>
          </table:table-cell>
          <table:table-cell table:formula="of:=1/[.A255]" office:value-type="float" office:value="0.00393700787401575" calcext:value-type="float">
            <text:p>0,003937007874016</text:p>
          </table:table-cell>
          <table:table-cell table:formula="of:=[.C254]+[.B255]" office:value-type="float" office:value="6.11651714418983" calcext:value-type="float">
            <text:p>6,11651714418983</text:p>
          </table:table-cell>
          <table:table-cell/>
        </table:table-row>
        <table:table-row table:style-name="ro1" table:visibility="collapse">
          <table:table-cell office:value-type="float" office:value="255" calcext:value-type="float">
            <text:p>255</text:p>
          </table:table-cell>
          <table:table-cell table:formula="of:=1/[.A256]" office:value-type="float" office:value="0.00392156862745098" calcext:value-type="float">
            <text:p>0,003921568627451</text:p>
          </table:table-cell>
          <table:table-cell table:formula="of:=[.C255]+[.B256]" office:value-type="float" office:value="6.12043871281728" calcext:value-type="float">
            <text:p>6,12043871281728</text:p>
          </table:table-cell>
          <table:table-cell/>
        </table:table-row>
        <table:table-row table:style-name="ro1" table:visibility="collapse">
          <table:table-cell office:value-type="float" office:value="256" calcext:value-type="float">
            <text:p>256</text:p>
          </table:table-cell>
          <table:table-cell table:formula="of:=1/[.A257]" office:value-type="float" office:value="0.00390625" calcext:value-type="float">
            <text:p>0,00390625</text:p>
          </table:table-cell>
          <table:table-cell table:formula="of:=[.C256]+[.B257]" office:value-type="float" office:value="6.12434496281728" calcext:value-type="float">
            <text:p>6,12434496281728</text:p>
          </table:table-cell>
          <table:table-cell/>
        </table:table-row>
        <table:table-row table:style-name="ro1" table:visibility="collapse">
          <table:table-cell office:value-type="float" office:value="257" calcext:value-type="float">
            <text:p>257</text:p>
          </table:table-cell>
          <table:table-cell table:formula="of:=1/[.A258]" office:value-type="float" office:value="0.00389105058365759" calcext:value-type="float">
            <text:p>0,003891050583658</text:p>
          </table:table-cell>
          <table:table-cell table:formula="of:=[.C257]+[.B258]" office:value-type="float" office:value="6.12823601340094" calcext:value-type="float">
            <text:p>6,12823601340094</text:p>
          </table:table-cell>
          <table:table-cell/>
        </table:table-row>
        <table:table-row table:style-name="ro1" table:visibility="collapse">
          <table:table-cell office:value-type="float" office:value="258" calcext:value-type="float">
            <text:p>258</text:p>
          </table:table-cell>
          <table:table-cell table:formula="of:=1/[.A259]" office:value-type="float" office:value="0.00387596899224806" calcext:value-type="float">
            <text:p>0,003875968992248</text:p>
          </table:table-cell>
          <table:table-cell table:formula="of:=[.C258]+[.B259]" office:value-type="float" office:value="6.13211198239319" calcext:value-type="float">
            <text:p>6,13211198239319</text:p>
          </table:table-cell>
          <table:table-cell/>
        </table:table-row>
        <table:table-row table:style-name="ro1" table:visibility="collapse">
          <table:table-cell office:value-type="float" office:value="259" calcext:value-type="float">
            <text:p>259</text:p>
          </table:table-cell>
          <table:table-cell table:formula="of:=1/[.A260]" office:value-type="float" office:value="0.00386100386100386" calcext:value-type="float">
            <text:p>0,003861003861004</text:p>
          </table:table-cell>
          <table:table-cell table:formula="of:=[.C259]+[.B260]" office:value-type="float" office:value="6.13597298625419" calcext:value-type="float">
            <text:p>6,13597298625419</text:p>
          </table:table-cell>
          <table:table-cell/>
        </table:table-row>
        <table:table-row table:style-name="ro1" table:visibility="collapse">
          <table:table-cell office:value-type="float" office:value="260" calcext:value-type="float">
            <text:p>260</text:p>
          </table:table-cell>
          <table:table-cell table:formula="of:=1/[.A261]" office:value-type="float" office:value="0.00384615384615385" calcext:value-type="float">
            <text:p>0,003846153846154</text:p>
          </table:table-cell>
          <table:table-cell table:formula="of:=[.C260]+[.B261]" office:value-type="float" office:value="6.13981914010034" calcext:value-type="float">
            <text:p>6,13981914010034</text:p>
          </table:table-cell>
          <table:table-cell/>
        </table:table-row>
        <table:table-row table:style-name="ro1" table:visibility="collapse">
          <table:table-cell office:value-type="float" office:value="261" calcext:value-type="float">
            <text:p>261</text:p>
          </table:table-cell>
          <table:table-cell table:formula="of:=1/[.A262]" office:value-type="float" office:value="0.00383141762452107" calcext:value-type="float">
            <text:p>0,003831417624521</text:p>
          </table:table-cell>
          <table:table-cell table:formula="of:=[.C261]+[.B262]" office:value-type="float" office:value="6.14365055772486" calcext:value-type="float">
            <text:p>6,14365055772486</text:p>
          </table:table-cell>
          <table:table-cell/>
        </table:table-row>
        <table:table-row table:style-name="ro1" table:visibility="collapse">
          <table:table-cell office:value-type="float" office:value="262" calcext:value-type="float">
            <text:p>262</text:p>
          </table:table-cell>
          <table:table-cell table:formula="of:=1/[.A263]" office:value-type="float" office:value="0.00381679389312977" calcext:value-type="float">
            <text:p>0,00381679389313</text:p>
          </table:table-cell>
          <table:table-cell table:formula="of:=[.C262]+[.B263]" office:value-type="float" office:value="6.14746735161799" calcext:value-type="float">
            <text:p>6,14746735161799</text:p>
          </table:table-cell>
          <table:table-cell/>
        </table:table-row>
        <table:table-row table:style-name="ro1" table:visibility="collapse">
          <table:table-cell office:value-type="float" office:value="263" calcext:value-type="float">
            <text:p>263</text:p>
          </table:table-cell>
          <table:table-cell table:formula="of:=1/[.A264]" office:value-type="float" office:value="0.00380228136882129" calcext:value-type="float">
            <text:p>0,003802281368821</text:p>
          </table:table-cell>
          <table:table-cell table:formula="of:=[.C263]+[.B264]" office:value-type="float" office:value="6.15126963298682" calcext:value-type="float">
            <text:p>6,15126963298682</text:p>
          </table:table-cell>
          <table:table-cell/>
        </table:table-row>
        <table:table-row table:style-name="ro1" table:visibility="collapse">
          <table:table-cell office:value-type="float" office:value="264" calcext:value-type="float">
            <text:p>264</text:p>
          </table:table-cell>
          <table:table-cell table:formula="of:=1/[.A265]" office:value-type="float" office:value="0.00378787878787879" calcext:value-type="float">
            <text:p>0,003787878787879</text:p>
          </table:table-cell>
          <table:table-cell table:formula="of:=[.C264]+[.B265]" office:value-type="float" office:value="6.15505751177469" calcext:value-type="float">
            <text:p>6,15505751177469</text:p>
          </table:table-cell>
          <table:table-cell/>
        </table:table-row>
        <table:table-row table:style-name="ro1" table:visibility="collapse">
          <table:table-cell office:value-type="float" office:value="265" calcext:value-type="float">
            <text:p>265</text:p>
          </table:table-cell>
          <table:table-cell table:formula="of:=1/[.A266]" office:value-type="float" office:value="0.00377358490566038" calcext:value-type="float">
            <text:p>0,00377358490566</text:p>
          </table:table-cell>
          <table:table-cell table:formula="of:=[.C265]+[.B266]" office:value-type="float" office:value="6.15883109668035" calcext:value-type="float">
            <text:p>6,15883109668035</text:p>
          </table:table-cell>
          <table:table-cell/>
        </table:table-row>
        <table:table-row table:style-name="ro1" table:visibility="collapse">
          <table:table-cell office:value-type="float" office:value="266" calcext:value-type="float">
            <text:p>266</text:p>
          </table:table-cell>
          <table:table-cell table:formula="of:=1/[.A267]" office:value-type="float" office:value="0.0037593984962406" calcext:value-type="float">
            <text:p>0,003759398496241</text:p>
          </table:table-cell>
          <table:table-cell table:formula="of:=[.C266]+[.B267]" office:value-type="float" office:value="6.1625904951766" calcext:value-type="float">
            <text:p>6,1625904951766</text:p>
          </table:table-cell>
          <table:table-cell/>
        </table:table-row>
        <table:table-row table:style-name="ro1" table:visibility="collapse">
          <table:table-cell office:value-type="float" office:value="267" calcext:value-type="float">
            <text:p>267</text:p>
          </table:table-cell>
          <table:table-cell table:formula="of:=1/[.A268]" office:value-type="float" office:value="0.00374531835205992" calcext:value-type="float">
            <text:p>0,00374531835206</text:p>
          </table:table-cell>
          <table:table-cell table:formula="of:=[.C267]+[.B268]" office:value-type="float" office:value="6.16633581352866" calcext:value-type="float">
            <text:p>6,16633581352866</text:p>
          </table:table-cell>
          <table:table-cell/>
        </table:table-row>
        <table:table-row table:style-name="ro1" table:visibility="collapse">
          <table:table-cell office:value-type="float" office:value="268" calcext:value-type="float">
            <text:p>268</text:p>
          </table:table-cell>
          <table:table-cell table:formula="of:=1/[.A269]" office:value-type="float" office:value="0.00373134328358209" calcext:value-type="float">
            <text:p>0,003731343283582</text:p>
          </table:table-cell>
          <table:table-cell table:formula="of:=[.C268]+[.B269]" office:value-type="float" office:value="6.17006715681224" calcext:value-type="float">
            <text:p>6,17006715681224</text:p>
          </table:table-cell>
          <table:table-cell/>
        </table:table-row>
        <table:table-row table:style-name="ro1" table:visibility="collapse">
          <table:table-cell office:value-type="float" office:value="269" calcext:value-type="float">
            <text:p>269</text:p>
          </table:table-cell>
          <table:table-cell table:formula="of:=1/[.A270]" office:value-type="float" office:value="0.00371747211895911" calcext:value-type="float">
            <text:p>0,003717472118959</text:p>
          </table:table-cell>
          <table:table-cell table:formula="of:=[.C269]+[.B270]" office:value-type="float" office:value="6.1737846289312" calcext:value-type="float">
            <text:p>6,1737846289312</text:p>
          </table:table-cell>
          <table:table-cell/>
        </table:table-row>
        <table:table-row table:style-name="ro1" table:visibility="collapse">
          <table:table-cell office:value-type="float" office:value="270" calcext:value-type="float">
            <text:p>270</text:p>
          </table:table-cell>
          <table:table-cell table:formula="of:=1/[.A271]" office:value-type="float" office:value="0.0037037037037037" calcext:value-type="float">
            <text:p>0,003703703703704</text:p>
          </table:table-cell>
          <table:table-cell table:formula="of:=[.C270]+[.B271]" office:value-type="float" office:value="6.1774883326349" calcext:value-type="float">
            <text:p>6,1774883326349</text:p>
          </table:table-cell>
          <table:table-cell/>
        </table:table-row>
        <table:table-row table:style-name="ro1" table:visibility="collapse">
          <table:table-cell office:value-type="float" office:value="271" calcext:value-type="float">
            <text:p>271</text:p>
          </table:table-cell>
          <table:table-cell table:formula="of:=1/[.A272]" office:value-type="float" office:value="0.003690036900369" calcext:value-type="float">
            <text:p>0,003690036900369</text:p>
          </table:table-cell>
          <table:table-cell table:formula="of:=[.C271]+[.B272]" office:value-type="float" office:value="6.18117836953527" calcext:value-type="float">
            <text:p>6,18117836953527</text:p>
          </table:table-cell>
          <table:table-cell/>
        </table:table-row>
        <table:table-row table:style-name="ro1" table:visibility="collapse">
          <table:table-cell office:value-type="float" office:value="272" calcext:value-type="float">
            <text:p>272</text:p>
          </table:table-cell>
          <table:table-cell table:formula="of:=1/[.A273]" office:value-type="float" office:value="0.00367647058823529" calcext:value-type="float">
            <text:p>0,003676470588235</text:p>
          </table:table-cell>
          <table:table-cell table:formula="of:=[.C272]+[.B273]" office:value-type="float" office:value="6.1848548401235" calcext:value-type="float">
            <text:p>6,1848548401235</text:p>
          </table:table-cell>
          <table:table-cell/>
        </table:table-row>
        <table:table-row table:style-name="ro1" table:visibility="collapse">
          <table:table-cell office:value-type="float" office:value="273" calcext:value-type="float">
            <text:p>273</text:p>
          </table:table-cell>
          <table:table-cell table:formula="of:=1/[.A274]" office:value-type="float" office:value="0.00366300366300366" calcext:value-type="float">
            <text:p>0,003663003663004</text:p>
          </table:table-cell>
          <table:table-cell table:formula="of:=[.C273]+[.B274]" office:value-type="float" office:value="6.18851784378651" calcext:value-type="float">
            <text:p>6,18851784378651</text:p>
          </table:table-cell>
          <table:table-cell/>
        </table:table-row>
        <table:table-row table:style-name="ro1" table:visibility="collapse">
          <table:table-cell office:value-type="float" office:value="274" calcext:value-type="float">
            <text:p>274</text:p>
          </table:table-cell>
          <table:table-cell table:formula="of:=1/[.A275]" office:value-type="float" office:value="0.00364963503649635" calcext:value-type="float">
            <text:p>0,003649635036496</text:p>
          </table:table-cell>
          <table:table-cell table:formula="of:=[.C274]+[.B275]" office:value-type="float" office:value="6.19216747882301" calcext:value-type="float">
            <text:p>6,19216747882301</text:p>
          </table:table-cell>
          <table:table-cell/>
        </table:table-row>
        <table:table-row table:style-name="ro1" table:visibility="collapse">
          <table:table-cell office:value-type="float" office:value="275" calcext:value-type="float">
            <text:p>275</text:p>
          </table:table-cell>
          <table:table-cell table:formula="of:=1/[.A276]" office:value-type="float" office:value="0.00363636363636364" calcext:value-type="float">
            <text:p>0,003636363636364</text:p>
          </table:table-cell>
          <table:table-cell table:formula="of:=[.C275]+[.B276]" office:value-type="float" office:value="6.19580384245937" calcext:value-type="float">
            <text:p>6,19580384245937</text:p>
          </table:table-cell>
          <table:table-cell/>
        </table:table-row>
        <table:table-row table:style-name="ro1" table:visibility="collapse">
          <table:table-cell office:value-type="float" office:value="276" calcext:value-type="float">
            <text:p>276</text:p>
          </table:table-cell>
          <table:table-cell table:formula="of:=1/[.A277]" office:value-type="float" office:value="0.0036231884057971" calcext:value-type="float">
            <text:p>0,003623188405797</text:p>
          </table:table-cell>
          <table:table-cell table:formula="of:=[.C276]+[.B277]" office:value-type="float" office:value="6.19942703086517" calcext:value-type="float">
            <text:p>6,19942703086517</text:p>
          </table:table-cell>
          <table:table-cell/>
        </table:table-row>
        <table:table-row table:style-name="ro1" table:visibility="collapse">
          <table:table-cell office:value-type="float" office:value="277" calcext:value-type="float">
            <text:p>277</text:p>
          </table:table-cell>
          <table:table-cell table:formula="of:=1/[.A278]" office:value-type="float" office:value="0.0036101083032491" calcext:value-type="float">
            <text:p>0,003610108303249</text:p>
          </table:table-cell>
          <table:table-cell table:formula="of:=[.C277]+[.B278]" office:value-type="float" office:value="6.20303713916842" calcext:value-type="float">
            <text:p>6,20303713916842</text:p>
          </table:table-cell>
          <table:table-cell/>
        </table:table-row>
        <table:table-row table:style-name="ro1" table:visibility="collapse">
          <table:table-cell office:value-type="float" office:value="278" calcext:value-type="float">
            <text:p>278</text:p>
          </table:table-cell>
          <table:table-cell table:formula="of:=1/[.A279]" office:value-type="float" office:value="0.00359712230215827" calcext:value-type="float">
            <text:p>0,003597122302158</text:p>
          </table:table-cell>
          <table:table-cell table:formula="of:=[.C278]+[.B279]" office:value-type="float" office:value="6.20663426147057" calcext:value-type="float">
            <text:p>6,20663426147057</text:p>
          </table:table-cell>
          <table:table-cell/>
        </table:table-row>
        <table:table-row table:style-name="ro1" table:visibility="collapse">
          <table:table-cell office:value-type="float" office:value="279" calcext:value-type="float">
            <text:p>279</text:p>
          </table:table-cell>
          <table:table-cell table:formula="of:=1/[.A280]" office:value-type="float" office:value="0.003584229390681" calcext:value-type="float">
            <text:p>0,003584229390681</text:p>
          </table:table-cell>
          <table:table-cell table:formula="of:=[.C279]+[.B280]" office:value-type="float" office:value="6.21021849086125" calcext:value-type="float">
            <text:p>6,21021849086125</text:p>
          </table:table-cell>
          <table:table-cell/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 table:formula="of:=1/[.A281]" office:value-type="float" office:value="0.00357142857142857" calcext:value-type="float">
            <text:p>0,003571428571429</text:p>
          </table:table-cell>
          <table:table-cell table:formula="of:=[.C280]+[.B281]" office:value-type="float" office:value="6.21378991943268" calcext:value-type="float">
            <text:p>6,21378991943268</text:p>
          </table:table-cell>
          <table:table-cell/>
        </table:table-row>
        <table:table-row table:style-name="ro1" table:visibility="collapse">
          <table:table-cell office:value-type="float" office:value="281" calcext:value-type="float">
            <text:p>281</text:p>
          </table:table-cell>
          <table:table-cell table:formula="of:=1/[.A282]" office:value-type="float" office:value="0.00355871886120996" calcext:value-type="float">
            <text:p>0,00355871886121</text:p>
          </table:table-cell>
          <table:table-cell table:formula="of:=[.C281]+[.B282]" office:value-type="float" office:value="6.21734863829389" calcext:value-type="float">
            <text:p>6,21734863829389</text:p>
          </table:table-cell>
          <table:table-cell/>
        </table:table-row>
        <table:table-row table:style-name="ro1" table:visibility="collapse">
          <table:table-cell office:value-type="float" office:value="282" calcext:value-type="float">
            <text:p>282</text:p>
          </table:table-cell>
          <table:table-cell table:formula="of:=1/[.A283]" office:value-type="float" office:value="0.00354609929078014" calcext:value-type="float">
            <text:p>0,00354609929078</text:p>
          </table:table-cell>
          <table:table-cell table:formula="of:=[.C282]+[.B283]" office:value-type="float" office:value="6.22089473758467" calcext:value-type="float">
            <text:p>6,22089473758467</text:p>
          </table:table-cell>
          <table:table-cell/>
        </table:table-row>
        <table:table-row table:style-name="ro1" table:visibility="collapse">
          <table:table-cell office:value-type="float" office:value="283" calcext:value-type="float">
            <text:p>283</text:p>
          </table:table-cell>
          <table:table-cell table:formula="of:=1/[.A284]" office:value-type="float" office:value="0.00353356890459364" calcext:value-type="float">
            <text:p>0,003533568904594</text:p>
          </table:table-cell>
          <table:table-cell table:formula="of:=[.C283]+[.B284]" office:value-type="float" office:value="6.22442830648927" calcext:value-type="float">
            <text:p>6,22442830648927</text:p>
          </table:table-cell>
          <table:table-cell/>
        </table:table-row>
        <table:table-row table:style-name="ro1" table:visibility="collapse">
          <table:table-cell office:value-type="float" office:value="284" calcext:value-type="float">
            <text:p>284</text:p>
          </table:table-cell>
          <table:table-cell table:formula="of:=1/[.A285]" office:value-type="float" office:value="0.00352112676056338" calcext:value-type="float">
            <text:p>0,003521126760563</text:p>
          </table:table-cell>
          <table:table-cell table:formula="of:=[.C284]+[.B285]" office:value-type="float" office:value="6.22794943324983" calcext:value-type="float">
            <text:p>6,22794943324983</text:p>
          </table:table-cell>
          <table:table-cell/>
        </table:table-row>
        <table:table-row table:style-name="ro1" table:visibility="collapse">
          <table:table-cell office:value-type="float" office:value="285" calcext:value-type="float">
            <text:p>285</text:p>
          </table:table-cell>
          <table:table-cell table:formula="of:=1/[.A286]" office:value-type="float" office:value="0.00350877192982456" calcext:value-type="float">
            <text:p>0,003508771929825</text:p>
          </table:table-cell>
          <table:table-cell table:formula="of:=[.C285]+[.B286]" office:value-type="float" office:value="6.23145820517965" calcext:value-type="float">
            <text:p>6,23145820517965</text:p>
          </table:table-cell>
          <table:table-cell/>
        </table:table-row>
        <table:table-row table:style-name="ro1" table:visibility="collapse">
          <table:table-cell office:value-type="float" office:value="286" calcext:value-type="float">
            <text:p>286</text:p>
          </table:table-cell>
          <table:table-cell table:formula="of:=1/[.A287]" office:value-type="float" office:value="0.0034965034965035" calcext:value-type="float">
            <text:p>0,003496503496504</text:p>
          </table:table-cell>
          <table:table-cell table:formula="of:=[.C286]+[.B287]" office:value-type="float" office:value="6.23495470867616" calcext:value-type="float">
            <text:p>6,23495470867616</text:p>
          </table:table-cell>
          <table:table-cell/>
        </table:table-row>
        <table:table-row table:style-name="ro1" table:visibility="collapse">
          <table:table-cell office:value-type="float" office:value="287" calcext:value-type="float">
            <text:p>287</text:p>
          </table:table-cell>
          <table:table-cell table:formula="of:=1/[.A288]" office:value-type="float" office:value="0.00348432055749129" calcext:value-type="float">
            <text:p>0,003484320557491</text:p>
          </table:table-cell>
          <table:table-cell table:formula="of:=[.C287]+[.B288]" office:value-type="float" office:value="6.23843902923365" calcext:value-type="float">
            <text:p>6,23843902923365</text:p>
          </table:table-cell>
          <table:table-cell/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table:formula="of:=1/[.A289]" office:value-type="float" office:value="0.00347222222222222" calcext:value-type="float">
            <text:p>0,003472222222222</text:p>
          </table:table-cell>
          <table:table-cell table:formula="of:=[.C288]+[.B289]" office:value-type="float" office:value="6.24191125145587" calcext:value-type="float">
            <text:p>6,24191125145587</text:p>
          </table:table-cell>
          <table:table-cell/>
        </table:table-row>
        <table:table-row table:style-name="ro1" table:visibility="collapse">
          <table:table-cell office:value-type="float" office:value="289" calcext:value-type="float">
            <text:p>289</text:p>
          </table:table-cell>
          <table:table-cell table:formula="of:=1/[.A290]" office:value-type="float" office:value="0.00346020761245675" calcext:value-type="float">
            <text:p>0,003460207612457</text:p>
          </table:table-cell>
          <table:table-cell table:formula="of:=[.C289]+[.B290]" office:value-type="float" office:value="6.24537145906833" calcext:value-type="float">
            <text:p>6,24537145906833</text:p>
          </table:table-cell>
          <table:table-cell/>
        </table:table-row>
        <table:table-row table:style-name="ro1" table:visibility="collapse">
          <table:table-cell office:value-type="float" office:value="290" calcext:value-type="float">
            <text:p>290</text:p>
          </table:table-cell>
          <table:table-cell table:formula="of:=1/[.A291]" office:value-type="float" office:value="0.00344827586206897" calcext:value-type="float">
            <text:p>0,003448275862069</text:p>
          </table:table-cell>
          <table:table-cell table:formula="of:=[.C290]+[.B291]" office:value-type="float" office:value="6.2488197349304" calcext:value-type="float">
            <text:p>6,2488197349304</text:p>
          </table:table-cell>
          <table:table-cell/>
        </table:table-row>
        <table:table-row table:style-name="ro1" table:visibility="collapse">
          <table:table-cell office:value-type="float" office:value="291" calcext:value-type="float">
            <text:p>291</text:p>
          </table:table-cell>
          <table:table-cell table:formula="of:=1/[.A292]" office:value-type="float" office:value="0.00343642611683849" calcext:value-type="float">
            <text:p>0,003436426116838</text:p>
          </table:table-cell>
          <table:table-cell table:formula="of:=[.C291]+[.B292]" office:value-type="float" office:value="6.25225616104723" calcext:value-type="float">
            <text:p>6,25225616104723</text:p>
          </table:table-cell>
          <table:table-cell/>
        </table:table-row>
        <table:table-row table:style-name="ro1" table:visibility="collapse">
          <table:table-cell office:value-type="float" office:value="292" calcext:value-type="float">
            <text:p>292</text:p>
          </table:table-cell>
          <table:table-cell table:formula="of:=1/[.A293]" office:value-type="float" office:value="0.00342465753424658" calcext:value-type="float">
            <text:p>0,003424657534247</text:p>
          </table:table-cell>
          <table:table-cell table:formula="of:=[.C292]+[.B293]" office:value-type="float" office:value="6.25568081858148" calcext:value-type="float">
            <text:p>6,25568081858148</text:p>
          </table:table-cell>
          <table:table-cell/>
        </table:table-row>
        <table:table-row table:style-name="ro1" table:visibility="collapse">
          <table:table-cell office:value-type="float" office:value="293" calcext:value-type="float">
            <text:p>293</text:p>
          </table:table-cell>
          <table:table-cell table:formula="of:=1/[.A294]" office:value-type="float" office:value="0.00341296928327645" calcext:value-type="float">
            <text:p>0,003412969283276</text:p>
          </table:table-cell>
          <table:table-cell table:formula="of:=[.C293]+[.B294]" office:value-type="float" office:value="6.25909378786476" calcext:value-type="float">
            <text:p>6,25909378786476</text:p>
          </table:table-cell>
          <table:table-cell/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table:formula="of:=1/[.A295]" office:value-type="float" office:value="0.00340136054421769" calcext:value-type="float">
            <text:p>0,003401360544218</text:p>
          </table:table-cell>
          <table:table-cell table:formula="of:=[.C294]+[.B295]" office:value-type="float" office:value="6.26249514840898" calcext:value-type="float">
            <text:p>6,26249514840898</text:p>
          </table:table-cell>
          <table:table-cell/>
        </table:table-row>
        <table:table-row table:style-name="ro1" table:visibility="collapse">
          <table:table-cell office:value-type="float" office:value="295" calcext:value-type="float">
            <text:p>295</text:p>
          </table:table-cell>
          <table:table-cell table:formula="of:=1/[.A296]" office:value-type="float" office:value="0.00338983050847458" calcext:value-type="float">
            <text:p>0,003389830508475</text:p>
          </table:table-cell>
          <table:table-cell table:formula="of:=[.C295]+[.B296]" office:value-type="float" office:value="6.26588497891745" calcext:value-type="float">
            <text:p>6,26588497891745</text:p>
          </table:table-cell>
          <table:table-cell/>
        </table:table-row>
        <table:table-row table:style-name="ro1" table:visibility="collapse">
          <table:table-cell office:value-type="float" office:value="296" calcext:value-type="float">
            <text:p>296</text:p>
          </table:table-cell>
          <table:table-cell table:formula="of:=1/[.A297]" office:value-type="float" office:value="0.00337837837837838" calcext:value-type="float">
            <text:p>0,003378378378378</text:p>
          </table:table-cell>
          <table:table-cell table:formula="of:=[.C296]+[.B297]" office:value-type="float" office:value="6.26926335729583" calcext:value-type="float">
            <text:p>6,26926335729583</text:p>
          </table:table-cell>
          <table:table-cell/>
        </table:table-row>
        <table:table-row table:style-name="ro1" table:visibility="collapse">
          <table:table-cell office:value-type="float" office:value="297" calcext:value-type="float">
            <text:p>297</text:p>
          </table:table-cell>
          <table:table-cell table:formula="of:=1/[.A298]" office:value-type="float" office:value="0.00336700336700337" calcext:value-type="float">
            <text:p>0,003367003367003</text:p>
          </table:table-cell>
          <table:table-cell table:formula="of:=[.C297]+[.B298]" office:value-type="float" office:value="6.27263036066283" calcext:value-type="float">
            <text:p>6,27263036066283</text:p>
          </table:table-cell>
          <table:table-cell/>
        </table:table-row>
        <table:table-row table:style-name="ro1" table:visibility="collapse">
          <table:table-cell office:value-type="float" office:value="298" calcext:value-type="float">
            <text:p>298</text:p>
          </table:table-cell>
          <table:table-cell table:formula="of:=1/[.A299]" office:value-type="float" office:value="0.00335570469798658" calcext:value-type="float">
            <text:p>0,003355704697987</text:p>
          </table:table-cell>
          <table:table-cell table:formula="of:=[.C298]+[.B299]" office:value-type="float" office:value="6.27598606536082" calcext:value-type="float">
            <text:p>6,27598606536082</text:p>
          </table:table-cell>
          <table:table-cell/>
        </table:table-row>
        <table:table-row table:style-name="ro1" table:visibility="collapse">
          <table:table-cell office:value-type="float" office:value="299" calcext:value-type="float">
            <text:p>299</text:p>
          </table:table-cell>
          <table:table-cell table:formula="of:=1/[.A300]" office:value-type="float" office:value="0.00334448160535117" calcext:value-type="float">
            <text:p>0,003344481605351</text:p>
          </table:table-cell>
          <table:table-cell table:formula="of:=[.C299]+[.B300]" office:value-type="float" office:value="6.27933054696617" calcext:value-type="float">
            <text:p>6,27933054696617</text:p>
          </table:table-cell>
          <table:table-cell/>
        </table:table-row>
        <table:table-row table:style-name="ro1" table:visibility="collapse">
          <table:table-cell office:value-type="float" office:value="300" calcext:value-type="float">
            <text:p>300</text:p>
          </table:table-cell>
          <table:table-cell table:formula="of:=1/[.A301]" office:value-type="float" office:value="0.00333333333333333" calcext:value-type="float">
            <text:p>0,003333333333333</text:p>
          </table:table-cell>
          <table:table-cell table:formula="of:=[.C300]+[.B301]" office:value-type="float" office:value="6.2826638802995" calcext:value-type="float">
            <text:p>6,2826638802995</text:p>
          </table:table-cell>
          <table:table-cell/>
        </table:table-row>
        <table:table-row table:style-name="ro1" table:visibility="collapse">
          <table:table-cell office:value-type="float" office:value="301" calcext:value-type="float">
            <text:p>301</text:p>
          </table:table-cell>
          <table:table-cell table:formula="of:=1/[.A302]" office:value-type="float" office:value="0.00332225913621262" calcext:value-type="float">
            <text:p>0,003322259136213</text:p>
          </table:table-cell>
          <table:table-cell table:formula="of:=[.C301]+[.B302]" office:value-type="float" office:value="6.28598613943572" calcext:value-type="float">
            <text:p>6,28598613943572</text:p>
          </table:table-cell>
          <table:table-cell/>
        </table:table-row>
        <table:table-row table:style-name="ro1" table:visibility="collapse">
          <table:table-cell office:value-type="float" office:value="302" calcext:value-type="float">
            <text:p>302</text:p>
          </table:table-cell>
          <table:table-cell table:formula="of:=1/[.A303]" office:value-type="float" office:value="0.0033112582781457" calcext:value-type="float">
            <text:p>0,003311258278146</text:p>
          </table:table-cell>
          <table:table-cell table:formula="of:=[.C302]+[.B303]" office:value-type="float" office:value="6.28929739771386" calcext:value-type="float">
            <text:p>6,28929739771386</text:p>
          </table:table-cell>
          <table:table-cell/>
        </table:table-row>
        <table:table-row table:style-name="ro1" table:visibility="collapse">
          <table:table-cell office:value-type="float" office:value="303" calcext:value-type="float">
            <text:p>303</text:p>
          </table:table-cell>
          <table:table-cell table:formula="of:=1/[.A304]" office:value-type="float" office:value="0.0033003300330033" calcext:value-type="float">
            <text:p>0,003300330033003</text:p>
          </table:table-cell>
          <table:table-cell table:formula="of:=[.C303]+[.B304]" office:value-type="float" office:value="6.29259772774686" calcext:value-type="float">
            <text:p>6,29259772774686</text:p>
          </table:table-cell>
          <table:table-cell/>
        </table:table-row>
        <table:table-row table:style-name="ro1" table:visibility="collapse">
          <table:table-cell office:value-type="float" office:value="304" calcext:value-type="float">
            <text:p>304</text:p>
          </table:table-cell>
          <table:table-cell table:formula="of:=1/[.A305]" office:value-type="float" office:value="0.00328947368421053" calcext:value-type="float">
            <text:p>0,003289473684211</text:p>
          </table:table-cell>
          <table:table-cell table:formula="of:=[.C304]+[.B305]" office:value-type="float" office:value="6.29588720143107" calcext:value-type="float">
            <text:p>6,29588720143107</text:p>
          </table:table-cell>
          <table:table-cell/>
        </table:table-row>
        <table:table-row table:style-name="ro1" table:visibility="collapse">
          <table:table-cell office:value-type="float" office:value="305" calcext:value-type="float">
            <text:p>305</text:p>
          </table:table-cell>
          <table:table-cell table:formula="of:=1/[.A306]" office:value-type="float" office:value="0.00327868852459016" calcext:value-type="float">
            <text:p>0,00327868852459</text:p>
          </table:table-cell>
          <table:table-cell table:formula="of:=[.C305]+[.B306]" office:value-type="float" office:value="6.29916588995566" calcext:value-type="float">
            <text:p>6,29916588995566</text:p>
          </table:table-cell>
          <table:table-cell/>
        </table:table-row>
        <table:table-row table:style-name="ro1" table:visibility="collapse">
          <table:table-cell office:value-type="float" office:value="306" calcext:value-type="float">
            <text:p>306</text:p>
          </table:table-cell>
          <table:table-cell table:formula="of:=1/[.A307]" office:value-type="float" office:value="0.00326797385620915" calcext:value-type="float">
            <text:p>0,003267973856209</text:p>
          </table:table-cell>
          <table:table-cell table:formula="of:=[.C306]+[.B307]" office:value-type="float" office:value="6.30243386381187" calcext:value-type="float">
            <text:p>6,30243386381187</text:p>
          </table:table-cell>
          <table:table-cell/>
        </table:table-row>
        <table:table-row table:style-name="ro1" table:visibility="collapse">
          <table:table-cell office:value-type="float" office:value="307" calcext:value-type="float">
            <text:p>307</text:p>
          </table:table-cell>
          <table:table-cell table:formula="of:=1/[.A308]" office:value-type="float" office:value="0.00325732899022801" calcext:value-type="float">
            <text:p>0,003257328990228</text:p>
          </table:table-cell>
          <table:table-cell table:formula="of:=[.C307]+[.B308]" office:value-type="float" office:value="6.3056911928021" calcext:value-type="float">
            <text:p>6,3056911928021</text:p>
          </table:table-cell>
          <table:table-cell/>
        </table:table-row>
        <table:table-row table:style-name="ro1" table:visibility="collapse">
          <table:table-cell office:value-type="float" office:value="308" calcext:value-type="float">
            <text:p>308</text:p>
          </table:table-cell>
          <table:table-cell table:formula="of:=1/[.A309]" office:value-type="float" office:value="0.00324675324675325" calcext:value-type="float">
            <text:p>0,003246753246753</text:p>
          </table:table-cell>
          <table:table-cell table:formula="of:=[.C308]+[.B309]" office:value-type="float" office:value="6.30893794604885" calcext:value-type="float">
            <text:p>6,30893794604885</text:p>
          </table:table-cell>
          <table:table-cell/>
        </table:table-row>
        <table:table-row table:style-name="ro1" table:visibility="collapse">
          <table:table-cell office:value-type="float" office:value="309" calcext:value-type="float">
            <text:p>309</text:p>
          </table:table-cell>
          <table:table-cell table:formula="of:=1/[.A310]" office:value-type="float" office:value="0.00323624595469256" calcext:value-type="float">
            <text:p>0,003236245954693</text:p>
          </table:table-cell>
          <table:table-cell table:formula="of:=[.C309]+[.B310]" office:value-type="float" office:value="6.31217419200355" calcext:value-type="float">
            <text:p>6,31217419200355</text:p>
          </table:table-cell>
          <table:table-cell/>
        </table:table-row>
        <table:table-row table:style-name="ro1" table:visibility="collapse">
          <table:table-cell office:value-type="float" office:value="310" calcext:value-type="float">
            <text:p>310</text:p>
          </table:table-cell>
          <table:table-cell table:formula="of:=1/[.A311]" office:value-type="float" office:value="0.0032258064516129" calcext:value-type="float">
            <text:p>0,003225806451613</text:p>
          </table:table-cell>
          <table:table-cell table:formula="of:=[.C310]+[.B311]" office:value-type="float" office:value="6.31539999845516" calcext:value-type="float">
            <text:p>6,31539999845516</text:p>
          </table:table-cell>
          <table:table-cell/>
        </table:table-row>
        <table:table-row table:style-name="ro1" table:visibility="collapse">
          <table:table-cell office:value-type="float" office:value="311" calcext:value-type="float">
            <text:p>311</text:p>
          </table:table-cell>
          <table:table-cell table:formula="of:=1/[.A312]" office:value-type="float" office:value="0.00321543408360129" calcext:value-type="float">
            <text:p>0,003215434083601</text:p>
          </table:table-cell>
          <table:table-cell table:formula="of:=[.C311]+[.B312]" office:value-type="float" office:value="6.31861543253876" calcext:value-type="float">
            <text:p>6,31861543253876</text:p>
          </table:table-cell>
          <table:table-cell/>
        </table:table-row>
        <table:table-row table:style-name="ro1" table:visibility="collapse">
          <table:table-cell office:value-type="float" office:value="312" calcext:value-type="float">
            <text:p>312</text:p>
          </table:table-cell>
          <table:table-cell table:formula="of:=1/[.A313]" office:value-type="float" office:value="0.0032051282051282" calcext:value-type="float">
            <text:p>0,003205128205128</text:p>
          </table:table-cell>
          <table:table-cell table:formula="of:=[.C312]+[.B313]" office:value-type="float" office:value="6.32182056074389" calcext:value-type="float">
            <text:p>6,32182056074389</text:p>
          </table:table-cell>
          <table:table-cell/>
        </table:table-row>
        <table:table-row table:style-name="ro1" table:visibility="collapse">
          <table:table-cell office:value-type="float" office:value="313" calcext:value-type="float">
            <text:p>313</text:p>
          </table:table-cell>
          <table:table-cell table:formula="of:=1/[.A314]" office:value-type="float" office:value="0.00319488817891374" calcext:value-type="float">
            <text:p>0,003194888178914</text:p>
          </table:table-cell>
          <table:table-cell table:formula="of:=[.C313]+[.B314]" office:value-type="float" office:value="6.3250154489228" calcext:value-type="float">
            <text:p>6,3250154489228</text:p>
          </table:table-cell>
          <table:table-cell/>
        </table:table-row>
        <table:table-row table:style-name="ro1" table:visibility="collapse">
          <table:table-cell office:value-type="float" office:value="314" calcext:value-type="float">
            <text:p>314</text:p>
          </table:table-cell>
          <table:table-cell table:formula="of:=1/[.A315]" office:value-type="float" office:value="0.00318471337579618" calcext:value-type="float">
            <text:p>0,003184713375796</text:p>
          </table:table-cell>
          <table:table-cell table:formula="of:=[.C314]+[.B315]" office:value-type="float" office:value="6.3282001622986" calcext:value-type="float">
            <text:p>6,3282001622986</text:p>
          </table:table-cell>
          <table:table-cell/>
        </table:table-row>
        <table:table-row table:style-name="ro1" table:visibility="collapse">
          <table:table-cell office:value-type="float" office:value="315" calcext:value-type="float">
            <text:p>315</text:p>
          </table:table-cell>
          <table:table-cell table:formula="of:=1/[.A316]" office:value-type="float" office:value="0.00317460317460317" calcext:value-type="float">
            <text:p>0,003174603174603</text:p>
          </table:table-cell>
          <table:table-cell table:formula="of:=[.C315]+[.B316]" office:value-type="float" office:value="6.3313747654732" calcext:value-type="float">
            <text:p>6,3313747654732</text:p>
          </table:table-cell>
          <table:table-cell/>
        </table:table-row>
        <table:table-row table:style-name="ro1" table:visibility="collapse">
          <table:table-cell office:value-type="float" office:value="316" calcext:value-type="float">
            <text:p>316</text:p>
          </table:table-cell>
          <table:table-cell table:formula="of:=1/[.A317]" office:value-type="float" office:value="0.00316455696202532" calcext:value-type="float">
            <text:p>0,003164556962025</text:p>
          </table:table-cell>
          <table:table-cell table:formula="of:=[.C316]+[.B317]" office:value-type="float" office:value="6.33453932243523" calcext:value-type="float">
            <text:p>6,33453932243523</text:p>
          </table:table-cell>
          <table:table-cell/>
        </table:table-row>
        <table:table-row table:style-name="ro1" table:visibility="collapse">
          <table:table-cell office:value-type="float" office:value="317" calcext:value-type="float">
            <text:p>317</text:p>
          </table:table-cell>
          <table:table-cell table:formula="of:=1/[.A318]" office:value-type="float" office:value="0.00315457413249211" calcext:value-type="float">
            <text:p>0,003154574132492</text:p>
          </table:table-cell>
          <table:table-cell table:formula="of:=[.C317]+[.B318]" office:value-type="float" office:value="6.33769389656772" calcext:value-type="float">
            <text:p>6,33769389656772</text:p>
          </table:table-cell>
          <table:table-cell/>
        </table:table-row>
        <table:table-row table:style-name="ro1" table:visibility="collapse">
          <table:table-cell office:value-type="float" office:value="318" calcext:value-type="float">
            <text:p>318</text:p>
          </table:table-cell>
          <table:table-cell table:formula="of:=1/[.A319]" office:value-type="float" office:value="0.00314465408805031" calcext:value-type="float">
            <text:p>0,00314465408805</text:p>
          </table:table-cell>
          <table:table-cell table:formula="of:=[.C318]+[.B319]" office:value-type="float" office:value="6.34083855065577" calcext:value-type="float">
            <text:p>6,34083855065577</text:p>
          </table:table-cell>
          <table:table-cell/>
        </table:table-row>
        <table:table-row table:style-name="ro1" table:visibility="collapse">
          <table:table-cell office:value-type="float" office:value="319" calcext:value-type="float">
            <text:p>319</text:p>
          </table:table-cell>
          <table:table-cell table:formula="of:=1/[.A320]" office:value-type="float" office:value="0.00313479623824451" calcext:value-type="float">
            <text:p>0,003134796238245</text:p>
          </table:table-cell>
          <table:table-cell table:formula="of:=[.C319]+[.B320]" office:value-type="float" office:value="6.34397334689401" calcext:value-type="float">
            <text:p>6,34397334689401</text:p>
          </table:table-cell>
          <table:table-cell/>
        </table:table-row>
        <table:table-row table:style-name="ro1" table:visibility="collapse">
          <table:table-cell office:value-type="float" office:value="320" calcext:value-type="float">
            <text:p>320</text:p>
          </table:table-cell>
          <table:table-cell table:formula="of:=1/[.A321]" office:value-type="float" office:value="0.003125" calcext:value-type="float">
            <text:p>0,003125</text:p>
          </table:table-cell>
          <table:table-cell table:formula="of:=[.C320]+[.B321]" office:value-type="float" office:value="6.34709834689401" calcext:value-type="float">
            <text:p>6,34709834689401</text:p>
          </table:table-cell>
          <table:table-cell/>
        </table:table-row>
        <table:table-row table:style-name="ro1" table:visibility="collapse">
          <table:table-cell office:value-type="float" office:value="321" calcext:value-type="float">
            <text:p>321</text:p>
          </table:table-cell>
          <table:table-cell table:formula="of:=1/[.A322]" office:value-type="float" office:value="0.00311526479750779" calcext:value-type="float">
            <text:p>0,003115264797508</text:p>
          </table:table-cell>
          <table:table-cell table:formula="of:=[.C321]+[.B322]" office:value-type="float" office:value="6.35021361169152" calcext:value-type="float">
            <text:p>6,35021361169152</text:p>
          </table:table-cell>
          <table:table-cell/>
        </table:table-row>
        <table:table-row table:style-name="ro1" table:visibility="collapse">
          <table:table-cell office:value-type="float" office:value="322" calcext:value-type="float">
            <text:p>322</text:p>
          </table:table-cell>
          <table:table-cell table:formula="of:=1/[.A323]" office:value-type="float" office:value="0.0031055900621118" calcext:value-type="float">
            <text:p>0,003105590062112</text:p>
          </table:table-cell>
          <table:table-cell table:formula="of:=[.C322]+[.B323]" office:value-type="float" office:value="6.35331920175363" calcext:value-type="float">
            <text:p>6,35331920175363</text:p>
          </table:table-cell>
          <table:table-cell/>
        </table:table-row>
        <table:table-row table:style-name="ro1" table:visibility="collapse">
          <table:table-cell office:value-type="float" office:value="323" calcext:value-type="float">
            <text:p>323</text:p>
          </table:table-cell>
          <table:table-cell table:formula="of:=1/[.A324]" office:value-type="float" office:value="0.00309597523219814" calcext:value-type="float">
            <text:p>0,003095975232198</text:p>
          </table:table-cell>
          <table:table-cell table:formula="of:=[.C323]+[.B324]" office:value-type="float" office:value="6.35641517698583" calcext:value-type="float">
            <text:p>6,35641517698583</text:p>
          </table:table-cell>
          <table:table-cell/>
        </table:table-row>
        <table:table-row table:style-name="ro1" table:visibility="collapse">
          <table:table-cell office:value-type="float" office:value="324" calcext:value-type="float">
            <text:p>324</text:p>
          </table:table-cell>
          <table:table-cell table:formula="of:=1/[.A325]" office:value-type="float" office:value="0.00308641975308642" calcext:value-type="float">
            <text:p>0,003086419753086</text:p>
          </table:table-cell>
          <table:table-cell table:formula="of:=[.C324]+[.B325]" office:value-type="float" office:value="6.35950159673892" calcext:value-type="float">
            <text:p>6,35950159673892</text:p>
          </table:table-cell>
          <table:table-cell/>
        </table:table-row>
        <table:table-row table:style-name="ro1" table:visibility="collapse">
          <table:table-cell office:value-type="float" office:value="325" calcext:value-type="float">
            <text:p>325</text:p>
          </table:table-cell>
          <table:table-cell table:formula="of:=1/[.A326]" office:value-type="float" office:value="0.00307692307692308" calcext:value-type="float">
            <text:p>0,003076923076923</text:p>
          </table:table-cell>
          <table:table-cell table:formula="of:=[.C325]+[.B326]" office:value-type="float" office:value="6.36257851981584" calcext:value-type="float">
            <text:p>6,36257851981584</text:p>
          </table:table-cell>
          <table:table-cell/>
        </table:table-row>
        <table:table-row table:style-name="ro1" table:visibility="collapse">
          <table:table-cell office:value-type="float" office:value="326" calcext:value-type="float">
            <text:p>326</text:p>
          </table:table-cell>
          <table:table-cell table:formula="of:=1/[.A327]" office:value-type="float" office:value="0.00306748466257669" calcext:value-type="float">
            <text:p>0,003067484662577</text:p>
          </table:table-cell>
          <table:table-cell table:formula="of:=[.C326]+[.B327]" office:value-type="float" office:value="6.36564600447842" calcext:value-type="float">
            <text:p>6,36564600447842</text:p>
          </table:table-cell>
          <table:table-cell/>
        </table:table-row>
        <table:table-row table:style-name="ro1" table:visibility="collapse">
          <table:table-cell office:value-type="float" office:value="327" calcext:value-type="float">
            <text:p>327</text:p>
          </table:table-cell>
          <table:table-cell table:formula="of:=1/[.A328]" office:value-type="float" office:value="0.00305810397553517" calcext:value-type="float">
            <text:p>0,003058103975535</text:p>
          </table:table-cell>
          <table:table-cell table:formula="of:=[.C327]+[.B328]" office:value-type="float" office:value="6.36870410845395" calcext:value-type="float">
            <text:p>6,36870410845395</text:p>
          </table:table-cell>
          <table:table-cell/>
        </table:table-row>
        <table:table-row table:style-name="ro1" table:visibility="collapse">
          <table:table-cell office:value-type="float" office:value="328" calcext:value-type="float">
            <text:p>328</text:p>
          </table:table-cell>
          <table:table-cell table:formula="of:=1/[.A329]" office:value-type="float" office:value="0.00304878048780488" calcext:value-type="float">
            <text:p>0,003048780487805</text:p>
          </table:table-cell>
          <table:table-cell table:formula="of:=[.C328]+[.B329]" office:value-type="float" office:value="6.37175288894176" calcext:value-type="float">
            <text:p>6,37175288894176</text:p>
          </table:table-cell>
          <table:table-cell/>
        </table:table-row>
        <table:table-row table:style-name="ro1" table:visibility="collapse">
          <table:table-cell office:value-type="float" office:value="329" calcext:value-type="float">
            <text:p>329</text:p>
          </table:table-cell>
          <table:table-cell table:formula="of:=1/[.A330]" office:value-type="float" office:value="0.00303951367781155" calcext:value-type="float">
            <text:p>0,003039513677812</text:p>
          </table:table-cell>
          <table:table-cell table:formula="of:=[.C329]+[.B330]" office:value-type="float" office:value="6.37479240261957" calcext:value-type="float">
            <text:p>6,37479240261957</text:p>
          </table:table-cell>
          <table:table-cell/>
        </table:table-row>
        <table:table-row table:style-name="ro1" table:visibility="collapse">
          <table:table-cell office:value-type="float" office:value="330" calcext:value-type="float">
            <text:p>330</text:p>
          </table:table-cell>
          <table:table-cell table:formula="of:=1/[.A331]" office:value-type="float" office:value="0.00303030303030303" calcext:value-type="float">
            <text:p>0,003030303030303</text:p>
          </table:table-cell>
          <table:table-cell table:formula="of:=[.C330]+[.B331]" office:value-type="float" office:value="6.37782270564987" calcext:value-type="float">
            <text:p>6,37782270564987</text:p>
          </table:table-cell>
          <table:table-cell/>
        </table:table-row>
        <table:table-row table:style-name="ro1" table:visibility="collapse">
          <table:table-cell office:value-type="float" office:value="331" calcext:value-type="float">
            <text:p>331</text:p>
          </table:table-cell>
          <table:table-cell table:formula="of:=1/[.A332]" office:value-type="float" office:value="0.00302114803625378" calcext:value-type="float">
            <text:p>0,003021148036254</text:p>
          </table:table-cell>
          <table:table-cell table:formula="of:=[.C331]+[.B332]" office:value-type="float" office:value="6.38084385368613" calcext:value-type="float">
            <text:p>6,38084385368613</text:p>
          </table:table-cell>
          <table:table-cell/>
        </table:table-row>
        <table:table-row table:style-name="ro1" table:visibility="collapse">
          <table:table-cell office:value-type="float" office:value="332" calcext:value-type="float">
            <text:p>332</text:p>
          </table:table-cell>
          <table:table-cell table:formula="of:=1/[.A333]" office:value-type="float" office:value="0.00301204819277108" calcext:value-type="float">
            <text:p>0,003012048192771</text:p>
          </table:table-cell>
          <table:table-cell table:formula="of:=[.C332]+[.B333]" office:value-type="float" office:value="6.3838559018789" calcext:value-type="float">
            <text:p>6,3838559018789</text:p>
          </table:table-cell>
          <table:table-cell/>
        </table:table-row>
        <table:table-row table:style-name="ro1" table:visibility="collapse">
          <table:table-cell office:value-type="float" office:value="333" calcext:value-type="float">
            <text:p>333</text:p>
          </table:table-cell>
          <table:table-cell table:formula="of:=1/[.A334]" office:value-type="float" office:value="0.003003003003003" calcext:value-type="float">
            <text:p>0,003003003003003</text:p>
          </table:table-cell>
          <table:table-cell table:formula="of:=[.C333]+[.B334]" office:value-type="float" office:value="6.3868589048819" calcext:value-type="float">
            <text:p>6,3868589048819</text:p>
          </table:table-cell>
          <table:table-cell/>
        </table:table-row>
        <table:table-row table:style-name="ro1" table:visibility="collapse">
          <table:table-cell office:value-type="float" office:value="334" calcext:value-type="float">
            <text:p>334</text:p>
          </table:table-cell>
          <table:table-cell table:formula="of:=1/[.A335]" office:value-type="float" office:value="0.0029940119760479" calcext:value-type="float">
            <text:p>0,002994011976048</text:p>
          </table:table-cell>
          <table:table-cell table:formula="of:=[.C334]+[.B335]" office:value-type="float" office:value="6.38985291685795" calcext:value-type="float">
            <text:p>6,38985291685795</text:p>
          </table:table-cell>
          <table:table-cell/>
        </table:table-row>
        <table:table-row table:style-name="ro1" table:visibility="collapse">
          <table:table-cell office:value-type="float" office:value="335" calcext:value-type="float">
            <text:p>335</text:p>
          </table:table-cell>
          <table:table-cell table:formula="of:=1/[.A336]" office:value-type="float" office:value="0.00298507462686567" calcext:value-type="float">
            <text:p>0,002985074626866</text:p>
          </table:table-cell>
          <table:table-cell table:formula="of:=[.C335]+[.B336]" office:value-type="float" office:value="6.39283799148481" calcext:value-type="float">
            <text:p>6,39283799148481</text:p>
          </table:table-cell>
          <table:table-cell/>
        </table:table-row>
        <table:table-row table:style-name="ro1" table:visibility="collapse">
          <table:table-cell office:value-type="float" office:value="336" calcext:value-type="float">
            <text:p>336</text:p>
          </table:table-cell>
          <table:table-cell table:formula="of:=1/[.A337]" office:value-type="float" office:value="0.00297619047619048" calcext:value-type="float">
            <text:p>0,00297619047619</text:p>
          </table:table-cell>
          <table:table-cell table:formula="of:=[.C336]+[.B337]" office:value-type="float" office:value="6.395814181961" calcext:value-type="float">
            <text:p>6,395814181961</text:p>
          </table:table-cell>
          <table:table-cell/>
        </table:table-row>
        <table:table-row table:style-name="ro1" table:visibility="collapse">
          <table:table-cell office:value-type="float" office:value="337" calcext:value-type="float">
            <text:p>337</text:p>
          </table:table-cell>
          <table:table-cell table:formula="of:=1/[.A338]" office:value-type="float" office:value="0.0029673590504451" calcext:value-type="float">
            <text:p>0,002967359050445</text:p>
          </table:table-cell>
          <table:table-cell table:formula="of:=[.C337]+[.B338]" office:value-type="float" office:value="6.39878154101145" calcext:value-type="float">
            <text:p>6,39878154101145</text:p>
          </table:table-cell>
          <table:table-cell/>
        </table:table-row>
        <table:table-row table:style-name="ro1" table:visibility="collapse">
          <table:table-cell office:value-type="float" office:value="338" calcext:value-type="float">
            <text:p>338</text:p>
          </table:table-cell>
          <table:table-cell table:formula="of:=1/[.A339]" office:value-type="float" office:value="0.0029585798816568" calcext:value-type="float">
            <text:p>0,002958579881657</text:p>
          </table:table-cell>
          <table:table-cell table:formula="of:=[.C338]+[.B339]" office:value-type="float" office:value="6.4017401208931" calcext:value-type="float">
            <text:p>6,4017401208931</text:p>
          </table:table-cell>
          <table:table-cell/>
        </table:table-row>
        <table:table-row table:style-name="ro1" table:visibility="collapse">
          <table:table-cell office:value-type="float" office:value="339" calcext:value-type="float">
            <text:p>339</text:p>
          </table:table-cell>
          <table:table-cell table:formula="of:=1/[.A340]" office:value-type="float" office:value="0.00294985250737463" calcext:value-type="float">
            <text:p>0,002949852507375</text:p>
          </table:table-cell>
          <table:table-cell table:formula="of:=[.C339]+[.B340]" office:value-type="float" office:value="6.40468997340048" calcext:value-type="float">
            <text:p>6,40468997340048</text:p>
          </table:table-cell>
          <table:table-cell/>
        </table:table-row>
        <table:table-row table:style-name="ro1" table:visibility="collapse">
          <table:table-cell office:value-type="float" office:value="340" calcext:value-type="float">
            <text:p>340</text:p>
          </table:table-cell>
          <table:table-cell table:formula="of:=1/[.A341]" office:value-type="float" office:value="0.00294117647058823" calcext:value-type="float">
            <text:p>0,002941176470588</text:p>
          </table:table-cell>
          <table:table-cell table:formula="of:=[.C340]+[.B341]" office:value-type="float" office:value="6.40763114987107" calcext:value-type="float">
            <text:p>6,40763114987107</text:p>
          </table:table-cell>
          <table:table-cell/>
        </table:table-row>
        <table:table-row table:style-name="ro1" table:visibility="collapse">
          <table:table-cell office:value-type="float" office:value="341" calcext:value-type="float">
            <text:p>341</text:p>
          </table:table-cell>
          <table:table-cell table:formula="of:=1/[.A342]" office:value-type="float" office:value="0.00293255131964809" calcext:value-type="float">
            <text:p>0,002932551319648</text:p>
          </table:table-cell>
          <table:table-cell table:formula="of:=[.C341]+[.B342]" office:value-type="float" office:value="6.41056370119072" calcext:value-type="float">
            <text:p>6,41056370119072</text:p>
          </table:table-cell>
          <table:table-cell/>
        </table:table-row>
        <table:table-row table:style-name="ro1" table:visibility="collapse">
          <table:table-cell office:value-type="float" office:value="342" calcext:value-type="float">
            <text:p>342</text:p>
          </table:table-cell>
          <table:table-cell table:formula="of:=1/[.A343]" office:value-type="float" office:value="0.00292397660818713" calcext:value-type="float">
            <text:p>0,002923976608187</text:p>
          </table:table-cell>
          <table:table-cell table:formula="of:=[.C342]+[.B343]" office:value-type="float" office:value="6.4134876777989" calcext:value-type="float">
            <text:p>6,4134876777989</text:p>
          </table:table-cell>
          <table:table-cell/>
        </table:table-row>
        <table:table-row table:style-name="ro1" table:visibility="collapse">
          <table:table-cell office:value-type="float" office:value="343" calcext:value-type="float">
            <text:p>343</text:p>
          </table:table-cell>
          <table:table-cell table:formula="of:=1/[.A344]" office:value-type="float" office:value="0.00291545189504373" calcext:value-type="float">
            <text:p>0,002915451895044</text:p>
          </table:table-cell>
          <table:table-cell table:formula="of:=[.C343]+[.B344]" office:value-type="float" office:value="6.41640312969395" calcext:value-type="float">
            <text:p>6,41640312969395</text:p>
          </table:table-cell>
          <table:table-cell/>
        </table:table-row>
        <table:table-row table:style-name="ro1" table:visibility="collapse">
          <table:table-cell office:value-type="float" office:value="344" calcext:value-type="float">
            <text:p>344</text:p>
          </table:table-cell>
          <table:table-cell table:formula="of:=1/[.A345]" office:value-type="float" office:value="0.00290697674418605" calcext:value-type="float">
            <text:p>0,002906976744186</text:p>
          </table:table-cell>
          <table:table-cell table:formula="of:=[.C344]+[.B345]" office:value-type="float" office:value="6.41931010643813" calcext:value-type="float">
            <text:p>6,41931010643813</text:p>
          </table:table-cell>
          <table:table-cell/>
        </table:table-row>
        <table:table-row table:style-name="ro1" table:visibility="collapse">
          <table:table-cell office:value-type="float" office:value="345" calcext:value-type="float">
            <text:p>345</text:p>
          </table:table-cell>
          <table:table-cell table:formula="of:=1/[.A346]" office:value-type="float" office:value="0.00289855072463768" calcext:value-type="float">
            <text:p>0,002898550724638</text:p>
          </table:table-cell>
          <table:table-cell table:formula="of:=[.C345]+[.B346]" office:value-type="float" office:value="6.42220865716277" calcext:value-type="float">
            <text:p>6,42220865716277</text:p>
          </table:table-cell>
          <table:table-cell/>
        </table:table-row>
        <table:table-row table:style-name="ro1" table:visibility="collapse">
          <table:table-cell office:value-type="float" office:value="346" calcext:value-type="float">
            <text:p>346</text:p>
          </table:table-cell>
          <table:table-cell table:formula="of:=1/[.A347]" office:value-type="float" office:value="0.00289017341040462" calcext:value-type="float">
            <text:p>0,002890173410405</text:p>
          </table:table-cell>
          <table:table-cell table:formula="of:=[.C346]+[.B347]" office:value-type="float" office:value="6.42509883057318" calcext:value-type="float">
            <text:p>6,42509883057318</text:p>
          </table:table-cell>
          <table:table-cell/>
        </table:table-row>
        <table:table-row table:style-name="ro1" table:visibility="collapse">
          <table:table-cell office:value-type="float" office:value="347" calcext:value-type="float">
            <text:p>347</text:p>
          </table:table-cell>
          <table:table-cell table:formula="of:=1/[.A348]" office:value-type="float" office:value="0.00288184438040346" calcext:value-type="float">
            <text:p>0,002881844380403</text:p>
          </table:table-cell>
          <table:table-cell table:formula="of:=[.C347]+[.B348]" office:value-type="float" office:value="6.42798067495358" calcext:value-type="float">
            <text:p>6,42798067495358</text:p>
          </table:table-cell>
          <table:table-cell/>
        </table:table-row>
        <table:table-row table:style-name="ro1" table:visibility="collapse">
          <table:table-cell office:value-type="float" office:value="348" calcext:value-type="float">
            <text:p>348</text:p>
          </table:table-cell>
          <table:table-cell table:formula="of:=1/[.A349]" office:value-type="float" office:value="0.0028735632183908" calcext:value-type="float">
            <text:p>0,002873563218391</text:p>
          </table:table-cell>
          <table:table-cell table:formula="of:=[.C348]+[.B349]" office:value-type="float" office:value="6.43085423817197" calcext:value-type="float">
            <text:p>6,43085423817197</text:p>
          </table:table-cell>
          <table:table-cell/>
        </table:table-row>
        <table:table-row table:style-name="ro1" table:visibility="collapse">
          <table:table-cell office:value-type="float" office:value="349" calcext:value-type="float">
            <text:p>349</text:p>
          </table:table-cell>
          <table:table-cell table:formula="of:=1/[.A350]" office:value-type="float" office:value="0.00286532951289398" calcext:value-type="float">
            <text:p>0,002865329512894</text:p>
          </table:table-cell>
          <table:table-cell table:formula="of:=[.C349]+[.B350]" office:value-type="float" office:value="6.43371956768486" calcext:value-type="float">
            <text:p>6,43371956768486</text:p>
          </table:table-cell>
          <table:table-cell/>
        </table:table-row>
        <table:table-row table:style-name="ro1" table:visibility="collapse">
          <table:table-cell office:value-type="float" office:value="350" calcext:value-type="float">
            <text:p>350</text:p>
          </table:table-cell>
          <table:table-cell table:formula="of:=1/[.A351]" office:value-type="float" office:value="0.00285714285714286" calcext:value-type="float">
            <text:p>0,002857142857143</text:p>
          </table:table-cell>
          <table:table-cell table:formula="of:=[.C350]+[.B351]" office:value-type="float" office:value="6.43657671054201" calcext:value-type="float">
            <text:p>6,43657671054201</text:p>
          </table:table-cell>
          <table:table-cell/>
        </table:table-row>
        <table:table-row table:style-name="ro1" table:visibility="collapse">
          <table:table-cell office:value-type="float" office:value="351" calcext:value-type="float">
            <text:p>351</text:p>
          </table:table-cell>
          <table:table-cell table:formula="of:=1/[.A352]" office:value-type="float" office:value="0.00284900284900285" calcext:value-type="float">
            <text:p>0,002849002849003</text:p>
          </table:table-cell>
          <table:table-cell table:formula="of:=[.C351]+[.B352]" office:value-type="float" office:value="6.43942571339101" calcext:value-type="float">
            <text:p>6,43942571339101</text:p>
          </table:table-cell>
          <table:table-cell/>
        </table:table-row>
        <table:table-row table:style-name="ro1" table:visibility="collapse">
          <table:table-cell office:value-type="float" office:value="352" calcext:value-type="float">
            <text:p>352</text:p>
          </table:table-cell>
          <table:table-cell table:formula="of:=1/[.A353]" office:value-type="float" office:value="0.00284090909090909" calcext:value-type="float">
            <text:p>0,002840909090909</text:p>
          </table:table-cell>
          <table:table-cell table:formula="of:=[.C352]+[.B353]" office:value-type="float" office:value="6.44226662248192" calcext:value-type="float">
            <text:p>6,44226662248192</text:p>
          </table:table-cell>
          <table:table-cell/>
        </table:table-row>
        <table:table-row table:style-name="ro1" table:visibility="collapse">
          <table:table-cell office:value-type="float" office:value="353" calcext:value-type="float">
            <text:p>353</text:p>
          </table:table-cell>
          <table:table-cell table:formula="of:=1/[.A354]" office:value-type="float" office:value="0.0028328611898017" calcext:value-type="float">
            <text:p>0,002832861189802</text:p>
          </table:table-cell>
          <table:table-cell table:formula="of:=[.C353]+[.B354]" office:value-type="float" office:value="6.44509948367172" calcext:value-type="float">
            <text:p>6,44509948367172</text:p>
          </table:table-cell>
          <table:table-cell/>
        </table:table-row>
        <table:table-row table:style-name="ro1" table:visibility="collapse">
          <table:table-cell office:value-type="float" office:value="354" calcext:value-type="float">
            <text:p>354</text:p>
          </table:table-cell>
          <table:table-cell table:formula="of:=1/[.A355]" office:value-type="float" office:value="0.00282485875706215" calcext:value-type="float">
            <text:p>0,002824858757062</text:p>
          </table:table-cell>
          <table:table-cell table:formula="of:=[.C354]+[.B355]" office:value-type="float" office:value="6.44792434242878" calcext:value-type="float">
            <text:p>6,44792434242878</text:p>
          </table:table-cell>
          <table:table-cell/>
        </table:table-row>
        <table:table-row table:style-name="ro1" table:visibility="collapse">
          <table:table-cell office:value-type="float" office:value="355" calcext:value-type="float">
            <text:p>355</text:p>
          </table:table-cell>
          <table:table-cell table:formula="of:=1/[.A356]" office:value-type="float" office:value="0.0028169014084507" calcext:value-type="float">
            <text:p>0,002816901408451</text:p>
          </table:table-cell>
          <table:table-cell table:formula="of:=[.C355]+[.B356]" office:value-type="float" office:value="6.45074124383724" calcext:value-type="float">
            <text:p>6,45074124383724</text:p>
          </table:table-cell>
          <table:table-cell/>
        </table:table-row>
        <table:table-row table:style-name="ro1" table:visibility="collapse">
          <table:table-cell office:value-type="float" office:value="356" calcext:value-type="float">
            <text:p>356</text:p>
          </table:table-cell>
          <table:table-cell table:formula="of:=1/[.A357]" office:value-type="float" office:value="0.00280898876404494" calcext:value-type="float">
            <text:p>0,002808988764045</text:p>
          </table:table-cell>
          <table:table-cell table:formula="of:=[.C356]+[.B357]" office:value-type="float" office:value="6.45355023260128" calcext:value-type="float">
            <text:p>6,45355023260128</text:p>
          </table:table-cell>
          <table:table-cell/>
        </table:table-row>
        <table:table-row table:style-name="ro1" table:visibility="collapse">
          <table:table-cell office:value-type="float" office:value="357" calcext:value-type="float">
            <text:p>357</text:p>
          </table:table-cell>
          <table:table-cell table:formula="of:=1/[.A358]" office:value-type="float" office:value="0.00280112044817927" calcext:value-type="float">
            <text:p>0,002801120448179</text:p>
          </table:table-cell>
          <table:table-cell table:formula="of:=[.C357]+[.B358]" office:value-type="float" office:value="6.45635135304946" calcext:value-type="float">
            <text:p>6,45635135304946</text:p>
          </table:table-cell>
          <table:table-cell/>
        </table:table-row>
        <table:table-row table:style-name="ro1" table:visibility="collapse">
          <table:table-cell office:value-type="float" office:value="358" calcext:value-type="float">
            <text:p>358</text:p>
          </table:table-cell>
          <table:table-cell table:formula="of:=1/[.A359]" office:value-type="float" office:value="0.00279329608938547" calcext:value-type="float">
            <text:p>0,002793296089385</text:p>
          </table:table-cell>
          <table:table-cell table:formula="of:=[.C358]+[.B359]" office:value-type="float" office:value="6.45914464913884" calcext:value-type="float">
            <text:p>6,45914464913884</text:p>
          </table:table-cell>
          <table:table-cell/>
        </table:table-row>
        <table:table-row table:style-name="ro1" table:visibility="collapse">
          <table:table-cell office:value-type="float" office:value="359" calcext:value-type="float">
            <text:p>359</text:p>
          </table:table-cell>
          <table:table-cell table:formula="of:=1/[.A360]" office:value-type="float" office:value="0.00278551532033426" calcext:value-type="float">
            <text:p>0,002785515320334</text:p>
          </table:table-cell>
          <table:table-cell table:formula="of:=[.C359]+[.B360]" office:value-type="float" office:value="6.46193016445918" calcext:value-type="float">
            <text:p>6,46193016445918</text:p>
          </table:table-cell>
          <table:table-cell/>
        </table:table-row>
        <table:table-row table:style-name="ro1" table:visibility="collapse">
          <table:table-cell office:value-type="float" office:value="360" calcext:value-type="float">
            <text:p>360</text:p>
          </table:table-cell>
          <table:table-cell table:formula="of:=1/[.A361]" office:value-type="float" office:value="0.00277777777777778" calcext:value-type="float">
            <text:p>0,002777777777778</text:p>
          </table:table-cell>
          <table:table-cell table:formula="of:=[.C360]+[.B361]" office:value-type="float" office:value="6.46470794223696" calcext:value-type="float">
            <text:p>6,46470794223696</text:p>
          </table:table-cell>
          <table:table-cell/>
        </table:table-row>
        <table:table-row table:style-name="ro1" table:visibility="collapse">
          <table:table-cell office:value-type="float" office:value="361" calcext:value-type="float">
            <text:p>361</text:p>
          </table:table-cell>
          <table:table-cell table:formula="of:=1/[.A362]" office:value-type="float" office:value="0.00277008310249307" calcext:value-type="float">
            <text:p>0,002770083102493</text:p>
          </table:table-cell>
          <table:table-cell table:formula="of:=[.C361]+[.B362]" office:value-type="float" office:value="6.46747802533945" calcext:value-type="float">
            <text:p>6,46747802533945</text:p>
          </table:table-cell>
          <table:table-cell/>
        </table:table-row>
        <table:table-row table:style-name="ro1" table:visibility="collapse">
          <table:table-cell office:value-type="float" office:value="362" calcext:value-type="float">
            <text:p>362</text:p>
          </table:table-cell>
          <table:table-cell table:formula="of:=1/[.A363]" office:value-type="float" office:value="0.00276243093922652" calcext:value-type="float">
            <text:p>0,002762430939227</text:p>
          </table:table-cell>
          <table:table-cell table:formula="of:=[.C362]+[.B363]" office:value-type="float" office:value="6.47024045627868" calcext:value-type="float">
            <text:p>6,47024045627868</text:p>
          </table:table-cell>
          <table:table-cell/>
        </table:table-row>
        <table:table-row table:style-name="ro1" table:visibility="collapse">
          <table:table-cell office:value-type="float" office:value="363" calcext:value-type="float">
            <text:p>363</text:p>
          </table:table-cell>
          <table:table-cell table:formula="of:=1/[.A364]" office:value-type="float" office:value="0.00275482093663912" calcext:value-type="float">
            <text:p>0,002754820936639</text:p>
          </table:table-cell>
          <table:table-cell table:formula="of:=[.C363]+[.B364]" office:value-type="float" office:value="6.47299527721532" calcext:value-type="float">
            <text:p>6,47299527721532</text:p>
          </table:table-cell>
          <table:table-cell/>
        </table:table-row>
        <table:table-row table:style-name="ro1" table:visibility="collapse">
          <table:table-cell office:value-type="float" office:value="364" calcext:value-type="float">
            <text:p>364</text:p>
          </table:table-cell>
          <table:table-cell table:formula="of:=1/[.A365]" office:value-type="float" office:value="0.00274725274725275" calcext:value-type="float">
            <text:p>0,002747252747253</text:p>
          </table:table-cell>
          <table:table-cell table:formula="of:=[.C364]+[.B365]" office:value-type="float" office:value="6.47574252996257" calcext:value-type="float">
            <text:p>6,47574252996257</text:p>
          </table:table-cell>
          <table:table-cell/>
        </table:table-row>
        <table:table-row table:style-name="ro1" table:visibility="collapse">
          <table:table-cell office:value-type="float" office:value="365" calcext:value-type="float">
            <text:p>365</text:p>
          </table:table-cell>
          <table:table-cell table:formula="of:=1/[.A366]" office:value-type="float" office:value="0.00273972602739726" calcext:value-type="float">
            <text:p>0,002739726027397</text:p>
          </table:table-cell>
          <table:table-cell table:formula="of:=[.C365]+[.B366]" office:value-type="float" office:value="6.47848225598997" calcext:value-type="float">
            <text:p>6,47848225598997</text:p>
          </table:table-cell>
          <table:table-cell/>
        </table:table-row>
        <table:table-row table:style-name="ro1" table:visibility="collapse">
          <table:table-cell office:value-type="float" office:value="366" calcext:value-type="float">
            <text:p>366</text:p>
          </table:table-cell>
          <table:table-cell table:formula="of:=1/[.A367]" office:value-type="float" office:value="0.00273224043715847" calcext:value-type="float">
            <text:p>0,002732240437158</text:p>
          </table:table-cell>
          <table:table-cell table:formula="of:=[.C366]+[.B367]" office:value-type="float" office:value="6.48121449642712" calcext:value-type="float">
            <text:p>6,48121449642712</text:p>
          </table:table-cell>
          <table:table-cell/>
        </table:table-row>
        <table:table-row table:style-name="ro1" table:visibility="collapse">
          <table:table-cell office:value-type="float" office:value="367" calcext:value-type="float">
            <text:p>367</text:p>
          </table:table-cell>
          <table:table-cell table:formula="of:=1/[.A368]" office:value-type="float" office:value="0.00272479564032698" calcext:value-type="float">
            <text:p>0,002724795640327</text:p>
          </table:table-cell>
          <table:table-cell table:formula="of:=[.C367]+[.B368]" office:value-type="float" office:value="6.48393929206745" calcext:value-type="float">
            <text:p>6,48393929206745</text:p>
          </table:table-cell>
          <table:table-cell/>
        </table:table-row>
        <table:table-row table:style-name="ro1" table:visibility="collapse">
          <table:table-cell office:value-type="float" office:value="368" calcext:value-type="float">
            <text:p>368</text:p>
          </table:table-cell>
          <table:table-cell table:formula="of:=1/[.A369]" office:value-type="float" office:value="0.00271739130434783" calcext:value-type="float">
            <text:p>0,002717391304348</text:p>
          </table:table-cell>
          <table:table-cell table:formula="of:=[.C368]+[.B369]" office:value-type="float" office:value="6.4866566833718" calcext:value-type="float">
            <text:p>6,4866566833718</text:p>
          </table:table-cell>
          <table:table-cell/>
        </table:table-row>
        <table:table-row table:style-name="ro1" table:visibility="collapse">
          <table:table-cell office:value-type="float" office:value="369" calcext:value-type="float">
            <text:p>369</text:p>
          </table:table-cell>
          <table:table-cell table:formula="of:=1/[.A370]" office:value-type="float" office:value="0.002710027100271" calcext:value-type="float">
            <text:p>0,002710027100271</text:p>
          </table:table-cell>
          <table:table-cell table:formula="of:=[.C369]+[.B370]" office:value-type="float" office:value="6.48936671047207" calcext:value-type="float">
            <text:p>6,48936671047207</text:p>
          </table:table-cell>
          <table:table-cell/>
        </table:table-row>
        <table:table-row table:style-name="ro1" table:visibility="collapse">
          <table:table-cell office:value-type="float" office:value="370" calcext:value-type="float">
            <text:p>370</text:p>
          </table:table-cell>
          <table:table-cell table:formula="of:=1/[.A371]" office:value-type="float" office:value="0.0027027027027027" calcext:value-type="float">
            <text:p>0,002702702702703</text:p>
          </table:table-cell>
          <table:table-cell table:formula="of:=[.C370]+[.B371]" office:value-type="float" office:value="6.49206941317477" calcext:value-type="float">
            <text:p>6,49206941317477</text:p>
          </table:table-cell>
          <table:table-cell/>
        </table:table-row>
        <table:table-row table:style-name="ro1" table:visibility="collapse">
          <table:table-cell office:value-type="float" office:value="371" calcext:value-type="float">
            <text:p>371</text:p>
          </table:table-cell>
          <table:table-cell table:formula="of:=1/[.A372]" office:value-type="float" office:value="0.00269541778975741" calcext:value-type="float">
            <text:p>0,002695417789757</text:p>
          </table:table-cell>
          <table:table-cell table:formula="of:=[.C371]+[.B372]" office:value-type="float" office:value="6.49476483096453" calcext:value-type="float">
            <text:p>6,49476483096453</text:p>
          </table:table-cell>
          <table:table-cell/>
        </table:table-row>
        <table:table-row table:style-name="ro1" table:visibility="collapse">
          <table:table-cell office:value-type="float" office:value="372" calcext:value-type="float">
            <text:p>372</text:p>
          </table:table-cell>
          <table:table-cell table:formula="of:=1/[.A373]" office:value-type="float" office:value="0.00268817204301075" calcext:value-type="float">
            <text:p>0,002688172043011</text:p>
          </table:table-cell>
          <table:table-cell table:formula="of:=[.C372]+[.B373]" office:value-type="float" office:value="6.49745300300754" calcext:value-type="float">
            <text:p>6,49745300300754</text:p>
          </table:table-cell>
          <table:table-cell/>
        </table:table-row>
        <table:table-row table:style-name="ro1" table:visibility="collapse">
          <table:table-cell office:value-type="float" office:value="373" calcext:value-type="float">
            <text:p>373</text:p>
          </table:table-cell>
          <table:table-cell table:formula="of:=1/[.A374]" office:value-type="float" office:value="0.00268096514745308" calcext:value-type="float">
            <text:p>0,002680965147453</text:p>
          </table:table-cell>
          <table:table-cell table:formula="of:=[.C373]+[.B374]" office:value-type="float" office:value="6.50013396815499" calcext:value-type="float">
            <text:p>6,50013396815499</text:p>
          </table:table-cell>
          <table:table-cell/>
        </table:table-row>
        <table:table-row table:style-name="ro1" table:visibility="collapse">
          <table:table-cell office:value-type="float" office:value="374" calcext:value-type="float">
            <text:p>374</text:p>
          </table:table-cell>
          <table:table-cell table:formula="of:=1/[.A375]" office:value-type="float" office:value="0.00267379679144385" calcext:value-type="float">
            <text:p>0,002673796791444</text:p>
          </table:table-cell>
          <table:table-cell table:formula="of:=[.C374]+[.B375]" office:value-type="float" office:value="6.50280776494644" calcext:value-type="float">
            <text:p>6,50280776494644</text:p>
          </table:table-cell>
          <table:table-cell/>
        </table:table-row>
        <table:table-row table:style-name="ro1" table:visibility="collapse">
          <table:table-cell office:value-type="float" office:value="375" calcext:value-type="float">
            <text:p>375</text:p>
          </table:table-cell>
          <table:table-cell table:formula="of:=1/[.A376]" office:value-type="float" office:value="0.00266666666666667" calcext:value-type="float">
            <text:p>0,002666666666667</text:p>
          </table:table-cell>
          <table:table-cell table:formula="of:=[.C375]+[.B376]" office:value-type="float" office:value="6.5054744316131" calcext:value-type="float">
            <text:p>6,5054744316131</text:p>
          </table:table-cell>
          <table:table-cell/>
        </table:table-row>
        <table:table-row table:style-name="ro1" table:visibility="collapse">
          <table:table-cell office:value-type="float" office:value="376" calcext:value-type="float">
            <text:p>376</text:p>
          </table:table-cell>
          <table:table-cell table:formula="of:=1/[.A377]" office:value-type="float" office:value="0.00265957446808511" calcext:value-type="float">
            <text:p>0,002659574468085</text:p>
          </table:table-cell>
          <table:table-cell table:formula="of:=[.C376]+[.B377]" office:value-type="float" office:value="6.50813400608119" calcext:value-type="float">
            <text:p>6,50813400608119</text:p>
          </table:table-cell>
          <table:table-cell/>
        </table:table-row>
        <table:table-row table:style-name="ro1" table:visibility="collapse">
          <table:table-cell office:value-type="float" office:value="377" calcext:value-type="float">
            <text:p>377</text:p>
          </table:table-cell>
          <table:table-cell table:formula="of:=1/[.A378]" office:value-type="float" office:value="0.0026525198938992" calcext:value-type="float">
            <text:p>0,002652519893899</text:p>
          </table:table-cell>
          <table:table-cell table:formula="of:=[.C377]+[.B378]" office:value-type="float" office:value="6.51078652597509" calcext:value-type="float">
            <text:p>6,51078652597509</text:p>
          </table:table-cell>
          <table:table-cell/>
        </table:table-row>
        <table:table-row table:style-name="ro1" table:visibility="collapse">
          <table:table-cell office:value-type="float" office:value="378" calcext:value-type="float">
            <text:p>378</text:p>
          </table:table-cell>
          <table:table-cell table:formula="of:=1/[.A379]" office:value-type="float" office:value="0.00264550264550265" calcext:value-type="float">
            <text:p>0,002645502645503</text:p>
          </table:table-cell>
          <table:table-cell table:formula="of:=[.C378]+[.B379]" office:value-type="float" office:value="6.51343202862059" calcext:value-type="float">
            <text:p>6,51343202862059</text:p>
          </table:table-cell>
          <table:table-cell/>
        </table:table-row>
        <table:table-row table:style-name="ro1" table:visibility="collapse">
          <table:table-cell office:value-type="float" office:value="379" calcext:value-type="float">
            <text:p>379</text:p>
          </table:table-cell>
          <table:table-cell table:formula="of:=1/[.A380]" office:value-type="float" office:value="0.00263852242744063" calcext:value-type="float">
            <text:p>0,002638522427441</text:p>
          </table:table-cell>
          <table:table-cell table:formula="of:=[.C379]+[.B380]" office:value-type="float" office:value="6.51607055104803" calcext:value-type="float">
            <text:p>6,51607055104803</text:p>
          </table:table-cell>
          <table:table-cell/>
        </table:table-row>
        <table:table-row table:style-name="ro1" table:visibility="collapse">
          <table:table-cell office:value-type="float" office:value="380" calcext:value-type="float">
            <text:p>380</text:p>
          </table:table-cell>
          <table:table-cell table:formula="of:=1/[.A381]" office:value-type="float" office:value="0.00263157894736842" calcext:value-type="float">
            <text:p>0,002631578947368</text:p>
          </table:table-cell>
          <table:table-cell table:formula="of:=[.C380]+[.B381]" office:value-type="float" office:value="6.5187021299954" calcext:value-type="float">
            <text:p>6,5187021299954</text:p>
          </table:table-cell>
          <table:table-cell/>
        </table:table-row>
        <table:table-row table:style-name="ro1" table:visibility="collapse">
          <table:table-cell office:value-type="float" office:value="381" calcext:value-type="float">
            <text:p>381</text:p>
          </table:table-cell>
          <table:table-cell table:formula="of:=1/[.A382]" office:value-type="float" office:value="0.0026246719160105" calcext:value-type="float">
            <text:p>0,002624671916011</text:p>
          </table:table-cell>
          <table:table-cell table:formula="of:=[.C381]+[.B382]" office:value-type="float" office:value="6.52132680191141" calcext:value-type="float">
            <text:p>6,52132680191141</text:p>
          </table:table-cell>
          <table:table-cell/>
        </table:table-row>
        <table:table-row table:style-name="ro1" table:visibility="collapse">
          <table:table-cell office:value-type="float" office:value="382" calcext:value-type="float">
            <text:p>382</text:p>
          </table:table-cell>
          <table:table-cell table:formula="of:=1/[.A383]" office:value-type="float" office:value="0.00261780104712042" calcext:value-type="float">
            <text:p>0,00261780104712</text:p>
          </table:table-cell>
          <table:table-cell table:formula="of:=[.C382]+[.B383]" office:value-type="float" office:value="6.52394460295853" calcext:value-type="float">
            <text:p>6,52394460295853</text:p>
          </table:table-cell>
          <table:table-cell/>
        </table:table-row>
        <table:table-row table:style-name="ro1" table:visibility="collapse">
          <table:table-cell office:value-type="float" office:value="383" calcext:value-type="float">
            <text:p>383</text:p>
          </table:table-cell>
          <table:table-cell table:formula="of:=1/[.A384]" office:value-type="float" office:value="0.00261096605744125" calcext:value-type="float">
            <text:p>0,002610966057441</text:p>
          </table:table-cell>
          <table:table-cell table:formula="of:=[.C383]+[.B384]" office:value-type="float" office:value="6.52655556901597" calcext:value-type="float">
            <text:p>6,52655556901597</text:p>
          </table:table-cell>
          <table:table-cell/>
        </table:table-row>
        <table:table-row table:style-name="ro1" table:visibility="collapse">
          <table:table-cell office:value-type="float" office:value="384" calcext:value-type="float">
            <text:p>384</text:p>
          </table:table-cell>
          <table:table-cell table:formula="of:=1/[.A385]" office:value-type="float" office:value="0.00260416666666667" calcext:value-type="float">
            <text:p>0,002604166666667</text:p>
          </table:table-cell>
          <table:table-cell table:formula="of:=[.C384]+[.B385]" office:value-type="float" office:value="6.52915973568264" calcext:value-type="float">
            <text:p>6,52915973568264</text:p>
          </table:table-cell>
          <table:table-cell/>
        </table:table-row>
        <table:table-row table:style-name="ro1" table:visibility="collapse">
          <table:table-cell office:value-type="float" office:value="385" calcext:value-type="float">
            <text:p>385</text:p>
          </table:table-cell>
          <table:table-cell table:formula="of:=1/[.A386]" office:value-type="float" office:value="0.0025974025974026" calcext:value-type="float">
            <text:p>0,002597402597403</text:p>
          </table:table-cell>
          <table:table-cell table:formula="of:=[.C385]+[.B386]" office:value-type="float" office:value="6.53175713828004" calcext:value-type="float">
            <text:p>6,53175713828004</text:p>
          </table:table-cell>
          <table:table-cell/>
        </table:table-row>
        <table:table-row table:style-name="ro1" table:visibility="collapse">
          <table:table-cell office:value-type="float" office:value="386" calcext:value-type="float">
            <text:p>386</text:p>
          </table:table-cell>
          <table:table-cell table:formula="of:=1/[.A387]" office:value-type="float" office:value="0.00259067357512953" calcext:value-type="float">
            <text:p>0,00259067357513</text:p>
          </table:table-cell>
          <table:table-cell table:formula="of:=[.C386]+[.B387]" office:value-type="float" office:value="6.53434781185517" calcext:value-type="float">
            <text:p>6,53434781185517</text:p>
          </table:table-cell>
          <table:table-cell/>
        </table:table-row>
        <table:table-row table:style-name="ro1" table:visibility="collapse">
          <table:table-cell office:value-type="float" office:value="387" calcext:value-type="float">
            <text:p>387</text:p>
          </table:table-cell>
          <table:table-cell table:formula="of:=1/[.A388]" office:value-type="float" office:value="0.00258397932816537" calcext:value-type="float">
            <text:p>0,002583979328165</text:p>
          </table:table-cell>
          <table:table-cell table:formula="of:=[.C387]+[.B388]" office:value-type="float" office:value="6.53693179118334" calcext:value-type="float">
            <text:p>6,53693179118334</text:p>
          </table:table-cell>
          <table:table-cell/>
        </table:table-row>
        <table:table-row table:style-name="ro1" table:visibility="collapse">
          <table:table-cell office:value-type="float" office:value="388" calcext:value-type="float">
            <text:p>388</text:p>
          </table:table-cell>
          <table:table-cell table:formula="of:=1/[.A389]" office:value-type="float" office:value="0.00257731958762887" calcext:value-type="float">
            <text:p>0,002577319587629</text:p>
          </table:table-cell>
          <table:table-cell table:formula="of:=[.C388]+[.B389]" office:value-type="float" office:value="6.53950911077096" calcext:value-type="float">
            <text:p>6,53950911077096</text:p>
          </table:table-cell>
          <table:table-cell/>
        </table:table-row>
        <table:table-row table:style-name="ro1" table:visibility="collapse">
          <table:table-cell office:value-type="float" office:value="389" calcext:value-type="float">
            <text:p>389</text:p>
          </table:table-cell>
          <table:table-cell table:formula="of:=1/[.A390]" office:value-type="float" office:value="0.0025706940874036" calcext:value-type="float">
            <text:p>0,002570694087404</text:p>
          </table:table-cell>
          <table:table-cell table:formula="of:=[.C389]+[.B390]" office:value-type="float" office:value="6.54207980485837" calcext:value-type="float">
            <text:p>6,54207980485837</text:p>
          </table:table-cell>
          <table:table-cell/>
        </table:table-row>
        <table:table-row table:style-name="ro1" table:visibility="collapse">
          <table:table-cell office:value-type="float" office:value="390" calcext:value-type="float">
            <text:p>390</text:p>
          </table:table-cell>
          <table:table-cell table:formula="of:=1/[.A391]" office:value-type="float" office:value="0.00256410256410256" calcext:value-type="float">
            <text:p>0,002564102564103</text:p>
          </table:table-cell>
          <table:table-cell table:formula="of:=[.C390]+[.B391]" office:value-type="float" office:value="6.54464390742247" calcext:value-type="float">
            <text:p>6,54464390742247</text:p>
          </table:table-cell>
          <table:table-cell/>
        </table:table-row>
        <table:table-row table:style-name="ro1" table:visibility="collapse">
          <table:table-cell office:value-type="float" office:value="391" calcext:value-type="float">
            <text:p>391</text:p>
          </table:table-cell>
          <table:table-cell table:formula="of:=1/[.A392]" office:value-type="float" office:value="0.00255754475703325" calcext:value-type="float">
            <text:p>0,002557544757033</text:p>
          </table:table-cell>
          <table:table-cell table:formula="of:=[.C391]+[.B392]" office:value-type="float" office:value="6.5472014521795" calcext:value-type="float">
            <text:p>6,5472014521795</text:p>
          </table:table-cell>
          <table:table-cell/>
        </table:table-row>
        <table:table-row table:style-name="ro1" table:visibility="collapse">
          <table:table-cell office:value-type="float" office:value="392" calcext:value-type="float">
            <text:p>392</text:p>
          </table:table-cell>
          <table:table-cell table:formula="of:=1/[.A393]" office:value-type="float" office:value="0.00255102040816327" calcext:value-type="float">
            <text:p>0,002551020408163</text:p>
          </table:table-cell>
          <table:table-cell table:formula="of:=[.C392]+[.B393]" office:value-type="float" office:value="6.54975247258767" calcext:value-type="float">
            <text:p>6,54975247258767</text:p>
          </table:table-cell>
          <table:table-cell/>
        </table:table-row>
        <table:table-row table:style-name="ro1" table:visibility="collapse">
          <table:table-cell office:value-type="float" office:value="393" calcext:value-type="float">
            <text:p>393</text:p>
          </table:table-cell>
          <table:table-cell table:formula="of:=1/[.A394]" office:value-type="float" office:value="0.00254452926208651" calcext:value-type="float">
            <text:p>0,002544529262087</text:p>
          </table:table-cell>
          <table:table-cell table:formula="of:=[.C393]+[.B394]" office:value-type="float" office:value="6.55229700184975" calcext:value-type="float">
            <text:p>6,55229700184975</text:p>
          </table:table-cell>
          <table:table-cell/>
        </table:table-row>
        <table:table-row table:style-name="ro1" table:visibility="collapse">
          <table:table-cell office:value-type="float" office:value="394" calcext:value-type="float">
            <text:p>394</text:p>
          </table:table-cell>
          <table:table-cell table:formula="of:=1/[.A395]" office:value-type="float" office:value="0.00253807106598985" calcext:value-type="float">
            <text:p>0,00253807106599</text:p>
          </table:table-cell>
          <table:table-cell table:formula="of:=[.C394]+[.B395]" office:value-type="float" office:value="6.55483507291574" calcext:value-type="float">
            <text:p>6,55483507291574</text:p>
          </table:table-cell>
          <table:table-cell/>
        </table:table-row>
        <table:table-row table:style-name="ro1" table:visibility="collapse">
          <table:table-cell office:value-type="float" office:value="395" calcext:value-type="float">
            <text:p>395</text:p>
          </table:table-cell>
          <table:table-cell table:formula="of:=1/[.A396]" office:value-type="float" office:value="0.00253164556962025" calcext:value-type="float">
            <text:p>0,00253164556962</text:p>
          </table:table-cell>
          <table:table-cell table:formula="of:=[.C395]+[.B396]" office:value-type="float" office:value="6.55736671848536" calcext:value-type="float">
            <text:p>6,55736671848536</text:p>
          </table:table-cell>
          <table:table-cell/>
        </table:table-row>
        <table:table-row table:style-name="ro1" table:visibility="collapse">
          <table:table-cell office:value-type="float" office:value="396" calcext:value-type="float">
            <text:p>396</text:p>
          </table:table-cell>
          <table:table-cell table:formula="of:=1/[.A397]" office:value-type="float" office:value="0.00252525252525253" calcext:value-type="float">
            <text:p>0,002525252525253</text:p>
          </table:table-cell>
          <table:table-cell table:formula="of:=[.C396]+[.B397]" office:value-type="float" office:value="6.55989197101062" calcext:value-type="float">
            <text:p>6,55989197101062</text:p>
          </table:table-cell>
          <table:table-cell/>
        </table:table-row>
        <table:table-row table:style-name="ro1" table:visibility="collapse">
          <table:table-cell office:value-type="float" office:value="397" calcext:value-type="float">
            <text:p>397</text:p>
          </table:table-cell>
          <table:table-cell table:formula="of:=1/[.A398]" office:value-type="float" office:value="0.00251889168765743" calcext:value-type="float">
            <text:p>0,002518891687657</text:p>
          </table:table-cell>
          <table:table-cell table:formula="of:=[.C397]+[.B398]" office:value-type="float" office:value="6.56241086269827" calcext:value-type="float">
            <text:p>6,56241086269827</text:p>
          </table:table-cell>
          <table:table-cell/>
        </table:table-row>
        <table:table-row table:style-name="ro1" table:visibility="collapse">
          <table:table-cell office:value-type="float" office:value="398" calcext:value-type="float">
            <text:p>398</text:p>
          </table:table-cell>
          <table:table-cell table:formula="of:=1/[.A399]" office:value-type="float" office:value="0.00251256281407035" calcext:value-type="float">
            <text:p>0,00251256281407</text:p>
          </table:table-cell>
          <table:table-cell table:formula="of:=[.C398]+[.B399]" office:value-type="float" office:value="6.56492342551235" calcext:value-type="float">
            <text:p>6,56492342551235</text:p>
          </table:table-cell>
          <table:table-cell/>
        </table:table-row>
        <table:table-row table:style-name="ro1" table:visibility="collapse">
          <table:table-cell office:value-type="float" office:value="399" calcext:value-type="float">
            <text:p>399</text:p>
          </table:table-cell>
          <table:table-cell table:formula="of:=1/[.A400]" office:value-type="float" office:value="0.0025062656641604" calcext:value-type="float">
            <text:p>0,00250626566416</text:p>
          </table:table-cell>
          <table:table-cell table:formula="of:=[.C399]+[.B400]" office:value-type="float" office:value="6.56742969117651" calcext:value-type="float">
            <text:p>6,56742969117651</text:p>
          </table:table-cell>
          <table:table-cell/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 table:formula="of:=1/[.A401]" office:value-type="float" office:value="0.0025" calcext:value-type="float">
            <text:p>0,0025</text:p>
          </table:table-cell>
          <table:table-cell table:formula="of:=[.C400]+[.B401]" office:value-type="float" office:value="6.56992969117651" calcext:value-type="float">
            <text:p>6,56992969117651</text:p>
          </table:table-cell>
          <table:table-cell/>
        </table:table-row>
        <table:table-row table:style-name="ro1" table:visibility="collapse">
          <table:table-cell office:value-type="float" office:value="401" calcext:value-type="float">
            <text:p>401</text:p>
          </table:table-cell>
          <table:table-cell table:formula="of:=1/[.A402]" office:value-type="float" office:value="0.00249376558603491" calcext:value-type="float">
            <text:p>0,002493765586035</text:p>
          </table:table-cell>
          <table:table-cell table:formula="of:=[.C401]+[.B402]" office:value-type="float" office:value="6.57242345676254" calcext:value-type="float">
            <text:p>6,57242345676254</text:p>
          </table:table-cell>
          <table:table-cell/>
        </table:table-row>
        <table:table-row table:style-name="ro1" table:visibility="collapse">
          <table:table-cell office:value-type="float" office:value="402" calcext:value-type="float">
            <text:p>402</text:p>
          </table:table-cell>
          <table:table-cell table:formula="of:=1/[.A403]" office:value-type="float" office:value="0.00248756218905473" calcext:value-type="float">
            <text:p>0,002487562189055</text:p>
          </table:table-cell>
          <table:table-cell table:formula="of:=[.C402]+[.B403]" office:value-type="float" office:value="6.5749110189516" calcext:value-type="float">
            <text:p>6,5749110189516</text:p>
          </table:table-cell>
          <table:table-cell/>
        </table:table-row>
        <table:table-row table:style-name="ro1" table:visibility="collapse">
          <table:table-cell office:value-type="float" office:value="403" calcext:value-type="float">
            <text:p>403</text:p>
          </table:table-cell>
          <table:table-cell table:formula="of:=1/[.A404]" office:value-type="float" office:value="0.00248138957816377" calcext:value-type="float">
            <text:p>0,002481389578164</text:p>
          </table:table-cell>
          <table:table-cell table:formula="of:=[.C403]+[.B404]" office:value-type="float" office:value="6.57739240852976" calcext:value-type="float">
            <text:p>6,57739240852976</text:p>
          </table:table-cell>
          <table:table-cell/>
        </table:table-row>
        <table:table-row table:style-name="ro1" table:visibility="collapse">
          <table:table-cell office:value-type="float" office:value="404" calcext:value-type="float">
            <text:p>404</text:p>
          </table:table-cell>
          <table:table-cell table:formula="of:=1/[.A405]" office:value-type="float" office:value="0.00247524752475248" calcext:value-type="float">
            <text:p>0,002475247524752</text:p>
          </table:table-cell>
          <table:table-cell table:formula="of:=[.C404]+[.B405]" office:value-type="float" office:value="6.57986765605451" calcext:value-type="float">
            <text:p>6,57986765605451</text:p>
          </table:table-cell>
          <table:table-cell/>
        </table:table-row>
        <table:table-row table:style-name="ro1" table:visibility="collapse">
          <table:table-cell office:value-type="float" office:value="405" calcext:value-type="float">
            <text:p>405</text:p>
          </table:table-cell>
          <table:table-cell table:formula="of:=1/[.A406]" office:value-type="float" office:value="0.00246913580246914" calcext:value-type="float">
            <text:p>0,002469135802469</text:p>
          </table:table-cell>
          <table:table-cell table:formula="of:=[.C405]+[.B406]" office:value-type="float" office:value="6.58233679185698" calcext:value-type="float">
            <text:p>6,58233679185698</text:p>
          </table:table-cell>
          <table:table-cell/>
        </table:table-row>
        <table:table-row table:style-name="ro1" table:visibility="collapse">
          <table:table-cell office:value-type="float" office:value="406" calcext:value-type="float">
            <text:p>406</text:p>
          </table:table-cell>
          <table:table-cell table:formula="of:=1/[.A407]" office:value-type="float" office:value="0.00246305418719212" calcext:value-type="float">
            <text:p>0,002463054187192</text:p>
          </table:table-cell>
          <table:table-cell table:formula="of:=[.C406]+[.B407]" office:value-type="float" office:value="6.58479984604417" calcext:value-type="float">
            <text:p>6,58479984604417</text:p>
          </table:table-cell>
          <table:table-cell/>
        </table:table-row>
        <table:table-row table:style-name="ro1" table:visibility="collapse">
          <table:table-cell office:value-type="float" office:value="407" calcext:value-type="float">
            <text:p>407</text:p>
          </table:table-cell>
          <table:table-cell table:formula="of:=1/[.A408]" office:value-type="float" office:value="0.00245700245700246" calcext:value-type="float">
            <text:p>0,002457002457002</text:p>
          </table:table-cell>
          <table:table-cell table:formula="of:=[.C407]+[.B408]" office:value-type="float" office:value="6.58725684850118" calcext:value-type="float">
            <text:p>6,58725684850118</text:p>
          </table:table-cell>
          <table:table-cell/>
        </table:table-row>
        <table:table-row table:style-name="ro1" table:visibility="collapse">
          <table:table-cell office:value-type="float" office:value="408" calcext:value-type="float">
            <text:p>408</text:p>
          </table:table-cell>
          <table:table-cell table:formula="of:=1/[.A409]" office:value-type="float" office:value="0.00245098039215686" calcext:value-type="float">
            <text:p>0,002450980392157</text:p>
          </table:table-cell>
          <table:table-cell table:formula="of:=[.C408]+[.B409]" office:value-type="float" office:value="6.58970782889333" calcext:value-type="float">
            <text:p>6,58970782889333</text:p>
          </table:table-cell>
          <table:table-cell/>
        </table:table-row>
        <table:table-row table:style-name="ro1" table:visibility="collapse">
          <table:table-cell office:value-type="float" office:value="409" calcext:value-type="float">
            <text:p>409</text:p>
          </table:table-cell>
          <table:table-cell table:formula="of:=1/[.A410]" office:value-type="float" office:value="0.00244498777506112" calcext:value-type="float">
            <text:p>0,002444987775061</text:p>
          </table:table-cell>
          <table:table-cell table:formula="of:=[.C409]+[.B410]" office:value-type="float" office:value="6.59215281666839" calcext:value-type="float">
            <text:p>6,59215281666839</text:p>
          </table:table-cell>
          <table:table-cell/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 table:formula="of:=1/[.A411]" office:value-type="float" office:value="0.0024390243902439" calcext:value-type="float">
            <text:p>0,002439024390244</text:p>
          </table:table-cell>
          <table:table-cell table:formula="of:=[.C410]+[.B411]" office:value-type="float" office:value="6.59459184105864" calcext:value-type="float">
            <text:p>6,59459184105864</text:p>
          </table:table-cell>
          <table:table-cell/>
        </table:table-row>
        <table:table-row table:style-name="ro1" table:visibility="collapse">
          <table:table-cell office:value-type="float" office:value="411" calcext:value-type="float">
            <text:p>411</text:p>
          </table:table-cell>
          <table:table-cell table:formula="of:=1/[.A412]" office:value-type="float" office:value="0.0024330900243309" calcext:value-type="float">
            <text:p>0,002433090024331</text:p>
          </table:table-cell>
          <table:table-cell table:formula="of:=[.C411]+[.B412]" office:value-type="float" office:value="6.59702493108297" calcext:value-type="float">
            <text:p>6,59702493108297</text:p>
          </table:table-cell>
          <table:table-cell/>
        </table:table-row>
        <table:table-row table:style-name="ro1" table:visibility="collapse">
          <table:table-cell office:value-type="float" office:value="412" calcext:value-type="float">
            <text:p>412</text:p>
          </table:table-cell>
          <table:table-cell table:formula="of:=1/[.A413]" office:value-type="float" office:value="0.00242718446601942" calcext:value-type="float">
            <text:p>0,002427184466019</text:p>
          </table:table-cell>
          <table:table-cell table:formula="of:=[.C412]+[.B413]" office:value-type="float" office:value="6.59945211554899" calcext:value-type="float">
            <text:p>6,59945211554899</text:p>
          </table:table-cell>
          <table:table-cell/>
        </table:table-row>
        <table:table-row table:style-name="ro1" table:visibility="collapse">
          <table:table-cell office:value-type="float" office:value="413" calcext:value-type="float">
            <text:p>413</text:p>
          </table:table-cell>
          <table:table-cell table:formula="of:=1/[.A414]" office:value-type="float" office:value="0.00242130750605327" calcext:value-type="float">
            <text:p>0,002421307506053</text:p>
          </table:table-cell>
          <table:table-cell table:formula="of:=[.C413]+[.B414]" office:value-type="float" office:value="6.60187342305504" calcext:value-type="float">
            <text:p>6,60187342305504</text:p>
          </table:table-cell>
          <table:table-cell/>
        </table:table-row>
        <table:table-row table:style-name="ro1" table:visibility="collapse">
          <table:table-cell office:value-type="float" office:value="414" calcext:value-type="float">
            <text:p>414</text:p>
          </table:table-cell>
          <table:table-cell table:formula="of:=1/[.A415]" office:value-type="float" office:value="0.00241545893719807" calcext:value-type="float">
            <text:p>0,002415458937198</text:p>
          </table:table-cell>
          <table:table-cell table:formula="of:=[.C414]+[.B415]" office:value-type="float" office:value="6.60428888199224" calcext:value-type="float">
            <text:p>6,60428888199224</text:p>
          </table:table-cell>
          <table:table-cell/>
        </table:table-row>
        <table:table-row table:style-name="ro1" table:visibility="collapse">
          <table:table-cell office:value-type="float" office:value="415" calcext:value-type="float">
            <text:p>415</text:p>
          </table:table-cell>
          <table:table-cell table:formula="of:=1/[.A416]" office:value-type="float" office:value="0.00240963855421687" calcext:value-type="float">
            <text:p>0,002409638554217</text:p>
          </table:table-cell>
          <table:table-cell table:formula="of:=[.C415]+[.B416]" office:value-type="float" office:value="6.60669852054646" calcext:value-type="float">
            <text:p>6,60669852054646</text:p>
          </table:table-cell>
          <table:table-cell/>
        </table:table-row>
        <table:table-row table:style-name="ro1" table:visibility="collapse">
          <table:table-cell office:value-type="float" office:value="416" calcext:value-type="float">
            <text:p>416</text:p>
          </table:table-cell>
          <table:table-cell table:formula="of:=1/[.A417]" office:value-type="float" office:value="0.00240384615384615" calcext:value-type="float">
            <text:p>0,002403846153846</text:p>
          </table:table-cell>
          <table:table-cell table:formula="of:=[.C416]+[.B417]" office:value-type="float" office:value="6.6091023667003" calcext:value-type="float">
            <text:p>6,6091023667003</text:p>
          </table:table-cell>
          <table:table-cell/>
        </table:table-row>
        <table:table-row table:style-name="ro1" table:visibility="collapse">
          <table:table-cell office:value-type="float" office:value="417" calcext:value-type="float">
            <text:p>417</text:p>
          </table:table-cell>
          <table:table-cell table:formula="of:=1/[.A418]" office:value-type="float" office:value="0.00239808153477218" calcext:value-type="float">
            <text:p>0,002398081534772</text:p>
          </table:table-cell>
          <table:table-cell table:formula="of:=[.C417]+[.B418]" office:value-type="float" office:value="6.61150044823507" calcext:value-type="float">
            <text:p>6,61150044823507</text:p>
          </table:table-cell>
          <table:table-cell/>
        </table:table-row>
        <table:table-row table:style-name="ro1" table:visibility="collapse">
          <table:table-cell office:value-type="float" office:value="418" calcext:value-type="float">
            <text:p>418</text:p>
          </table:table-cell>
          <table:table-cell table:formula="of:=1/[.A419]" office:value-type="float" office:value="0.00239234449760766" calcext:value-type="float">
            <text:p>0,002392344497608</text:p>
          </table:table-cell>
          <table:table-cell table:formula="of:=[.C418]+[.B419]" office:value-type="float" office:value="6.61389279273268" calcext:value-type="float">
            <text:p>6,61389279273268</text:p>
          </table:table-cell>
          <table:table-cell/>
        </table:table-row>
        <table:table-row table:style-name="ro1" table:visibility="collapse">
          <table:table-cell office:value-type="float" office:value="419" calcext:value-type="float">
            <text:p>419</text:p>
          </table:table-cell>
          <table:table-cell table:formula="of:=1/[.A420]" office:value-type="float" office:value="0.00238663484486874" calcext:value-type="float">
            <text:p>0,002386634844869</text:p>
          </table:table-cell>
          <table:table-cell table:formula="of:=[.C419]+[.B420]" office:value-type="float" office:value="6.61627942757755" calcext:value-type="float">
            <text:p>6,61627942757755</text:p>
          </table:table-cell>
          <table:table-cell/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 table:formula="of:=1/[.A421]" office:value-type="float" office:value="0.00238095238095238" calcext:value-type="float">
            <text:p>0,002380952380952</text:p>
          </table:table-cell>
          <table:table-cell table:formula="of:=[.C420]+[.B421]" office:value-type="float" office:value="6.6186603799585" calcext:value-type="float">
            <text:p>6,6186603799585</text:p>
          </table:table-cell>
          <table:table-cell/>
        </table:table-row>
        <table:table-row table:style-name="ro1" table:visibility="collapse">
          <table:table-cell office:value-type="float" office:value="421" calcext:value-type="float">
            <text:p>421</text:p>
          </table:table-cell>
          <table:table-cell table:formula="of:=1/[.A422]" office:value-type="float" office:value="0.00237529691211401" calcext:value-type="float">
            <text:p>0,002375296912114</text:p>
          </table:table-cell>
          <table:table-cell table:formula="of:=[.C421]+[.B422]" office:value-type="float" office:value="6.62103567687062" calcext:value-type="float">
            <text:p>6,62103567687062</text:p>
          </table:table-cell>
          <table:table-cell/>
        </table:table-row>
        <table:table-row table:style-name="ro1" table:visibility="collapse">
          <table:table-cell office:value-type="float" office:value="422" calcext:value-type="float">
            <text:p>422</text:p>
          </table:table-cell>
          <table:table-cell table:formula="of:=1/[.A423]" office:value-type="float" office:value="0.0023696682464455" calcext:value-type="float">
            <text:p>0,002369668246446</text:p>
          </table:table-cell>
          <table:table-cell table:formula="of:=[.C422]+[.B423]" office:value-type="float" office:value="6.62340534511706" calcext:value-type="float">
            <text:p>6,62340534511706</text:p>
          </table:table-cell>
          <table:table-cell/>
        </table:table-row>
        <table:table-row table:style-name="ro1" table:visibility="collapse">
          <table:table-cell office:value-type="float" office:value="423" calcext:value-type="float">
            <text:p>423</text:p>
          </table:table-cell>
          <table:table-cell table:formula="of:=1/[.A424]" office:value-type="float" office:value="0.00236406619385343" calcext:value-type="float">
            <text:p>0,002364066193853</text:p>
          </table:table-cell>
          <table:table-cell table:formula="of:=[.C423]+[.B424]" office:value-type="float" office:value="6.62576941131092" calcext:value-type="float">
            <text:p>6,62576941131092</text:p>
          </table:table-cell>
          <table:table-cell/>
        </table:table-row>
        <table:table-row table:style-name="ro1" table:visibility="collapse">
          <table:table-cell office:value-type="float" office:value="424" calcext:value-type="float">
            <text:p>424</text:p>
          </table:table-cell>
          <table:table-cell table:formula="of:=1/[.A425]" office:value-type="float" office:value="0.00235849056603774" calcext:value-type="float">
            <text:p>0,002358490566038</text:p>
          </table:table-cell>
          <table:table-cell table:formula="of:=[.C424]+[.B425]" office:value-type="float" office:value="6.62812790187695" calcext:value-type="float">
            <text:p>6,62812790187695</text:p>
          </table:table-cell>
          <table:table-cell/>
        </table:table-row>
        <table:table-row table:style-name="ro1" table:visibility="collapse">
          <table:table-cell office:value-type="float" office:value="425" calcext:value-type="float">
            <text:p>425</text:p>
          </table:table-cell>
          <table:table-cell table:formula="of:=1/[.A426]" office:value-type="float" office:value="0.00235294117647059" calcext:value-type="float">
            <text:p>0,002352941176471</text:p>
          </table:table-cell>
          <table:table-cell table:formula="of:=[.C425]+[.B426]" office:value-type="float" office:value="6.63048084305342" calcext:value-type="float">
            <text:p>6,63048084305342</text:p>
          </table:table-cell>
          <table:table-cell/>
        </table:table-row>
        <table:table-row table:style-name="ro1" table:visibility="collapse">
          <table:table-cell office:value-type="float" office:value="426" calcext:value-type="float">
            <text:p>426</text:p>
          </table:table-cell>
          <table:table-cell table:formula="of:=1/[.A427]" office:value-type="float" office:value="0.00234741784037559" calcext:value-type="float">
            <text:p>0,002347417840376</text:p>
          </table:table-cell>
          <table:table-cell table:formula="of:=[.C426]+[.B427]" office:value-type="float" office:value="6.6328282608938" calcext:value-type="float">
            <text:p>6,6328282608938</text:p>
          </table:table-cell>
          <table:table-cell/>
        </table:table-row>
        <table:table-row table:style-name="ro1" table:visibility="collapse">
          <table:table-cell office:value-type="float" office:value="427" calcext:value-type="float">
            <text:p>427</text:p>
          </table:table-cell>
          <table:table-cell table:formula="of:=1/[.A428]" office:value-type="float" office:value="0.00234192037470726" calcext:value-type="float">
            <text:p>0,002341920374707</text:p>
          </table:table-cell>
          <table:table-cell table:formula="of:=[.C427]+[.B428]" office:value-type="float" office:value="6.63517018126851" calcext:value-type="float">
            <text:p>6,63517018126851</text:p>
          </table:table-cell>
          <table:table-cell/>
        </table:table-row>
        <table:table-row table:style-name="ro1" table:visibility="collapse">
          <table:table-cell office:value-type="float" office:value="428" calcext:value-type="float">
            <text:p>428</text:p>
          </table:table-cell>
          <table:table-cell table:formula="of:=1/[.A429]" office:value-type="float" office:value="0.00233644859813084" calcext:value-type="float">
            <text:p>0,002336448598131</text:p>
          </table:table-cell>
          <table:table-cell table:formula="of:=[.C428]+[.B429]" office:value-type="float" office:value="6.63750662986664" calcext:value-type="float">
            <text:p>6,63750662986664</text:p>
          </table:table-cell>
          <table:table-cell/>
        </table:table-row>
        <table:table-row table:style-name="ro1" table:visibility="collapse">
          <table:table-cell office:value-type="float" office:value="429" calcext:value-type="float">
            <text:p>429</text:p>
          </table:table-cell>
          <table:table-cell table:formula="of:=1/[.A430]" office:value-type="float" office:value="0.00233100233100233" calcext:value-type="float">
            <text:p>0,002331002331002</text:p>
          </table:table-cell>
          <table:table-cell table:formula="of:=[.C429]+[.B430]" office:value-type="float" office:value="6.63983763219764" calcext:value-type="float">
            <text:p>6,63983763219764</text:p>
          </table:table-cell>
          <table:table-cell/>
        </table:table-row>
        <table:table-row table:style-name="ro1" table:visibility="collapse">
          <table:table-cell office:value-type="float" office:value="430" calcext:value-type="float">
            <text:p>430</text:p>
          </table:table-cell>
          <table:table-cell table:formula="of:=1/[.A431]" office:value-type="float" office:value="0.00232558139534884" calcext:value-type="float">
            <text:p>0,002325581395349</text:p>
          </table:table-cell>
          <table:table-cell table:formula="of:=[.C430]+[.B431]" office:value-type="float" office:value="6.64216321359299" calcext:value-type="float">
            <text:p>6,64216321359299</text:p>
          </table:table-cell>
          <table:table-cell/>
        </table:table-row>
        <table:table-row table:style-name="ro1" table:visibility="collapse">
          <table:table-cell office:value-type="float" office:value="431" calcext:value-type="float">
            <text:p>431</text:p>
          </table:table-cell>
          <table:table-cell table:formula="of:=1/[.A432]" office:value-type="float" office:value="0.00232018561484919" calcext:value-type="float">
            <text:p>0,002320185614849</text:p>
          </table:table-cell>
          <table:table-cell table:formula="of:=[.C431]+[.B432]" office:value-type="float" office:value="6.64448339920784" calcext:value-type="float">
            <text:p>6,64448339920784</text:p>
          </table:table-cell>
          <table:table-cell/>
        </table:table-row>
        <table:table-row table:style-name="ro1" table:visibility="collapse">
          <table:table-cell office:value-type="float" office:value="432" calcext:value-type="float">
            <text:p>432</text:p>
          </table:table-cell>
          <table:table-cell table:formula="of:=1/[.A433]" office:value-type="float" office:value="0.00231481481481481" calcext:value-type="float">
            <text:p>0,002314814814815</text:p>
          </table:table-cell>
          <table:table-cell table:formula="of:=[.C432]+[.B433]" office:value-type="float" office:value="6.64679821402265" calcext:value-type="float">
            <text:p>6,64679821402265</text:p>
          </table:table-cell>
          <table:table-cell/>
        </table:table-row>
        <table:table-row table:style-name="ro1" table:visibility="collapse">
          <table:table-cell office:value-type="float" office:value="433" calcext:value-type="float">
            <text:p>433</text:p>
          </table:table-cell>
          <table:table-cell table:formula="of:=1/[.A434]" office:value-type="float" office:value="0.0023094688221709" calcext:value-type="float">
            <text:p>0,002309468822171</text:p>
          </table:table-cell>
          <table:table-cell table:formula="of:=[.C433]+[.B434]" office:value-type="float" office:value="6.64910768284482" calcext:value-type="float">
            <text:p>6,64910768284482</text:p>
          </table:table-cell>
          <table:table-cell/>
        </table:table-row>
        <table:table-row table:style-name="ro1" table:visibility="collapse">
          <table:table-cell office:value-type="float" office:value="434" calcext:value-type="float">
            <text:p>434</text:p>
          </table:table-cell>
          <table:table-cell table:formula="of:=1/[.A435]" office:value-type="float" office:value="0.00230414746543779" calcext:value-type="float">
            <text:p>0,002304147465438</text:p>
          </table:table-cell>
          <table:table-cell table:formula="of:=[.C434]+[.B435]" office:value-type="float" office:value="6.65141183031026" calcext:value-type="float">
            <text:p>6,65141183031026</text:p>
          </table:table-cell>
          <table:table-cell/>
        </table:table-row>
        <table:table-row table:style-name="ro1" table:visibility="collapse">
          <table:table-cell office:value-type="float" office:value="435" calcext:value-type="float">
            <text:p>435</text:p>
          </table:table-cell>
          <table:table-cell table:formula="of:=1/[.A436]" office:value-type="float" office:value="0.00229885057471264" calcext:value-type="float">
            <text:p>0,002298850574713</text:p>
          </table:table-cell>
          <table:table-cell table:formula="of:=[.C435]+[.B436]" office:value-type="float" office:value="6.65371068088497" calcext:value-type="float">
            <text:p>6,65371068088497</text:p>
          </table:table-cell>
          <table:table-cell/>
        </table:table-row>
        <table:table-row table:style-name="ro1" table:visibility="collapse">
          <table:table-cell office:value-type="float" office:value="436" calcext:value-type="float">
            <text:p>436</text:p>
          </table:table-cell>
          <table:table-cell table:formula="of:=1/[.A437]" office:value-type="float" office:value="0.00229357798165138" calcext:value-type="float">
            <text:p>0,002293577981651</text:p>
          </table:table-cell>
          <table:table-cell table:formula="of:=[.C436]+[.B437]" office:value-type="float" office:value="6.65600425886662" calcext:value-type="float">
            <text:p>6,65600425886662</text:p>
          </table:table-cell>
          <table:table-cell/>
        </table:table-row>
        <table:table-row table:style-name="ro1" table:visibility="collapse">
          <table:table-cell office:value-type="float" office:value="437" calcext:value-type="float">
            <text:p>437</text:p>
          </table:table-cell>
          <table:table-cell table:formula="of:=1/[.A438]" office:value-type="float" office:value="0.0022883295194508" calcext:value-type="float">
            <text:p>0,002288329519451</text:p>
          </table:table-cell>
          <table:table-cell table:formula="of:=[.C437]+[.B438]" office:value-type="float" office:value="6.65829258838608" calcext:value-type="float">
            <text:p>6,65829258838608</text:p>
          </table:table-cell>
          <table:table-cell/>
        </table:table-row>
        <table:table-row table:style-name="ro1" table:visibility="collapse">
          <table:table-cell office:value-type="float" office:value="438" calcext:value-type="float">
            <text:p>438</text:p>
          </table:table-cell>
          <table:table-cell table:formula="of:=1/[.A439]" office:value-type="float" office:value="0.00228310502283105" calcext:value-type="float">
            <text:p>0,002283105022831</text:p>
          </table:table-cell>
          <table:table-cell table:formula="of:=[.C438]+[.B439]" office:value-type="float" office:value="6.66057569340891" calcext:value-type="float">
            <text:p>6,66057569340891</text:p>
          </table:table-cell>
          <table:table-cell/>
        </table:table-row>
        <table:table-row table:style-name="ro1" table:visibility="collapse">
          <table:table-cell office:value-type="float" office:value="439" calcext:value-type="float">
            <text:p>439</text:p>
          </table:table-cell>
          <table:table-cell table:formula="of:=1/[.A440]" office:value-type="float" office:value="0.00227790432801822" calcext:value-type="float">
            <text:p>0,002277904328018</text:p>
          </table:table-cell>
          <table:table-cell table:formula="of:=[.C439]+[.B440]" office:value-type="float" office:value="6.66285359773692" calcext:value-type="float">
            <text:p>6,66285359773692</text:p>
          </table:table-cell>
          <table:table-cell/>
        </table:table-row>
        <table:table-row table:style-name="ro1" table:visibility="collapse">
          <table:table-cell office:value-type="float" office:value="440" calcext:value-type="float">
            <text:p>440</text:p>
          </table:table-cell>
          <table:table-cell table:formula="of:=1/[.A441]" office:value-type="float" office:value="0.00227272727272727" calcext:value-type="float">
            <text:p>0,002272727272727</text:p>
          </table:table-cell>
          <table:table-cell table:formula="of:=[.C440]+[.B441]" office:value-type="float" office:value="6.66512632500965" calcext:value-type="float">
            <text:p>6,66512632500965</text:p>
          </table:table-cell>
          <table:table-cell/>
        </table:table-row>
        <table:table-row table:style-name="ro1" table:visibility="collapse">
          <table:table-cell office:value-type="float" office:value="441" calcext:value-type="float">
            <text:p>441</text:p>
          </table:table-cell>
          <table:table-cell table:formula="of:=1/[.A442]" office:value-type="float" office:value="0.00226757369614512" calcext:value-type="float">
            <text:p>0,002267573696145</text:p>
          </table:table-cell>
          <table:table-cell table:formula="of:=[.C441]+[.B442]" office:value-type="float" office:value="6.6673938987058" calcext:value-type="float">
            <text:p>6,6673938987058</text:p>
          </table:table-cell>
          <table:table-cell/>
        </table:table-row>
        <table:table-row table:style-name="ro1" table:visibility="collapse">
          <table:table-cell office:value-type="float" office:value="442" calcext:value-type="float">
            <text:p>442</text:p>
          </table:table-cell>
          <table:table-cell table:formula="of:=1/[.A443]" office:value-type="float" office:value="0.00226244343891403" calcext:value-type="float">
            <text:p>0,002262443438914</text:p>
          </table:table-cell>
          <table:table-cell table:formula="of:=[.C442]+[.B443]" office:value-type="float" office:value="6.66965634214471" calcext:value-type="float">
            <text:p>6,66965634214471</text:p>
          </table:table-cell>
          <table:table-cell/>
        </table:table-row>
        <table:table-row table:style-name="ro1" table:visibility="collapse">
          <table:table-cell office:value-type="float" office:value="443" calcext:value-type="float">
            <text:p>443</text:p>
          </table:table-cell>
          <table:table-cell table:formula="of:=1/[.A444]" office:value-type="float" office:value="0.00225733634311512" calcext:value-type="float">
            <text:p>0,002257336343115</text:p>
          </table:table-cell>
          <table:table-cell table:formula="of:=[.C443]+[.B444]" office:value-type="float" office:value="6.67191367848783" calcext:value-type="float">
            <text:p>6,67191367848783</text:p>
          </table:table-cell>
          <table:table-cell/>
        </table:table-row>
        <table:table-row table:style-name="ro1" table:visibility="collapse">
          <table:table-cell office:value-type="float" office:value="444" calcext:value-type="float">
            <text:p>444</text:p>
          </table:table-cell>
          <table:table-cell table:formula="of:=1/[.A445]" office:value-type="float" office:value="0.00225225225225225" calcext:value-type="float">
            <text:p>0,002252252252252</text:p>
          </table:table-cell>
          <table:table-cell table:formula="of:=[.C444]+[.B445]" office:value-type="float" office:value="6.67416593074008" calcext:value-type="float">
            <text:p>6,67416593074008</text:p>
          </table:table-cell>
          <table:table-cell/>
        </table:table-row>
        <table:table-row table:style-name="ro1" table:visibility="collapse">
          <table:table-cell office:value-type="float" office:value="445" calcext:value-type="float">
            <text:p>445</text:p>
          </table:table-cell>
          <table:table-cell table:formula="of:=1/[.A446]" office:value-type="float" office:value="0.00224719101123596" calcext:value-type="float">
            <text:p>0,002247191011236</text:p>
          </table:table-cell>
          <table:table-cell table:formula="of:=[.C445]+[.B446]" office:value-type="float" office:value="6.67641312175131" calcext:value-type="float">
            <text:p>6,67641312175131</text:p>
          </table:table-cell>
          <table:table-cell/>
        </table:table-row>
        <table:table-row table:style-name="ro1" table:visibility="collapse">
          <table:table-cell office:value-type="float" office:value="446" calcext:value-type="float">
            <text:p>446</text:p>
          </table:table-cell>
          <table:table-cell table:formula="of:=1/[.A447]" office:value-type="float" office:value="0.00224215246636771" calcext:value-type="float">
            <text:p>0,002242152466368</text:p>
          </table:table-cell>
          <table:table-cell table:formula="of:=[.C446]+[.B447]" office:value-type="float" office:value="6.67865527421768" calcext:value-type="float">
            <text:p>6,67865527421768</text:p>
          </table:table-cell>
          <table:table-cell/>
        </table:table-row>
        <table:table-row table:style-name="ro1" table:visibility="collapse">
          <table:table-cell office:value-type="float" office:value="447" calcext:value-type="float">
            <text:p>447</text:p>
          </table:table-cell>
          <table:table-cell table:formula="of:=1/[.A448]" office:value-type="float" office:value="0.00223713646532438" calcext:value-type="float">
            <text:p>0,002237136465324</text:p>
          </table:table-cell>
          <table:table-cell table:formula="of:=[.C447]+[.B448]" office:value-type="float" office:value="6.68089241068301" calcext:value-type="float">
            <text:p>6,68089241068301</text:p>
          </table:table-cell>
          <table:table-cell/>
        </table:table-row>
        <table:table-row table:style-name="ro1" table:visibility="collapse">
          <table:table-cell office:value-type="float" office:value="448" calcext:value-type="float">
            <text:p>448</text:p>
          </table:table-cell>
          <table:table-cell table:formula="of:=1/[.A449]" office:value-type="float" office:value="0.00223214285714286" calcext:value-type="float">
            <text:p>0,002232142857143</text:p>
          </table:table-cell>
          <table:table-cell table:formula="of:=[.C448]+[.B449]" office:value-type="float" office:value="6.68312455354015" calcext:value-type="float">
            <text:p>6,68312455354015</text:p>
          </table:table-cell>
          <table:table-cell/>
        </table:table-row>
        <table:table-row table:style-name="ro1" table:visibility="collapse">
          <table:table-cell office:value-type="float" office:value="449" calcext:value-type="float">
            <text:p>449</text:p>
          </table:table-cell>
          <table:table-cell table:formula="of:=1/[.A450]" office:value-type="float" office:value="0.0022271714922049" calcext:value-type="float">
            <text:p>0,002227171492205</text:p>
          </table:table-cell>
          <table:table-cell table:formula="of:=[.C449]+[.B450]" office:value-type="float" office:value="6.68535172503235" calcext:value-type="float">
            <text:p>6,68535172503235</text:p>
          </table:table-cell>
          <table:table-cell/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 table:formula="of:=1/[.A451]" office:value-type="float" office:value="0.00222222222222222" calcext:value-type="float">
            <text:p>0,002222222222222</text:p>
          </table:table-cell>
          <table:table-cell table:formula="of:=[.C450]+[.B451]" office:value-type="float" office:value="6.68757394725458" calcext:value-type="float">
            <text:p>6,68757394725458</text:p>
          </table:table-cell>
          <table:table-cell/>
        </table:table-row>
        <table:table-row table:style-name="ro1" table:visibility="collapse">
          <table:table-cell office:value-type="float" office:value="451" calcext:value-type="float">
            <text:p>451</text:p>
          </table:table-cell>
          <table:table-cell table:formula="of:=1/[.A452]" office:value-type="float" office:value="0.00221729490022173" calcext:value-type="float">
            <text:p>0,002217294900222</text:p>
          </table:table-cell>
          <table:table-cell table:formula="of:=[.C451]+[.B452]" office:value-type="float" office:value="6.6897912421548" calcext:value-type="float">
            <text:p>6,6897912421548</text:p>
          </table:table-cell>
          <table:table-cell/>
        </table:table-row>
        <table:table-row table:style-name="ro1" table:visibility="collapse">
          <table:table-cell office:value-type="float" office:value="452" calcext:value-type="float">
            <text:p>452</text:p>
          </table:table-cell>
          <table:table-cell table:formula="of:=1/[.A453]" office:value-type="float" office:value="0.00221238938053097" calcext:value-type="float">
            <text:p>0,002212389380531</text:p>
          </table:table-cell>
          <table:table-cell table:formula="of:=[.C452]+[.B453]" office:value-type="float" office:value="6.69200363153533" calcext:value-type="float">
            <text:p>6,69200363153533</text:p>
          </table:table-cell>
          <table:table-cell/>
        </table:table-row>
        <table:table-row table:style-name="ro1" table:visibility="collapse">
          <table:table-cell office:value-type="float" office:value="453" calcext:value-type="float">
            <text:p>453</text:p>
          </table:table-cell>
          <table:table-cell table:formula="of:=1/[.A454]" office:value-type="float" office:value="0.0022075055187638" calcext:value-type="float">
            <text:p>0,002207505518764</text:p>
          </table:table-cell>
          <table:table-cell table:formula="of:=[.C453]+[.B454]" office:value-type="float" office:value="6.69421113705409" calcext:value-type="float">
            <text:p>6,69421113705409</text:p>
          </table:table-cell>
          <table:table-cell/>
        </table:table-row>
        <table:table-row table:style-name="ro1" table:visibility="collapse">
          <table:table-cell office:value-type="float" office:value="454" calcext:value-type="float">
            <text:p>454</text:p>
          </table:table-cell>
          <table:table-cell table:formula="of:=1/[.A455]" office:value-type="float" office:value="0.00220264317180617" calcext:value-type="float">
            <text:p>0,002202643171806</text:p>
          </table:table-cell>
          <table:table-cell table:formula="of:=[.C454]+[.B455]" office:value-type="float" office:value="6.6964137802259" calcext:value-type="float">
            <text:p>6,6964137802259</text:p>
          </table:table-cell>
          <table:table-cell/>
        </table:table-row>
        <table:table-row table:style-name="ro1" table:visibility="collapse">
          <table:table-cell office:value-type="float" office:value="455" calcext:value-type="float">
            <text:p>455</text:p>
          </table:table-cell>
          <table:table-cell table:formula="of:=1/[.A456]" office:value-type="float" office:value="0.0021978021978022" calcext:value-type="float">
            <text:p>0,002197802197802</text:p>
          </table:table-cell>
          <table:table-cell table:formula="of:=[.C455]+[.B456]" office:value-type="float" office:value="6.6986115824237" calcext:value-type="float">
            <text:p>6,6986115824237</text:p>
          </table:table-cell>
          <table:table-cell/>
        </table:table-row>
        <table:table-row table:style-name="ro1" table:visibility="collapse">
          <table:table-cell office:value-type="float" office:value="456" calcext:value-type="float">
            <text:p>456</text:p>
          </table:table-cell>
          <table:table-cell table:formula="of:=1/[.A457]" office:value-type="float" office:value="0.00219298245614035" calcext:value-type="float">
            <text:p>0,00219298245614</text:p>
          </table:table-cell>
          <table:table-cell table:formula="of:=[.C456]+[.B457]" office:value-type="float" office:value="6.70080456487984" calcext:value-type="float">
            <text:p>6,70080456487984</text:p>
          </table:table-cell>
          <table:table-cell/>
        </table:table-row>
        <table:table-row table:style-name="ro1" table:visibility="collapse">
          <table:table-cell office:value-type="float" office:value="457" calcext:value-type="float">
            <text:p>457</text:p>
          </table:table-cell>
          <table:table-cell table:formula="of:=1/[.A458]" office:value-type="float" office:value="0.00218818380743982" calcext:value-type="float">
            <text:p>0,00218818380744</text:p>
          </table:table-cell>
          <table:table-cell table:formula="of:=[.C457]+[.B458]" office:value-type="float" office:value="6.70299274868728" calcext:value-type="float">
            <text:p>6,70299274868728</text:p>
          </table:table-cell>
          <table:table-cell/>
        </table:table-row>
        <table:table-row table:style-name="ro1" table:visibility="collapse">
          <table:table-cell office:value-type="float" office:value="458" calcext:value-type="float">
            <text:p>458</text:p>
          </table:table-cell>
          <table:table-cell table:formula="of:=1/[.A459]" office:value-type="float" office:value="0.00218340611353712" calcext:value-type="float">
            <text:p>0,002183406113537</text:p>
          </table:table-cell>
          <table:table-cell table:formula="of:=[.C458]+[.B459]" office:value-type="float" office:value="6.70517615480082" calcext:value-type="float">
            <text:p>6,70517615480082</text:p>
          </table:table-cell>
          <table:table-cell/>
        </table:table-row>
        <table:table-row table:style-name="ro1" table:visibility="collapse">
          <table:table-cell office:value-type="float" office:value="459" calcext:value-type="float">
            <text:p>459</text:p>
          </table:table-cell>
          <table:table-cell table:formula="of:=1/[.A460]" office:value-type="float" office:value="0.00217864923747277" calcext:value-type="float">
            <text:p>0,002178649237473</text:p>
          </table:table-cell>
          <table:table-cell table:formula="of:=[.C459]+[.B460]" office:value-type="float" office:value="6.70735480403829" calcext:value-type="float">
            <text:p>6,70735480403829</text:p>
          </table:table-cell>
          <table:table-cell/>
        </table:table-row>
        <table:table-row table:style-name="ro1" table:visibility="collapse">
          <table:table-cell office:value-type="float" office:value="460" calcext:value-type="float">
            <text:p>460</text:p>
          </table:table-cell>
          <table:table-cell table:formula="of:=1/[.A461]" office:value-type="float" office:value="0.00217391304347826" calcext:value-type="float">
            <text:p>0,002173913043478</text:p>
          </table:table-cell>
          <table:table-cell table:formula="of:=[.C460]+[.B461]" office:value-type="float" office:value="6.70952871708177" calcext:value-type="float">
            <text:p>6,70952871708177</text:p>
          </table:table-cell>
          <table:table-cell/>
        </table:table-row>
        <table:table-row table:style-name="ro1" table:visibility="collapse">
          <table:table-cell office:value-type="float" office:value="461" calcext:value-type="float">
            <text:p>461</text:p>
          </table:table-cell>
          <table:table-cell table:formula="of:=1/[.A462]" office:value-type="float" office:value="0.00216919739696312" calcext:value-type="float">
            <text:p>0,002169197396963</text:p>
          </table:table-cell>
          <table:table-cell table:formula="of:=[.C461]+[.B462]" office:value-type="float" office:value="6.71169791447873" calcext:value-type="float">
            <text:p>6,71169791447873</text:p>
          </table:table-cell>
          <table:table-cell/>
        </table:table-row>
        <table:table-row table:style-name="ro1" table:visibility="collapse">
          <table:table-cell office:value-type="float" office:value="462" calcext:value-type="float">
            <text:p>462</text:p>
          </table:table-cell>
          <table:table-cell table:formula="of:=1/[.A463]" office:value-type="float" office:value="0.00216450216450216" calcext:value-type="float">
            <text:p>0,002164502164502</text:p>
          </table:table-cell>
          <table:table-cell table:formula="of:=[.C462]+[.B463]" office:value-type="float" office:value="6.71386241664323" calcext:value-type="float">
            <text:p>6,71386241664323</text:p>
          </table:table-cell>
          <table:table-cell/>
        </table:table-row>
        <table:table-row table:style-name="ro1" table:visibility="collapse">
          <table:table-cell office:value-type="float" office:value="463" calcext:value-type="float">
            <text:p>463</text:p>
          </table:table-cell>
          <table:table-cell table:formula="of:=1/[.A464]" office:value-type="float" office:value="0.00215982721382289" calcext:value-type="float">
            <text:p>0,002159827213823</text:p>
          </table:table-cell>
          <table:table-cell table:formula="of:=[.C463]+[.B464]" office:value-type="float" office:value="6.71602224385706" calcext:value-type="float">
            <text:p>6,71602224385706</text:p>
          </table:table-cell>
          <table:table-cell/>
        </table:table-row>
        <table:table-row table:style-name="ro1" table:visibility="collapse">
          <table:table-cell office:value-type="float" office:value="464" calcext:value-type="float">
            <text:p>464</text:p>
          </table:table-cell>
          <table:table-cell table:formula="of:=1/[.A465]" office:value-type="float" office:value="0.0021551724137931" calcext:value-type="float">
            <text:p>0,002155172413793</text:p>
          </table:table-cell>
          <table:table-cell table:formula="of:=[.C464]+[.B465]" office:value-type="float" office:value="6.71817741627085" calcext:value-type="float">
            <text:p>6,71817741627085</text:p>
          </table:table-cell>
          <table:table-cell/>
        </table:table-row>
        <table:table-row table:style-name="ro1" table:visibility="collapse">
          <table:table-cell office:value-type="float" office:value="465" calcext:value-type="float">
            <text:p>465</text:p>
          </table:table-cell>
          <table:table-cell table:formula="of:=1/[.A466]" office:value-type="float" office:value="0.0021505376344086" calcext:value-type="float">
            <text:p>0,002150537634409</text:p>
          </table:table-cell>
          <table:table-cell table:formula="of:=[.C465]+[.B466]" office:value-type="float" office:value="6.72032795390526" calcext:value-type="float">
            <text:p>6,72032795390526</text:p>
          </table:table-cell>
          <table:table-cell/>
        </table:table-row>
        <table:table-row table:style-name="ro1" table:visibility="collapse">
          <table:table-cell office:value-type="float" office:value="466" calcext:value-type="float">
            <text:p>466</text:p>
          </table:table-cell>
          <table:table-cell table:formula="of:=1/[.A467]" office:value-type="float" office:value="0.00214592274678112" calcext:value-type="float">
            <text:p>0,002145922746781</text:p>
          </table:table-cell>
          <table:table-cell table:formula="of:=[.C466]+[.B467]" office:value-type="float" office:value="6.72247387665204" calcext:value-type="float">
            <text:p>6,72247387665204</text:p>
          </table:table-cell>
          <table:table-cell/>
        </table:table-row>
        <table:table-row table:style-name="ro1" table:visibility="collapse">
          <table:table-cell office:value-type="float" office:value="467" calcext:value-type="float">
            <text:p>467</text:p>
          </table:table-cell>
          <table:table-cell table:formula="of:=1/[.A468]" office:value-type="float" office:value="0.00214132762312634" calcext:value-type="float">
            <text:p>0,002141327623126</text:p>
          </table:table-cell>
          <table:table-cell table:formula="of:=[.C467]+[.B468]" office:value-type="float" office:value="6.72461520427517" calcext:value-type="float">
            <text:p>6,72461520427517</text:p>
          </table:table-cell>
          <table:table-cell/>
        </table:table-row>
        <table:table-row table:style-name="ro1" table:visibility="collapse">
          <table:table-cell office:value-type="float" office:value="468" calcext:value-type="float">
            <text:p>468</text:p>
          </table:table-cell>
          <table:table-cell table:formula="of:=1/[.A469]" office:value-type="float" office:value="0.00213675213675214" calcext:value-type="float">
            <text:p>0,002136752136752</text:p>
          </table:table-cell>
          <table:table-cell table:formula="of:=[.C468]+[.B469]" office:value-type="float" office:value="6.72675195641192" calcext:value-type="float">
            <text:p>6,72675195641192</text:p>
          </table:table-cell>
          <table:table-cell/>
        </table:table-row>
        <table:table-row table:style-name="ro1" table:visibility="collapse">
          <table:table-cell office:value-type="float" office:value="469" calcext:value-type="float">
            <text:p>469</text:p>
          </table:table-cell>
          <table:table-cell table:formula="of:=1/[.A470]" office:value-type="float" office:value="0.00213219616204691" calcext:value-type="float">
            <text:p>0,002132196162047</text:p>
          </table:table-cell>
          <table:table-cell table:formula="of:=[.C469]+[.B470]" office:value-type="float" office:value="6.72888415257396" calcext:value-type="float">
            <text:p>6,72888415257396</text:p>
          </table:table-cell>
          <table:table-cell/>
        </table:table-row>
        <table:table-row table:style-name="ro1" table:visibility="collapse">
          <table:table-cell office:value-type="float" office:value="470" calcext:value-type="float">
            <text:p>470</text:p>
          </table:table-cell>
          <table:table-cell table:formula="of:=1/[.A471]" office:value-type="float" office:value="0.00212765957446808" calcext:value-type="float">
            <text:p>0,002127659574468</text:p>
          </table:table-cell>
          <table:table-cell table:formula="of:=[.C470]+[.B471]" office:value-type="float" office:value="6.73101181214843" calcext:value-type="float">
            <text:p>6,73101181214843</text:p>
          </table:table-cell>
          <table:table-cell/>
        </table:table-row>
        <table:table-row table:style-name="ro1" table:visibility="collapse">
          <table:table-cell office:value-type="float" office:value="471" calcext:value-type="float">
            <text:p>471</text:p>
          </table:table-cell>
          <table:table-cell table:formula="of:=1/[.A472]" office:value-type="float" office:value="0.00212314225053079" calcext:value-type="float">
            <text:p>0,002123142250531</text:p>
          </table:table-cell>
          <table:table-cell table:formula="of:=[.C471]+[.B472]" office:value-type="float" office:value="6.73313495439896" calcext:value-type="float">
            <text:p>6,73313495439896</text:p>
          </table:table-cell>
          <table:table-cell/>
        </table:table-row>
        <table:table-row table:style-name="ro1" table:visibility="collapse">
          <table:table-cell office:value-type="float" office:value="472" calcext:value-type="float">
            <text:p>472</text:p>
          </table:table-cell>
          <table:table-cell table:formula="of:=1/[.A473]" office:value-type="float" office:value="0.00211864406779661" calcext:value-type="float">
            <text:p>0,002118644067797</text:p>
          </table:table-cell>
          <table:table-cell table:formula="of:=[.C472]+[.B473]" office:value-type="float" office:value="6.73525359846676" calcext:value-type="float">
            <text:p>6,73525359846676</text:p>
          </table:table-cell>
          <table:table-cell/>
        </table:table-row>
        <table:table-row table:style-name="ro1" table:visibility="collapse">
          <table:table-cell office:value-type="float" office:value="473" calcext:value-type="float">
            <text:p>473</text:p>
          </table:table-cell>
          <table:table-cell table:formula="of:=1/[.A474]" office:value-type="float" office:value="0.00211416490486258" calcext:value-type="float">
            <text:p>0,002114164904863</text:p>
          </table:table-cell>
          <table:table-cell table:formula="of:=[.C473]+[.B474]" office:value-type="float" office:value="6.73736776337162" calcext:value-type="float">
            <text:p>6,73736776337162</text:p>
          </table:table-cell>
          <table:table-cell/>
        </table:table-row>
        <table:table-row table:style-name="ro1" table:visibility="collapse">
          <table:table-cell office:value-type="float" office:value="474" calcext:value-type="float">
            <text:p>474</text:p>
          </table:table-cell>
          <table:table-cell table:formula="of:=1/[.A475]" office:value-type="float" office:value="0.00210970464135021" calcext:value-type="float">
            <text:p>0,00210970464135</text:p>
          </table:table-cell>
          <table:table-cell table:formula="of:=[.C474]+[.B475]" office:value-type="float" office:value="6.73947746801297" calcext:value-type="float">
            <text:p>6,73947746801297</text:p>
          </table:table-cell>
          <table:table-cell/>
        </table:table-row>
        <table:table-row table:style-name="ro1" table:visibility="collapse">
          <table:table-cell office:value-type="float" office:value="475" calcext:value-type="float">
            <text:p>475</text:p>
          </table:table-cell>
          <table:table-cell table:formula="of:=1/[.A476]" office:value-type="float" office:value="0.00210526315789474" calcext:value-type="float">
            <text:p>0,002105263157895</text:p>
          </table:table-cell>
          <table:table-cell table:formula="of:=[.C475]+[.B476]" office:value-type="float" office:value="6.74158273117087" calcext:value-type="float">
            <text:p>6,74158273117087</text:p>
          </table:table-cell>
          <table:table-cell/>
        </table:table-row>
        <table:table-row table:style-name="ro1" table:visibility="collapse">
          <table:table-cell office:value-type="float" office:value="476" calcext:value-type="float">
            <text:p>476</text:p>
          </table:table-cell>
          <table:table-cell table:formula="of:=1/[.A477]" office:value-type="float" office:value="0.00210084033613445" calcext:value-type="float">
            <text:p>0,002100840336134</text:p>
          </table:table-cell>
          <table:table-cell table:formula="of:=[.C476]+[.B477]" office:value-type="float" office:value="6.743683571507" calcext:value-type="float">
            <text:p>6,743683571507</text:p>
          </table:table-cell>
          <table:table-cell/>
        </table:table-row>
        <table:table-row table:style-name="ro1" table:visibility="collapse">
          <table:table-cell office:value-type="float" office:value="477" calcext:value-type="float">
            <text:p>477</text:p>
          </table:table-cell>
          <table:table-cell table:formula="of:=1/[.A478]" office:value-type="float" office:value="0.00209643605870021" calcext:value-type="float">
            <text:p>0,0020964360587</text:p>
          </table:table-cell>
          <table:table-cell table:formula="of:=[.C477]+[.B478]" office:value-type="float" office:value="6.7457800075657" calcext:value-type="float">
            <text:p>6,7457800075657</text:p>
          </table:table-cell>
          <table:table-cell/>
        </table:table-row>
        <table:table-row table:style-name="ro1" table:visibility="collapse">
          <table:table-cell office:value-type="float" office:value="478" calcext:value-type="float">
            <text:p>478</text:p>
          </table:table-cell>
          <table:table-cell table:formula="of:=1/[.A479]" office:value-type="float" office:value="0.00209205020920502" calcext:value-type="float">
            <text:p>0,002092050209205</text:p>
          </table:table-cell>
          <table:table-cell table:formula="of:=[.C478]+[.B479]" office:value-type="float" office:value="6.74787205777491" calcext:value-type="float">
            <text:p>6,74787205777491</text:p>
          </table:table-cell>
          <table:table-cell/>
        </table:table-row>
        <table:table-row table:style-name="ro1" table:visibility="collapse">
          <table:table-cell office:value-type="float" office:value="479" calcext:value-type="float">
            <text:p>479</text:p>
          </table:table-cell>
          <table:table-cell table:formula="of:=1/[.A480]" office:value-type="float" office:value="0.00208768267223382" calcext:value-type="float">
            <text:p>0,002087682672234</text:p>
          </table:table-cell>
          <table:table-cell table:formula="of:=[.C479]+[.B480]" office:value-type="float" office:value="6.74995974044714" calcext:value-type="float">
            <text:p>6,74995974044714</text:p>
          </table:table-cell>
          <table:table-cell/>
        </table:table-row>
        <table:table-row table:style-name="ro1" table:visibility="collapse">
          <table:table-cell office:value-type="float" office:value="480" calcext:value-type="float">
            <text:p>480</text:p>
          </table:table-cell>
          <table:table-cell table:formula="of:=1/[.A481]" office:value-type="float" office:value="0.00208333333333333" calcext:value-type="float">
            <text:p>0,002083333333333</text:p>
          </table:table-cell>
          <table:table-cell table:formula="of:=[.C480]+[.B481]" office:value-type="float" office:value="6.75204307378047" calcext:value-type="float">
            <text:p>6,75204307378047</text:p>
          </table:table-cell>
          <table:table-cell/>
        </table:table-row>
        <table:table-row table:style-name="ro1" table:visibility="collapse">
          <table:table-cell office:value-type="float" office:value="481" calcext:value-type="float">
            <text:p>481</text:p>
          </table:table-cell>
          <table:table-cell table:formula="of:=1/[.A482]" office:value-type="float" office:value="0.00207900207900208" calcext:value-type="float">
            <text:p>0,002079002079002</text:p>
          </table:table-cell>
          <table:table-cell table:formula="of:=[.C481]+[.B482]" office:value-type="float" office:value="6.75412207585948" calcext:value-type="float">
            <text:p>6,75412207585948</text:p>
          </table:table-cell>
          <table:table-cell/>
        </table:table-row>
        <table:table-row table:style-name="ro1" table:visibility="collapse">
          <table:table-cell office:value-type="float" office:value="482" calcext:value-type="float">
            <text:p>482</text:p>
          </table:table-cell>
          <table:table-cell table:formula="of:=1/[.A483]" office:value-type="float" office:value="0.0020746887966805" calcext:value-type="float">
            <text:p>0,002074688796681</text:p>
          </table:table-cell>
          <table:table-cell table:formula="of:=[.C482]+[.B483]" office:value-type="float" office:value="6.75619676465616" calcext:value-type="float">
            <text:p>6,75619676465616</text:p>
          </table:table-cell>
          <table:table-cell/>
        </table:table-row>
        <table:table-row table:style-name="ro1" table:visibility="collapse">
          <table:table-cell office:value-type="float" office:value="483" calcext:value-type="float">
            <text:p>483</text:p>
          </table:table-cell>
          <table:table-cell table:formula="of:=1/[.A484]" office:value-type="float" office:value="0.0020703933747412" calcext:value-type="float">
            <text:p>0,002070393374741</text:p>
          </table:table-cell>
          <table:table-cell table:formula="of:=[.C483]+[.B484]" office:value-type="float" office:value="6.7582671580309" calcext:value-type="float">
            <text:p>6,7582671580309</text:p>
          </table:table-cell>
          <table:table-cell/>
        </table:table-row>
        <table:table-row table:style-name="ro1" table:visibility="collapse">
          <table:table-cell office:value-type="float" office:value="484" calcext:value-type="float">
            <text:p>484</text:p>
          </table:table-cell>
          <table:table-cell table:formula="of:=1/[.A485]" office:value-type="float" office:value="0.00206611570247934" calcext:value-type="float">
            <text:p>0,002066115702479</text:p>
          </table:table-cell>
          <table:table-cell table:formula="of:=[.C484]+[.B485]" office:value-type="float" office:value="6.76033327373338" calcext:value-type="float">
            <text:p>6,76033327373338</text:p>
          </table:table-cell>
          <table:table-cell/>
        </table:table-row>
        <table:table-row table:style-name="ro1" table:visibility="collapse">
          <table:table-cell office:value-type="float" office:value="485" calcext:value-type="float">
            <text:p>485</text:p>
          </table:table-cell>
          <table:table-cell table:formula="of:=1/[.A486]" office:value-type="float" office:value="0.00206185567010309" calcext:value-type="float">
            <text:p>0,002061855670103</text:p>
          </table:table-cell>
          <table:table-cell table:formula="of:=[.C485]+[.B486]" office:value-type="float" office:value="6.76239512940348" calcext:value-type="float">
            <text:p>6,76239512940348</text:p>
          </table:table-cell>
          <table:table-cell/>
        </table:table-row>
        <table:table-row table:style-name="ro1" table:visibility="collapse">
          <table:table-cell office:value-type="float" office:value="486" calcext:value-type="float">
            <text:p>486</text:p>
          </table:table-cell>
          <table:table-cell table:formula="of:=1/[.A487]" office:value-type="float" office:value="0.00205761316872428" calcext:value-type="float">
            <text:p>0,002057613168724</text:p>
          </table:table-cell>
          <table:table-cell table:formula="of:=[.C486]+[.B487]" office:value-type="float" office:value="6.76445274257221" calcext:value-type="float">
            <text:p>6,76445274257221</text:p>
          </table:table-cell>
          <table:table-cell/>
        </table:table-row>
        <table:table-row table:style-name="ro1" table:visibility="collapse">
          <table:table-cell office:value-type="float" office:value="487" calcext:value-type="float">
            <text:p>487</text:p>
          </table:table-cell>
          <table:table-cell table:formula="of:=1/[.A488]" office:value-type="float" office:value="0.00205338809034908" calcext:value-type="float">
            <text:p>0,002053388090349</text:p>
          </table:table-cell>
          <table:table-cell table:formula="of:=[.C487]+[.B488]" office:value-type="float" office:value="6.76650613066255" calcext:value-type="float">
            <text:p>6,76650613066255</text:p>
          </table:table-cell>
          <table:table-cell/>
        </table:table-row>
        <table:table-row table:style-name="ro1" table:visibility="collapse">
          <table:table-cell office:value-type="float" office:value="488" calcext:value-type="float">
            <text:p>488</text:p>
          </table:table-cell>
          <table:table-cell table:formula="of:=1/[.A489]" office:value-type="float" office:value="0.00204918032786885" calcext:value-type="float">
            <text:p>0,002049180327869</text:p>
          </table:table-cell>
          <table:table-cell table:formula="of:=[.C488]+[.B489]" office:value-type="float" office:value="6.76855531099042" calcext:value-type="float">
            <text:p>6,76855531099042</text:p>
          </table:table-cell>
          <table:table-cell/>
        </table:table-row>
        <table:table-row table:style-name="ro1" table:visibility="collapse">
          <table:table-cell office:value-type="float" office:value="489" calcext:value-type="float">
            <text:p>489</text:p>
          </table:table-cell>
          <table:table-cell table:formula="of:=1/[.A490]" office:value-type="float" office:value="0.00204498977505112" calcext:value-type="float">
            <text:p>0,002044989775051</text:p>
          </table:table-cell>
          <table:table-cell table:formula="of:=[.C489]+[.B490]" office:value-type="float" office:value="6.77060030076547" calcext:value-type="float">
            <text:p>6,77060030076547</text:p>
          </table:table-cell>
          <table:table-cell/>
        </table:table-row>
        <table:table-row table:style-name="ro1" table:visibility="collapse">
          <table:table-cell office:value-type="float" office:value="490" calcext:value-type="float">
            <text:p>490</text:p>
          </table:table-cell>
          <table:table-cell table:formula="of:=1/[.A491]" office:value-type="float" office:value="0.00204081632653061" calcext:value-type="float">
            <text:p>0,002040816326531</text:p>
          </table:table-cell>
          <table:table-cell table:formula="of:=[.C490]+[.B491]" office:value-type="float" office:value="6.772641117092" calcext:value-type="float">
            <text:p>6,772641117092</text:p>
          </table:table-cell>
          <table:table-cell/>
        </table:table-row>
        <table:table-row table:style-name="ro1" table:visibility="collapse">
          <table:table-cell office:value-type="float" office:value="491" calcext:value-type="float">
            <text:p>491</text:p>
          </table:table-cell>
          <table:table-cell table:formula="of:=1/[.A492]" office:value-type="float" office:value="0.00203665987780041" calcext:value-type="float">
            <text:p>0,0020366598778</text:p>
          </table:table-cell>
          <table:table-cell table:formula="of:=[.C491]+[.B492]" office:value-type="float" office:value="6.77467777696981" calcext:value-type="float">
            <text:p>6,77467777696981</text:p>
          </table:table-cell>
          <table:table-cell/>
        </table:table-row>
        <table:table-row table:style-name="ro1" table:visibility="collapse">
          <table:table-cell office:value-type="float" office:value="492" calcext:value-type="float">
            <text:p>492</text:p>
          </table:table-cell>
          <table:table-cell table:formula="of:=1/[.A493]" office:value-type="float" office:value="0.00203252032520325" calcext:value-type="float">
            <text:p>0,002032520325203</text:p>
          </table:table-cell>
          <table:table-cell table:formula="of:=[.C492]+[.B493]" office:value-type="float" office:value="6.77671029729501" calcext:value-type="float">
            <text:p>6,77671029729501</text:p>
          </table:table-cell>
          <table:table-cell/>
        </table:table-row>
        <table:table-row table:style-name="ro1" table:visibility="collapse">
          <table:table-cell office:value-type="float" office:value="493" calcext:value-type="float">
            <text:p>493</text:p>
          </table:table-cell>
          <table:table-cell table:formula="of:=1/[.A494]" office:value-type="float" office:value="0.00202839756592292" calcext:value-type="float">
            <text:p>0,002028397565923</text:p>
          </table:table-cell>
          <table:table-cell table:formula="of:=[.C493]+[.B494]" office:value-type="float" office:value="6.77873869486093" calcext:value-type="float">
            <text:p>6,77873869486093</text:p>
          </table:table-cell>
          <table:table-cell/>
        </table:table-row>
        <table:table-row table:style-name="ro1" table:visibility="collapse">
          <table:table-cell office:value-type="float" office:value="494" calcext:value-type="float">
            <text:p>494</text:p>
          </table:table-cell>
          <table:table-cell table:formula="of:=1/[.A495]" office:value-type="float" office:value="0.00202429149797571" calcext:value-type="float">
            <text:p>0,002024291497976</text:p>
          </table:table-cell>
          <table:table-cell table:formula="of:=[.C494]+[.B495]" office:value-type="float" office:value="6.78076298635891" calcext:value-type="float">
            <text:p>6,78076298635891</text:p>
          </table:table-cell>
          <table:table-cell/>
        </table:table-row>
        <table:table-row table:style-name="ro1" table:visibility="collapse">
          <table:table-cell office:value-type="float" office:value="495" calcext:value-type="float">
            <text:p>495</text:p>
          </table:table-cell>
          <table:table-cell table:formula="of:=1/[.A496]" office:value-type="float" office:value="0.00202020202020202" calcext:value-type="float">
            <text:p>0,002020202020202</text:p>
          </table:table-cell>
          <table:table-cell table:formula="of:=[.C495]+[.B496]" office:value-type="float" office:value="6.78278318837911" calcext:value-type="float">
            <text:p>6,78278318837911</text:p>
          </table:table-cell>
          <table:table-cell/>
        </table:table-row>
        <table:table-row table:style-name="ro1" table:visibility="collapse">
          <table:table-cell office:value-type="float" office:value="496" calcext:value-type="float">
            <text:p>496</text:p>
          </table:table-cell>
          <table:table-cell table:formula="of:=1/[.A497]" office:value-type="float" office:value="0.00201612903225806" calcext:value-type="float">
            <text:p>0,002016129032258</text:p>
          </table:table-cell>
          <table:table-cell table:formula="of:=[.C496]+[.B497]" office:value-type="float" office:value="6.78479931741137" calcext:value-type="float">
            <text:p>6,78479931741137</text:p>
          </table:table-cell>
          <table:table-cell/>
        </table:table-row>
        <table:table-row table:style-name="ro1" table:visibility="collapse">
          <table:table-cell office:value-type="float" office:value="497" calcext:value-type="float">
            <text:p>497</text:p>
          </table:table-cell>
          <table:table-cell table:formula="of:=1/[.A498]" office:value-type="float" office:value="0.00201207243460765" calcext:value-type="float">
            <text:p>0,002012072434608</text:p>
          </table:table-cell>
          <table:table-cell table:formula="of:=[.C497]+[.B498]" office:value-type="float" office:value="6.78681138984597" calcext:value-type="float">
            <text:p>6,78681138984597</text:p>
          </table:table-cell>
          <table:table-cell/>
        </table:table-row>
        <table:table-row table:style-name="ro1" table:visibility="collapse">
          <table:table-cell office:value-type="float" office:value="498" calcext:value-type="float">
            <text:p>498</text:p>
          </table:table-cell>
          <table:table-cell table:formula="of:=1/[.A499]" office:value-type="float" office:value="0.00200803212851406" calcext:value-type="float">
            <text:p>0,002008032128514</text:p>
          </table:table-cell>
          <table:table-cell table:formula="of:=[.C498]+[.B499]" office:value-type="float" office:value="6.78881942197449" calcext:value-type="float">
            <text:p>6,78881942197449</text:p>
          </table:table-cell>
          <table:table-cell/>
        </table:table-row>
        <table:table-row table:style-name="ro1" table:visibility="collapse">
          <table:table-cell office:value-type="float" office:value="499" calcext:value-type="float">
            <text:p>499</text:p>
          </table:table-cell>
          <table:table-cell table:formula="of:=1/[.A500]" office:value-type="float" office:value="0.00200400801603206" calcext:value-type="float">
            <text:p>0,002004008016032</text:p>
          </table:table-cell>
          <table:table-cell table:formula="of:=[.C499]+[.B500]" office:value-type="float" office:value="6.79082342999052" calcext:value-type="float">
            <text:p>6,79082342999052</text:p>
          </table:table-cell>
          <table:table-cell/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 table:formula="of:=1/[.A501]" office:value-type="float" office:value="0.002" calcext:value-type="float">
            <text:p>0,002</text:p>
          </table:table-cell>
          <table:table-cell table:formula="of:=[.C500]+[.B501]" office:value-type="float" office:value="6.79282342999052" calcext:value-type="float">
            <text:p>6,79282342999052</text:p>
          </table:table-cell>
          <table:table-cell/>
        </table:table-row>
        <table:table-row table:style-name="ro1" table:visibility="collapse">
          <table:table-cell office:value-type="float" office:value="501" calcext:value-type="float">
            <text:p>501</text:p>
          </table:table-cell>
          <table:table-cell table:formula="of:=1/[.A502]" office:value-type="float" office:value="0.00199600798403194" calcext:value-type="float">
            <text:p>0,001996007984032</text:p>
          </table:table-cell>
          <table:table-cell table:formula="of:=[.C501]+[.B502]" office:value-type="float" office:value="6.79481943797455" calcext:value-type="float">
            <text:p>6,79481943797455</text:p>
          </table:table-cell>
          <table:table-cell/>
        </table:table-row>
        <table:table-row table:style-name="ro1" table:visibility="collapse">
          <table:table-cell office:value-type="float" office:value="502" calcext:value-type="float">
            <text:p>502</text:p>
          </table:table-cell>
          <table:table-cell table:formula="of:=1/[.A503]" office:value-type="float" office:value="0.00199203187250996" calcext:value-type="float">
            <text:p>0,00199203187251</text:p>
          </table:table-cell>
          <table:table-cell table:formula="of:=[.C502]+[.B503]" office:value-type="float" office:value="6.79681146984706" calcext:value-type="float">
            <text:p>6,79681146984706</text:p>
          </table:table-cell>
          <table:table-cell/>
        </table:table-row>
        <table:table-row table:style-name="ro1" table:visibility="collapse">
          <table:table-cell office:value-type="float" office:value="503" calcext:value-type="float">
            <text:p>503</text:p>
          </table:table-cell>
          <table:table-cell table:formula="of:=1/[.A504]" office:value-type="float" office:value="0.00198807157057654" calcext:value-type="float">
            <text:p>0,001988071570577</text:p>
          </table:table-cell>
          <table:table-cell table:formula="of:=[.C503]+[.B504]" office:value-type="float" office:value="6.79879954141764" calcext:value-type="float">
            <text:p>6,79879954141764</text:p>
          </table:table-cell>
          <table:table-cell/>
        </table:table-row>
        <table:table-row table:style-name="ro1" table:visibility="collapse">
          <table:table-cell office:value-type="float" office:value="504" calcext:value-type="float">
            <text:p>504</text:p>
          </table:table-cell>
          <table:table-cell table:formula="of:=1/[.A505]" office:value-type="float" office:value="0.00198412698412698" calcext:value-type="float">
            <text:p>0,001984126984127</text:p>
          </table:table-cell>
          <table:table-cell table:formula="of:=[.C504]+[.B505]" office:value-type="float" office:value="6.80078366840177" calcext:value-type="float">
            <text:p>6,80078366840177</text:p>
          </table:table-cell>
          <table:table-cell/>
        </table:table-row>
        <table:table-row table:style-name="ro1" table:visibility="collapse">
          <table:table-cell office:value-type="float" office:value="505" calcext:value-type="float">
            <text:p>505</text:p>
          </table:table-cell>
          <table:table-cell table:formula="of:=1/[.A506]" office:value-type="float" office:value="0.00198019801980198" calcext:value-type="float">
            <text:p>0,001980198019802</text:p>
          </table:table-cell>
          <table:table-cell table:formula="of:=[.C505]+[.B506]" office:value-type="float" office:value="6.80276386642157" calcext:value-type="float">
            <text:p>6,80276386642157</text:p>
          </table:table-cell>
          <table:table-cell/>
        </table:table-row>
        <table:table-row table:style-name="ro1" table:visibility="collapse">
          <table:table-cell office:value-type="float" office:value="506" calcext:value-type="float">
            <text:p>506</text:p>
          </table:table-cell>
          <table:table-cell table:formula="of:=1/[.A507]" office:value-type="float" office:value="0.00197628458498024" calcext:value-type="float">
            <text:p>0,00197628458498</text:p>
          </table:table-cell>
          <table:table-cell table:formula="of:=[.C506]+[.B507]" office:value-type="float" office:value="6.80474015100655" calcext:value-type="float">
            <text:p>6,80474015100655</text:p>
          </table:table-cell>
          <table:table-cell/>
        </table:table-row>
        <table:table-row table:style-name="ro1" table:visibility="collapse">
          <table:table-cell office:value-type="float" office:value="507" calcext:value-type="float">
            <text:p>507</text:p>
          </table:table-cell>
          <table:table-cell table:formula="of:=1/[.A508]" office:value-type="float" office:value="0.0019723865877712" calcext:value-type="float">
            <text:p>0,001972386587771</text:p>
          </table:table-cell>
          <table:table-cell table:formula="of:=[.C507]+[.B508]" office:value-type="float" office:value="6.80671253759432" calcext:value-type="float">
            <text:p>6,80671253759432</text:p>
          </table:table-cell>
          <table:table-cell/>
        </table:table-row>
        <table:table-row table:style-name="ro1" table:visibility="collapse">
          <table:table-cell office:value-type="float" office:value="508" calcext:value-type="float">
            <text:p>508</text:p>
          </table:table-cell>
          <table:table-cell table:formula="of:=1/[.A509]" office:value-type="float" office:value="0.00196850393700787" calcext:value-type="float">
            <text:p>0,001968503937008</text:p>
          </table:table-cell>
          <table:table-cell table:formula="of:=[.C508]+[.B509]" office:value-type="float" office:value="6.80868104153133" calcext:value-type="float">
            <text:p>6,80868104153133</text:p>
          </table:table-cell>
          <table:table-cell/>
        </table:table-row>
        <table:table-row table:style-name="ro1" table:visibility="collapse">
          <table:table-cell office:value-type="float" office:value="509" calcext:value-type="float">
            <text:p>509</text:p>
          </table:table-cell>
          <table:table-cell table:formula="of:=1/[.A510]" office:value-type="float" office:value="0.00196463654223969" calcext:value-type="float">
            <text:p>0,00196463654224</text:p>
          </table:table-cell>
          <table:table-cell table:formula="of:=[.C509]+[.B510]" office:value-type="float" office:value="6.81064567807357" calcext:value-type="float">
            <text:p>6,81064567807357</text:p>
          </table:table-cell>
          <table:table-cell/>
        </table:table-row>
        <table:table-row table:style-name="ro1" table:visibility="collapse">
          <table:table-cell office:value-type="float" office:value="510" calcext:value-type="float">
            <text:p>510</text:p>
          </table:table-cell>
          <table:table-cell table:formula="of:=1/[.A511]" office:value-type="float" office:value="0.00196078431372549" calcext:value-type="float">
            <text:p>0,001960784313725</text:p>
          </table:table-cell>
          <table:table-cell table:formula="of:=[.C510]+[.B511]" office:value-type="float" office:value="6.81260646238729" calcext:value-type="float">
            <text:p>6,81260646238729</text:p>
          </table:table-cell>
          <table:table-cell/>
        </table:table-row>
        <table:table-row table:style-name="ro1" table:visibility="collapse">
          <table:table-cell office:value-type="float" office:value="511" calcext:value-type="float">
            <text:p>511</text:p>
          </table:table-cell>
          <table:table-cell table:formula="of:=1/[.A512]" office:value-type="float" office:value="0.00195694716242661" calcext:value-type="float">
            <text:p>0,001956947162427</text:p>
          </table:table-cell>
          <table:table-cell table:formula="of:=[.C511]+[.B512]" office:value-type="float" office:value="6.81456340954972" calcext:value-type="float">
            <text:p>6,81456340954972</text:p>
          </table:table-cell>
          <table:table-cell/>
        </table:table-row>
        <table:table-row table:style-name="ro1" table:visibility="collapse">
          <table:table-cell office:value-type="float" office:value="512" calcext:value-type="float">
            <text:p>512</text:p>
          </table:table-cell>
          <table:table-cell table:formula="of:=1/[.A513]" office:value-type="float" office:value="0.001953125" calcext:value-type="float">
            <text:p>0,001953125</text:p>
          </table:table-cell>
          <table:table-cell table:formula="of:=[.C512]+[.B513]" office:value-type="float" office:value="6.81651653454972" calcext:value-type="float">
            <text:p>6,81651653454972</text:p>
          </table:table-cell>
          <table:table-cell/>
        </table:table-row>
        <table:table-row table:style-name="ro1" table:visibility="collapse">
          <table:table-cell office:value-type="float" office:value="513" calcext:value-type="float">
            <text:p>513</text:p>
          </table:table-cell>
          <table:table-cell table:formula="of:=1/[.A514]" office:value-type="float" office:value="0.00194931773879142" calcext:value-type="float">
            <text:p>0,001949317738791</text:p>
          </table:table-cell>
          <table:table-cell table:formula="of:=[.C513]+[.B514]" office:value-type="float" office:value="6.81846585228851" calcext:value-type="float">
            <text:p>6,81846585228851</text:p>
          </table:table-cell>
          <table:table-cell/>
        </table:table-row>
        <table:table-row table:style-name="ro1" table:visibility="collapse">
          <table:table-cell office:value-type="float" office:value="514" calcext:value-type="float">
            <text:p>514</text:p>
          </table:table-cell>
          <table:table-cell table:formula="of:=1/[.A515]" office:value-type="float" office:value="0.00194552529182879" calcext:value-type="float">
            <text:p>0,001945525291829</text:p>
          </table:table-cell>
          <table:table-cell table:formula="of:=[.C514]+[.B515]" office:value-type="float" office:value="6.82041137758034" calcext:value-type="float">
            <text:p>6,82041137758034</text:p>
          </table:table-cell>
          <table:table-cell/>
        </table:table-row>
        <table:table-row table:style-name="ro1" table:visibility="collapse">
          <table:table-cell office:value-type="float" office:value="515" calcext:value-type="float">
            <text:p>515</text:p>
          </table:table-cell>
          <table:table-cell table:formula="of:=1/[.A516]" office:value-type="float" office:value="0.00194174757281553" calcext:value-type="float">
            <text:p>0,001941747572816</text:p>
          </table:table-cell>
          <table:table-cell table:formula="of:=[.C515]+[.B516]" office:value-type="float" office:value="6.82235312515316" calcext:value-type="float">
            <text:p>6,82235312515316</text:p>
          </table:table-cell>
          <table:table-cell/>
        </table:table-row>
        <table:table-row table:style-name="ro1" table:visibility="collapse">
          <table:table-cell office:value-type="float" office:value="516" calcext:value-type="float">
            <text:p>516</text:p>
          </table:table-cell>
          <table:table-cell table:formula="of:=1/[.A517]" office:value-type="float" office:value="0.00193798449612403" calcext:value-type="float">
            <text:p>0,001937984496124</text:p>
          </table:table-cell>
          <table:table-cell table:formula="of:=[.C516]+[.B517]" office:value-type="float" office:value="6.82429110964928" calcext:value-type="float">
            <text:p>6,82429110964928</text:p>
          </table:table-cell>
          <table:table-cell/>
        </table:table-row>
        <table:table-row table:style-name="ro1" table:visibility="collapse">
          <table:table-cell office:value-type="float" office:value="517" calcext:value-type="float">
            <text:p>517</text:p>
          </table:table-cell>
          <table:table-cell table:formula="of:=1/[.A518]" office:value-type="float" office:value="0.00193423597678917" calcext:value-type="float">
            <text:p>0,001934235976789</text:p>
          </table:table-cell>
          <table:table-cell table:formula="of:=[.C517]+[.B518]" office:value-type="float" office:value="6.82622534562607" calcext:value-type="float">
            <text:p>6,82622534562607</text:p>
          </table:table-cell>
          <table:table-cell/>
        </table:table-row>
        <table:table-row table:style-name="ro1" table:visibility="collapse">
          <table:table-cell office:value-type="float" office:value="518" calcext:value-type="float">
            <text:p>518</text:p>
          </table:table-cell>
          <table:table-cell table:formula="of:=1/[.A519]" office:value-type="float" office:value="0.00193050193050193" calcext:value-type="float">
            <text:p>0,001930501930502</text:p>
          </table:table-cell>
          <table:table-cell table:formula="of:=[.C518]+[.B519]" office:value-type="float" office:value="6.82815584755657" calcext:value-type="float">
            <text:p>6,82815584755657</text:p>
          </table:table-cell>
          <table:table-cell/>
        </table:table-row>
        <table:table-row table:style-name="ro1" table:visibility="collapse">
          <table:table-cell office:value-type="float" office:value="519" calcext:value-type="float">
            <text:p>519</text:p>
          </table:table-cell>
          <table:table-cell table:formula="of:=1/[.A520]" office:value-type="float" office:value="0.00192678227360308" calcext:value-type="float">
            <text:p>0,001926782273603</text:p>
          </table:table-cell>
          <table:table-cell table:formula="of:=[.C519]+[.B520]" office:value-type="float" office:value="6.83008262983017" calcext:value-type="float">
            <text:p>6,83008262983017</text:p>
          </table:table-cell>
          <table:table-cell/>
        </table:table-row>
        <table:table-row table:style-name="ro1" table:visibility="collapse">
          <table:table-cell office:value-type="float" office:value="520" calcext:value-type="float">
            <text:p>520</text:p>
          </table:table-cell>
          <table:table-cell table:formula="of:=1/[.A521]" office:value-type="float" office:value="0.00192307692307692" calcext:value-type="float">
            <text:p>0,001923076923077</text:p>
          </table:table-cell>
          <table:table-cell table:formula="of:=[.C520]+[.B521]" office:value-type="float" office:value="6.83200570675325" calcext:value-type="float">
            <text:p>6,83200570675325</text:p>
          </table:table-cell>
          <table:table-cell/>
        </table:table-row>
        <table:table-row table:style-name="ro1" table:visibility="collapse">
          <table:table-cell office:value-type="float" office:value="521" calcext:value-type="float">
            <text:p>521</text:p>
          </table:table-cell>
          <table:table-cell table:formula="of:=1/[.A522]" office:value-type="float" office:value="0.00191938579654511" calcext:value-type="float">
            <text:p>0,001919385796545</text:p>
          </table:table-cell>
          <table:table-cell table:formula="of:=[.C521]+[.B522]" office:value-type="float" office:value="6.8339250925498" calcext:value-type="float">
            <text:p>6,8339250925498</text:p>
          </table:table-cell>
          <table:table-cell/>
        </table:table-row>
        <table:table-row table:style-name="ro1" table:visibility="collapse">
          <table:table-cell office:value-type="float" office:value="522" calcext:value-type="float">
            <text:p>522</text:p>
          </table:table-cell>
          <table:table-cell table:formula="of:=1/[.A523]" office:value-type="float" office:value="0.00191570881226054" calcext:value-type="float">
            <text:p>0,001915708812261</text:p>
          </table:table-cell>
          <table:table-cell table:formula="of:=[.C522]+[.B523]" office:value-type="float" office:value="6.83584080136206" calcext:value-type="float">
            <text:p>6,83584080136206</text:p>
          </table:table-cell>
          <table:table-cell/>
        </table:table-row>
        <table:table-row table:style-name="ro1" table:visibility="collapse">
          <table:table-cell office:value-type="float" office:value="523" calcext:value-type="float">
            <text:p>523</text:p>
          </table:table-cell>
          <table:table-cell table:formula="of:=1/[.A524]" office:value-type="float" office:value="0.00191204588910134" calcext:value-type="float">
            <text:p>0,001912045889101</text:p>
          </table:table-cell>
          <table:table-cell table:formula="of:=[.C523]+[.B524]" office:value-type="float" office:value="6.83775284725116" calcext:value-type="float">
            <text:p>6,83775284725116</text:p>
          </table:table-cell>
          <table:table-cell/>
        </table:table-row>
        <table:table-row table:style-name="ro1" table:visibility="collapse">
          <table:table-cell office:value-type="float" office:value="524" calcext:value-type="float">
            <text:p>524</text:p>
          </table:table-cell>
          <table:table-cell table:formula="of:=1/[.A525]" office:value-type="float" office:value="0.00190839694656489" calcext:value-type="float">
            <text:p>0,001908396946565</text:p>
          </table:table-cell>
          <table:table-cell table:formula="of:=[.C524]+[.B525]" office:value-type="float" office:value="6.83966124419772" calcext:value-type="float">
            <text:p>6,83966124419772</text:p>
          </table:table-cell>
          <table:table-cell/>
        </table:table-row>
        <table:table-row table:style-name="ro1" table:visibility="collapse">
          <table:table-cell office:value-type="float" office:value="525" calcext:value-type="float">
            <text:p>525</text:p>
          </table:table-cell>
          <table:table-cell table:formula="of:=1/[.A526]" office:value-type="float" office:value="0.0019047619047619" calcext:value-type="float">
            <text:p>0,001904761904762</text:p>
          </table:table-cell>
          <table:table-cell table:formula="of:=[.C525]+[.B526]" office:value-type="float" office:value="6.84156600610249" calcext:value-type="float">
            <text:p>6,84156600610249</text:p>
          </table:table-cell>
          <table:table-cell/>
        </table:table-row>
        <table:table-row table:style-name="ro1" table:visibility="collapse">
          <table:table-cell office:value-type="float" office:value="526" calcext:value-type="float">
            <text:p>526</text:p>
          </table:table-cell>
          <table:table-cell table:formula="of:=1/[.A527]" office:value-type="float" office:value="0.00190114068441065" calcext:value-type="float">
            <text:p>0,001901140684411</text:p>
          </table:table-cell>
          <table:table-cell table:formula="of:=[.C526]+[.B527]" office:value-type="float" office:value="6.8434671467869" calcext:value-type="float">
            <text:p>6,8434671467869</text:p>
          </table:table-cell>
          <table:table-cell/>
        </table:table-row>
        <table:table-row table:style-name="ro1" table:visibility="collapse">
          <table:table-cell office:value-type="float" office:value="527" calcext:value-type="float">
            <text:p>527</text:p>
          </table:table-cell>
          <table:table-cell table:formula="of:=1/[.A528]" office:value-type="float" office:value="0.00189753320683112" calcext:value-type="float">
            <text:p>0,001897533206831</text:p>
          </table:table-cell>
          <table:table-cell table:formula="of:=[.C527]+[.B528]" office:value-type="float" office:value="6.84536467999373" calcext:value-type="float">
            <text:p>6,84536467999373</text:p>
          </table:table-cell>
          <table:table-cell/>
        </table:table-row>
        <table:table-row table:style-name="ro1" table:visibility="collapse">
          <table:table-cell office:value-type="float" office:value="528" calcext:value-type="float">
            <text:p>528</text:p>
          </table:table-cell>
          <table:table-cell table:formula="of:=1/[.A529]" office:value-type="float" office:value="0.00189393939393939" calcext:value-type="float">
            <text:p>0,001893939393939</text:p>
          </table:table-cell>
          <table:table-cell table:formula="of:=[.C528]+[.B529]" office:value-type="float" office:value="6.84725861938767" calcext:value-type="float">
            <text:p>6,84725861938767</text:p>
          </table:table-cell>
          <table:table-cell/>
        </table:table-row>
        <table:table-row table:style-name="ro1" table:visibility="collapse">
          <table:table-cell office:value-type="float" office:value="529" calcext:value-type="float">
            <text:p>529</text:p>
          </table:table-cell>
          <table:table-cell table:formula="of:=1/[.A530]" office:value-type="float" office:value="0.00189035916824197" calcext:value-type="float">
            <text:p>0,001890359168242</text:p>
          </table:table-cell>
          <table:table-cell table:formula="of:=[.C529]+[.B530]" office:value-type="float" office:value="6.84914897855591" calcext:value-type="float">
            <text:p>6,84914897855591</text:p>
          </table:table-cell>
          <table:table-cell/>
        </table:table-row>
        <table:table-row table:style-name="ro1" table:visibility="collapse">
          <table:table-cell office:value-type="float" office:value="530" calcext:value-type="float">
            <text:p>530</text:p>
          </table:table-cell>
          <table:table-cell table:formula="of:=1/[.A531]" office:value-type="float" office:value="0.00188679245283019" calcext:value-type="float">
            <text:p>0,00188679245283</text:p>
          </table:table-cell>
          <table:table-cell table:formula="of:=[.C530]+[.B531]" office:value-type="float" office:value="6.85103577100874" calcext:value-type="float">
            <text:p>6,85103577100874</text:p>
          </table:table-cell>
          <table:table-cell/>
        </table:table-row>
        <table:table-row table:style-name="ro1" table:visibility="collapse">
          <table:table-cell office:value-type="float" office:value="531" calcext:value-type="float">
            <text:p>531</text:p>
          </table:table-cell>
          <table:table-cell table:formula="of:=1/[.A532]" office:value-type="float" office:value="0.00188323917137476" calcext:value-type="float">
            <text:p>0,001883239171375</text:p>
          </table:table-cell>
          <table:table-cell table:formula="of:=[.C531]+[.B532]" office:value-type="float" office:value="6.85291901018011" calcext:value-type="float">
            <text:p>6,85291901018011</text:p>
          </table:table-cell>
          <table:table-cell/>
        </table:table-row>
        <table:table-row table:style-name="ro1" table:visibility="collapse">
          <table:table-cell office:value-type="float" office:value="532" calcext:value-type="float">
            <text:p>532</text:p>
          </table:table-cell>
          <table:table-cell table:formula="of:=1/[.A533]" office:value-type="float" office:value="0.0018796992481203" calcext:value-type="float">
            <text:p>0,00187969924812</text:p>
          </table:table-cell>
          <table:table-cell table:formula="of:=[.C532]+[.B533]" office:value-type="float" office:value="6.85479870942824" calcext:value-type="float">
            <text:p>6,85479870942824</text:p>
          </table:table-cell>
          <table:table-cell/>
        </table:table-row>
        <table:table-row table:style-name="ro1" table:visibility="collapse">
          <table:table-cell office:value-type="float" office:value="533" calcext:value-type="float">
            <text:p>533</text:p>
          </table:table-cell>
          <table:table-cell table:formula="of:=1/[.A534]" office:value-type="float" office:value="0.00187617260787993" calcext:value-type="float">
            <text:p>0,00187617260788</text:p>
          </table:table-cell>
          <table:table-cell table:formula="of:=[.C533]+[.B534]" office:value-type="float" office:value="6.85667488203612" calcext:value-type="float">
            <text:p>6,85667488203612</text:p>
          </table:table-cell>
          <table:table-cell/>
        </table:table-row>
        <table:table-row table:style-name="ro1" table:visibility="collapse">
          <table:table-cell office:value-type="float" office:value="534" calcext:value-type="float">
            <text:p>534</text:p>
          </table:table-cell>
          <table:table-cell table:formula="of:=1/[.A535]" office:value-type="float" office:value="0.00187265917602996" calcext:value-type="float">
            <text:p>0,00187265917603</text:p>
          </table:table-cell>
          <table:table-cell table:formula="of:=[.C534]+[.B535]" office:value-type="float" office:value="6.85854754121215" calcext:value-type="float">
            <text:p>6,85854754121215</text:p>
          </table:table-cell>
          <table:table-cell/>
        </table:table-row>
        <table:table-row table:style-name="ro1" table:visibility="collapse">
          <table:table-cell office:value-type="float" office:value="535" calcext:value-type="float">
            <text:p>535</text:p>
          </table:table-cell>
          <table:table-cell table:formula="of:=1/[.A536]" office:value-type="float" office:value="0.00186915887850467" calcext:value-type="float">
            <text:p>0,001869158878505</text:p>
          </table:table-cell>
          <table:table-cell table:formula="of:=[.C535]+[.B536]" office:value-type="float" office:value="6.86041670009065" calcext:value-type="float">
            <text:p>6,86041670009065</text:p>
          </table:table-cell>
          <table:table-cell/>
        </table:table-row>
        <table:table-row table:style-name="ro1" table:visibility="collapse">
          <table:table-cell office:value-type="float" office:value="536" calcext:value-type="float">
            <text:p>536</text:p>
          </table:table-cell>
          <table:table-cell table:formula="of:=1/[.A537]" office:value-type="float" office:value="0.00186567164179104" calcext:value-type="float">
            <text:p>0,001865671641791</text:p>
          </table:table-cell>
          <table:table-cell table:formula="of:=[.C536]+[.B537]" office:value-type="float" office:value="6.86228237173244" calcext:value-type="float">
            <text:p>6,86228237173244</text:p>
          </table:table-cell>
          <table:table-cell/>
        </table:table-row>
        <table:table-row table:style-name="ro1" table:visibility="collapse">
          <table:table-cell office:value-type="float" office:value="537" calcext:value-type="float">
            <text:p>537</text:p>
          </table:table-cell>
          <table:table-cell table:formula="of:=1/[.A538]" office:value-type="float" office:value="0.00186219739292365" calcext:value-type="float">
            <text:p>0,001862197392924</text:p>
          </table:table-cell>
          <table:table-cell table:formula="of:=[.C537]+[.B538]" office:value-type="float" office:value="6.86414456912536" calcext:value-type="float">
            <text:p>6,86414456912536</text:p>
          </table:table-cell>
          <table:table-cell/>
        </table:table-row>
        <table:table-row table:style-name="ro1" table:visibility="collapse">
          <table:table-cell office:value-type="float" office:value="538" calcext:value-type="float">
            <text:p>538</text:p>
          </table:table-cell>
          <table:table-cell table:formula="of:=1/[.A539]" office:value-type="float" office:value="0.00185873605947955" calcext:value-type="float">
            <text:p>0,00185873605948</text:p>
          </table:table-cell>
          <table:table-cell table:formula="of:=[.C538]+[.B539]" office:value-type="float" office:value="6.86600330518484" calcext:value-type="float">
            <text:p>6,86600330518484</text:p>
          </table:table-cell>
          <table:table-cell/>
        </table:table-row>
        <table:table-row table:style-name="ro1" table:visibility="collapse">
          <table:table-cell office:value-type="float" office:value="539" calcext:value-type="float">
            <text:p>539</text:p>
          </table:table-cell>
          <table:table-cell table:formula="of:=1/[.A540]" office:value-type="float" office:value="0.00185528756957328" calcext:value-type="float">
            <text:p>0,001855287569573</text:p>
          </table:table-cell>
          <table:table-cell table:formula="of:=[.C539]+[.B540]" office:value-type="float" office:value="6.86785859275442" calcext:value-type="float">
            <text:p>6,86785859275442</text:p>
          </table:table-cell>
          <table:table-cell/>
        </table:table-row>
        <table:table-row table:style-name="ro1" table:visibility="collapse">
          <table:table-cell office:value-type="float" office:value="540" calcext:value-type="float">
            <text:p>540</text:p>
          </table:table-cell>
          <table:table-cell table:formula="of:=1/[.A541]" office:value-type="float" office:value="0.00185185185185185" calcext:value-type="float">
            <text:p>0,001851851851852</text:p>
          </table:table-cell>
          <table:table-cell table:formula="of:=[.C540]+[.B541]" office:value-type="float" office:value="6.86971044460627" calcext:value-type="float">
            <text:p>6,86971044460627</text:p>
          </table:table-cell>
          <table:table-cell/>
        </table:table-row>
        <table:table-row table:style-name="ro1" table:visibility="collapse">
          <table:table-cell office:value-type="float" office:value="541" calcext:value-type="float">
            <text:p>541</text:p>
          </table:table-cell>
          <table:table-cell table:formula="of:=1/[.A542]" office:value-type="float" office:value="0.00184842883548983" calcext:value-type="float">
            <text:p>0,00184842883549</text:p>
          </table:table-cell>
          <table:table-cell table:formula="of:=[.C541]+[.B542]" office:value-type="float" office:value="6.87155887344176" calcext:value-type="float">
            <text:p>6,87155887344176</text:p>
          </table:table-cell>
          <table:table-cell/>
        </table:table-row>
        <table:table-row table:style-name="ro1" table:visibility="collapse">
          <table:table-cell office:value-type="float" office:value="542" calcext:value-type="float">
            <text:p>542</text:p>
          </table:table-cell>
          <table:table-cell table:formula="of:=1/[.A543]" office:value-type="float" office:value="0.0018450184501845" calcext:value-type="float">
            <text:p>0,001845018450185</text:p>
          </table:table-cell>
          <table:table-cell table:formula="of:=[.C542]+[.B543]" office:value-type="float" office:value="6.87340389189194" calcext:value-type="float">
            <text:p>6,87340389189194</text:p>
          </table:table-cell>
          <table:table-cell/>
        </table:table-row>
        <table:table-row table:style-name="ro1" table:visibility="collapse">
          <table:table-cell office:value-type="float" office:value="543" calcext:value-type="float">
            <text:p>543</text:p>
          </table:table-cell>
          <table:table-cell table:formula="of:=1/[.A544]" office:value-type="float" office:value="0.00184162062615101" calcext:value-type="float">
            <text:p>0,001841620626151</text:p>
          </table:table-cell>
          <table:table-cell table:formula="of:=[.C543]+[.B544]" office:value-type="float" office:value="6.87524551251809" calcext:value-type="float">
            <text:p>6,87524551251809</text:p>
          </table:table-cell>
          <table:table-cell/>
        </table:table-row>
        <table:table-row table:style-name="ro1" table:visibility="collapse">
          <table:table-cell office:value-type="float" office:value="544" calcext:value-type="float">
            <text:p>544</text:p>
          </table:table-cell>
          <table:table-cell table:formula="of:=1/[.A545]" office:value-type="float" office:value="0.00183823529411765" calcext:value-type="float">
            <text:p>0,001838235294118</text:p>
          </table:table-cell>
          <table:table-cell table:formula="of:=[.C544]+[.B545]" office:value-type="float" office:value="6.87708374781221" calcext:value-type="float">
            <text:p>6,87708374781221</text:p>
          </table:table-cell>
          <table:table-cell/>
        </table:table-row>
        <table:table-row table:style-name="ro1" table:visibility="collapse">
          <table:table-cell office:value-type="float" office:value="545" calcext:value-type="float">
            <text:p>545</text:p>
          </table:table-cell>
          <table:table-cell table:formula="of:=1/[.A546]" office:value-type="float" office:value="0.0018348623853211" calcext:value-type="float">
            <text:p>0,001834862385321</text:p>
          </table:table-cell>
          <table:table-cell table:formula="of:=[.C545]+[.B546]" office:value-type="float" office:value="6.87891861019753" calcext:value-type="float">
            <text:p>6,87891861019753</text:p>
          </table:table-cell>
          <table:table-cell/>
        </table:table-row>
        <table:table-row table:style-name="ro1" table:visibility="collapse">
          <table:table-cell office:value-type="float" office:value="546" calcext:value-type="float">
            <text:p>546</text:p>
          </table:table-cell>
          <table:table-cell table:formula="of:=1/[.A547]" office:value-type="float" office:value="0.00183150183150183" calcext:value-type="float">
            <text:p>0,001831501831502</text:p>
          </table:table-cell>
          <table:table-cell table:formula="of:=[.C546]+[.B547]" office:value-type="float" office:value="6.88075011202903" calcext:value-type="float">
            <text:p>6,88075011202903</text:p>
          </table:table-cell>
          <table:table-cell/>
        </table:table-row>
        <table:table-row table:style-name="ro1" table:visibility="collapse">
          <table:table-cell office:value-type="float" office:value="547" calcext:value-type="float">
            <text:p>547</text:p>
          </table:table-cell>
          <table:table-cell table:formula="of:=1/[.A548]" office:value-type="float" office:value="0.00182815356489945" calcext:value-type="float">
            <text:p>0,001828153564899</text:p>
          </table:table-cell>
          <table:table-cell table:formula="of:=[.C547]+[.B548]" office:value-type="float" office:value="6.88257826559393" calcext:value-type="float">
            <text:p>6,88257826559393</text:p>
          </table:table-cell>
          <table:table-cell/>
        </table:table-row>
        <table:table-row table:style-name="ro1" table:visibility="collapse">
          <table:table-cell office:value-type="float" office:value="548" calcext:value-type="float">
            <text:p>548</text:p>
          </table:table-cell>
          <table:table-cell table:formula="of:=1/[.A549]" office:value-type="float" office:value="0.00182481751824818" calcext:value-type="float">
            <text:p>0,001824817518248</text:p>
          </table:table-cell>
          <table:table-cell table:formula="of:=[.C548]+[.B549]" office:value-type="float" office:value="6.88440308311218" calcext:value-type="float">
            <text:p>6,88440308311218</text:p>
          </table:table-cell>
          <table:table-cell/>
        </table:table-row>
        <table:table-row table:style-name="ro1" table:visibility="collapse">
          <table:table-cell office:value-type="float" office:value="549" calcext:value-type="float">
            <text:p>549</text:p>
          </table:table-cell>
          <table:table-cell table:formula="of:=1/[.A550]" office:value-type="float" office:value="0.00182149362477231" calcext:value-type="float">
            <text:p>0,001821493624772</text:p>
          </table:table-cell>
          <table:table-cell table:formula="of:=[.C549]+[.B550]" office:value-type="float" office:value="6.88622457673695" calcext:value-type="float">
            <text:p>6,88622457673695</text:p>
          </table:table-cell>
          <table:table-cell/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 table:formula="of:=1/[.A551]" office:value-type="float" office:value="0.00181818181818182" calcext:value-type="float">
            <text:p>0,001818181818182</text:p>
          </table:table-cell>
          <table:table-cell table:formula="of:=[.C550]+[.B551]" office:value-type="float" office:value="6.88804275855514" calcext:value-type="float">
            <text:p>6,88804275855514</text:p>
          </table:table-cell>
          <table:table-cell/>
        </table:table-row>
        <table:table-row table:style-name="ro1" table:visibility="collapse">
          <table:table-cell office:value-type="float" office:value="551" calcext:value-type="float">
            <text:p>551</text:p>
          </table:table-cell>
          <table:table-cell table:formula="of:=1/[.A552]" office:value-type="float" office:value="0.00181488203266788" calcext:value-type="float">
            <text:p>0,001814882032668</text:p>
          </table:table-cell>
          <table:table-cell table:formula="of:=[.C551]+[.B552]" office:value-type="float" office:value="6.8898576405878" calcext:value-type="float">
            <text:p>6,8898576405878</text:p>
          </table:table-cell>
          <table:table-cell/>
        </table:table-row>
        <table:table-row table:style-name="ro1" table:visibility="collapse">
          <table:table-cell office:value-type="float" office:value="552" calcext:value-type="float">
            <text:p>552</text:p>
          </table:table-cell>
          <table:table-cell table:formula="of:=1/[.A553]" office:value-type="float" office:value="0.00181159420289855" calcext:value-type="float">
            <text:p>0,001811594202899</text:p>
          </table:table-cell>
          <table:table-cell table:formula="of:=[.C552]+[.B553]" office:value-type="float" office:value="6.8916692347907" calcext:value-type="float">
            <text:p>6,8916692347907</text:p>
          </table:table-cell>
          <table:table-cell/>
        </table:table-row>
        <table:table-row table:style-name="ro1" table:visibility="collapse">
          <table:table-cell office:value-type="float" office:value="553" calcext:value-type="float">
            <text:p>553</text:p>
          </table:table-cell>
          <table:table-cell table:formula="of:=1/[.A554]" office:value-type="float" office:value="0.00180831826401447" calcext:value-type="float">
            <text:p>0,001808318264014</text:p>
          </table:table-cell>
          <table:table-cell table:formula="of:=[.C553]+[.B554]" office:value-type="float" office:value="6.89347755305472" calcext:value-type="float">
            <text:p>6,89347755305472</text:p>
          </table:table-cell>
          <table:table-cell/>
        </table:table-row>
        <table:table-row table:style-name="ro1" table:visibility="collapse">
          <table:table-cell office:value-type="float" office:value="554" calcext:value-type="float">
            <text:p>554</text:p>
          </table:table-cell>
          <table:table-cell table:formula="of:=1/[.A555]" office:value-type="float" office:value="0.00180505415162455" calcext:value-type="float">
            <text:p>0,001805054151625</text:p>
          </table:table-cell>
          <table:table-cell table:formula="of:=[.C554]+[.B555]" office:value-type="float" office:value="6.89528260720634" calcext:value-type="float">
            <text:p>6,89528260720634</text:p>
          </table:table-cell>
          <table:table-cell/>
        </table:table-row>
        <table:table-row table:style-name="ro1" table:visibility="collapse">
          <table:table-cell office:value-type="float" office:value="555" calcext:value-type="float">
            <text:p>555</text:p>
          </table:table-cell>
          <table:table-cell table:formula="of:=1/[.A556]" office:value-type="float" office:value="0.0018018018018018" calcext:value-type="float">
            <text:p>0,001801801801802</text:p>
          </table:table-cell>
          <table:table-cell table:formula="of:=[.C555]+[.B556]" office:value-type="float" office:value="6.89708440900814" calcext:value-type="float">
            <text:p>6,89708440900814</text:p>
          </table:table-cell>
          <table:table-cell/>
        </table:table-row>
        <table:table-row table:style-name="ro1" table:visibility="collapse">
          <table:table-cell office:value-type="float" office:value="556" calcext:value-type="float">
            <text:p>556</text:p>
          </table:table-cell>
          <table:table-cell table:formula="of:=1/[.A557]" office:value-type="float" office:value="0.00179856115107914" calcext:value-type="float">
            <text:p>0,001798561151079</text:p>
          </table:table-cell>
          <table:table-cell table:formula="of:=[.C556]+[.B557]" office:value-type="float" office:value="6.89888297015922" calcext:value-type="float">
            <text:p>6,89888297015922</text:p>
          </table:table-cell>
          <table:table-cell/>
        </table:table-row>
        <table:table-row table:style-name="ro1" table:visibility="collapse">
          <table:table-cell office:value-type="float" office:value="557" calcext:value-type="float">
            <text:p>557</text:p>
          </table:table-cell>
          <table:table-cell table:formula="of:=1/[.A558]" office:value-type="float" office:value="0.00179533213644524" calcext:value-type="float">
            <text:p>0,001795332136445</text:p>
          </table:table-cell>
          <table:table-cell table:formula="of:=[.C557]+[.B558]" office:value-type="float" office:value="6.90067830229567" calcext:value-type="float">
            <text:p>6,90067830229567</text:p>
          </table:table-cell>
          <table:table-cell/>
        </table:table-row>
        <table:table-row table:style-name="ro1" table:visibility="collapse">
          <table:table-cell office:value-type="float" office:value="558" calcext:value-type="float">
            <text:p>558</text:p>
          </table:table-cell>
          <table:table-cell table:formula="of:=1/[.A559]" office:value-type="float" office:value="0.0017921146953405" calcext:value-type="float">
            <text:p>0,001792114695341</text:p>
          </table:table-cell>
          <table:table-cell table:formula="of:=[.C558]+[.B559]" office:value-type="float" office:value="6.90247041699101" calcext:value-type="float">
            <text:p>6,90247041699101</text:p>
          </table:table-cell>
          <table:table-cell/>
        </table:table-row>
        <table:table-row table:style-name="ro1" table:visibility="collapse">
          <table:table-cell office:value-type="float" office:value="559" calcext:value-type="float">
            <text:p>559</text:p>
          </table:table-cell>
          <table:table-cell table:formula="of:=1/[.A560]" office:value-type="float" office:value="0.00178890876565295" calcext:value-type="float">
            <text:p>0,001788908765653</text:p>
          </table:table-cell>
          <table:table-cell table:formula="of:=[.C559]+[.B560]" office:value-type="float" office:value="6.90425932575666" calcext:value-type="float">
            <text:p>6,90425932575666</text:p>
          </table:table-cell>
          <table:table-cell/>
        </table:table-row>
        <table:table-row table:style-name="ro1" table:visibility="collapse">
          <table:table-cell office:value-type="float" office:value="560" calcext:value-type="float">
            <text:p>560</text:p>
          </table:table-cell>
          <table:table-cell table:formula="of:=1/[.A561]" office:value-type="float" office:value="0.00178571428571429" calcext:value-type="float">
            <text:p>0,001785714285714</text:p>
          </table:table-cell>
          <table:table-cell table:formula="of:=[.C560]+[.B561]" office:value-type="float" office:value="6.90604504004238" calcext:value-type="float">
            <text:p>6,90604504004238</text:p>
          </table:table-cell>
          <table:table-cell/>
        </table:table-row>
        <table:table-row table:style-name="ro1" table:visibility="collapse">
          <table:table-cell office:value-type="float" office:value="561" calcext:value-type="float">
            <text:p>561</text:p>
          </table:table-cell>
          <table:table-cell table:formula="of:=1/[.A562]" office:value-type="float" office:value="0.0017825311942959" calcext:value-type="float">
            <text:p>0,001782531194296</text:p>
          </table:table-cell>
          <table:table-cell table:formula="of:=[.C561]+[.B562]" office:value-type="float" office:value="6.90782757123667" calcext:value-type="float">
            <text:p>6,90782757123667</text:p>
          </table:table-cell>
          <table:table-cell/>
        </table:table-row>
        <table:table-row table:style-name="ro1" table:visibility="collapse">
          <table:table-cell office:value-type="float" office:value="562" calcext:value-type="float">
            <text:p>562</text:p>
          </table:table-cell>
          <table:table-cell table:formula="of:=1/[.A563]" office:value-type="float" office:value="0.00177935943060498" calcext:value-type="float">
            <text:p>0,001779359430605</text:p>
          </table:table-cell>
          <table:table-cell table:formula="of:=[.C562]+[.B563]" office:value-type="float" office:value="6.90960693066728" calcext:value-type="float">
            <text:p>6,90960693066728</text:p>
          </table:table-cell>
          <table:table-cell/>
        </table:table-row>
        <table:table-row table:style-name="ro1" table:visibility="collapse">
          <table:table-cell office:value-type="float" office:value="563" calcext:value-type="float">
            <text:p>563</text:p>
          </table:table-cell>
          <table:table-cell table:formula="of:=1/[.A564]" office:value-type="float" office:value="0.00177619893428064" calcext:value-type="float">
            <text:p>0,001776198934281</text:p>
          </table:table-cell>
          <table:table-cell table:formula="of:=[.C563]+[.B564]" office:value-type="float" office:value="6.91138312960156" calcext:value-type="float">
            <text:p>6,91138312960156</text:p>
          </table:table-cell>
          <table:table-cell/>
        </table:table-row>
        <table:table-row table:style-name="ro1" table:visibility="collapse">
          <table:table-cell office:value-type="float" office:value="564" calcext:value-type="float">
            <text:p>564</text:p>
          </table:table-cell>
          <table:table-cell table:formula="of:=1/[.A565]" office:value-type="float" office:value="0.00177304964539007" calcext:value-type="float">
            <text:p>0,00177304964539</text:p>
          </table:table-cell>
          <table:table-cell table:formula="of:=[.C564]+[.B565]" office:value-type="float" office:value="6.91315617924695" calcext:value-type="float">
            <text:p>6,91315617924695</text:p>
          </table:table-cell>
          <table:table-cell/>
        </table:table-row>
        <table:table-row table:style-name="ro1" table:visibility="collapse">
          <table:table-cell office:value-type="float" office:value="565" calcext:value-type="float">
            <text:p>565</text:p>
          </table:table-cell>
          <table:table-cell table:formula="of:=1/[.A566]" office:value-type="float" office:value="0.00176991150442478" calcext:value-type="float">
            <text:p>0,001769911504425</text:p>
          </table:table-cell>
          <table:table-cell table:formula="of:=[.C565]+[.B566]" office:value-type="float" office:value="6.91492609075137" calcext:value-type="float">
            <text:p>6,91492609075137</text:p>
          </table:table-cell>
          <table:table-cell/>
        </table:table-row>
        <table:table-row table:style-name="ro1" table:visibility="collapse">
          <table:table-cell office:value-type="float" office:value="566" calcext:value-type="float">
            <text:p>566</text:p>
          </table:table-cell>
          <table:table-cell table:formula="of:=1/[.A567]" office:value-type="float" office:value="0.00176678445229682" calcext:value-type="float">
            <text:p>0,001766784452297</text:p>
          </table:table-cell>
          <table:table-cell table:formula="of:=[.C566]+[.B567]" office:value-type="float" office:value="6.91669287520367" calcext:value-type="float">
            <text:p>6,91669287520367</text:p>
          </table:table-cell>
          <table:table-cell/>
        </table:table-row>
        <table:table-row table:style-name="ro1" table:visibility="collapse">
          <table:table-cell office:value-type="float" office:value="567" calcext:value-type="float">
            <text:p>567</text:p>
          </table:table-cell>
          <table:table-cell table:formula="of:=1/[.A568]" office:value-type="float" office:value="0.0017636684303351" calcext:value-type="float">
            <text:p>0,001763668430335</text:p>
          </table:table-cell>
          <table:table-cell table:formula="of:=[.C567]+[.B568]" office:value-type="float" office:value="6.91845654363401" calcext:value-type="float">
            <text:p>6,91845654363401</text:p>
          </table:table-cell>
          <table:table-cell/>
        </table:table-row>
        <table:table-row table:style-name="ro1" table:visibility="collapse">
          <table:table-cell office:value-type="float" office:value="568" calcext:value-type="float">
            <text:p>568</text:p>
          </table:table-cell>
          <table:table-cell table:formula="of:=1/[.A569]" office:value-type="float" office:value="0.00176056338028169" calcext:value-type="float">
            <text:p>0,001760563380282</text:p>
          </table:table-cell>
          <table:table-cell table:formula="of:=[.C568]+[.B569]" office:value-type="float" office:value="6.92021710701429" calcext:value-type="float">
            <text:p>6,92021710701429</text:p>
          </table:table-cell>
          <table:table-cell/>
        </table:table-row>
        <table:table-row table:style-name="ro1" table:visibility="collapse">
          <table:table-cell office:value-type="float" office:value="569" calcext:value-type="float">
            <text:p>569</text:p>
          </table:table-cell>
          <table:table-cell table:formula="of:=1/[.A570]" office:value-type="float" office:value="0.00175746924428822" calcext:value-type="float">
            <text:p>0,001757469244288</text:p>
          </table:table-cell>
          <table:table-cell table:formula="of:=[.C569]+[.B570]" office:value-type="float" office:value="6.92197457625858" calcext:value-type="float">
            <text:p>6,92197457625858</text:p>
          </table:table-cell>
          <table:table-cell/>
        </table:table-row>
        <table:table-row table:style-name="ro1" table:visibility="collapse">
          <table:table-cell office:value-type="float" office:value="570" calcext:value-type="float">
            <text:p>570</text:p>
          </table:table-cell>
          <table:table-cell table:formula="of:=1/[.A571]" office:value-type="float" office:value="0.00175438596491228" calcext:value-type="float">
            <text:p>0,001754385964912</text:p>
          </table:table-cell>
          <table:table-cell table:formula="of:=[.C570]+[.B571]" office:value-type="float" office:value="6.92372896222349" calcext:value-type="float">
            <text:p>6,92372896222349</text:p>
          </table:table-cell>
          <table:table-cell/>
        </table:table-row>
        <table:table-row table:style-name="ro1" table:visibility="collapse">
          <table:table-cell office:value-type="float" office:value="571" calcext:value-type="float">
            <text:p>571</text:p>
          </table:table-cell>
          <table:table-cell table:formula="of:=1/[.A572]" office:value-type="float" office:value="0.00175131348511384" calcext:value-type="float">
            <text:p>0,001751313485114</text:p>
          </table:table-cell>
          <table:table-cell table:formula="of:=[.C571]+[.B572]" office:value-type="float" office:value="6.9254802757086" calcext:value-type="float">
            <text:p>6,9254802757086</text:p>
          </table:table-cell>
          <table:table-cell/>
        </table:table-row>
        <table:table-row table:style-name="ro1" table:visibility="collapse">
          <table:table-cell office:value-type="float" office:value="572" calcext:value-type="float">
            <text:p>572</text:p>
          </table:table-cell>
          <table:table-cell table:formula="of:=1/[.A573]" office:value-type="float" office:value="0.00174825174825175" calcext:value-type="float">
            <text:p>0,001748251748252</text:p>
          </table:table-cell>
          <table:table-cell table:formula="of:=[.C572]+[.B573]" office:value-type="float" office:value="6.92722852745685" calcext:value-type="float">
            <text:p>6,92722852745685</text:p>
          </table:table-cell>
          <table:table-cell/>
        </table:table-row>
        <table:table-row table:style-name="ro1" table:visibility="collapse">
          <table:table-cell office:value-type="float" office:value="573" calcext:value-type="float">
            <text:p>573</text:p>
          </table:table-cell>
          <table:table-cell table:formula="of:=1/[.A574]" office:value-type="float" office:value="0.00174520069808028" calcext:value-type="float">
            <text:p>0,00174520069808</text:p>
          </table:table-cell>
          <table:table-cell table:formula="of:=[.C573]+[.B574]" office:value-type="float" office:value="6.92897372815493" calcext:value-type="float">
            <text:p>6,92897372815493</text:p>
          </table:table-cell>
          <table:table-cell/>
        </table:table-row>
        <table:table-row table:style-name="ro1" table:visibility="collapse">
          <table:table-cell office:value-type="float" office:value="574" calcext:value-type="float">
            <text:p>574</text:p>
          </table:table-cell>
          <table:table-cell table:formula="of:=1/[.A575]" office:value-type="float" office:value="0.00174216027874564" calcext:value-type="float">
            <text:p>0,001742160278746</text:p>
          </table:table-cell>
          <table:table-cell table:formula="of:=[.C574]+[.B575]" office:value-type="float" office:value="6.93071588843368" calcext:value-type="float">
            <text:p>6,93071588843368</text:p>
          </table:table-cell>
          <table:table-cell/>
        </table:table-row>
        <table:table-row table:style-name="ro1" table:visibility="collapse">
          <table:table-cell office:value-type="float" office:value="575" calcext:value-type="float">
            <text:p>575</text:p>
          </table:table-cell>
          <table:table-cell table:formula="of:=1/[.A576]" office:value-type="float" office:value="0.00173913043478261" calcext:value-type="float">
            <text:p>0,001739130434783</text:p>
          </table:table-cell>
          <table:table-cell table:formula="of:=[.C575]+[.B576]" office:value-type="float" office:value="6.93245501886846" calcext:value-type="float">
            <text:p>6,93245501886846</text:p>
          </table:table-cell>
          <table:table-cell/>
        </table:table-row>
        <table:table-row table:style-name="ro1" table:visibility="collapse">
          <table:table-cell office:value-type="float" office:value="576" calcext:value-type="float">
            <text:p>576</text:p>
          </table:table-cell>
          <table:table-cell table:formula="of:=1/[.A577]" office:value-type="float" office:value="0.00173611111111111" calcext:value-type="float">
            <text:p>0,001736111111111</text:p>
          </table:table-cell>
          <table:table-cell table:formula="of:=[.C576]+[.B577]" office:value-type="float" office:value="6.93419112997957" calcext:value-type="float">
            <text:p>6,93419112997957</text:p>
          </table:table-cell>
          <table:table-cell/>
        </table:table-row>
        <table:table-row table:style-name="ro1" table:visibility="collapse">
          <table:table-cell office:value-type="float" office:value="577" calcext:value-type="float">
            <text:p>577</text:p>
          </table:table-cell>
          <table:table-cell table:formula="of:=1/[.A578]" office:value-type="float" office:value="0.00173310225303293" calcext:value-type="float">
            <text:p>0,001733102253033</text:p>
          </table:table-cell>
          <table:table-cell table:formula="of:=[.C577]+[.B578]" office:value-type="float" office:value="6.93592423223261" calcext:value-type="float">
            <text:p>6,93592423223261</text:p>
          </table:table-cell>
          <table:table-cell/>
        </table:table-row>
        <table:table-row table:style-name="ro1" table:visibility="collapse">
          <table:table-cell office:value-type="float" office:value="578" calcext:value-type="float">
            <text:p>578</text:p>
          </table:table-cell>
          <table:table-cell table:formula="of:=1/[.A579]" office:value-type="float" office:value="0.00173010380622837" calcext:value-type="float">
            <text:p>0,001730103806228</text:p>
          </table:table-cell>
          <table:table-cell table:formula="of:=[.C578]+[.B579]" office:value-type="float" office:value="6.93765433603884" calcext:value-type="float">
            <text:p>6,93765433603884</text:p>
          </table:table-cell>
          <table:table-cell/>
        </table:table-row>
        <table:table-row table:style-name="ro1" table:visibility="collapse">
          <table:table-cell office:value-type="float" office:value="579" calcext:value-type="float">
            <text:p>579</text:p>
          </table:table-cell>
          <table:table-cell table:formula="of:=1/[.A580]" office:value-type="float" office:value="0.00172711571675302" calcext:value-type="float">
            <text:p>0,001727115716753</text:p>
          </table:table-cell>
          <table:table-cell table:formula="of:=[.C579]+[.B580]" office:value-type="float" office:value="6.93938145175559" calcext:value-type="float">
            <text:p>6,93938145175559</text:p>
          </table:table-cell>
          <table:table-cell/>
        </table:table-row>
        <table:table-row table:style-name="ro1" table:visibility="collapse">
          <table:table-cell office:value-type="float" office:value="580" calcext:value-type="float">
            <text:p>580</text:p>
          </table:table-cell>
          <table:table-cell table:formula="of:=1/[.A581]" office:value-type="float" office:value="0.00172413793103448" calcext:value-type="float">
            <text:p>0,001724137931034</text:p>
          </table:table-cell>
          <table:table-cell table:formula="of:=[.C580]+[.B581]" office:value-type="float" office:value="6.94110558968662" calcext:value-type="float">
            <text:p>6,94110558968662</text:p>
          </table:table-cell>
          <table:table-cell/>
        </table:table-row>
        <table:table-row table:style-name="ro1" table:visibility="collapse">
          <table:table-cell office:value-type="float" office:value="581" calcext:value-type="float">
            <text:p>581</text:p>
          </table:table-cell>
          <table:table-cell table:formula="of:=1/[.A582]" office:value-type="float" office:value="0.00172117039586919" calcext:value-type="float">
            <text:p>0,001721170395869</text:p>
          </table:table-cell>
          <table:table-cell table:formula="of:=[.C581]+[.B582]" office:value-type="float" office:value="6.94282676008249" calcext:value-type="float">
            <text:p>6,94282676008249</text:p>
          </table:table-cell>
          <table:table-cell/>
        </table:table-row>
        <table:table-row table:style-name="ro1" table:visibility="collapse">
          <table:table-cell office:value-type="float" office:value="582" calcext:value-type="float">
            <text:p>582</text:p>
          </table:table-cell>
          <table:table-cell table:formula="of:=1/[.A583]" office:value-type="float" office:value="0.00171821305841924" calcext:value-type="float">
            <text:p>0,001718213058419</text:p>
          </table:table-cell>
          <table:table-cell table:formula="of:=[.C582]+[.B583]" office:value-type="float" office:value="6.94454497314091" calcext:value-type="float">
            <text:p>6,94454497314091</text:p>
          </table:table-cell>
          <table:table-cell/>
        </table:table-row>
        <table:table-row table:style-name="ro1" table:visibility="collapse">
          <table:table-cell office:value-type="float" office:value="583" calcext:value-type="float">
            <text:p>583</text:p>
          </table:table-cell>
          <table:table-cell table:formula="of:=1/[.A584]" office:value-type="float" office:value="0.00171526586620926" calcext:value-type="float">
            <text:p>0,001715265866209</text:p>
          </table:table-cell>
          <table:table-cell table:formula="of:=[.C583]+[.B584]" office:value-type="float" office:value="6.94626023900712" calcext:value-type="float">
            <text:p>6,94626023900712</text:p>
          </table:table-cell>
          <table:table-cell/>
        </table:table-row>
        <table:table-row table:style-name="ro1" table:visibility="collapse">
          <table:table-cell office:value-type="float" office:value="584" calcext:value-type="float">
            <text:p>584</text:p>
          </table:table-cell>
          <table:table-cell table:formula="of:=1/[.A585]" office:value-type="float" office:value="0.00171232876712329" calcext:value-type="float">
            <text:p>0,001712328767123</text:p>
          </table:table-cell>
          <table:table-cell table:formula="of:=[.C584]+[.B585]" office:value-type="float" office:value="6.94797256777424" calcext:value-type="float">
            <text:p>6,94797256777424</text:p>
          </table:table-cell>
          <table:table-cell/>
        </table:table-row>
        <table:table-row table:style-name="ro1" table:visibility="collapse">
          <table:table-cell office:value-type="float" office:value="585" calcext:value-type="float">
            <text:p>585</text:p>
          </table:table-cell>
          <table:table-cell table:formula="of:=1/[.A586]" office:value-type="float" office:value="0.00170940170940171" calcext:value-type="float">
            <text:p>0,001709401709402</text:p>
          </table:table-cell>
          <table:table-cell table:formula="of:=[.C585]+[.B586]" office:value-type="float" office:value="6.94968196948365" calcext:value-type="float">
            <text:p>6,94968196948365</text:p>
          </table:table-cell>
          <table:table-cell/>
        </table:table-row>
        <table:table-row table:style-name="ro1" table:visibility="collapse">
          <table:table-cell office:value-type="float" office:value="586" calcext:value-type="float">
            <text:p>586</text:p>
          </table:table-cell>
          <table:table-cell table:formula="of:=1/[.A587]" office:value-type="float" office:value="0.00170648464163823" calcext:value-type="float">
            <text:p>0,001706484641638</text:p>
          </table:table-cell>
          <table:table-cell table:formula="of:=[.C586]+[.B587]" office:value-type="float" office:value="6.95138845412528" calcext:value-type="float">
            <text:p>6,95138845412528</text:p>
          </table:table-cell>
          <table:table-cell/>
        </table:table-row>
        <table:table-row table:style-name="ro1" table:visibility="collapse">
          <table:table-cell office:value-type="float" office:value="587" calcext:value-type="float">
            <text:p>587</text:p>
          </table:table-cell>
          <table:table-cell table:formula="of:=1/[.A588]" office:value-type="float" office:value="0.00170357751277683" calcext:value-type="float">
            <text:p>0,001703577512777</text:p>
          </table:table-cell>
          <table:table-cell table:formula="of:=[.C587]+[.B588]" office:value-type="float" office:value="6.95309203163806" calcext:value-type="float">
            <text:p>6,95309203163806</text:p>
          </table:table-cell>
          <table:table-cell/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table:formula="of:=1/[.A589]" office:value-type="float" office:value="0.00170068027210884" calcext:value-type="float">
            <text:p>0,001700680272109</text:p>
          </table:table-cell>
          <table:table-cell table:formula="of:=[.C588]+[.B589]" office:value-type="float" office:value="6.95479271191017" calcext:value-type="float">
            <text:p>6,95479271191017</text:p>
          </table:table-cell>
          <table:table-cell/>
        </table:table-row>
        <table:table-row table:style-name="ro1" table:visibility="collapse">
          <table:table-cell office:value-type="float" office:value="589" calcext:value-type="float">
            <text:p>589</text:p>
          </table:table-cell>
          <table:table-cell table:formula="of:=1/[.A590]" office:value-type="float" office:value="0.00169779286926995" calcext:value-type="float">
            <text:p>0,00169779286927</text:p>
          </table:table-cell>
          <table:table-cell table:formula="of:=[.C589]+[.B590]" office:value-type="float" office:value="6.95649050477944" calcext:value-type="float">
            <text:p>6,95649050477944</text:p>
          </table:table-cell>
          <table:table-cell/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 table:formula="of:=1/[.A591]" office:value-type="float" office:value="0.00169491525423729" calcext:value-type="float">
            <text:p>0,001694915254237</text:p>
          </table:table-cell>
          <table:table-cell table:formula="of:=[.C590]+[.B591]" office:value-type="float" office:value="6.95818542003368" calcext:value-type="float">
            <text:p>6,95818542003368</text:p>
          </table:table-cell>
          <table:table-cell/>
        </table:table-row>
        <table:table-row table:style-name="ro1" table:visibility="collapse">
          <table:table-cell office:value-type="float" office:value="591" calcext:value-type="float">
            <text:p>591</text:p>
          </table:table-cell>
          <table:table-cell table:formula="of:=1/[.A592]" office:value-type="float" office:value="0.00169204737732657" calcext:value-type="float">
            <text:p>0,001692047377327</text:p>
          </table:table-cell>
          <table:table-cell table:formula="of:=[.C591]+[.B592]" office:value-type="float" office:value="6.959877467411" calcext:value-type="float">
            <text:p>6,959877467411</text:p>
          </table:table-cell>
          <table:table-cell/>
        </table:table-row>
        <table:table-row table:style-name="ro1" table:visibility="collapse">
          <table:table-cell office:value-type="float" office:value="592" calcext:value-type="float">
            <text:p>592</text:p>
          </table:table-cell>
          <table:table-cell table:formula="of:=1/[.A593]" office:value-type="float" office:value="0.00168918918918919" calcext:value-type="float">
            <text:p>0,001689189189189</text:p>
          </table:table-cell>
          <table:table-cell table:formula="of:=[.C592]+[.B593]" office:value-type="float" office:value="6.96156665660019" calcext:value-type="float">
            <text:p>6,96156665660019</text:p>
          </table:table-cell>
          <table:table-cell/>
        </table:table-row>
        <table:table-row table:style-name="ro1" table:visibility="collapse">
          <table:table-cell office:value-type="float" office:value="593" calcext:value-type="float">
            <text:p>593</text:p>
          </table:table-cell>
          <table:table-cell table:formula="of:=1/[.A594]" office:value-type="float" office:value="0.00168634064080944" calcext:value-type="float">
            <text:p>0,001686340640809</text:p>
          </table:table-cell>
          <table:table-cell table:formula="of:=[.C593]+[.B594]" office:value-type="float" office:value="6.963252997241" calcext:value-type="float">
            <text:p>6,963252997241</text:p>
          </table:table-cell>
          <table:table-cell/>
        </table:table-row>
        <table:table-row table:style-name="ro1" table:visibility="collapse">
          <table:table-cell office:value-type="float" office:value="594" calcext:value-type="float">
            <text:p>594</text:p>
          </table:table-cell>
          <table:table-cell table:formula="of:=1/[.A595]" office:value-type="float" office:value="0.00168350168350168" calcext:value-type="float">
            <text:p>0,001683501683502</text:p>
          </table:table-cell>
          <table:table-cell table:formula="of:=[.C594]+[.B595]" office:value-type="float" office:value="6.9649364989245" calcext:value-type="float">
            <text:p>6,9649364989245</text:p>
          </table:table-cell>
          <table:table-cell/>
        </table:table-row>
        <table:table-row table:style-name="ro1" table:visibility="collapse">
          <table:table-cell office:value-type="float" office:value="595" calcext:value-type="float">
            <text:p>595</text:p>
          </table:table-cell>
          <table:table-cell table:formula="of:=1/[.A596]" office:value-type="float" office:value="0.00168067226890756" calcext:value-type="float">
            <text:p>0,001680672268908</text:p>
          </table:table-cell>
          <table:table-cell table:formula="of:=[.C595]+[.B596]" office:value-type="float" office:value="6.96661717119341" calcext:value-type="float">
            <text:p>6,96661717119341</text:p>
          </table:table-cell>
          <table:table-cell/>
        </table:table-row>
        <table:table-row table:style-name="ro1" table:visibility="collapse">
          <table:table-cell office:value-type="float" office:value="596" calcext:value-type="float">
            <text:p>596</text:p>
          </table:table-cell>
          <table:table-cell table:formula="of:=1/[.A597]" office:value-type="float" office:value="0.00167785234899329" calcext:value-type="float">
            <text:p>0,001677852348993</text:p>
          </table:table-cell>
          <table:table-cell table:formula="of:=[.C596]+[.B597]" office:value-type="float" office:value="6.9682950235424" calcext:value-type="float">
            <text:p>6,9682950235424</text:p>
          </table:table-cell>
          <table:table-cell/>
        </table:table-row>
        <table:table-row table:style-name="ro1" table:visibility="collapse">
          <table:table-cell office:value-type="float" office:value="597" calcext:value-type="float">
            <text:p>597</text:p>
          </table:table-cell>
          <table:table-cell table:formula="of:=1/[.A598]" office:value-type="float" office:value="0.0016750418760469" calcext:value-type="float">
            <text:p>0,001675041876047</text:p>
          </table:table-cell>
          <table:table-cell table:formula="of:=[.C597]+[.B598]" office:value-type="float" office:value="6.96997006541845" calcext:value-type="float">
            <text:p>6,96997006541845</text:p>
          </table:table-cell>
          <table:table-cell/>
        </table:table-row>
        <table:table-row table:style-name="ro1" table:visibility="collapse">
          <table:table-cell office:value-type="float" office:value="598" calcext:value-type="float">
            <text:p>598</text:p>
          </table:table-cell>
          <table:table-cell table:formula="of:=1/[.A599]" office:value-type="float" office:value="0.00167224080267559" calcext:value-type="float">
            <text:p>0,001672240802676</text:p>
          </table:table-cell>
          <table:table-cell table:formula="of:=[.C598]+[.B599]" office:value-type="float" office:value="6.97164230622113" calcext:value-type="float">
            <text:p>6,97164230622113</text:p>
          </table:table-cell>
          <table:table-cell/>
        </table:table-row>
        <table:table-row table:style-name="ro1" table:visibility="collapse">
          <table:table-cell office:value-type="float" office:value="599" calcext:value-type="float">
            <text:p>599</text:p>
          </table:table-cell>
          <table:table-cell table:formula="of:=1/[.A600]" office:value-type="float" office:value="0.00166944908180301" calcext:value-type="float">
            <text:p>0,001669449081803</text:p>
          </table:table-cell>
          <table:table-cell table:formula="of:=[.C599]+[.B600]" office:value-type="float" office:value="6.97331175530293" calcext:value-type="float">
            <text:p>6,97331175530293</text:p>
          </table:table-cell>
          <table:table-cell/>
        </table:table-row>
        <table:table-row table:style-name="ro1" table:visibility="collapse">
          <table:table-cell office:value-type="float" office:value="600" calcext:value-type="float">
            <text:p>600</text:p>
          </table:table-cell>
          <table:table-cell table:formula="of:=1/[.A601]" office:value-type="float" office:value="0.00166666666666667" calcext:value-type="float">
            <text:p>0,001666666666667</text:p>
          </table:table-cell>
          <table:table-cell table:formula="of:=[.C600]+[.B601]" office:value-type="float" office:value="6.9749784219696" calcext:value-type="float">
            <text:p>6,9749784219696</text:p>
          </table:table-cell>
          <table:table-cell/>
        </table:table-row>
        <table:table-row table:style-name="ro1" table:visibility="collapse">
          <table:table-cell office:value-type="float" office:value="601" calcext:value-type="float">
            <text:p>601</text:p>
          </table:table-cell>
          <table:table-cell table:formula="of:=1/[.A602]" office:value-type="float" office:value="0.00166389351081531" calcext:value-type="float">
            <text:p>0,001663893510815</text:p>
          </table:table-cell>
          <table:table-cell table:formula="of:=[.C601]+[.B602]" office:value-type="float" office:value="6.97664231548041" calcext:value-type="float">
            <text:p>6,97664231548041</text:p>
          </table:table-cell>
          <table:table-cell/>
        </table:table-row>
        <table:table-row table:style-name="ro1" table:visibility="collapse">
          <table:table-cell office:value-type="float" office:value="602" calcext:value-type="float">
            <text:p>602</text:p>
          </table:table-cell>
          <table:table-cell table:formula="of:=1/[.A603]" office:value-type="float" office:value="0.00166112956810631" calcext:value-type="float">
            <text:p>0,001661129568106</text:p>
          </table:table-cell>
          <table:table-cell table:formula="of:=[.C602]+[.B603]" office:value-type="float" office:value="6.97830344504852" calcext:value-type="float">
            <text:p>6,97830344504852</text:p>
          </table:table-cell>
          <table:table-cell/>
        </table:table-row>
        <table:table-row table:style-name="ro1" table:visibility="collapse">
          <table:table-cell office:value-type="float" office:value="603" calcext:value-type="float">
            <text:p>603</text:p>
          </table:table-cell>
          <table:table-cell table:formula="of:=1/[.A604]" office:value-type="float" office:value="0.00165837479270315" calcext:value-type="float">
            <text:p>0,001658374792703</text:p>
          </table:table-cell>
          <table:table-cell table:formula="of:=[.C603]+[.B604]" office:value-type="float" office:value="6.97996181984122" calcext:value-type="float">
            <text:p>6,97996181984122</text:p>
          </table:table-cell>
          <table:table-cell/>
        </table:table-row>
        <table:table-row table:style-name="ro1" table:visibility="collapse">
          <table:table-cell office:value-type="float" office:value="604" calcext:value-type="float">
            <text:p>604</text:p>
          </table:table-cell>
          <table:table-cell table:formula="of:=1/[.A605]" office:value-type="float" office:value="0.00165562913907285" calcext:value-type="float">
            <text:p>0,001655629139073</text:p>
          </table:table-cell>
          <table:table-cell table:formula="of:=[.C604]+[.B605]" office:value-type="float" office:value="6.9816174489803" calcext:value-type="float">
            <text:p>6,9816174489803</text:p>
          </table:table-cell>
          <table:table-cell/>
        </table:table-row>
        <table:table-row table:style-name="ro1" table:visibility="collapse">
          <table:table-cell office:value-type="float" office:value="605" calcext:value-type="float">
            <text:p>605</text:p>
          </table:table-cell>
          <table:table-cell table:formula="of:=1/[.A606]" office:value-type="float" office:value="0.00165289256198347" calcext:value-type="float">
            <text:p>0,001652892561983</text:p>
          </table:table-cell>
          <table:table-cell table:formula="of:=[.C605]+[.B606]" office:value-type="float" office:value="6.98327034154228" calcext:value-type="float">
            <text:p>6,98327034154228</text:p>
          </table:table-cell>
          <table:table-cell/>
        </table:table-row>
        <table:table-row table:style-name="ro1" table:visibility="collapse">
          <table:table-cell office:value-type="float" office:value="606" calcext:value-type="float">
            <text:p>606</text:p>
          </table:table-cell>
          <table:table-cell table:formula="of:=1/[.A607]" office:value-type="float" office:value="0.00165016501650165" calcext:value-type="float">
            <text:p>0,001650165016502</text:p>
          </table:table-cell>
          <table:table-cell table:formula="of:=[.C606]+[.B607]" office:value-type="float" office:value="6.98492050655878" calcext:value-type="float">
            <text:p>6,98492050655878</text:p>
          </table:table-cell>
          <table:table-cell/>
        </table:table-row>
        <table:table-row table:style-name="ro1" table:visibility="collapse">
          <table:table-cell office:value-type="float" office:value="607" calcext:value-type="float">
            <text:p>607</text:p>
          </table:table-cell>
          <table:table-cell table:formula="of:=1/[.A608]" office:value-type="float" office:value="0.00164744645799012" calcext:value-type="float">
            <text:p>0,00164744645799</text:p>
          </table:table-cell>
          <table:table-cell table:formula="of:=[.C607]+[.B608]" office:value-type="float" office:value="6.98656795301677" calcext:value-type="float">
            <text:p>6,98656795301677</text:p>
          </table:table-cell>
          <table:table-cell/>
        </table:table-row>
        <table:table-row table:style-name="ro1" table:visibility="collapse">
          <table:table-cell office:value-type="float" office:value="608" calcext:value-type="float">
            <text:p>608</text:p>
          </table:table-cell>
          <table:table-cell table:formula="of:=1/[.A609]" office:value-type="float" office:value="0.00164473684210526" calcext:value-type="float">
            <text:p>0,001644736842105</text:p>
          </table:table-cell>
          <table:table-cell table:formula="of:=[.C608]+[.B609]" office:value-type="float" office:value="6.98821268985888" calcext:value-type="float">
            <text:p>6,98821268985888</text:p>
          </table:table-cell>
          <table:table-cell/>
        </table:table-row>
        <table:table-row table:style-name="ro1" table:visibility="collapse">
          <table:table-cell office:value-type="float" office:value="609" calcext:value-type="float">
            <text:p>609</text:p>
          </table:table-cell>
          <table:table-cell table:formula="of:=1/[.A610]" office:value-type="float" office:value="0.00164203612479475" calcext:value-type="float">
            <text:p>0,001642036124795</text:p>
          </table:table-cell>
          <table:table-cell table:formula="of:=[.C609]+[.B610]" office:value-type="float" office:value="6.98985472598367" calcext:value-type="float">
            <text:p>6,98985472598367</text:p>
          </table:table-cell>
          <table:table-cell/>
        </table:table-row>
        <table:table-row table:style-name="ro1" table:visibility="collapse">
          <table:table-cell office:value-type="float" office:value="610" calcext:value-type="float">
            <text:p>610</text:p>
          </table:table-cell>
          <table:table-cell table:formula="of:=1/[.A611]" office:value-type="float" office:value="0.00163934426229508" calcext:value-type="float">
            <text:p>0,001639344262295</text:p>
          </table:table-cell>
          <table:table-cell table:formula="of:=[.C610]+[.B611]" office:value-type="float" office:value="6.99149407024597" calcext:value-type="float">
            <text:p>6,99149407024597</text:p>
          </table:table-cell>
          <table:table-cell/>
        </table:table-row>
        <table:table-row table:style-name="ro1" table:visibility="collapse">
          <table:table-cell office:value-type="float" office:value="611" calcext:value-type="float">
            <text:p>611</text:p>
          </table:table-cell>
          <table:table-cell table:formula="of:=1/[.A612]" office:value-type="float" office:value="0.0016366612111293" calcext:value-type="float">
            <text:p>0,001636661211129</text:p>
          </table:table-cell>
          <table:table-cell table:formula="of:=[.C611]+[.B612]" office:value-type="float" office:value="6.99313073145709" calcext:value-type="float">
            <text:p>6,99313073145709</text:p>
          </table:table-cell>
          <table:table-cell/>
        </table:table-row>
        <table:table-row table:style-name="ro1" table:visibility="collapse">
          <table:table-cell office:value-type="float" office:value="612" calcext:value-type="float">
            <text:p>612</text:p>
          </table:table-cell>
          <table:table-cell table:formula="of:=1/[.A613]" office:value-type="float" office:value="0.00163398692810458" calcext:value-type="float">
            <text:p>0,001633986928105</text:p>
          </table:table-cell>
          <table:table-cell table:formula="of:=[.C612]+[.B613]" office:value-type="float" office:value="6.9947647183852" calcext:value-type="float">
            <text:p>6,9947647183852</text:p>
          </table:table-cell>
          <table:table-cell/>
        </table:table-row>
        <table:table-row table:style-name="ro1" table:visibility="collapse">
          <table:table-cell office:value-type="float" office:value="613" calcext:value-type="float">
            <text:p>613</text:p>
          </table:table-cell>
          <table:table-cell table:formula="of:=1/[.A614]" office:value-type="float" office:value="0.00163132137030995" calcext:value-type="float">
            <text:p>0,00163132137031</text:p>
          </table:table-cell>
          <table:table-cell table:formula="of:=[.C613]+[.B614]" office:value-type="float" office:value="6.99639603975551" calcext:value-type="float">
            <text:p>6,99639603975551</text:p>
          </table:table-cell>
          <table:table-cell/>
        </table:table-row>
        <table:table-row table:style-name="ro1" table:visibility="collapse">
          <table:table-cell office:value-type="float" office:value="614" calcext:value-type="float">
            <text:p>614</text:p>
          </table:table-cell>
          <table:table-cell table:formula="of:=1/[.A615]" office:value-type="float" office:value="0.00162866449511401" calcext:value-type="float">
            <text:p>0,001628664495114</text:p>
          </table:table-cell>
          <table:table-cell table:formula="of:=[.C614]+[.B615]" office:value-type="float" office:value="6.99802470425062" calcext:value-type="float">
            <text:p>6,99802470425062</text:p>
          </table:table-cell>
          <table:table-cell/>
        </table:table-row>
        <table:table-row table:style-name="ro1" table:visibility="collapse">
          <table:table-cell office:value-type="float" office:value="615" calcext:value-type="float">
            <text:p>615</text:p>
          </table:table-cell>
          <table:table-cell table:formula="of:=1/[.A616]" office:value-type="float" office:value="0.0016260162601626" calcext:value-type="float">
            <text:p>0,001626016260163</text:p>
          </table:table-cell>
          <table:table-cell table:formula="of:=[.C615]+[.B616]" office:value-type="float" office:value="6.99965072051079" calcext:value-type="float">
            <text:p>6,99965072051079</text:p>
          </table:table-cell>
          <table:table-cell/>
        </table:table-row>
        <table:table-row table:style-name="ro1" table:visibility="collapse">
          <table:table-cell office:value-type="float" office:value="616" calcext:value-type="float">
            <text:p>616</text:p>
          </table:table-cell>
          <table:table-cell table:formula="of:=1/[.A617]" office:value-type="float" office:value="0.00162337662337662" calcext:value-type="float">
            <text:p>0,001623376623377</text:p>
          </table:table-cell>
          <table:table-cell table:formula="of:=[.C616]+[.B617]" office:value-type="float" office:value="7.00127409713416" calcext:value-type="float">
            <text:p>7,00127409713416</text:p>
          </table:table-cell>
          <table:table-cell/>
        </table:table-row>
        <table:table-row table:style-name="ro1" table:visibility="collapse">
          <table:table-cell office:value-type="float" office:value="617" calcext:value-type="float">
            <text:p>617</text:p>
          </table:table-cell>
          <table:table-cell table:formula="of:=1/[.A618]" office:value-type="float" office:value="0.00162074554294976" calcext:value-type="float">
            <text:p>0,00162074554295</text:p>
          </table:table-cell>
          <table:table-cell table:formula="of:=[.C617]+[.B618]" office:value-type="float" office:value="7.00289484267711" calcext:value-type="float">
            <text:p>7,00289484267711</text:p>
          </table:table-cell>
          <table:table-cell/>
        </table:table-row>
        <table:table-row table:style-name="ro1" table:visibility="collapse">
          <table:table-cell office:value-type="float" office:value="618" calcext:value-type="float">
            <text:p>618</text:p>
          </table:table-cell>
          <table:table-cell table:formula="of:=1/[.A619]" office:value-type="float" office:value="0.00161812297734628" calcext:value-type="float">
            <text:p>0,001618122977346</text:p>
          </table:table-cell>
          <table:table-cell table:formula="of:=[.C618]+[.B619]" office:value-type="float" office:value="7.00451296565446" calcext:value-type="float">
            <text:p>7,00451296565446</text:p>
          </table:table-cell>
          <table:table-cell/>
        </table:table-row>
        <table:table-row table:style-name="ro1" table:visibility="collapse">
          <table:table-cell office:value-type="float" office:value="619" calcext:value-type="float">
            <text:p>619</text:p>
          </table:table-cell>
          <table:table-cell table:formula="of:=1/[.A620]" office:value-type="float" office:value="0.00161550888529887" calcext:value-type="float">
            <text:p>0,001615508885299</text:p>
          </table:table-cell>
          <table:table-cell table:formula="of:=[.C619]+[.B620]" office:value-type="float" office:value="7.00612847453976" calcext:value-type="float">
            <text:p>7,00612847453976</text:p>
          </table:table-cell>
          <table:table-cell/>
        </table:table-row>
        <table:table-row table:style-name="ro1" table:visibility="collapse">
          <table:table-cell office:value-type="float" office:value="620" calcext:value-type="float">
            <text:p>620</text:p>
          </table:table-cell>
          <table:table-cell table:formula="of:=1/[.A621]" office:value-type="float" office:value="0.00161290322580645" calcext:value-type="float">
            <text:p>0,001612903225806</text:p>
          </table:table-cell>
          <table:table-cell table:formula="of:=[.C620]+[.B621]" office:value-type="float" office:value="7.00774137776556" calcext:value-type="float">
            <text:p>7,00774137776556</text:p>
          </table:table-cell>
          <table:table-cell/>
        </table:table-row>
        <table:table-row table:style-name="ro1" table:visibility="collapse">
          <table:table-cell office:value-type="float" office:value="621" calcext:value-type="float">
            <text:p>621</text:p>
          </table:table-cell>
          <table:table-cell table:formula="of:=1/[.A622]" office:value-type="float" office:value="0.00161030595813205" calcext:value-type="float">
            <text:p>0,001610305958132</text:p>
          </table:table-cell>
          <table:table-cell table:formula="of:=[.C621]+[.B622]" office:value-type="float" office:value="7.0093516837237" calcext:value-type="float">
            <text:p>7,0093516837237</text:p>
          </table:table-cell>
          <table:table-cell/>
        </table:table-row>
        <table:table-row table:style-name="ro1" table:visibility="collapse">
          <table:table-cell office:value-type="float" office:value="622" calcext:value-type="float">
            <text:p>622</text:p>
          </table:table-cell>
          <table:table-cell table:formula="of:=1/[.A623]" office:value-type="float" office:value="0.00160771704180064" calcext:value-type="float">
            <text:p>0,001607717041801</text:p>
          </table:table-cell>
          <table:table-cell table:formula="of:=[.C622]+[.B623]" office:value-type="float" office:value="7.0109594007655" calcext:value-type="float">
            <text:p>7,0109594007655</text:p>
          </table:table-cell>
          <table:table-cell/>
        </table:table-row>
        <table:table-row table:style-name="ro1" table:visibility="collapse">
          <table:table-cell office:value-type="float" office:value="623" calcext:value-type="float">
            <text:p>623</text:p>
          </table:table-cell>
          <table:table-cell table:formula="of:=1/[.A624]" office:value-type="float" office:value="0.00160513643659711" calcext:value-type="float">
            <text:p>0,001605136436597</text:p>
          </table:table-cell>
          <table:table-cell table:formula="of:=[.C623]+[.B624]" office:value-type="float" office:value="7.01256453720209" calcext:value-type="float">
            <text:p>7,01256453720209</text:p>
          </table:table-cell>
          <table:table-cell/>
        </table:table-row>
        <table:table-row table:style-name="ro1" table:visibility="collapse">
          <table:table-cell office:value-type="float" office:value="624" calcext:value-type="float">
            <text:p>624</text:p>
          </table:table-cell>
          <table:table-cell table:formula="of:=1/[.A625]" office:value-type="float" office:value="0.0016025641025641" calcext:value-type="float">
            <text:p>0,001602564102564</text:p>
          </table:table-cell>
          <table:table-cell table:formula="of:=[.C624]+[.B625]" office:value-type="float" office:value="7.01416710130466" calcext:value-type="float">
            <text:p>7,01416710130466</text:p>
          </table:table-cell>
          <table:table-cell/>
        </table:table-row>
        <table:table-row table:style-name="ro1" table:visibility="collapse">
          <table:table-cell office:value-type="float" office:value="625" calcext:value-type="float">
            <text:p>625</text:p>
          </table:table-cell>
          <table:table-cell table:formula="of:=1/[.A626]" office:value-type="float" office:value="0.0016" calcext:value-type="float">
            <text:p>0,0016</text:p>
          </table:table-cell>
          <table:table-cell table:formula="of:=[.C625]+[.B626]" office:value-type="float" office:value="7.01576710130466" calcext:value-type="float">
            <text:p>7,01576710130466</text:p>
          </table:table-cell>
          <table:table-cell/>
        </table:table-row>
        <table:table-row table:style-name="ro1" table:visibility="collapse">
          <table:table-cell office:value-type="float" office:value="626" calcext:value-type="float">
            <text:p>626</text:p>
          </table:table-cell>
          <table:table-cell table:formula="of:=1/[.A627]" office:value-type="float" office:value="0.00159744408945687" calcext:value-type="float">
            <text:p>0,001597444089457</text:p>
          </table:table-cell>
          <table:table-cell table:formula="of:=[.C626]+[.B627]" office:value-type="float" office:value="7.01736454539411" calcext:value-type="float">
            <text:p>7,01736454539411</text:p>
          </table:table-cell>
          <table:table-cell/>
        </table:table-row>
        <table:table-row table:style-name="ro1" table:visibility="collapse">
          <table:table-cell office:value-type="float" office:value="627" calcext:value-type="float">
            <text:p>627</text:p>
          </table:table-cell>
          <table:table-cell table:formula="of:=1/[.A628]" office:value-type="float" office:value="0.00159489633173844" calcext:value-type="float">
            <text:p>0,001594896331738</text:p>
          </table:table-cell>
          <table:table-cell table:formula="of:=[.C627]+[.B628]" office:value-type="float" office:value="7.01895944172585" calcext:value-type="float">
            <text:p>7,01895944172585</text:p>
          </table:table-cell>
          <table:table-cell/>
        </table:table-row>
        <table:table-row table:style-name="ro1" table:visibility="collapse">
          <table:table-cell office:value-type="float" office:value="628" calcext:value-type="float">
            <text:p>628</text:p>
          </table:table-cell>
          <table:table-cell table:formula="of:=1/[.A629]" office:value-type="float" office:value="0.00159235668789809" calcext:value-type="float">
            <text:p>0,001592356687898</text:p>
          </table:table-cell>
          <table:table-cell table:formula="of:=[.C628]+[.B629]" office:value-type="float" office:value="7.02055179841375" calcext:value-type="float">
            <text:p>7,02055179841375</text:p>
          </table:table-cell>
          <table:table-cell/>
        </table:table-row>
        <table:table-row table:style-name="ro1" table:visibility="collapse">
          <table:table-cell office:value-type="float" office:value="629" calcext:value-type="float">
            <text:p>629</text:p>
          </table:table-cell>
          <table:table-cell table:formula="of:=1/[.A630]" office:value-type="float" office:value="0.00158982511923688" calcext:value-type="float">
            <text:p>0,001589825119237</text:p>
          </table:table-cell>
          <table:table-cell table:formula="of:=[.C629]+[.B630]" office:value-type="float" office:value="7.02214162353299" calcext:value-type="float">
            <text:p>7,02214162353299</text:p>
          </table:table-cell>
          <table:table-cell/>
        </table:table-row>
        <table:table-row table:style-name="ro1" table:visibility="collapse">
          <table:table-cell office:value-type="float" office:value="630" calcext:value-type="float">
            <text:p>630</text:p>
          </table:table-cell>
          <table:table-cell table:formula="of:=1/[.A631]" office:value-type="float" office:value="0.00158730158730159" calcext:value-type="float">
            <text:p>0,001587301587302</text:p>
          </table:table-cell>
          <table:table-cell table:formula="of:=[.C630]+[.B631]" office:value-type="float" office:value="7.02372892512029" calcext:value-type="float">
            <text:p>7,02372892512029</text:p>
          </table:table-cell>
          <table:table-cell/>
        </table:table-row>
        <table:table-row table:style-name="ro1" table:visibility="collapse">
          <table:table-cell office:value-type="float" office:value="631" calcext:value-type="float">
            <text:p>631</text:p>
          </table:table-cell>
          <table:table-cell table:formula="of:=1/[.A632]" office:value-type="float" office:value="0.00158478605388273" calcext:value-type="float">
            <text:p>0,001584786053883</text:p>
          </table:table-cell>
          <table:table-cell table:formula="of:=[.C631]+[.B632]" office:value-type="float" office:value="7.02531371117417" calcext:value-type="float">
            <text:p>7,02531371117417</text:p>
          </table:table-cell>
          <table:table-cell/>
        </table:table-row>
        <table:table-row table:style-name="ro1" table:visibility="collapse">
          <table:table-cell office:value-type="float" office:value="632" calcext:value-type="float">
            <text:p>632</text:p>
          </table:table-cell>
          <table:table-cell table:formula="of:=1/[.A633]" office:value-type="float" office:value="0.00158227848101266" calcext:value-type="float">
            <text:p>0,001582278481013</text:p>
          </table:table-cell>
          <table:table-cell table:formula="of:=[.C632]+[.B633]" office:value-type="float" office:value="7.02689598965518" calcext:value-type="float">
            <text:p>7,02689598965518</text:p>
          </table:table-cell>
          <table:table-cell/>
        </table:table-row>
        <table:table-row table:style-name="ro1" table:visibility="collapse">
          <table:table-cell office:value-type="float" office:value="633" calcext:value-type="float">
            <text:p>633</text:p>
          </table:table-cell>
          <table:table-cell table:formula="of:=1/[.A634]" office:value-type="float" office:value="0.00157977883096367" calcext:value-type="float">
            <text:p>0,001579778830964</text:p>
          </table:table-cell>
          <table:table-cell table:formula="of:=[.C633]+[.B634]" office:value-type="float" office:value="7.02847576848615" calcext:value-type="float">
            <text:p>7,02847576848615</text:p>
          </table:table-cell>
          <table:table-cell/>
        </table:table-row>
        <table:table-row table:style-name="ro1" table:visibility="collapse">
          <table:table-cell office:value-type="float" office:value="634" calcext:value-type="float">
            <text:p>634</text:p>
          </table:table-cell>
          <table:table-cell table:formula="of:=1/[.A635]" office:value-type="float" office:value="0.00157728706624606" calcext:value-type="float">
            <text:p>0,001577287066246</text:p>
          </table:table-cell>
          <table:table-cell table:formula="of:=[.C634]+[.B635]" office:value-type="float" office:value="7.03005305555239" calcext:value-type="float">
            <text:p>7,03005305555239</text:p>
          </table:table-cell>
          <table:table-cell/>
        </table:table-row>
        <table:table-row table:style-name="ro1" table:visibility="collapse">
          <table:table-cell office:value-type="float" office:value="635" calcext:value-type="float">
            <text:p>635</text:p>
          </table:table-cell>
          <table:table-cell table:formula="of:=1/[.A636]" office:value-type="float" office:value="0.0015748031496063" calcext:value-type="float">
            <text:p>0,001574803149606</text:p>
          </table:table-cell>
          <table:table-cell table:formula="of:=[.C635]+[.B636]" office:value-type="float" office:value="7.031627858702" calcext:value-type="float">
            <text:p>7,031627858702</text:p>
          </table:table-cell>
          <table:table-cell/>
        </table:table-row>
        <table:table-row table:style-name="ro1" table:visibility="collapse">
          <table:table-cell office:value-type="float" office:value="636" calcext:value-type="float">
            <text:p>636</text:p>
          </table:table-cell>
          <table:table-cell table:formula="of:=1/[.A637]" office:value-type="float" office:value="0.00157232704402516" calcext:value-type="float">
            <text:p>0,001572327044025</text:p>
          </table:table-cell>
          <table:table-cell table:formula="of:=[.C636]+[.B637]" office:value-type="float" office:value="7.03320018574603" calcext:value-type="float">
            <text:p>7,03320018574603</text:p>
          </table:table-cell>
          <table:table-cell/>
        </table:table-row>
        <table:table-row table:style-name="ro1" table:visibility="collapse">
          <table:table-cell office:value-type="float" office:value="637" calcext:value-type="float">
            <text:p>637</text:p>
          </table:table-cell>
          <table:table-cell table:formula="of:=1/[.A638]" office:value-type="float" office:value="0.00156985871271586" calcext:value-type="float">
            <text:p>0,001569858712716</text:p>
          </table:table-cell>
          <table:table-cell table:formula="of:=[.C637]+[.B638]" office:value-type="float" office:value="7.03477004445874" calcext:value-type="float">
            <text:p>7,03477004445874</text:p>
          </table:table-cell>
          <table:table-cell/>
        </table:table-row>
        <table:table-row table:style-name="ro1" table:visibility="collapse">
          <table:table-cell office:value-type="float" office:value="638" calcext:value-type="float">
            <text:p>638</text:p>
          </table:table-cell>
          <table:table-cell table:formula="of:=1/[.A639]" office:value-type="float" office:value="0.00156739811912226" calcext:value-type="float">
            <text:p>0,001567398119122</text:p>
          </table:table-cell>
          <table:table-cell table:formula="of:=[.C638]+[.B639]" office:value-type="float" office:value="7.03633744257786" calcext:value-type="float">
            <text:p>7,03633744257786</text:p>
          </table:table-cell>
          <table:table-cell/>
        </table:table-row>
        <table:table-row table:style-name="ro1" table:visibility="collapse">
          <table:table-cell office:value-type="float" office:value="639" calcext:value-type="float">
            <text:p>639</text:p>
          </table:table-cell>
          <table:table-cell table:formula="of:=1/[.A640]" office:value-type="float" office:value="0.00156494522691706" calcext:value-type="float">
            <text:p>0,001564945226917</text:p>
          </table:table-cell>
          <table:table-cell table:formula="of:=[.C639]+[.B640]" office:value-type="float" office:value="7.03790238780478" calcext:value-type="float">
            <text:p>7,03790238780478</text:p>
          </table:table-cell>
          <table:table-cell/>
        </table:table-row>
        <table:table-row table:style-name="ro1" table:visibility="collapse">
          <table:table-cell office:value-type="float" office:value="640" calcext:value-type="float">
            <text:p>640</text:p>
          </table:table-cell>
          <table:table-cell table:formula="of:=1/[.A641]" office:value-type="float" office:value="0.0015625" calcext:value-type="float">
            <text:p>0,0015625</text:p>
          </table:table-cell>
          <table:table-cell table:formula="of:=[.C640]+[.B641]" office:value-type="float" office:value="7.03946488780478" calcext:value-type="float">
            <text:p>7,03946488780478</text:p>
          </table:table-cell>
          <table:table-cell/>
        </table:table-row>
        <table:table-row table:style-name="ro1" table:visibility="collapse">
          <table:table-cell office:value-type="float" office:value="641" calcext:value-type="float">
            <text:p>641</text:p>
          </table:table-cell>
          <table:table-cell table:formula="of:=1/[.A642]" office:value-type="float" office:value="0.0015600624024961" calcext:value-type="float">
            <text:p>0,001560062402496</text:p>
          </table:table-cell>
          <table:table-cell table:formula="of:=[.C641]+[.B642]" office:value-type="float" office:value="7.04102495020728" calcext:value-type="float">
            <text:p>7,04102495020728</text:p>
          </table:table-cell>
          <table:table-cell/>
        </table:table-row>
        <table:table-row table:style-name="ro1" table:visibility="collapse">
          <table:table-cell office:value-type="float" office:value="642" calcext:value-type="float">
            <text:p>642</text:p>
          </table:table-cell>
          <table:table-cell table:formula="of:=1/[.A643]" office:value-type="float" office:value="0.00155763239875389" calcext:value-type="float">
            <text:p>0,001557632398754</text:p>
          </table:table-cell>
          <table:table-cell table:formula="of:=[.C642]+[.B643]" office:value-type="float" office:value="7.04258258260603" calcext:value-type="float">
            <text:p>7,04258258260603</text:p>
          </table:table-cell>
          <table:table-cell/>
        </table:table-row>
        <table:table-row table:style-name="ro1" table:visibility="collapse">
          <table:table-cell office:value-type="float" office:value="643" calcext:value-type="float">
            <text:p>643</text:p>
          </table:table-cell>
          <table:table-cell table:formula="of:=1/[.A644]" office:value-type="float" office:value="0.0015552099533437" calcext:value-type="float">
            <text:p>0,001555209953344</text:p>
          </table:table-cell>
          <table:table-cell table:formula="of:=[.C643]+[.B644]" office:value-type="float" office:value="7.04413779255937" calcext:value-type="float">
            <text:p>7,04413779255937</text:p>
          </table:table-cell>
          <table:table-cell/>
        </table:table-row>
        <table:table-row table:style-name="ro1" table:visibility="collapse">
          <table:table-cell office:value-type="float" office:value="644" calcext:value-type="float">
            <text:p>644</text:p>
          </table:table-cell>
          <table:table-cell table:formula="of:=1/[.A645]" office:value-type="float" office:value="0.0015527950310559" calcext:value-type="float">
            <text:p>0,001552795031056</text:p>
          </table:table-cell>
          <table:table-cell table:formula="of:=[.C644]+[.B645]" office:value-type="float" office:value="7.04569058759043" calcext:value-type="float">
            <text:p>7,04569058759043</text:p>
          </table:table-cell>
          <table:table-cell/>
        </table:table-row>
        <table:table-row table:style-name="ro1" table:visibility="collapse">
          <table:table-cell office:value-type="float" office:value="645" calcext:value-type="float">
            <text:p>645</text:p>
          </table:table-cell>
          <table:table-cell table:formula="of:=1/[.A646]" office:value-type="float" office:value="0.00155038759689922" calcext:value-type="float">
            <text:p>0,001550387596899</text:p>
          </table:table-cell>
          <table:table-cell table:formula="of:=[.C645]+[.B646]" office:value-type="float" office:value="7.04724097518733" calcext:value-type="float">
            <text:p>7,04724097518733</text:p>
          </table:table-cell>
          <table:table-cell/>
        </table:table-row>
        <table:table-row table:style-name="ro1" table:visibility="collapse">
          <table:table-cell office:value-type="float" office:value="646" calcext:value-type="float">
            <text:p>646</text:p>
          </table:table-cell>
          <table:table-cell table:formula="of:=1/[.A647]" office:value-type="float" office:value="0.00154798761609907" calcext:value-type="float">
            <text:p>0,001547987616099</text:p>
          </table:table-cell>
          <table:table-cell table:formula="of:=[.C646]+[.B647]" office:value-type="float" office:value="7.04878896280343" calcext:value-type="float">
            <text:p>7,04878896280343</text:p>
          </table:table-cell>
          <table:table-cell/>
        </table:table-row>
        <table:table-row table:style-name="ro1" table:visibility="collapse">
          <table:table-cell office:value-type="float" office:value="647" calcext:value-type="float">
            <text:p>647</text:p>
          </table:table-cell>
          <table:table-cell table:formula="of:=1/[.A648]" office:value-type="float" office:value="0.00154559505409583" calcext:value-type="float">
            <text:p>0,001545595054096</text:p>
          </table:table-cell>
          <table:table-cell table:formula="of:=[.C647]+[.B648]" office:value-type="float" office:value="7.05033455785753" calcext:value-type="float">
            <text:p>7,05033455785753</text:p>
          </table:table-cell>
          <table:table-cell/>
        </table:table-row>
        <table:table-row table:style-name="ro1" table:visibility="collapse">
          <table:table-cell office:value-type="float" office:value="648" calcext:value-type="float">
            <text:p>648</text:p>
          </table:table-cell>
          <table:table-cell table:formula="of:=1/[.A649]" office:value-type="float" office:value="0.00154320987654321" calcext:value-type="float">
            <text:p>0,001543209876543</text:p>
          </table:table-cell>
          <table:table-cell table:formula="of:=[.C648]+[.B649]" office:value-type="float" office:value="7.05187776773407" calcext:value-type="float">
            <text:p>7,05187776773407</text:p>
          </table:table-cell>
          <table:table-cell/>
        </table:table-row>
        <table:table-row table:style-name="ro1" table:visibility="collapse">
          <table:table-cell office:value-type="float" office:value="649" calcext:value-type="float">
            <text:p>649</text:p>
          </table:table-cell>
          <table:table-cell table:formula="of:=1/[.A650]" office:value-type="float" office:value="0.00154083204930663" calcext:value-type="float">
            <text:p>0,001540832049307</text:p>
          </table:table-cell>
          <table:table-cell table:formula="of:=[.C649]+[.B650]" office:value-type="float" office:value="7.05341859978338" calcext:value-type="float">
            <text:p>7,05341859978338</text:p>
          </table:table-cell>
          <table:table-cell/>
        </table:table-row>
        <table:table-row table:style-name="ro1" table:visibility="collapse">
          <table:table-cell office:value-type="float" office:value="650" calcext:value-type="float">
            <text:p>650</text:p>
          </table:table-cell>
          <table:table-cell table:formula="of:=1/[.A651]" office:value-type="float" office:value="0.00153846153846154" calcext:value-type="float">
            <text:p>0,001538461538462</text:p>
          </table:table-cell>
          <table:table-cell table:formula="of:=[.C650]+[.B651]" office:value-type="float" office:value="7.05495706132184" calcext:value-type="float">
            <text:p>7,05495706132184</text:p>
          </table:table-cell>
          <table:table-cell/>
        </table:table-row>
        <table:table-row table:style-name="ro1" table:visibility="collapse">
          <table:table-cell office:value-type="float" office:value="651" calcext:value-type="float">
            <text:p>651</text:p>
          </table:table-cell>
          <table:table-cell table:formula="of:=1/[.A652]" office:value-type="float" office:value="0.00153609831029186" calcext:value-type="float">
            <text:p>0,001536098310292</text:p>
          </table:table-cell>
          <table:table-cell table:formula="of:=[.C651]+[.B652]" office:value-type="float" office:value="7.05649315963213" calcext:value-type="float">
            <text:p>7,05649315963213</text:p>
          </table:table-cell>
          <table:table-cell/>
        </table:table-row>
        <table:table-row table:style-name="ro1" table:visibility="collapse">
          <table:table-cell office:value-type="float" office:value="652" calcext:value-type="float">
            <text:p>652</text:p>
          </table:table-cell>
          <table:table-cell table:formula="of:=1/[.A653]" office:value-type="float" office:value="0.00153374233128834" calcext:value-type="float">
            <text:p>0,001533742331288</text:p>
          </table:table-cell>
          <table:table-cell table:formula="of:=[.C652]+[.B653]" office:value-type="float" office:value="7.05802690196342" calcext:value-type="float">
            <text:p>7,05802690196342</text:p>
          </table:table-cell>
          <table:table-cell/>
        </table:table-row>
        <table:table-row table:style-name="ro1" table:visibility="collapse">
          <table:table-cell office:value-type="float" office:value="653" calcext:value-type="float">
            <text:p>653</text:p>
          </table:table-cell>
          <table:table-cell table:formula="of:=1/[.A654]" office:value-type="float" office:value="0.00153139356814701" calcext:value-type="float">
            <text:p>0,001531393568147</text:p>
          </table:table-cell>
          <table:table-cell table:formula="of:=[.C653]+[.B654]" office:value-type="float" office:value="7.05955829553156" calcext:value-type="float">
            <text:p>7,05955829553156</text:p>
          </table:table-cell>
          <table:table-cell/>
        </table:table-row>
        <table:table-row table:style-name="ro1" table:visibility="collapse">
          <table:table-cell office:value-type="float" office:value="654" calcext:value-type="float">
            <text:p>654</text:p>
          </table:table-cell>
          <table:table-cell table:formula="of:=1/[.A655]" office:value-type="float" office:value="0.00152905198776758" calcext:value-type="float">
            <text:p>0,001529051987768</text:p>
          </table:table-cell>
          <table:table-cell table:formula="of:=[.C654]+[.B655]" office:value-type="float" office:value="7.06108734751933" calcext:value-type="float">
            <text:p>7,06108734751933</text:p>
          </table:table-cell>
          <table:table-cell/>
        </table:table-row>
        <table:table-row table:style-name="ro1" table:visibility="collapse">
          <table:table-cell office:value-type="float" office:value="655" calcext:value-type="float">
            <text:p>655</text:p>
          </table:table-cell>
          <table:table-cell table:formula="of:=1/[.A656]" office:value-type="float" office:value="0.00152671755725191" calcext:value-type="float">
            <text:p>0,001526717557252</text:p>
          </table:table-cell>
          <table:table-cell table:formula="of:=[.C655]+[.B656]" office:value-type="float" office:value="7.06261406507658" calcext:value-type="float">
            <text:p>7,06261406507658</text:p>
          </table:table-cell>
          <table:table-cell/>
        </table:table-row>
        <table:table-row table:style-name="ro1" table:visibility="collapse">
          <table:table-cell office:value-type="float" office:value="656" calcext:value-type="float">
            <text:p>656</text:p>
          </table:table-cell>
          <table:table-cell table:formula="of:=1/[.A657]" office:value-type="float" office:value="0.00152439024390244" calcext:value-type="float">
            <text:p>0,001524390243902</text:p>
          </table:table-cell>
          <table:table-cell table:formula="of:=[.C656]+[.B657]" office:value-type="float" office:value="7.06413845532049" calcext:value-type="float">
            <text:p>7,06413845532049</text:p>
          </table:table-cell>
          <table:table-cell/>
        </table:table-row>
        <table:table-row table:style-name="ro1" table:visibility="collapse">
          <table:table-cell office:value-type="float" office:value="657" calcext:value-type="float">
            <text:p>657</text:p>
          </table:table-cell>
          <table:table-cell table:formula="of:=1/[.A658]" office:value-type="float" office:value="0.0015220700152207" calcext:value-type="float">
            <text:p>0,001522070015221</text:p>
          </table:table-cell>
          <table:table-cell table:formula="of:=[.C657]+[.B658]" office:value-type="float" office:value="7.06566052533571" calcext:value-type="float">
            <text:p>7,06566052533571</text:p>
          </table:table-cell>
          <table:table-cell/>
        </table:table-row>
        <table:table-row table:style-name="ro1" table:visibility="collapse">
          <table:table-cell office:value-type="float" office:value="658" calcext:value-type="float">
            <text:p>658</text:p>
          </table:table-cell>
          <table:table-cell table:formula="of:=1/[.A659]" office:value-type="float" office:value="0.00151975683890578" calcext:value-type="float">
            <text:p>0,001519756838906</text:p>
          </table:table-cell>
          <table:table-cell table:formula="of:=[.C658]+[.B659]" office:value-type="float" office:value="7.06718028217461" calcext:value-type="float">
            <text:p>7,06718028217461</text:p>
          </table:table-cell>
          <table:table-cell/>
        </table:table-row>
        <table:table-row table:style-name="ro1" table:visibility="collapse">
          <table:table-cell office:value-type="float" office:value="659" calcext:value-type="float">
            <text:p>659</text:p>
          </table:table-cell>
          <table:table-cell table:formula="of:=1/[.A660]" office:value-type="float" office:value="0.00151745068285281" calcext:value-type="float">
            <text:p>0,001517450682853</text:p>
          </table:table-cell>
          <table:table-cell table:formula="of:=[.C659]+[.B660]" office:value-type="float" office:value="7.06869773285747" calcext:value-type="float">
            <text:p>7,06869773285747</text:p>
          </table:table-cell>
          <table:table-cell/>
        </table:table-row>
        <table:table-row table:style-name="ro1" table:visibility="collapse">
          <table:table-cell office:value-type="float" office:value="660" calcext:value-type="float">
            <text:p>660</text:p>
          </table:table-cell>
          <table:table-cell table:formula="of:=1/[.A661]" office:value-type="float" office:value="0.00151515151515152" calcext:value-type="float">
            <text:p>0,001515151515152</text:p>
          </table:table-cell>
          <table:table-cell table:formula="of:=[.C660]+[.B661]" office:value-type="float" office:value="7.07021288437262" calcext:value-type="float">
            <text:p>7,07021288437262</text:p>
          </table:table-cell>
          <table:table-cell/>
        </table:table-row>
        <table:table-row table:style-name="ro1" table:visibility="collapse">
          <table:table-cell office:value-type="float" office:value="661" calcext:value-type="float">
            <text:p>661</text:p>
          </table:table-cell>
          <table:table-cell table:formula="of:=1/[.A662]" office:value-type="float" office:value="0.00151285930408472" calcext:value-type="float">
            <text:p>0,001512859304085</text:p>
          </table:table-cell>
          <table:table-cell table:formula="of:=[.C661]+[.B662]" office:value-type="float" office:value="7.0717257436767" calcext:value-type="float">
            <text:p>7,0717257436767</text:p>
          </table:table-cell>
          <table:table-cell/>
        </table:table-row>
        <table:table-row table:style-name="ro1" table:visibility="collapse">
          <table:table-cell office:value-type="float" office:value="662" calcext:value-type="float">
            <text:p>662</text:p>
          </table:table-cell>
          <table:table-cell table:formula="of:=1/[.A663]" office:value-type="float" office:value="0.00151057401812689" calcext:value-type="float">
            <text:p>0,001510574018127</text:p>
          </table:table-cell>
          <table:table-cell table:formula="of:=[.C662]+[.B663]" office:value-type="float" office:value="7.07323631769483" calcext:value-type="float">
            <text:p>7,07323631769483</text:p>
          </table:table-cell>
          <table:table-cell/>
        </table:table-row>
        <table:table-row table:style-name="ro1" table:visibility="collapse">
          <table:table-cell office:value-type="float" office:value="663" calcext:value-type="float">
            <text:p>663</text:p>
          </table:table-cell>
          <table:table-cell table:formula="of:=1/[.A664]" office:value-type="float" office:value="0.00150829562594268" calcext:value-type="float">
            <text:p>0,001508295625943</text:p>
          </table:table-cell>
          <table:table-cell table:formula="of:=[.C663]+[.B664]" office:value-type="float" office:value="7.07474461332077" calcext:value-type="float">
            <text:p>7,07474461332077</text:p>
          </table:table-cell>
          <table:table-cell/>
        </table:table-row>
        <table:table-row table:style-name="ro1" table:visibility="collapse">
          <table:table-cell office:value-type="float" office:value="664" calcext:value-type="float">
            <text:p>664</text:p>
          </table:table-cell>
          <table:table-cell table:formula="of:=1/[.A665]" office:value-type="float" office:value="0.00150602409638554" calcext:value-type="float">
            <text:p>0,001506024096386</text:p>
          </table:table-cell>
          <table:table-cell table:formula="of:=[.C664]+[.B665]" office:value-type="float" office:value="7.07625063741716" calcext:value-type="float">
            <text:p>7,07625063741716</text:p>
          </table:table-cell>
          <table:table-cell/>
        </table:table-row>
        <table:table-row table:style-name="ro1" table:visibility="collapse">
          <table:table-cell office:value-type="float" office:value="665" calcext:value-type="float">
            <text:p>665</text:p>
          </table:table-cell>
          <table:table-cell table:formula="of:=1/[.A666]" office:value-type="float" office:value="0.00150375939849624" calcext:value-type="float">
            <text:p>0,001503759398496</text:p>
          </table:table-cell>
          <table:table-cell table:formula="of:=[.C665]+[.B666]" office:value-type="float" office:value="7.07775439681565" calcext:value-type="float">
            <text:p>7,07775439681565</text:p>
          </table:table-cell>
          <table:table-cell/>
        </table:table-row>
        <table:table-row table:style-name="ro1" table:visibility="collapse">
          <table:table-cell office:value-type="float" office:value="666" calcext:value-type="float">
            <text:p>666</text:p>
          </table:table-cell>
          <table:table-cell table:formula="of:=1/[.A667]" office:value-type="float" office:value="0.0015015015015015" calcext:value-type="float">
            <text:p>0,001501501501502</text:p>
          </table:table-cell>
          <table:table-cell table:formula="of:=[.C666]+[.B667]" office:value-type="float" office:value="7.07925589831716" calcext:value-type="float">
            <text:p>7,07925589831716</text:p>
          </table:table-cell>
          <table:table-cell/>
        </table:table-row>
        <table:table-row table:style-name="ro1" table:visibility="collapse">
          <table:table-cell office:value-type="float" office:value="667" calcext:value-type="float">
            <text:p>667</text:p>
          </table:table-cell>
          <table:table-cell table:formula="of:=1/[.A668]" office:value-type="float" office:value="0.00149925037481259" calcext:value-type="float">
            <text:p>0,001499250374813</text:p>
          </table:table-cell>
          <table:table-cell table:formula="of:=[.C667]+[.B668]" office:value-type="float" office:value="7.08075514869197" calcext:value-type="float">
            <text:p>7,08075514869197</text:p>
          </table:table-cell>
          <table:table-cell/>
        </table:table-row>
        <table:table-row table:style-name="ro1" table:visibility="collapse">
          <table:table-cell office:value-type="float" office:value="668" calcext:value-type="float">
            <text:p>668</text:p>
          </table:table-cell>
          <table:table-cell table:formula="of:=1/[.A669]" office:value-type="float" office:value="0.00149700598802395" calcext:value-type="float">
            <text:p>0,001497005988024</text:p>
          </table:table-cell>
          <table:table-cell table:formula="of:=[.C668]+[.B669]" office:value-type="float" office:value="7.08225215467999" calcext:value-type="float">
            <text:p>7,08225215467999</text:p>
          </table:table-cell>
          <table:table-cell/>
        </table:table-row>
        <table:table-row table:style-name="ro1" table:visibility="collapse">
          <table:table-cell office:value-type="float" office:value="669" calcext:value-type="float">
            <text:p>669</text:p>
          </table:table-cell>
          <table:table-cell table:formula="of:=1/[.A670]" office:value-type="float" office:value="0.00149476831091181" calcext:value-type="float">
            <text:p>0,001494768310912</text:p>
          </table:table-cell>
          <table:table-cell table:formula="of:=[.C669]+[.B670]" office:value-type="float" office:value="7.0837469229909" calcext:value-type="float">
            <text:p>7,0837469229909</text:p>
          </table:table-cell>
          <table:table-cell/>
        </table:table-row>
        <table:table-row table:style-name="ro1" table:visibility="collapse">
          <table:table-cell office:value-type="float" office:value="670" calcext:value-type="float">
            <text:p>670</text:p>
          </table:table-cell>
          <table:table-cell table:formula="of:=1/[.A671]" office:value-type="float" office:value="0.00149253731343284" calcext:value-type="float">
            <text:p>0,001492537313433</text:p>
          </table:table-cell>
          <table:table-cell table:formula="of:=[.C670]+[.B671]" office:value-type="float" office:value="7.08523946030434" calcext:value-type="float">
            <text:p>7,08523946030434</text:p>
          </table:table-cell>
          <table:table-cell/>
        </table:table-row>
        <table:table-row table:style-name="ro1" table:visibility="collapse">
          <table:table-cell office:value-type="float" office:value="671" calcext:value-type="float">
            <text:p>671</text:p>
          </table:table-cell>
          <table:table-cell table:formula="of:=1/[.A672]" office:value-type="float" office:value="0.0014903129657228" calcext:value-type="float">
            <text:p>0,001490312965723</text:p>
          </table:table-cell>
          <table:table-cell table:formula="of:=[.C671]+[.B672]" office:value-type="float" office:value="7.08672977327006" calcext:value-type="float">
            <text:p>7,08672977327006</text:p>
          </table:table-cell>
          <table:table-cell/>
        </table:table-row>
        <table:table-row table:style-name="ro1" table:visibility="collapse">
          <table:table-cell office:value-type="float" office:value="672" calcext:value-type="float">
            <text:p>672</text:p>
          </table:table-cell>
          <table:table-cell table:formula="of:=1/[.A673]" office:value-type="float" office:value="0.00148809523809524" calcext:value-type="float">
            <text:p>0,001488095238095</text:p>
          </table:table-cell>
          <table:table-cell table:formula="of:=[.C672]+[.B673]" office:value-type="float" office:value="7.08821786850815" calcext:value-type="float">
            <text:p>7,08821786850815</text:p>
          </table:table-cell>
          <table:table-cell/>
        </table:table-row>
        <table:table-row table:style-name="ro1" table:visibility="collapse">
          <table:table-cell office:value-type="float" office:value="673" calcext:value-type="float">
            <text:p>673</text:p>
          </table:table-cell>
          <table:table-cell table:formula="of:=1/[.A674]" office:value-type="float" office:value="0.00148588410104012" calcext:value-type="float">
            <text:p>0,00148588410104</text:p>
          </table:table-cell>
          <table:table-cell table:formula="of:=[.C673]+[.B674]" office:value-type="float" office:value="7.08970375260919" calcext:value-type="float">
            <text:p>7,08970375260919</text:p>
          </table:table-cell>
          <table:table-cell/>
        </table:table-row>
        <table:table-row table:style-name="ro1" table:visibility="collapse">
          <table:table-cell office:value-type="float" office:value="674" calcext:value-type="float">
            <text:p>674</text:p>
          </table:table-cell>
          <table:table-cell table:formula="of:=1/[.A675]" office:value-type="float" office:value="0.00148367952522255" calcext:value-type="float">
            <text:p>0,001483679525223</text:p>
          </table:table-cell>
          <table:table-cell table:formula="of:=[.C674]+[.B675]" office:value-type="float" office:value="7.09118743213442" calcext:value-type="float">
            <text:p>7,09118743213442</text:p>
          </table:table-cell>
          <table:table-cell/>
        </table:table-row>
        <table:table-row table:style-name="ro1" table:visibility="collapse">
          <table:table-cell office:value-type="float" office:value="675" calcext:value-type="float">
            <text:p>675</text:p>
          </table:table-cell>
          <table:table-cell table:formula="of:=1/[.A676]" office:value-type="float" office:value="0.00148148148148148" calcext:value-type="float">
            <text:p>0,001481481481481</text:p>
          </table:table-cell>
          <table:table-cell table:formula="of:=[.C675]+[.B676]" office:value-type="float" office:value="7.0926689136159" calcext:value-type="float">
            <text:p>7,0926689136159</text:p>
          </table:table-cell>
          <table:table-cell/>
        </table:table-row>
        <table:table-row table:style-name="ro1" table:visibility="collapse">
          <table:table-cell office:value-type="float" office:value="676" calcext:value-type="float">
            <text:p>676</text:p>
          </table:table-cell>
          <table:table-cell table:formula="of:=1/[.A677]" office:value-type="float" office:value="0.0014792899408284" calcext:value-type="float">
            <text:p>0,001479289940828</text:p>
          </table:table-cell>
          <table:table-cell table:formula="of:=[.C676]+[.B677]" office:value-type="float" office:value="7.09414820355673" calcext:value-type="float">
            <text:p>7,09414820355673</text:p>
          </table:table-cell>
          <table:table-cell/>
        </table:table-row>
        <table:table-row table:style-name="ro1" table:visibility="collapse">
          <table:table-cell office:value-type="float" office:value="677" calcext:value-type="float">
            <text:p>677</text:p>
          </table:table-cell>
          <table:table-cell table:formula="of:=1/[.A678]" office:value-type="float" office:value="0.00147710487444609" calcext:value-type="float">
            <text:p>0,001477104874446</text:p>
          </table:table-cell>
          <table:table-cell table:formula="of:=[.C677]+[.B678]" office:value-type="float" office:value="7.09562530843117" calcext:value-type="float">
            <text:p>7,09562530843117</text:p>
          </table:table-cell>
          <table:table-cell/>
        </table:table-row>
        <table:table-row table:style-name="ro1" table:visibility="collapse">
          <table:table-cell office:value-type="float" office:value="678" calcext:value-type="float">
            <text:p>678</text:p>
          </table:table-cell>
          <table:table-cell table:formula="of:=1/[.A679]" office:value-type="float" office:value="0.00147492625368732" calcext:value-type="float">
            <text:p>0,001474926253687</text:p>
          </table:table-cell>
          <table:table-cell table:formula="of:=[.C678]+[.B679]" office:value-type="float" office:value="7.09710023468486" calcext:value-type="float">
            <text:p>7,09710023468486</text:p>
          </table:table-cell>
          <table:table-cell/>
        </table:table-row>
        <table:table-row table:style-name="ro1" table:visibility="collapse">
          <table:table-cell office:value-type="float" office:value="679" calcext:value-type="float">
            <text:p>679</text:p>
          </table:table-cell>
          <table:table-cell table:formula="of:=1/[.A680]" office:value-type="float" office:value="0.00147275405007364" calcext:value-type="float">
            <text:p>0,001472754050074</text:p>
          </table:table-cell>
          <table:table-cell table:formula="of:=[.C679]+[.B680]" office:value-type="float" office:value="7.09857298873493" calcext:value-type="float">
            <text:p>7,09857298873493</text:p>
          </table:table-cell>
          <table:table-cell/>
        </table:table-row>
        <table:table-row table:style-name="ro1" table:visibility="collapse">
          <table:table-cell office:value-type="float" office:value="680" calcext:value-type="float">
            <text:p>680</text:p>
          </table:table-cell>
          <table:table-cell table:formula="of:=1/[.A681]" office:value-type="float" office:value="0.00147058823529412" calcext:value-type="float">
            <text:p>0,001470588235294</text:p>
          </table:table-cell>
          <table:table-cell table:formula="of:=[.C680]+[.B681]" office:value-type="float" office:value="7.10004357697023" calcext:value-type="float">
            <text:p>7,10004357697023</text:p>
          </table:table-cell>
          <table:table-cell/>
        </table:table-row>
        <table:table-row table:style-name="ro1" table:visibility="collapse">
          <table:table-cell office:value-type="float" office:value="681" calcext:value-type="float">
            <text:p>681</text:p>
          </table:table-cell>
          <table:table-cell table:formula="of:=1/[.A682]" office:value-type="float" office:value="0.00146842878120411" calcext:value-type="float">
            <text:p>0,001468428781204</text:p>
          </table:table-cell>
          <table:table-cell table:formula="of:=[.C681]+[.B682]" office:value-type="float" office:value="7.10151200575143" calcext:value-type="float">
            <text:p>7,10151200575143</text:p>
          </table:table-cell>
          <table:table-cell/>
        </table:table-row>
        <table:table-row table:style-name="ro1" table:visibility="collapse">
          <table:table-cell office:value-type="float" office:value="682" calcext:value-type="float">
            <text:p>682</text:p>
          </table:table-cell>
          <table:table-cell table:formula="of:=1/[.A683]" office:value-type="float" office:value="0.00146627565982405" calcext:value-type="float">
            <text:p>0,001466275659824</text:p>
          </table:table-cell>
          <table:table-cell table:formula="of:=[.C682]+[.B683]" office:value-type="float" office:value="7.10297828141126" calcext:value-type="float">
            <text:p>7,10297828141126</text:p>
          </table:table-cell>
          <table:table-cell/>
        </table:table-row>
        <table:table-row table:style-name="ro1" table:visibility="collapse">
          <table:table-cell office:value-type="float" office:value="683" calcext:value-type="float">
            <text:p>683</text:p>
          </table:table-cell>
          <table:table-cell table:formula="of:=1/[.A684]" office:value-type="float" office:value="0.00146412884333821" calcext:value-type="float">
            <text:p>0,001464128843338</text:p>
          </table:table-cell>
          <table:table-cell table:formula="of:=[.C683]+[.B684]" office:value-type="float" office:value="7.10444241025459" calcext:value-type="float">
            <text:p>7,10444241025459</text:p>
          </table:table-cell>
          <table:table-cell/>
        </table:table-row>
        <table:table-row table:style-name="ro1" table:visibility="collapse">
          <table:table-cell office:value-type="float" office:value="684" calcext:value-type="float">
            <text:p>684</text:p>
          </table:table-cell>
          <table:table-cell table:formula="of:=1/[.A685]" office:value-type="float" office:value="0.00146198830409357" calcext:value-type="float">
            <text:p>0,001461988304094</text:p>
          </table:table-cell>
          <table:table-cell table:formula="of:=[.C684]+[.B685]" office:value-type="float" office:value="7.10590439855869" calcext:value-type="float">
            <text:p>7,10590439855869</text:p>
          </table:table-cell>
          <table:table-cell/>
        </table:table-row>
        <table:table-row table:style-name="ro1" table:visibility="collapse">
          <table:table-cell office:value-type="float" office:value="685" calcext:value-type="float">
            <text:p>685</text:p>
          </table:table-cell>
          <table:table-cell table:formula="of:=1/[.A686]" office:value-type="float" office:value="0.00145985401459854" calcext:value-type="float">
            <text:p>0,001459854014599</text:p>
          </table:table-cell>
          <table:table-cell table:formula="of:=[.C685]+[.B686]" office:value-type="float" office:value="7.10736425257329" calcext:value-type="float">
            <text:p>7,10736425257329</text:p>
          </table:table-cell>
          <table:table-cell/>
        </table:table-row>
        <table:table-row table:style-name="ro1" table:visibility="collapse">
          <table:table-cell office:value-type="float" office:value="686" calcext:value-type="float">
            <text:p>686</text:p>
          </table:table-cell>
          <table:table-cell table:formula="of:=1/[.A687]" office:value-type="float" office:value="0.00145772594752187" calcext:value-type="float">
            <text:p>0,001457725947522</text:p>
          </table:table-cell>
          <table:table-cell table:formula="of:=[.C686]+[.B687]" office:value-type="float" office:value="7.10882197852081" calcext:value-type="float">
            <text:p>7,10882197852081</text:p>
          </table:table-cell>
          <table:table-cell/>
        </table:table-row>
        <table:table-row table:style-name="ro1" table:visibility="collapse">
          <table:table-cell office:value-type="float" office:value="687" calcext:value-type="float">
            <text:p>687</text:p>
          </table:table-cell>
          <table:table-cell table:formula="of:=1/[.A688]" office:value-type="float" office:value="0.00145560407569141" calcext:value-type="float">
            <text:p>0,001455604075691</text:p>
          </table:table-cell>
          <table:table-cell table:formula="of:=[.C687]+[.B688]" office:value-type="float" office:value="7.1102775825965" calcext:value-type="float">
            <text:p>7,1102775825965</text:p>
          </table:table-cell>
          <table:table-cell/>
        </table:table-row>
        <table:table-row table:style-name="ro1" table:visibility="collapse">
          <table:table-cell office:value-type="float" office:value="688" calcext:value-type="float">
            <text:p>688</text:p>
          </table:table-cell>
          <table:table-cell table:formula="of:=1/[.A689]" office:value-type="float" office:value="0.00145348837209302" calcext:value-type="float">
            <text:p>0,001453488372093</text:p>
          </table:table-cell>
          <table:table-cell table:formula="of:=[.C688]+[.B689]" office:value-type="float" office:value="7.11173107096859" calcext:value-type="float">
            <text:p>7,11173107096859</text:p>
          </table:table-cell>
          <table:table-cell/>
        </table:table-row>
        <table:table-row table:style-name="ro1" table:visibility="collapse">
          <table:table-cell office:value-type="float" office:value="689" calcext:value-type="float">
            <text:p>689</text:p>
          </table:table-cell>
          <table:table-cell table:formula="of:=1/[.A690]" office:value-type="float" office:value="0.00145137880986938" calcext:value-type="float">
            <text:p>0,001451378809869</text:p>
          </table:table-cell>
          <table:table-cell table:formula="of:=[.C689]+[.B690]" office:value-type="float" office:value="7.11318244977846" calcext:value-type="float">
            <text:p>7,11318244977846</text:p>
          </table:table-cell>
          <table:table-cell/>
        </table:table-row>
        <table:table-row table:style-name="ro1" table:visibility="collapse">
          <table:table-cell office:value-type="float" office:value="690" calcext:value-type="float">
            <text:p>690</text:p>
          </table:table-cell>
          <table:table-cell table:formula="of:=1/[.A691]" office:value-type="float" office:value="0.00144927536231884" calcext:value-type="float">
            <text:p>0,001449275362319</text:p>
          </table:table-cell>
          <table:table-cell table:formula="of:=[.C690]+[.B691]" office:value-type="float" office:value="7.11463172514078" calcext:value-type="float">
            <text:p>7,11463172514078</text:p>
          </table:table-cell>
          <table:table-cell/>
        </table:table-row>
        <table:table-row table:style-name="ro1" table:visibility="collapse">
          <table:table-cell office:value-type="float" office:value="691" calcext:value-type="float">
            <text:p>691</text:p>
          </table:table-cell>
          <table:table-cell table:formula="of:=1/[.A692]" office:value-type="float" office:value="0.00144717800289436" calcext:value-type="float">
            <text:p>0,001447178002894</text:p>
          </table:table-cell>
          <table:table-cell table:formula="of:=[.C691]+[.B692]" office:value-type="float" office:value="7.11607890314367" calcext:value-type="float">
            <text:p>7,11607890314367</text:p>
          </table:table-cell>
          <table:table-cell/>
        </table:table-row>
        <table:table-row table:style-name="ro1" table:visibility="collapse">
          <table:table-cell office:value-type="float" office:value="692" calcext:value-type="float">
            <text:p>692</text:p>
          </table:table-cell>
          <table:table-cell table:formula="of:=1/[.A693]" office:value-type="float" office:value="0.00144508670520231" calcext:value-type="float">
            <text:p>0,001445086705202</text:p>
          </table:table-cell>
          <table:table-cell table:formula="of:=[.C692]+[.B693]" office:value-type="float" office:value="7.11752398984888" calcext:value-type="float">
            <text:p>7,11752398984888</text:p>
          </table:table-cell>
          <table:table-cell/>
        </table:table-row>
        <table:table-row table:style-name="ro1" table:visibility="collapse">
          <table:table-cell office:value-type="float" office:value="693" calcext:value-type="float">
            <text:p>693</text:p>
          </table:table-cell>
          <table:table-cell table:formula="of:=1/[.A694]" office:value-type="float" office:value="0.00144300144300144" calcext:value-type="float">
            <text:p>0,001443001443001</text:p>
          </table:table-cell>
          <table:table-cell table:formula="of:=[.C693]+[.B694]" office:value-type="float" office:value="7.11896699129188" calcext:value-type="float">
            <text:p>7,11896699129188</text:p>
          </table:table-cell>
          <table:table-cell/>
        </table:table-row>
        <table:table-row table:style-name="ro1" table:visibility="collapse">
          <table:table-cell office:value-type="float" office:value="694" calcext:value-type="float">
            <text:p>694</text:p>
          </table:table-cell>
          <table:table-cell table:formula="of:=1/[.A695]" office:value-type="float" office:value="0.00144092219020173" calcext:value-type="float">
            <text:p>0,001440922190202</text:p>
          </table:table-cell>
          <table:table-cell table:formula="of:=[.C694]+[.B695]" office:value-type="float" office:value="7.12040791348208" calcext:value-type="float">
            <text:p>7,12040791348208</text:p>
          </table:table-cell>
          <table:table-cell/>
        </table:table-row>
        <table:table-row table:style-name="ro1" table:visibility="collapse">
          <table:table-cell office:value-type="float" office:value="695" calcext:value-type="float">
            <text:p>695</text:p>
          </table:table-cell>
          <table:table-cell table:formula="of:=1/[.A696]" office:value-type="float" office:value="0.00143884892086331" calcext:value-type="float">
            <text:p>0,001438848920863</text:p>
          </table:table-cell>
          <table:table-cell table:formula="of:=[.C695]+[.B696]" office:value-type="float" office:value="7.12184676240294" calcext:value-type="float">
            <text:p>7,12184676240294</text:p>
          </table:table-cell>
          <table:table-cell/>
        </table:table-row>
        <table:table-row table:style-name="ro1" table:visibility="collapse">
          <table:table-cell office:value-type="float" office:value="696" calcext:value-type="float">
            <text:p>696</text:p>
          </table:table-cell>
          <table:table-cell table:formula="of:=1/[.A697]" office:value-type="float" office:value="0.0014367816091954" calcext:value-type="float">
            <text:p>0,001436781609195</text:p>
          </table:table-cell>
          <table:table-cell table:formula="of:=[.C696]+[.B697]" office:value-type="float" office:value="7.12328354401214" calcext:value-type="float">
            <text:p>7,12328354401214</text:p>
          </table:table-cell>
          <table:table-cell/>
        </table:table-row>
        <table:table-row table:style-name="ro1" table:visibility="collapse">
          <table:table-cell office:value-type="float" office:value="697" calcext:value-type="float">
            <text:p>697</text:p>
          </table:table-cell>
          <table:table-cell table:formula="of:=1/[.A698]" office:value-type="float" office:value="0.00143472022955524" calcext:value-type="float">
            <text:p>0,001434720229555</text:p>
          </table:table-cell>
          <table:table-cell table:formula="of:=[.C697]+[.B698]" office:value-type="float" office:value="7.12471826424169" calcext:value-type="float">
            <text:p>7,12471826424169</text:p>
          </table:table-cell>
          <table:table-cell/>
        </table:table-row>
        <table:table-row table:style-name="ro1" table:visibility="collapse">
          <table:table-cell office:value-type="float" office:value="698" calcext:value-type="float">
            <text:p>698</text:p>
          </table:table-cell>
          <table:table-cell table:formula="of:=1/[.A699]" office:value-type="float" office:value="0.00143266475644699" calcext:value-type="float">
            <text:p>0,001432664756447</text:p>
          </table:table-cell>
          <table:table-cell table:formula="of:=[.C698]+[.B699]" office:value-type="float" office:value="7.12615092899814" calcext:value-type="float">
            <text:p>7,12615092899814</text:p>
          </table:table-cell>
          <table:table-cell/>
        </table:table-row>
        <table:table-row table:style-name="ro1" table:visibility="collapse">
          <table:table-cell office:value-type="float" office:value="699" calcext:value-type="float">
            <text:p>699</text:p>
          </table:table-cell>
          <table:table-cell table:formula="of:=1/[.A700]" office:value-type="float" office:value="0.00143061516452074" calcext:value-type="float">
            <text:p>0,001430615164521</text:p>
          </table:table-cell>
          <table:table-cell table:formula="of:=[.C699]+[.B700]" office:value-type="float" office:value="7.12758154416266" calcext:value-type="float">
            <text:p>7,12758154416266</text:p>
          </table:table-cell>
          <table:table-cell/>
        </table:table-row>
        <table:table-row table:style-name="ro1" table:visibility="collapse">
          <table:table-cell office:value-type="float" office:value="700" calcext:value-type="float">
            <text:p>700</text:p>
          </table:table-cell>
          <table:table-cell table:formula="of:=1/[.A701]" office:value-type="float" office:value="0.00142857142857143" calcext:value-type="float">
            <text:p>0,001428571428571</text:p>
          </table:table-cell>
          <table:table-cell table:formula="of:=[.C700]+[.B701]" office:value-type="float" office:value="7.12901011559123" calcext:value-type="float">
            <text:p>7,12901011559123</text:p>
          </table:table-cell>
          <table:table-cell/>
        </table:table-row>
        <table:table-row table:style-name="ro1" table:visibility="collapse">
          <table:table-cell office:value-type="float" office:value="701" calcext:value-type="float">
            <text:p>701</text:p>
          </table:table-cell>
          <table:table-cell table:formula="of:=1/[.A702]" office:value-type="float" office:value="0.0014265335235378" calcext:value-type="float">
            <text:p>0,001426533523538</text:p>
          </table:table-cell>
          <table:table-cell table:formula="of:=[.C701]+[.B702]" office:value-type="float" office:value="7.13043664911477" calcext:value-type="float">
            <text:p>7,13043664911477</text:p>
          </table:table-cell>
          <table:table-cell/>
        </table:table-row>
        <table:table-row table:style-name="ro1" table:visibility="collapse">
          <table:table-cell office:value-type="float" office:value="702" calcext:value-type="float">
            <text:p>702</text:p>
          </table:table-cell>
          <table:table-cell table:formula="of:=1/[.A703]" office:value-type="float" office:value="0.00142450142450142" calcext:value-type="float">
            <text:p>0,001424501424501</text:p>
          </table:table-cell>
          <table:table-cell table:formula="of:=[.C702]+[.B703]" office:value-type="float" office:value="7.13186115053927" calcext:value-type="float">
            <text:p>7,13186115053927</text:p>
          </table:table-cell>
          <table:table-cell/>
        </table:table-row>
        <table:table-row table:style-name="ro1" table:visibility="collapse">
          <table:table-cell office:value-type="float" office:value="703" calcext:value-type="float">
            <text:p>703</text:p>
          </table:table-cell>
          <table:table-cell table:formula="of:=1/[.A704]" office:value-type="float" office:value="0.00142247510668563" calcext:value-type="float">
            <text:p>0,001422475106686</text:p>
          </table:table-cell>
          <table:table-cell table:formula="of:=[.C703]+[.B704]" office:value-type="float" office:value="7.13328362564596" calcext:value-type="float">
            <text:p>7,13328362564596</text:p>
          </table:table-cell>
          <table:table-cell/>
        </table:table-row>
        <table:table-row table:style-name="ro1" table:visibility="collapse">
          <table:table-cell office:value-type="float" office:value="704" calcext:value-type="float">
            <text:p>704</text:p>
          </table:table-cell>
          <table:table-cell table:formula="of:=1/[.A705]" office:value-type="float" office:value="0.00142045454545455" calcext:value-type="float">
            <text:p>0,001420454545455</text:p>
          </table:table-cell>
          <table:table-cell table:formula="of:=[.C704]+[.B705]" office:value-type="float" office:value="7.13470408019141" calcext:value-type="float">
            <text:p>7,13470408019141</text:p>
          </table:table-cell>
          <table:table-cell/>
        </table:table-row>
        <table:table-row table:style-name="ro1" table:visibility="collapse">
          <table:table-cell office:value-type="float" office:value="705" calcext:value-type="float">
            <text:p>705</text:p>
          </table:table-cell>
          <table:table-cell table:formula="of:=1/[.A706]" office:value-type="float" office:value="0.00141843971631206" calcext:value-type="float">
            <text:p>0,001418439716312</text:p>
          </table:table-cell>
          <table:table-cell table:formula="of:=[.C705]+[.B706]" office:value-type="float" office:value="7.13612251990772" calcext:value-type="float">
            <text:p>7,13612251990772</text:p>
          </table:table-cell>
          <table:table-cell/>
        </table:table-row>
        <table:table-row table:style-name="ro1" table:visibility="collapse">
          <table:table-cell office:value-type="float" office:value="706" calcext:value-type="float">
            <text:p>706</text:p>
          </table:table-cell>
          <table:table-cell table:formula="of:=1/[.A707]" office:value-type="float" office:value="0.00141643059490085" calcext:value-type="float">
            <text:p>0,001416430594901</text:p>
          </table:table-cell>
          <table:table-cell table:formula="of:=[.C706]+[.B707]" office:value-type="float" office:value="7.13753895050263" calcext:value-type="float">
            <text:p>7,13753895050263</text:p>
          </table:table-cell>
          <table:table-cell/>
        </table:table-row>
        <table:table-row table:style-name="ro1" table:visibility="collapse">
          <table:table-cell office:value-type="float" office:value="707" calcext:value-type="float">
            <text:p>707</text:p>
          </table:table-cell>
          <table:table-cell table:formula="of:=1/[.A708]" office:value-type="float" office:value="0.00141442715700141" calcext:value-type="float">
            <text:p>0,001414427157001</text:p>
          </table:table-cell>
          <table:table-cell table:formula="of:=[.C707]+[.B708]" office:value-type="float" office:value="7.13895337765963" calcext:value-type="float">
            <text:p>7,13895337765963</text:p>
          </table:table-cell>
          <table:table-cell/>
        </table:table-row>
        <table:table-row table:style-name="ro1" table:visibility="collapse">
          <table:table-cell office:value-type="float" office:value="708" calcext:value-type="float">
            <text:p>708</text:p>
          </table:table-cell>
          <table:table-cell table:formula="of:=1/[.A709]" office:value-type="float" office:value="0.00141242937853107" calcext:value-type="float">
            <text:p>0,001412429378531</text:p>
          </table:table-cell>
          <table:table-cell table:formula="of:=[.C708]+[.B709]" office:value-type="float" office:value="7.14036580703816" calcext:value-type="float">
            <text:p>7,14036580703816</text:p>
          </table:table-cell>
          <table:table-cell/>
        </table:table-row>
        <table:table-row table:style-name="ro1" table:visibility="collapse">
          <table:table-cell office:value-type="float" office:value="709" calcext:value-type="float">
            <text:p>709</text:p>
          </table:table-cell>
          <table:table-cell table:formula="of:=1/[.A710]" office:value-type="float" office:value="0.00141043723554302" calcext:value-type="float">
            <text:p>0,001410437235543</text:p>
          </table:table-cell>
          <table:table-cell table:formula="of:=[.C709]+[.B710]" office:value-type="float" office:value="7.1417762442737" calcext:value-type="float">
            <text:p>7,1417762442737</text:p>
          </table:table-cell>
          <table:table-cell/>
        </table:table-row>
        <table:table-row table:style-name="ro1" table:visibility="collapse">
          <table:table-cell office:value-type="float" office:value="710" calcext:value-type="float">
            <text:p>710</text:p>
          </table:table-cell>
          <table:table-cell table:formula="of:=1/[.A711]" office:value-type="float" office:value="0.00140845070422535" calcext:value-type="float">
            <text:p>0,001408450704225</text:p>
          </table:table-cell>
          <table:table-cell table:formula="of:=[.C710]+[.B711]" office:value-type="float" office:value="7.14318469497793" calcext:value-type="float">
            <text:p>7,14318469497793</text:p>
          </table:table-cell>
          <table:table-cell/>
        </table:table-row>
        <table:table-row table:style-name="ro1" table:visibility="collapse">
          <table:table-cell office:value-type="float" office:value="711" calcext:value-type="float">
            <text:p>711</text:p>
          </table:table-cell>
          <table:table-cell table:formula="of:=1/[.A712]" office:value-type="float" office:value="0.00140646976090014" calcext:value-type="float">
            <text:p>0,0014064697609</text:p>
          </table:table-cell>
          <table:table-cell table:formula="of:=[.C711]+[.B712]" office:value-type="float" office:value="7.14459116473883" calcext:value-type="float">
            <text:p>7,14459116473883</text:p>
          </table:table-cell>
          <table:table-cell/>
        </table:table-row>
        <table:table-row table:style-name="ro1" table:visibility="collapse">
          <table:table-cell office:value-type="float" office:value="712" calcext:value-type="float">
            <text:p>712</text:p>
          </table:table-cell>
          <table:table-cell table:formula="of:=1/[.A713]" office:value-type="float" office:value="0.00140449438202247" calcext:value-type="float">
            <text:p>0,001404494382022</text:p>
          </table:table-cell>
          <table:table-cell table:formula="of:=[.C712]+[.B713]" office:value-type="float" office:value="7.14599565912085" calcext:value-type="float">
            <text:p>7,14599565912085</text:p>
          </table:table-cell>
          <table:table-cell/>
        </table:table-row>
        <table:table-row table:style-name="ro1" table:visibility="collapse">
          <table:table-cell office:value-type="float" office:value="713" calcext:value-type="float">
            <text:p>713</text:p>
          </table:table-cell>
          <table:table-cell table:formula="of:=1/[.A714]" office:value-type="float" office:value="0.00140252454417952" calcext:value-type="float">
            <text:p>0,00140252454418</text:p>
          </table:table-cell>
          <table:table-cell table:formula="of:=[.C713]+[.B714]" office:value-type="float" office:value="7.14739818366503" calcext:value-type="float">
            <text:p>7,14739818366503</text:p>
          </table:table-cell>
          <table:table-cell/>
        </table:table-row>
        <table:table-row table:style-name="ro1" table:visibility="collapse">
          <table:table-cell office:value-type="float" office:value="714" calcext:value-type="float">
            <text:p>714</text:p>
          </table:table-cell>
          <table:table-cell table:formula="of:=1/[.A715]" office:value-type="float" office:value="0.00140056022408964" calcext:value-type="float">
            <text:p>0,00140056022409</text:p>
          </table:table-cell>
          <table:table-cell table:formula="of:=[.C714]+[.B715]" office:value-type="float" office:value="7.14879874388912" calcext:value-type="float">
            <text:p>7,14879874388912</text:p>
          </table:table-cell>
          <table:table-cell/>
        </table:table-row>
        <table:table-row table:style-name="ro1" table:visibility="collapse">
          <table:table-cell office:value-type="float" office:value="715" calcext:value-type="float">
            <text:p>715</text:p>
          </table:table-cell>
          <table:table-cell table:formula="of:=1/[.A716]" office:value-type="float" office:value="0.0013986013986014" calcext:value-type="float">
            <text:p>0,001398601398601</text:p>
          </table:table-cell>
          <table:table-cell table:formula="of:=[.C715]+[.B716]" office:value-type="float" office:value="7.15019734528772" calcext:value-type="float">
            <text:p>7,15019734528772</text:p>
          </table:table-cell>
          <table:table-cell/>
        </table:table-row>
        <table:table-row table:style-name="ro1" table:visibility="collapse">
          <table:table-cell office:value-type="float" office:value="716" calcext:value-type="float">
            <text:p>716</text:p>
          </table:table-cell>
          <table:table-cell table:formula="of:=1/[.A717]" office:value-type="float" office:value="0.00139664804469274" calcext:value-type="float">
            <text:p>0,001396648044693</text:p>
          </table:table-cell>
          <table:table-cell table:formula="of:=[.C716]+[.B717]" office:value-type="float" office:value="7.15159399333241" calcext:value-type="float">
            <text:p>7,15159399333241</text:p>
          </table:table-cell>
          <table:table-cell/>
        </table:table-row>
        <table:table-row table:style-name="ro1" table:visibility="collapse">
          <table:table-cell office:value-type="float" office:value="717" calcext:value-type="float">
            <text:p>717</text:p>
          </table:table-cell>
          <table:table-cell table:formula="of:=1/[.A718]" office:value-type="float" office:value="0.00139470013947001" calcext:value-type="float">
            <text:p>0,00139470013947</text:p>
          </table:table-cell>
          <table:table-cell table:formula="of:=[.C717]+[.B718]" office:value-type="float" office:value="7.15298869347188" calcext:value-type="float">
            <text:p>7,15298869347188</text:p>
          </table:table-cell>
          <table:table-cell/>
        </table:table-row>
        <table:table-row table:style-name="ro1" table:visibility="collapse">
          <table:table-cell office:value-type="float" office:value="718" calcext:value-type="float">
            <text:p>718</text:p>
          </table:table-cell>
          <table:table-cell table:formula="of:=1/[.A719]" office:value-type="float" office:value="0.00139275766016713" calcext:value-type="float">
            <text:p>0,001392757660167</text:p>
          </table:table-cell>
          <table:table-cell table:formula="of:=[.C718]+[.B719]" office:value-type="float" office:value="7.15438145113205" calcext:value-type="float">
            <text:p>7,15438145113205</text:p>
          </table:table-cell>
          <table:table-cell/>
        </table:table-row>
        <table:table-row table:style-name="ro1" table:visibility="collapse">
          <table:table-cell office:value-type="float" office:value="719" calcext:value-type="float">
            <text:p>719</text:p>
          </table:table-cell>
          <table:table-cell table:formula="of:=1/[.A720]" office:value-type="float" office:value="0.00139082058414465" calcext:value-type="float">
            <text:p>0,001390820584145</text:p>
          </table:table-cell>
          <table:table-cell table:formula="of:=[.C719]+[.B720]" office:value-type="float" office:value="7.15577227171619" calcext:value-type="float">
            <text:p>7,15577227171619</text:p>
          </table:table-cell>
          <table:table-cell/>
        </table:table-row>
        <table:table-row table:style-name="ro1" table:visibility="collapse">
          <table:table-cell office:value-type="float" office:value="720" calcext:value-type="float">
            <text:p>720</text:p>
          </table:table-cell>
          <table:table-cell table:formula="of:=1/[.A721]" office:value-type="float" office:value="0.00138888888888889" calcext:value-type="float">
            <text:p>0,001388888888889</text:p>
          </table:table-cell>
          <table:table-cell table:formula="of:=[.C720]+[.B721]" office:value-type="float" office:value="7.15716116060508" calcext:value-type="float">
            <text:p>7,15716116060508</text:p>
          </table:table-cell>
          <table:table-cell/>
        </table:table-row>
        <table:table-row table:style-name="ro1" table:visibility="collapse">
          <table:table-cell office:value-type="float" office:value="721" calcext:value-type="float">
            <text:p>721</text:p>
          </table:table-cell>
          <table:table-cell table:formula="of:=1/[.A722]" office:value-type="float" office:value="0.0013869625520111" calcext:value-type="float">
            <text:p>0,001386962552011</text:p>
          </table:table-cell>
          <table:table-cell table:formula="of:=[.C721]+[.B722]" office:value-type="float" office:value="7.15854812315709" calcext:value-type="float">
            <text:p>7,15854812315709</text:p>
          </table:table-cell>
          <table:table-cell/>
        </table:table-row>
        <table:table-row table:style-name="ro1" table:visibility="collapse">
          <table:table-cell office:value-type="float" office:value="722" calcext:value-type="float">
            <text:p>722</text:p>
          </table:table-cell>
          <table:table-cell table:formula="of:=1/[.A723]" office:value-type="float" office:value="0.00138504155124654" calcext:value-type="float">
            <text:p>0,001385041551247</text:p>
          </table:table-cell>
          <table:table-cell table:formula="of:=[.C722]+[.B723]" office:value-type="float" office:value="7.15993316470834" calcext:value-type="float">
            <text:p>7,15993316470834</text:p>
          </table:table-cell>
          <table:table-cell/>
        </table:table-row>
        <table:table-row table:style-name="ro1" table:visibility="collapse">
          <table:table-cell office:value-type="float" office:value="723" calcext:value-type="float">
            <text:p>723</text:p>
          </table:table-cell>
          <table:table-cell table:formula="of:=1/[.A724]" office:value-type="float" office:value="0.00138312586445367" calcext:value-type="float">
            <text:p>0,001383125864454</text:p>
          </table:table-cell>
          <table:table-cell table:formula="of:=[.C723]+[.B724]" office:value-type="float" office:value="7.16131629057279" calcext:value-type="float">
            <text:p>7,16131629057279</text:p>
          </table:table-cell>
          <table:table-cell/>
        </table:table-row>
        <table:table-row table:style-name="ro1" table:visibility="collapse">
          <table:table-cell office:value-type="float" office:value="724" calcext:value-type="float">
            <text:p>724</text:p>
          </table:table-cell>
          <table:table-cell table:formula="of:=1/[.A725]" office:value-type="float" office:value="0.00138121546961326" calcext:value-type="float">
            <text:p>0,001381215469613</text:p>
          </table:table-cell>
          <table:table-cell table:formula="of:=[.C724]+[.B725]" office:value-type="float" office:value="7.16269750604241" calcext:value-type="float">
            <text:p>7,16269750604241</text:p>
          </table:table-cell>
          <table:table-cell/>
        </table:table-row>
        <table:table-row table:style-name="ro1" table:visibility="collapse">
          <table:table-cell office:value-type="float" office:value="725" calcext:value-type="float">
            <text:p>725</text:p>
          </table:table-cell>
          <table:table-cell table:formula="of:=1/[.A726]" office:value-type="float" office:value="0.00137931034482759" calcext:value-type="float">
            <text:p>0,001379310344828</text:p>
          </table:table-cell>
          <table:table-cell table:formula="of:=[.C725]+[.B726]" office:value-type="float" office:value="7.16407681638724" calcext:value-type="float">
            <text:p>7,16407681638724</text:p>
          </table:table-cell>
          <table:table-cell/>
        </table:table-row>
        <table:table-row table:style-name="ro1" table:visibility="collapse">
          <table:table-cell office:value-type="float" office:value="726" calcext:value-type="float">
            <text:p>726</text:p>
          </table:table-cell>
          <table:table-cell table:formula="of:=1/[.A727]" office:value-type="float" office:value="0.00137741046831956" calcext:value-type="float">
            <text:p>0,00137741046832</text:p>
          </table:table-cell>
          <table:table-cell table:formula="of:=[.C726]+[.B727]" office:value-type="float" office:value="7.16545422685555" calcext:value-type="float">
            <text:p>7,16545422685555</text:p>
          </table:table-cell>
          <table:table-cell/>
        </table:table-row>
        <table:table-row table:style-name="ro1" table:visibility="collapse">
          <table:table-cell office:value-type="float" office:value="727" calcext:value-type="float">
            <text:p>727</text:p>
          </table:table-cell>
          <table:table-cell table:formula="of:=1/[.A728]" office:value-type="float" office:value="0.00137551581843191" calcext:value-type="float">
            <text:p>0,001375515818432</text:p>
          </table:table-cell>
          <table:table-cell table:formula="of:=[.C727]+[.B728]" office:value-type="float" office:value="7.16682974267399" calcext:value-type="float">
            <text:p>7,16682974267399</text:p>
          </table:table-cell>
          <table:table-cell/>
        </table:table-row>
        <table:table-row table:style-name="ro1" table:visibility="collapse">
          <table:table-cell office:value-type="float" office:value="728" calcext:value-type="float">
            <text:p>728</text:p>
          </table:table-cell>
          <table:table-cell table:formula="of:=1/[.A729]" office:value-type="float" office:value="0.00137362637362637" calcext:value-type="float">
            <text:p>0,001373626373626</text:p>
          </table:table-cell>
          <table:table-cell table:formula="of:=[.C728]+[.B729]" office:value-type="float" office:value="7.16820336904761" calcext:value-type="float">
            <text:p>7,16820336904761</text:p>
          </table:table-cell>
          <table:table-cell/>
        </table:table-row>
        <table:table-row table:style-name="ro1" table:visibility="collapse">
          <table:table-cell office:value-type="float" office:value="729" calcext:value-type="float">
            <text:p>729</text:p>
          </table:table-cell>
          <table:table-cell table:formula="of:=1/[.A730]" office:value-type="float" office:value="0.00137174211248285" calcext:value-type="float">
            <text:p>0,001371742112483</text:p>
          </table:table-cell>
          <table:table-cell table:formula="of:=[.C729]+[.B730]" office:value-type="float" office:value="7.1695751111601" calcext:value-type="float">
            <text:p>7,1695751111601</text:p>
          </table:table-cell>
          <table:table-cell/>
        </table:table-row>
        <table:table-row table:style-name="ro1" table:visibility="collapse">
          <table:table-cell office:value-type="float" office:value="730" calcext:value-type="float">
            <text:p>730</text:p>
          </table:table-cell>
          <table:table-cell table:formula="of:=1/[.A731]" office:value-type="float" office:value="0.00136986301369863" calcext:value-type="float">
            <text:p>0,001369863013699</text:p>
          </table:table-cell>
          <table:table-cell table:formula="of:=[.C730]+[.B731]" office:value-type="float" office:value="7.17094497417379" calcext:value-type="float">
            <text:p>7,17094497417379</text:p>
          </table:table-cell>
          <table:table-cell/>
        </table:table-row>
        <table:table-row table:style-name="ro1" table:visibility="collapse">
          <table:table-cell office:value-type="float" office:value="731" calcext:value-type="float">
            <text:p>731</text:p>
          </table:table-cell>
          <table:table-cell table:formula="of:=1/[.A732]" office:value-type="float" office:value="0.00136798905608755" calcext:value-type="float">
            <text:p>0,001367989056088</text:p>
          </table:table-cell>
          <table:table-cell table:formula="of:=[.C731]+[.B732]" office:value-type="float" office:value="7.17231296322988" calcext:value-type="float">
            <text:p>7,17231296322988</text:p>
          </table:table-cell>
          <table:table-cell/>
        </table:table-row>
        <table:table-row table:style-name="ro1" table:visibility="collapse">
          <table:table-cell office:value-type="float" office:value="732" calcext:value-type="float">
            <text:p>732</text:p>
          </table:table-cell>
          <table:table-cell table:formula="of:=1/[.A733]" office:value-type="float" office:value="0.00136612021857924" calcext:value-type="float">
            <text:p>0,001366120218579</text:p>
          </table:table-cell>
          <table:table-cell table:formula="of:=[.C732]+[.B733]" office:value-type="float" office:value="7.17367908344846" calcext:value-type="float">
            <text:p>7,17367908344846</text:p>
          </table:table-cell>
          <table:table-cell/>
        </table:table-row>
        <table:table-row table:style-name="ro1" table:visibility="collapse">
          <table:table-cell office:value-type="float" office:value="733" calcext:value-type="float">
            <text:p>733</text:p>
          </table:table-cell>
          <table:table-cell table:formula="of:=1/[.A734]" office:value-type="float" office:value="0.00136425648021828" calcext:value-type="float">
            <text:p>0,001364256480218</text:p>
          </table:table-cell>
          <table:table-cell table:formula="of:=[.C733]+[.B734]" office:value-type="float" office:value="7.17504333992868" calcext:value-type="float">
            <text:p>7,17504333992868</text:p>
          </table:table-cell>
          <table:table-cell/>
        </table:table-row>
        <table:table-row table:style-name="ro1" table:visibility="collapse">
          <table:table-cell office:value-type="float" office:value="734" calcext:value-type="float">
            <text:p>734</text:p>
          </table:table-cell>
          <table:table-cell table:formula="of:=1/[.A735]" office:value-type="float" office:value="0.00136239782016349" calcext:value-type="float">
            <text:p>0,001362397820163</text:p>
          </table:table-cell>
          <table:table-cell table:formula="of:=[.C734]+[.B735]" office:value-type="float" office:value="7.17640573774884" calcext:value-type="float">
            <text:p>7,17640573774884</text:p>
          </table:table-cell>
          <table:table-cell/>
        </table:table-row>
        <table:table-row table:style-name="ro1" table:visibility="collapse">
          <table:table-cell office:value-type="float" office:value="735" calcext:value-type="float">
            <text:p>735</text:p>
          </table:table-cell>
          <table:table-cell table:formula="of:=1/[.A736]" office:value-type="float" office:value="0.00136054421768707" calcext:value-type="float">
            <text:p>0,001360544217687</text:p>
          </table:table-cell>
          <table:table-cell table:formula="of:=[.C735]+[.B736]" office:value-type="float" office:value="7.17776628196653" calcext:value-type="float">
            <text:p>7,17776628196653</text:p>
          </table:table-cell>
          <table:table-cell/>
        </table:table-row>
        <table:table-row table:style-name="ro1" table:visibility="collapse">
          <table:table-cell office:value-type="float" office:value="736" calcext:value-type="float">
            <text:p>736</text:p>
          </table:table-cell>
          <table:table-cell table:formula="of:=1/[.A737]" office:value-type="float" office:value="0.00135869565217391" calcext:value-type="float">
            <text:p>0,001358695652174</text:p>
          </table:table-cell>
          <table:table-cell table:formula="of:=[.C736]+[.B737]" office:value-type="float" office:value="7.1791249776187" calcext:value-type="float">
            <text:p>7,1791249776187</text:p>
          </table:table-cell>
          <table:table-cell/>
        </table:table-row>
        <table:table-row table:style-name="ro1" table:visibility="collapse">
          <table:table-cell office:value-type="float" office:value="737" calcext:value-type="float">
            <text:p>737</text:p>
          </table:table-cell>
          <table:table-cell table:formula="of:=1/[.A738]" office:value-type="float" office:value="0.00135685210312076" calcext:value-type="float">
            <text:p>0,001356852103121</text:p>
          </table:table-cell>
          <table:table-cell table:formula="of:=[.C737]+[.B738]" office:value-type="float" office:value="7.18048182972183" calcext:value-type="float">
            <text:p>7,18048182972183</text:p>
          </table:table-cell>
          <table:table-cell/>
        </table:table-row>
        <table:table-row table:style-name="ro1" table:visibility="collapse">
          <table:table-cell office:value-type="float" office:value="738" calcext:value-type="float">
            <text:p>738</text:p>
          </table:table-cell>
          <table:table-cell table:formula="of:=1/[.A739]" office:value-type="float" office:value="0.0013550135501355" calcext:value-type="float">
            <text:p>0,001355013550136</text:p>
          </table:table-cell>
          <table:table-cell table:formula="of:=[.C738]+[.B739]" office:value-type="float" office:value="7.18183684327196" calcext:value-type="float">
            <text:p>7,18183684327196</text:p>
          </table:table-cell>
          <table:table-cell/>
        </table:table-row>
        <table:table-row table:style-name="ro1" table:visibility="collapse">
          <table:table-cell office:value-type="float" office:value="739" calcext:value-type="float">
            <text:p>739</text:p>
          </table:table-cell>
          <table:table-cell table:formula="of:=1/[.A740]" office:value-type="float" office:value="0.0013531799729364" calcext:value-type="float">
            <text:p>0,001353179972936</text:p>
          </table:table-cell>
          <table:table-cell table:formula="of:=[.C739]+[.B740]" office:value-type="float" office:value="7.1831900232449" calcext:value-type="float">
            <text:p>7,1831900232449</text:p>
          </table:table-cell>
          <table:table-cell/>
        </table:table-row>
        <table:table-row table:style-name="ro1" table:visibility="collapse">
          <table:table-cell office:value-type="float" office:value="740" calcext:value-type="float">
            <text:p>740</text:p>
          </table:table-cell>
          <table:table-cell table:formula="of:=1/[.A741]" office:value-type="float" office:value="0.00135135135135135" calcext:value-type="float">
            <text:p>0,001351351351351</text:p>
          </table:table-cell>
          <table:table-cell table:formula="of:=[.C740]+[.B741]" office:value-type="float" office:value="7.18454137459625" calcext:value-type="float">
            <text:p>7,18454137459625</text:p>
          </table:table-cell>
          <table:table-cell/>
        </table:table-row>
        <table:table-row table:style-name="ro1" table:visibility="collapse">
          <table:table-cell office:value-type="float" office:value="741" calcext:value-type="float">
            <text:p>741</text:p>
          </table:table-cell>
          <table:table-cell table:formula="of:=1/[.A742]" office:value-type="float" office:value="0.00134952766531714" calcext:value-type="float">
            <text:p>0,001349527665317</text:p>
          </table:table-cell>
          <table:table-cell table:formula="of:=[.C741]+[.B742]" office:value-type="float" office:value="7.18589090226157" calcext:value-type="float">
            <text:p>7,18589090226157</text:p>
          </table:table-cell>
          <table:table-cell/>
        </table:table-row>
        <table:table-row table:style-name="ro1" table:visibility="collapse">
          <table:table-cell office:value-type="float" office:value="742" calcext:value-type="float">
            <text:p>742</text:p>
          </table:table-cell>
          <table:table-cell table:formula="of:=1/[.A743]" office:value-type="float" office:value="0.00134770889487871" calcext:value-type="float">
            <text:p>0,001347708894879</text:p>
          </table:table-cell>
          <table:table-cell table:formula="of:=[.C742]+[.B743]" office:value-type="float" office:value="7.18723861115644" calcext:value-type="float">
            <text:p>7,18723861115644</text:p>
          </table:table-cell>
          <table:table-cell/>
        </table:table-row>
        <table:table-row table:style-name="ro1" table:visibility="collapse">
          <table:table-cell office:value-type="float" office:value="743" calcext:value-type="float">
            <text:p>743</text:p>
          </table:table-cell>
          <table:table-cell table:formula="of:=1/[.A744]" office:value-type="float" office:value="0.00134589502018843" calcext:value-type="float">
            <text:p>0,001345895020188</text:p>
          </table:table-cell>
          <table:table-cell table:formula="of:=[.C743]+[.B744]" office:value-type="float" office:value="7.18858450617663" calcext:value-type="float">
            <text:p>7,18858450617663</text:p>
          </table:table-cell>
          <table:table-cell/>
        </table:table-row>
        <table:table-row table:style-name="ro1" table:visibility="collapse">
          <table:table-cell office:value-type="float" office:value="744" calcext:value-type="float">
            <text:p>744</text:p>
          </table:table-cell>
          <table:table-cell table:formula="of:=1/[.A745]" office:value-type="float" office:value="0.00134408602150538" calcext:value-type="float">
            <text:p>0,001344086021505</text:p>
          </table:table-cell>
          <table:table-cell table:formula="of:=[.C744]+[.B745]" office:value-type="float" office:value="7.18992859219814" calcext:value-type="float">
            <text:p>7,18992859219814</text:p>
          </table:table-cell>
          <table:table-cell/>
        </table:table-row>
        <table:table-row table:style-name="ro1" table:visibility="collapse">
          <table:table-cell office:value-type="float" office:value="745" calcext:value-type="float">
            <text:p>745</text:p>
          </table:table-cell>
          <table:table-cell table:formula="of:=1/[.A746]" office:value-type="float" office:value="0.00134228187919463" calcext:value-type="float">
            <text:p>0,001342281879195</text:p>
          </table:table-cell>
          <table:table-cell table:formula="of:=[.C745]+[.B746]" office:value-type="float" office:value="7.19127087407733" calcext:value-type="float">
            <text:p>7,19127087407733</text:p>
          </table:table-cell>
          <table:table-cell/>
        </table:table-row>
        <table:table-row table:style-name="ro1" table:visibility="collapse">
          <table:table-cell office:value-type="float" office:value="746" calcext:value-type="float">
            <text:p>746</text:p>
          </table:table-cell>
          <table:table-cell table:formula="of:=1/[.A747]" office:value-type="float" office:value="0.00134048257372654" calcext:value-type="float">
            <text:p>0,001340482573727</text:p>
          </table:table-cell>
          <table:table-cell table:formula="of:=[.C746]+[.B747]" office:value-type="float" office:value="7.19261135665106" calcext:value-type="float">
            <text:p>7,19261135665106</text:p>
          </table:table-cell>
          <table:table-cell/>
        </table:table-row>
        <table:table-row table:style-name="ro1" table:visibility="collapse">
          <table:table-cell office:value-type="float" office:value="747" calcext:value-type="float">
            <text:p>747</text:p>
          </table:table-cell>
          <table:table-cell table:formula="of:=1/[.A748]" office:value-type="float" office:value="0.00133868808567604" calcext:value-type="float">
            <text:p>0,001338688085676</text:p>
          </table:table-cell>
          <table:table-cell table:formula="of:=[.C747]+[.B748]" office:value-type="float" office:value="7.19395004473673" calcext:value-type="float">
            <text:p>7,19395004473673</text:p>
          </table:table-cell>
          <table:table-cell/>
        </table:table-row>
        <table:table-row table:style-name="ro1" table:visibility="collapse">
          <table:table-cell office:value-type="float" office:value="748" calcext:value-type="float">
            <text:p>748</text:p>
          </table:table-cell>
          <table:table-cell table:formula="of:=1/[.A749]" office:value-type="float" office:value="0.00133689839572193" calcext:value-type="float">
            <text:p>0,001336898395722</text:p>
          </table:table-cell>
          <table:table-cell table:formula="of:=[.C748]+[.B749]" office:value-type="float" office:value="7.19528694313246" calcext:value-type="float">
            <text:p>7,19528694313246</text:p>
          </table:table-cell>
          <table:table-cell/>
        </table:table-row>
        <table:table-row table:style-name="ro1" table:visibility="collapse">
          <table:table-cell office:value-type="float" office:value="749" calcext:value-type="float">
            <text:p>749</text:p>
          </table:table-cell>
          <table:table-cell table:formula="of:=1/[.A750]" office:value-type="float" office:value="0.0013351134846462" calcext:value-type="float">
            <text:p>0,001335113484646</text:p>
          </table:table-cell>
          <table:table-cell table:formula="of:=[.C749]+[.B750]" office:value-type="float" office:value="7.1966220566171" calcext:value-type="float">
            <text:p>7,1966220566171</text:p>
          </table:table-cell>
          <table:table-cell/>
        </table:table-row>
        <table:table-row table:style-name="ro1" table:visibility="collapse">
          <table:table-cell office:value-type="float" office:value="750" calcext:value-type="float">
            <text:p>750</text:p>
          </table:table-cell>
          <table:table-cell table:formula="of:=1/[.A751]" office:value-type="float" office:value="0.00133333333333333" calcext:value-type="float">
            <text:p>0,001333333333333</text:p>
          </table:table-cell>
          <table:table-cell table:formula="of:=[.C750]+[.B751]" office:value-type="float" office:value="7.19795538995044" calcext:value-type="float">
            <text:p>7,19795538995044</text:p>
          </table:table-cell>
          <table:table-cell/>
        </table:table-row>
        <table:table-row table:style-name="ro1" table:visibility="collapse">
          <table:table-cell office:value-type="float" office:value="751" calcext:value-type="float">
            <text:p>751</text:p>
          </table:table-cell>
          <table:table-cell table:formula="of:=1/[.A752]" office:value-type="float" office:value="0.00133155792276964" calcext:value-type="float">
            <text:p>0,00133155792277</text:p>
          </table:table-cell>
          <table:table-cell table:formula="of:=[.C751]+[.B752]" office:value-type="float" office:value="7.1992869478732" calcext:value-type="float">
            <text:p>7,1992869478732</text:p>
          </table:table-cell>
          <table:table-cell/>
        </table:table-row>
        <table:table-row table:style-name="ro1" table:visibility="collapse">
          <table:table-cell office:value-type="float" office:value="752" calcext:value-type="float">
            <text:p>752</text:p>
          </table:table-cell>
          <table:table-cell table:formula="of:=1/[.A753]" office:value-type="float" office:value="0.00132978723404255" calcext:value-type="float">
            <text:p>0,001329787234043</text:p>
          </table:table-cell>
          <table:table-cell table:formula="of:=[.C752]+[.B753]" office:value-type="float" office:value="7.20061673510725" calcext:value-type="float">
            <text:p>7,20061673510725</text:p>
          </table:table-cell>
          <table:table-cell/>
        </table:table-row>
        <table:table-row table:style-name="ro1" table:visibility="collapse">
          <table:table-cell office:value-type="float" office:value="753" calcext:value-type="float">
            <text:p>753</text:p>
          </table:table-cell>
          <table:table-cell table:formula="of:=1/[.A754]" office:value-type="float" office:value="0.00132802124833997" calcext:value-type="float">
            <text:p>0,00132802124834</text:p>
          </table:table-cell>
          <table:table-cell table:formula="of:=[.C753]+[.B754]" office:value-type="float" office:value="7.20194475635559" calcext:value-type="float">
            <text:p>7,20194475635559</text:p>
          </table:table-cell>
          <table:table-cell/>
        </table:table-row>
        <table:table-row table:style-name="ro1" table:visibility="collapse">
          <table:table-cell office:value-type="float" office:value="754" calcext:value-type="float">
            <text:p>754</text:p>
          </table:table-cell>
          <table:table-cell table:formula="of:=1/[.A755]" office:value-type="float" office:value="0.0013262599469496" calcext:value-type="float">
            <text:p>0,00132625994695</text:p>
          </table:table-cell>
          <table:table-cell table:formula="of:=[.C754]+[.B755]" office:value-type="float" office:value="7.20327101630254" calcext:value-type="float">
            <text:p>7,20327101630254</text:p>
          </table:table-cell>
          <table:table-cell/>
        </table:table-row>
        <table:table-row table:style-name="ro1" table:visibility="collapse">
          <table:table-cell office:value-type="float" office:value="755" calcext:value-type="float">
            <text:p>755</text:p>
          </table:table-cell>
          <table:table-cell table:formula="of:=1/[.A756]" office:value-type="float" office:value="0.00132450331125828" calcext:value-type="float">
            <text:p>0,001324503311258</text:p>
          </table:table-cell>
          <table:table-cell table:formula="of:=[.C755]+[.B756]" office:value-type="float" office:value="7.2045955196138" calcext:value-type="float">
            <text:p>7,2045955196138</text:p>
          </table:table-cell>
          <table:table-cell/>
        </table:table-row>
        <table:table-row table:style-name="ro1" table:visibility="collapse">
          <table:table-cell office:value-type="float" office:value="756" calcext:value-type="float">
            <text:p>756</text:p>
          </table:table-cell>
          <table:table-cell table:formula="of:=1/[.A757]" office:value-type="float" office:value="0.00132275132275132" calcext:value-type="float">
            <text:p>0,001322751322751</text:p>
          </table:table-cell>
          <table:table-cell table:formula="of:=[.C756]+[.B757]" office:value-type="float" office:value="7.20591827093655" calcext:value-type="float">
            <text:p>7,20591827093655</text:p>
          </table:table-cell>
          <table:table-cell/>
        </table:table-row>
        <table:table-row table:style-name="ro1" table:visibility="collapse">
          <table:table-cell office:value-type="float" office:value="757" calcext:value-type="float">
            <text:p>757</text:p>
          </table:table-cell>
          <table:table-cell table:formula="of:=1/[.A758]" office:value-type="float" office:value="0.00132100396301189" calcext:value-type="float">
            <text:p>0,001321003963012</text:p>
          </table:table-cell>
          <table:table-cell table:formula="of:=[.C757]+[.B758]" office:value-type="float" office:value="7.20723927489956" calcext:value-type="float">
            <text:p>7,20723927489956</text:p>
          </table:table-cell>
          <table:table-cell/>
        </table:table-row>
        <table:table-row table:style-name="ro1" table:visibility="collapse">
          <table:table-cell office:value-type="float" office:value="758" calcext:value-type="float">
            <text:p>758</text:p>
          </table:table-cell>
          <table:table-cell table:formula="of:=1/[.A759]" office:value-type="float" office:value="0.00131926121372032" calcext:value-type="float">
            <text:p>0,00131926121372</text:p>
          </table:table-cell>
          <table:table-cell table:formula="of:=[.C758]+[.B759]" office:value-type="float" office:value="7.20855853611328" calcext:value-type="float">
            <text:p>7,20855853611328</text:p>
          </table:table-cell>
          <table:table-cell/>
        </table:table-row>
        <table:table-row table:style-name="ro1" table:visibility="collapse">
          <table:table-cell office:value-type="float" office:value="759" calcext:value-type="float">
            <text:p>759</text:p>
          </table:table-cell>
          <table:table-cell table:formula="of:=1/[.A760]" office:value-type="float" office:value="0.00131752305665349" calcext:value-type="float">
            <text:p>0,001317523056654</text:p>
          </table:table-cell>
          <table:table-cell table:formula="of:=[.C759]+[.B760]" office:value-type="float" office:value="7.20987605916993" calcext:value-type="float">
            <text:p>7,20987605916993</text:p>
          </table:table-cell>
          <table:table-cell/>
        </table:table-row>
        <table:table-row table:style-name="ro1" table:visibility="collapse">
          <table:table-cell office:value-type="float" office:value="760" calcext:value-type="float">
            <text:p>760</text:p>
          </table:table-cell>
          <table:table-cell table:formula="of:=1/[.A761]" office:value-type="float" office:value="0.00131578947368421" calcext:value-type="float">
            <text:p>0,001315789473684</text:p>
          </table:table-cell>
          <table:table-cell table:formula="of:=[.C760]+[.B761]" office:value-type="float" office:value="7.21119184864362" calcext:value-type="float">
            <text:p>7,21119184864362</text:p>
          </table:table-cell>
          <table:table-cell/>
        </table:table-row>
        <table:table-row table:style-name="ro1" table:visibility="collapse">
          <table:table-cell office:value-type="float" office:value="761" calcext:value-type="float">
            <text:p>761</text:p>
          </table:table-cell>
          <table:table-cell table:formula="of:=1/[.A762]" office:value-type="float" office:value="0.00131406044678055" calcext:value-type="float">
            <text:p>0,001314060446781</text:p>
          </table:table-cell>
          <table:table-cell table:formula="of:=[.C761]+[.B762]" office:value-type="float" office:value="7.2125059090904" calcext:value-type="float">
            <text:p>7,2125059090904</text:p>
          </table:table-cell>
          <table:table-cell/>
        </table:table-row>
        <table:table-row table:style-name="ro1" table:visibility="collapse">
          <table:table-cell office:value-type="float" office:value="762" calcext:value-type="float">
            <text:p>762</text:p>
          </table:table-cell>
          <table:table-cell table:formula="of:=1/[.A763]" office:value-type="float" office:value="0.00131233595800525" calcext:value-type="float">
            <text:p>0,001312335958005</text:p>
          </table:table-cell>
          <table:table-cell table:formula="of:=[.C762]+[.B763]" office:value-type="float" office:value="7.2138182450484" calcext:value-type="float">
            <text:p>7,2138182450484</text:p>
          </table:table-cell>
          <table:table-cell/>
        </table:table-row>
        <table:table-row table:style-name="ro1" table:visibility="collapse">
          <table:table-cell office:value-type="float" office:value="763" calcext:value-type="float">
            <text:p>763</text:p>
          </table:table-cell>
          <table:table-cell table:formula="of:=1/[.A764]" office:value-type="float" office:value="0.00131061598951507" calcext:value-type="float">
            <text:p>0,001310615989515</text:p>
          </table:table-cell>
          <table:table-cell table:formula="of:=[.C763]+[.B764]" office:value-type="float" office:value="7.21512886103792" calcext:value-type="float">
            <text:p>7,21512886103792</text:p>
          </table:table-cell>
          <table:table-cell/>
        </table:table-row>
        <table:table-row table:style-name="ro1" table:visibility="collapse">
          <table:table-cell office:value-type="float" office:value="764" calcext:value-type="float">
            <text:p>764</text:p>
          </table:table-cell>
          <table:table-cell table:formula="of:=1/[.A765]" office:value-type="float" office:value="0.00130890052356021" calcext:value-type="float">
            <text:p>0,00130890052356</text:p>
          </table:table-cell>
          <table:table-cell table:formula="of:=[.C764]+[.B765]" office:value-type="float" office:value="7.21643776156148" calcext:value-type="float">
            <text:p>7,21643776156148</text:p>
          </table:table-cell>
          <table:table-cell/>
        </table:table-row>
        <table:table-row table:style-name="ro1" table:visibility="collapse">
          <table:table-cell office:value-type="float" office:value="765" calcext:value-type="float">
            <text:p>765</text:p>
          </table:table-cell>
          <table:table-cell table:formula="of:=1/[.A766]" office:value-type="float" office:value="0.00130718954248366" calcext:value-type="float">
            <text:p>0,001307189542484</text:p>
          </table:table-cell>
          <table:table-cell table:formula="of:=[.C765]+[.B766]" office:value-type="float" office:value="7.21774495110396" calcext:value-type="float">
            <text:p>7,21774495110396</text:p>
          </table:table-cell>
          <table:table-cell/>
        </table:table-row>
        <table:table-row table:style-name="ro1" table:visibility="collapse">
          <table:table-cell office:value-type="float" office:value="766" calcext:value-type="float">
            <text:p>766</text:p>
          </table:table-cell>
          <table:table-cell table:formula="of:=1/[.A767]" office:value-type="float" office:value="0.00130548302872063" calcext:value-type="float">
            <text:p>0,001305483028721</text:p>
          </table:table-cell>
          <table:table-cell table:formula="of:=[.C766]+[.B767]" office:value-type="float" office:value="7.21905043413268" calcext:value-type="float">
            <text:p>7,21905043413268</text:p>
          </table:table-cell>
          <table:table-cell/>
        </table:table-row>
        <table:table-row table:style-name="ro1" table:visibility="collapse">
          <table:table-cell office:value-type="float" office:value="767" calcext:value-type="float">
            <text:p>767</text:p>
          </table:table-cell>
          <table:table-cell table:formula="of:=1/[.A768]" office:value-type="float" office:value="0.00130378096479791" calcext:value-type="float">
            <text:p>0,001303780964798</text:p>
          </table:table-cell>
          <table:table-cell table:formula="of:=[.C767]+[.B768]" office:value-type="float" office:value="7.22035421509748" calcext:value-type="float">
            <text:p>7,22035421509748</text:p>
          </table:table-cell>
          <table:table-cell/>
        </table:table-row>
        <table:table-row table:style-name="ro1" table:visibility="collapse">
          <table:table-cell office:value-type="float" office:value="768" calcext:value-type="float">
            <text:p>768</text:p>
          </table:table-cell>
          <table:table-cell table:formula="of:=1/[.A769]" office:value-type="float" office:value="0.00130208333333333" calcext:value-type="float">
            <text:p>0,001302083333333</text:p>
          </table:table-cell>
          <table:table-cell table:formula="of:=[.C768]+[.B769]" office:value-type="float" office:value="7.22165629843081" calcext:value-type="float">
            <text:p>7,22165629843081</text:p>
          </table:table-cell>
          <table:table-cell/>
        </table:table-row>
        <table:table-row table:style-name="ro1" table:visibility="collapse">
          <table:table-cell office:value-type="float" office:value="769" calcext:value-type="float">
            <text:p>769</text:p>
          </table:table-cell>
          <table:table-cell table:formula="of:=1/[.A770]" office:value-type="float" office:value="0.00130039011703511" calcext:value-type="float">
            <text:p>0,001300390117035</text:p>
          </table:table-cell>
          <table:table-cell table:formula="of:=[.C769]+[.B770]" office:value-type="float" office:value="7.22295668854785" calcext:value-type="float">
            <text:p>7,22295668854785</text:p>
          </table:table-cell>
          <table:table-cell/>
        </table:table-row>
        <table:table-row table:style-name="ro1" table:visibility="collapse">
          <table:table-cell office:value-type="float" office:value="770" calcext:value-type="float">
            <text:p>770</text:p>
          </table:table-cell>
          <table:table-cell table:formula="of:=1/[.A771]" office:value-type="float" office:value="0.0012987012987013" calcext:value-type="float">
            <text:p>0,001298701298701</text:p>
          </table:table-cell>
          <table:table-cell table:formula="of:=[.C770]+[.B771]" office:value-type="float" office:value="7.22425538984655" calcext:value-type="float">
            <text:p>7,22425538984655</text:p>
          </table:table-cell>
          <table:table-cell/>
        </table:table-row>
        <table:table-row table:style-name="ro1" table:visibility="collapse">
          <table:table-cell office:value-type="float" office:value="771" calcext:value-type="float">
            <text:p>771</text:p>
          </table:table-cell>
          <table:table-cell table:formula="of:=1/[.A772]" office:value-type="float" office:value="0.0012970168612192" calcext:value-type="float">
            <text:p>0,001297016861219</text:p>
          </table:table-cell>
          <table:table-cell table:formula="of:=[.C771]+[.B772]" office:value-type="float" office:value="7.22555240670777" calcext:value-type="float">
            <text:p>7,22555240670777</text:p>
          </table:table-cell>
          <table:table-cell/>
        </table:table-row>
        <table:table-row table:style-name="ro1" table:visibility="collapse">
          <table:table-cell office:value-type="float" office:value="772" calcext:value-type="float">
            <text:p>772</text:p>
          </table:table-cell>
          <table:table-cell table:formula="of:=1/[.A773]" office:value-type="float" office:value="0.00129533678756477" calcext:value-type="float">
            <text:p>0,001295336787565</text:p>
          </table:table-cell>
          <table:table-cell table:formula="of:=[.C772]+[.B773]" office:value-type="float" office:value="7.22684774349533" calcext:value-type="float">
            <text:p>7,22684774349533</text:p>
          </table:table-cell>
          <table:table-cell/>
        </table:table-row>
        <table:table-row table:style-name="ro1" table:visibility="collapse">
          <table:table-cell office:value-type="float" office:value="773" calcext:value-type="float">
            <text:p>773</text:p>
          </table:table-cell>
          <table:table-cell table:formula="of:=1/[.A774]" office:value-type="float" office:value="0.00129366106080207" calcext:value-type="float">
            <text:p>0,001293661060802</text:p>
          </table:table-cell>
          <table:table-cell table:formula="of:=[.C773]+[.B774]" office:value-type="float" office:value="7.22814140455614" calcext:value-type="float">
            <text:p>7,22814140455614</text:p>
          </table:table-cell>
          <table:table-cell/>
        </table:table-row>
        <table:table-row table:style-name="ro1" table:visibility="collapse">
          <table:table-cell office:value-type="float" office:value="774" calcext:value-type="float">
            <text:p>774</text:p>
          </table:table-cell>
          <table:table-cell table:formula="of:=1/[.A775]" office:value-type="float" office:value="0.00129198966408269" calcext:value-type="float">
            <text:p>0,001291989664083</text:p>
          </table:table-cell>
          <table:table-cell table:formula="of:=[.C774]+[.B775]" office:value-type="float" office:value="7.22943339422022" calcext:value-type="float">
            <text:p>7,22943339422022</text:p>
          </table:table-cell>
          <table:table-cell/>
        </table:table-row>
        <table:table-row table:style-name="ro1" table:visibility="collapse">
          <table:table-cell office:value-type="float" office:value="775" calcext:value-type="float">
            <text:p>775</text:p>
          </table:table-cell>
          <table:table-cell table:formula="of:=1/[.A776]" office:value-type="float" office:value="0.00129032258064516" calcext:value-type="float">
            <text:p>0,001290322580645</text:p>
          </table:table-cell>
          <table:table-cell table:formula="of:=[.C775]+[.B776]" office:value-type="float" office:value="7.23072371680086" calcext:value-type="float">
            <text:p>7,23072371680086</text:p>
          </table:table-cell>
          <table:table-cell/>
        </table:table-row>
        <table:table-row table:style-name="ro1" table:visibility="collapse">
          <table:table-cell office:value-type="float" office:value="776" calcext:value-type="float">
            <text:p>776</text:p>
          </table:table-cell>
          <table:table-cell table:formula="of:=1/[.A777]" office:value-type="float" office:value="0.00128865979381443" calcext:value-type="float">
            <text:p>0,001288659793814</text:p>
          </table:table-cell>
          <table:table-cell table:formula="of:=[.C776]+[.B777]" office:value-type="float" office:value="7.23201237659468" calcext:value-type="float">
            <text:p>7,23201237659468</text:p>
          </table:table-cell>
          <table:table-cell/>
        </table:table-row>
        <table:table-row table:style-name="ro1" table:visibility="collapse">
          <table:table-cell office:value-type="float" office:value="777" calcext:value-type="float">
            <text:p>777</text:p>
          </table:table-cell>
          <table:table-cell table:formula="of:=1/[.A778]" office:value-type="float" office:value="0.00128700128700129" calcext:value-type="float">
            <text:p>0,001287001287001</text:p>
          </table:table-cell>
          <table:table-cell table:formula="of:=[.C777]+[.B778]" office:value-type="float" office:value="7.23329937788168" calcext:value-type="float">
            <text:p>7,23329937788168</text:p>
          </table:table-cell>
          <table:table-cell/>
        </table:table-row>
        <table:table-row table:style-name="ro1" table:visibility="collapse">
          <table:table-cell office:value-type="float" office:value="778" calcext:value-type="float">
            <text:p>778</text:p>
          </table:table-cell>
          <table:table-cell table:formula="of:=1/[.A779]" office:value-type="float" office:value="0.0012853470437018" calcext:value-type="float">
            <text:p>0,001285347043702</text:p>
          </table:table-cell>
          <table:table-cell table:formula="of:=[.C778]+[.B779]" office:value-type="float" office:value="7.23458472492538" calcext:value-type="float">
            <text:p>7,23458472492538</text:p>
          </table:table-cell>
          <table:table-cell/>
        </table:table-row>
        <table:table-row table:style-name="ro1" table:visibility="collapse">
          <table:table-cell office:value-type="float" office:value="779" calcext:value-type="float">
            <text:p>779</text:p>
          </table:table-cell>
          <table:table-cell table:formula="of:=1/[.A780]" office:value-type="float" office:value="0.00128369704749679" calcext:value-type="float">
            <text:p>0,001283697047497</text:p>
          </table:table-cell>
          <table:table-cell table:formula="of:=[.C779]+[.B780]" office:value-type="float" office:value="7.23586842197288" calcext:value-type="float">
            <text:p>7,23586842197288</text:p>
          </table:table-cell>
          <table:table-cell/>
        </table:table-row>
        <table:table-row table:style-name="ro1" table:visibility="collapse">
          <table:table-cell office:value-type="float" office:value="780" calcext:value-type="float">
            <text:p>780</text:p>
          </table:table-cell>
          <table:table-cell table:formula="of:=1/[.A781]" office:value-type="float" office:value="0.00128205128205128" calcext:value-type="float">
            <text:p>0,001282051282051</text:p>
          </table:table-cell>
          <table:table-cell table:formula="of:=[.C780]+[.B781]" office:value-type="float" office:value="7.23715047325493" calcext:value-type="float">
            <text:p>7,23715047325493</text:p>
          </table:table-cell>
          <table:table-cell/>
        </table:table-row>
        <table:table-row table:style-name="ro1" table:visibility="collapse">
          <table:table-cell office:value-type="float" office:value="781" calcext:value-type="float">
            <text:p>781</text:p>
          </table:table-cell>
          <table:table-cell table:formula="of:=1/[.A782]" office:value-type="float" office:value="0.00128040973111396" calcext:value-type="float">
            <text:p>0,001280409731114</text:p>
          </table:table-cell>
          <table:table-cell table:formula="of:=[.C781]+[.B782]" office:value-type="float" office:value="7.23843088298604" calcext:value-type="float">
            <text:p>7,23843088298604</text:p>
          </table:table-cell>
          <table:table-cell/>
        </table:table-row>
        <table:table-row table:style-name="ro1" table:visibility="collapse">
          <table:table-cell office:value-type="float" office:value="782" calcext:value-type="float">
            <text:p>782</text:p>
          </table:table-cell>
          <table:table-cell table:formula="of:=1/[.A783]" office:value-type="float" office:value="0.00127877237851662" calcext:value-type="float">
            <text:p>0,001278772378517</text:p>
          </table:table-cell>
          <table:table-cell table:formula="of:=[.C782]+[.B783]" office:value-type="float" office:value="7.23970965536456" calcext:value-type="float">
            <text:p>7,23970965536456</text:p>
          </table:table-cell>
          <table:table-cell/>
        </table:table-row>
        <table:table-row table:style-name="ro1" table:visibility="collapse">
          <table:table-cell office:value-type="float" office:value="783" calcext:value-type="float">
            <text:p>783</text:p>
          </table:table-cell>
          <table:table-cell table:formula="of:=1/[.A784]" office:value-type="float" office:value="0.00127713920817369" calcext:value-type="float">
            <text:p>0,001277139208174</text:p>
          </table:table-cell>
          <table:table-cell table:formula="of:=[.C783]+[.B784]" office:value-type="float" office:value="7.24098679457273" calcext:value-type="float">
            <text:p>7,24098679457273</text:p>
          </table:table-cell>
          <table:table-cell/>
        </table:table-row>
        <table:table-row table:style-name="ro1" table:visibility="collapse">
          <table:table-cell office:value-type="float" office:value="784" calcext:value-type="float">
            <text:p>784</text:p>
          </table:table-cell>
          <table:table-cell table:formula="of:=1/[.A785]" office:value-type="float" office:value="0.00127551020408163" calcext:value-type="float">
            <text:p>0,001275510204082</text:p>
          </table:table-cell>
          <table:table-cell table:formula="of:=[.C784]+[.B785]" office:value-type="float" office:value="7.24226230477681" calcext:value-type="float">
            <text:p>7,24226230477681</text:p>
          </table:table-cell>
          <table:table-cell/>
        </table:table-row>
        <table:table-row table:style-name="ro1" table:visibility="collapse">
          <table:table-cell office:value-type="float" office:value="785" calcext:value-type="float">
            <text:p>785</text:p>
          </table:table-cell>
          <table:table-cell table:formula="of:=1/[.A786]" office:value-type="float" office:value="0.00127388535031847" calcext:value-type="float">
            <text:p>0,001273885350318</text:p>
          </table:table-cell>
          <table:table-cell table:formula="of:=[.C785]+[.B786]" office:value-type="float" office:value="7.24353619012713" calcext:value-type="float">
            <text:p>7,24353619012713</text:p>
          </table:table-cell>
          <table:table-cell/>
        </table:table-row>
        <table:table-row table:style-name="ro1" table:visibility="collapse">
          <table:table-cell office:value-type="float" office:value="786" calcext:value-type="float">
            <text:p>786</text:p>
          </table:table-cell>
          <table:table-cell table:formula="of:=1/[.A787]" office:value-type="float" office:value="0.00127226463104326" calcext:value-type="float">
            <text:p>0,001272264631043</text:p>
          </table:table-cell>
          <table:table-cell table:formula="of:=[.C786]+[.B787]" office:value-type="float" office:value="7.24480845475818" calcext:value-type="float">
            <text:p>7,24480845475818</text:p>
          </table:table-cell>
          <table:table-cell/>
        </table:table-row>
        <table:table-row table:style-name="ro1" table:visibility="collapse">
          <table:table-cell office:value-type="float" office:value="787" calcext:value-type="float">
            <text:p>787</text:p>
          </table:table-cell>
          <table:table-cell table:formula="of:=1/[.A788]" office:value-type="float" office:value="0.00127064803049555" calcext:value-type="float">
            <text:p>0,001270648030496</text:p>
          </table:table-cell>
          <table:table-cell table:formula="of:=[.C787]+[.B788]" office:value-type="float" office:value="7.24607910278867" calcext:value-type="float">
            <text:p>7,24607910278867</text:p>
          </table:table-cell>
          <table:table-cell/>
        </table:table-row>
        <table:table-row table:style-name="ro1" table:visibility="collapse">
          <table:table-cell office:value-type="float" office:value="788" calcext:value-type="float">
            <text:p>788</text:p>
          </table:table-cell>
          <table:table-cell table:formula="of:=1/[.A789]" office:value-type="float" office:value="0.00126903553299492" calcext:value-type="float">
            <text:p>0,001269035532995</text:p>
          </table:table-cell>
          <table:table-cell table:formula="of:=[.C788]+[.B789]" office:value-type="float" office:value="7.24734813832167" calcext:value-type="float">
            <text:p>7,24734813832167</text:p>
          </table:table-cell>
          <table:table-cell/>
        </table:table-row>
        <table:table-row table:style-name="ro1" table:visibility="collapse">
          <table:table-cell office:value-type="float" office:value="789" calcext:value-type="float">
            <text:p>789</text:p>
          </table:table-cell>
          <table:table-cell table:formula="of:=1/[.A790]" office:value-type="float" office:value="0.00126742712294043" calcext:value-type="float">
            <text:p>0,00126742712294</text:p>
          </table:table-cell>
          <table:table-cell table:formula="of:=[.C789]+[.B790]" office:value-type="float" office:value="7.24861556544461" calcext:value-type="float">
            <text:p>7,24861556544461</text:p>
          </table:table-cell>
          <table:table-cell/>
        </table:table-row>
        <table:table-row table:style-name="ro1" table:visibility="collapse">
          <table:table-cell office:value-type="float" office:value="790" calcext:value-type="float">
            <text:p>790</text:p>
          </table:table-cell>
          <table:table-cell table:formula="of:=1/[.A791]" office:value-type="float" office:value="0.00126582278481013" calcext:value-type="float">
            <text:p>0,00126582278481</text:p>
          </table:table-cell>
          <table:table-cell table:formula="of:=[.C790]+[.B791]" office:value-type="float" office:value="7.24988138822942" calcext:value-type="float">
            <text:p>7,24988138822942</text:p>
          </table:table-cell>
          <table:table-cell/>
        </table:table-row>
        <table:table-row table:style-name="ro1" table:visibility="collapse">
          <table:table-cell office:value-type="float" office:value="791" calcext:value-type="float">
            <text:p>791</text:p>
          </table:table-cell>
          <table:table-cell table:formula="of:=1/[.A792]" office:value-type="float" office:value="0.00126422250316056" calcext:value-type="float">
            <text:p>0,001264222503161</text:p>
          </table:table-cell>
          <table:table-cell table:formula="of:=[.C791]+[.B792]" office:value-type="float" office:value="7.25114561073258" calcext:value-type="float">
            <text:p>7,25114561073258</text:p>
          </table:table-cell>
          <table:table-cell/>
        </table:table-row>
        <table:table-row table:style-name="ro1" table:visibility="collapse">
          <table:table-cell office:value-type="float" office:value="792" calcext:value-type="float">
            <text:p>792</text:p>
          </table:table-cell>
          <table:table-cell table:formula="of:=1/[.A793]" office:value-type="float" office:value="0.00126262626262626" calcext:value-type="float">
            <text:p>0,001262626262626</text:p>
          </table:table-cell>
          <table:table-cell table:formula="of:=[.C792]+[.B793]" office:value-type="float" office:value="7.25240823699521" calcext:value-type="float">
            <text:p>7,25240823699521</text:p>
          </table:table-cell>
          <table:table-cell/>
        </table:table-row>
        <table:table-row table:style-name="ro1" table:visibility="collapse">
          <table:table-cell office:value-type="float" office:value="793" calcext:value-type="float">
            <text:p>793</text:p>
          </table:table-cell>
          <table:table-cell table:formula="of:=1/[.A794]" office:value-type="float" office:value="0.00126103404791929" calcext:value-type="float">
            <text:p>0,001261034047919</text:p>
          </table:table-cell>
          <table:table-cell table:formula="of:=[.C793]+[.B794]" office:value-type="float" office:value="7.25366927104312" calcext:value-type="float">
            <text:p>7,25366927104312</text:p>
          </table:table-cell>
          <table:table-cell/>
        </table:table-row>
        <table:table-row table:style-name="ro1" table:visibility="collapse">
          <table:table-cell office:value-type="float" office:value="794" calcext:value-type="float">
            <text:p>794</text:p>
          </table:table-cell>
          <table:table-cell table:formula="of:=1/[.A795]" office:value-type="float" office:value="0.00125944584382872" calcext:value-type="float">
            <text:p>0,001259445843829</text:p>
          </table:table-cell>
          <table:table-cell table:formula="of:=[.C794]+[.B795]" office:value-type="float" office:value="7.25492871688695" calcext:value-type="float">
            <text:p>7,25492871688695</text:p>
          </table:table-cell>
          <table:table-cell/>
        </table:table-row>
        <table:table-row table:style-name="ro1" table:visibility="collapse">
          <table:table-cell office:value-type="float" office:value="795" calcext:value-type="float">
            <text:p>795</text:p>
          </table:table-cell>
          <table:table-cell table:formula="of:=1/[.A796]" office:value-type="float" office:value="0.00125786163522013" calcext:value-type="float">
            <text:p>0,00125786163522</text:p>
          </table:table-cell>
          <table:table-cell table:formula="of:=[.C795]+[.B796]" office:value-type="float" office:value="7.25618657852217" calcext:value-type="float">
            <text:p>7,25618657852217</text:p>
          </table:table-cell>
          <table:table-cell/>
        </table:table-row>
        <table:table-row table:style-name="ro1" table:visibility="collapse">
          <table:table-cell office:value-type="float" office:value="796" calcext:value-type="float">
            <text:p>796</text:p>
          </table:table-cell>
          <table:table-cell table:formula="of:=1/[.A797]" office:value-type="float" office:value="0.00125628140703518" calcext:value-type="float">
            <text:p>0,001256281407035</text:p>
          </table:table-cell>
          <table:table-cell table:formula="of:=[.C796]+[.B797]" office:value-type="float" office:value="7.25744285992921" calcext:value-type="float">
            <text:p>7,25744285992921</text:p>
          </table:table-cell>
          <table:table-cell/>
        </table:table-row>
        <table:table-row table:style-name="ro1" table:visibility="collapse">
          <table:table-cell office:value-type="float" office:value="797" calcext:value-type="float">
            <text:p>797</text:p>
          </table:table-cell>
          <table:table-cell table:formula="of:=1/[.A798]" office:value-type="float" office:value="0.00125470514429109" calcext:value-type="float">
            <text:p>0,001254705144291</text:p>
          </table:table-cell>
          <table:table-cell table:formula="of:=[.C797]+[.B798]" office:value-type="float" office:value="7.2586975650735" calcext:value-type="float">
            <text:p>7,2586975650735</text:p>
          </table:table-cell>
          <table:table-cell/>
        </table:table-row>
        <table:table-row table:style-name="ro1" table:visibility="collapse">
          <table:table-cell office:value-type="float" office:value="798" calcext:value-type="float">
            <text:p>798</text:p>
          </table:table-cell>
          <table:table-cell table:formula="of:=1/[.A799]" office:value-type="float" office:value="0.0012531328320802" calcext:value-type="float">
            <text:p>0,00125313283208</text:p>
          </table:table-cell>
          <table:table-cell table:formula="of:=[.C798]+[.B799]" office:value-type="float" office:value="7.25995069790558" calcext:value-type="float">
            <text:p>7,25995069790558</text:p>
          </table:table-cell>
          <table:table-cell/>
        </table:table-row>
        <table:table-row table:style-name="ro1" table:visibility="collapse">
          <table:table-cell office:value-type="float" office:value="799" calcext:value-type="float">
            <text:p>799</text:p>
          </table:table-cell>
          <table:table-cell table:formula="of:=1/[.A800]" office:value-type="float" office:value="0.00125156445556946" calcext:value-type="float">
            <text:p>0,001251564455569</text:p>
          </table:table-cell>
          <table:table-cell table:formula="of:=[.C799]+[.B800]" office:value-type="float" office:value="7.26120226236115" calcext:value-type="float">
            <text:p>7,26120226236115</text:p>
          </table:table-cell>
          <table:table-cell/>
        </table:table-row>
        <table:table-row table:style-name="ro1" table:visibility="collapse">
          <table:table-cell office:value-type="float" office:value="800" calcext:value-type="float">
            <text:p>800</text:p>
          </table:table-cell>
          <table:table-cell table:formula="of:=1/[.A801]" office:value-type="float" office:value="0.00125" calcext:value-type="float">
            <text:p>0,00125</text:p>
          </table:table-cell>
          <table:table-cell table:formula="of:=[.C800]+[.B801]" office:value-type="float" office:value="7.26245226236115" calcext:value-type="float">
            <text:p>7,26245226236115</text:p>
          </table:table-cell>
          <table:table-cell/>
        </table:table-row>
        <table:table-row table:style-name="ro1" table:visibility="collapse">
          <table:table-cell office:value-type="float" office:value="801" calcext:value-type="float">
            <text:p>801</text:p>
          </table:table-cell>
          <table:table-cell table:formula="of:=1/[.A802]" office:value-type="float" office:value="0.00124843945068664" calcext:value-type="float">
            <text:p>0,001248439450687</text:p>
          </table:table-cell>
          <table:table-cell table:formula="of:=[.C801]+[.B802]" office:value-type="float" office:value="7.26370070181184" calcext:value-type="float">
            <text:p>7,26370070181184</text:p>
          </table:table-cell>
          <table:table-cell/>
        </table:table-row>
        <table:table-row table:style-name="ro1" table:visibility="collapse">
          <table:table-cell office:value-type="float" office:value="802" calcext:value-type="float">
            <text:p>802</text:p>
          </table:table-cell>
          <table:table-cell table:formula="of:=1/[.A803]" office:value-type="float" office:value="0.00124688279301746" calcext:value-type="float">
            <text:p>0,001246882793017</text:p>
          </table:table-cell>
          <table:table-cell table:formula="of:=[.C802]+[.B803]" office:value-type="float" office:value="7.26494758460485" calcext:value-type="float">
            <text:p>7,26494758460485</text:p>
          </table:table-cell>
          <table:table-cell/>
        </table:table-row>
        <table:table-row table:style-name="ro1" table:visibility="collapse">
          <table:table-cell office:value-type="float" office:value="803" calcext:value-type="float">
            <text:p>803</text:p>
          </table:table-cell>
          <table:table-cell table:formula="of:=1/[.A804]" office:value-type="float" office:value="0.0012453300124533" calcext:value-type="float">
            <text:p>0,001245330012453</text:p>
          </table:table-cell>
          <table:table-cell table:formula="of:=[.C803]+[.B804]" office:value-type="float" office:value="7.26619291461731" calcext:value-type="float">
            <text:p>7,26619291461731</text:p>
          </table:table-cell>
          <table:table-cell/>
        </table:table-row>
        <table:table-row table:style-name="ro1" table:visibility="collapse">
          <table:table-cell office:value-type="float" office:value="804" calcext:value-type="float">
            <text:p>804</text:p>
          </table:table-cell>
          <table:table-cell table:formula="of:=1/[.A805]" office:value-type="float" office:value="0.00124378109452736" calcext:value-type="float">
            <text:p>0,001243781094527</text:p>
          </table:table-cell>
          <table:table-cell table:formula="of:=[.C804]+[.B805]" office:value-type="float" office:value="7.26743669571183" calcext:value-type="float">
            <text:p>7,26743669571183</text:p>
          </table:table-cell>
          <table:table-cell/>
        </table:table-row>
        <table:table-row table:style-name="ro1" table:visibility="collapse">
          <table:table-cell office:value-type="float" office:value="805" calcext:value-type="float">
            <text:p>805</text:p>
          </table:table-cell>
          <table:table-cell table:formula="of:=1/[.A806]" office:value-type="float" office:value="0.00124223602484472" calcext:value-type="float">
            <text:p>0,001242236024845</text:p>
          </table:table-cell>
          <table:table-cell table:formula="of:=[.C805]+[.B806]" office:value-type="float" office:value="7.26867893173668" calcext:value-type="float">
            <text:p>7,26867893173668</text:p>
          </table:table-cell>
          <table:table-cell/>
        </table:table-row>
        <table:table-row table:style-name="ro1" table:visibility="collapse">
          <table:table-cell office:value-type="float" office:value="806" calcext:value-type="float">
            <text:p>806</text:p>
          </table:table-cell>
          <table:table-cell table:formula="of:=1/[.A807]" office:value-type="float" office:value="0.00124069478908189" calcext:value-type="float">
            <text:p>0,001240694789082</text:p>
          </table:table-cell>
          <table:table-cell table:formula="of:=[.C806]+[.B807]" office:value-type="float" office:value="7.26991962652576" calcext:value-type="float">
            <text:p>7,26991962652576</text:p>
          </table:table-cell>
          <table:table-cell/>
        </table:table-row>
        <table:table-row table:style-name="ro1" table:visibility="collapse">
          <table:table-cell office:value-type="float" office:value="807" calcext:value-type="float">
            <text:p>807</text:p>
          </table:table-cell>
          <table:table-cell table:formula="of:=1/[.A808]" office:value-type="float" office:value="0.00123915737298637" calcext:value-type="float">
            <text:p>0,001239157372986</text:p>
          </table:table-cell>
          <table:table-cell table:formula="of:=[.C807]+[.B808]" office:value-type="float" office:value="7.27115878389875" calcext:value-type="float">
            <text:p>7,27115878389875</text:p>
          </table:table-cell>
          <table:table-cell/>
        </table:table-row>
        <table:table-row table:style-name="ro1" table:visibility="collapse">
          <table:table-cell office:value-type="float" office:value="808" calcext:value-type="float">
            <text:p>808</text:p>
          </table:table-cell>
          <table:table-cell table:formula="of:=1/[.A809]" office:value-type="float" office:value="0.00123762376237624" calcext:value-type="float">
            <text:p>0,001237623762376</text:p>
          </table:table-cell>
          <table:table-cell table:formula="of:=[.C808]+[.B809]" office:value-type="float" office:value="7.27239640766112" calcext:value-type="float">
            <text:p>7,27239640766112</text:p>
          </table:table-cell>
          <table:table-cell/>
        </table:table-row>
        <table:table-row table:style-name="ro1" table:visibility="collapse">
          <table:table-cell office:value-type="float" office:value="809" calcext:value-type="float">
            <text:p>809</text:p>
          </table:table-cell>
          <table:table-cell table:formula="of:=1/[.A810]" office:value-type="float" office:value="0.00123609394313968" calcext:value-type="float">
            <text:p>0,00123609394314</text:p>
          </table:table-cell>
          <table:table-cell table:formula="of:=[.C809]+[.B810]" office:value-type="float" office:value="7.27363250160426" calcext:value-type="float">
            <text:p>7,27363250160426</text:p>
          </table:table-cell>
          <table:table-cell/>
        </table:table-row>
        <table:table-row table:style-name="ro1" table:visibility="collapse">
          <table:table-cell office:value-type="float" office:value="810" calcext:value-type="float">
            <text:p>810</text:p>
          </table:table-cell>
          <table:table-cell table:formula="of:=1/[.A811]" office:value-type="float" office:value="0.00123456790123457" calcext:value-type="float">
            <text:p>0,001234567901235</text:p>
          </table:table-cell>
          <table:table-cell table:formula="of:=[.C810]+[.B811]" office:value-type="float" office:value="7.2748670695055" calcext:value-type="float">
            <text:p>7,2748670695055</text:p>
          </table:table-cell>
          <table:table-cell/>
        </table:table-row>
        <table:table-row table:style-name="ro1" table:visibility="collapse">
          <table:table-cell office:value-type="float" office:value="811" calcext:value-type="float">
            <text:p>811</text:p>
          </table:table-cell>
          <table:table-cell table:formula="of:=1/[.A812]" office:value-type="float" office:value="0.00123304562268804" calcext:value-type="float">
            <text:p>0,001233045622688</text:p>
          </table:table-cell>
          <table:table-cell table:formula="of:=[.C811]+[.B812]" office:value-type="float" office:value="7.27610011512819" calcext:value-type="float">
            <text:p>7,27610011512819</text:p>
          </table:table-cell>
          <table:table-cell/>
        </table:table-row>
        <table:table-row table:style-name="ro1" table:visibility="collapse">
          <table:table-cell office:value-type="float" office:value="812" calcext:value-type="float">
            <text:p>812</text:p>
          </table:table-cell>
          <table:table-cell table:formula="of:=1/[.A813]" office:value-type="float" office:value="0.00123152709359606" calcext:value-type="float">
            <text:p>0,001231527093596</text:p>
          </table:table-cell>
          <table:table-cell table:formula="of:=[.C812]+[.B813]" office:value-type="float" office:value="7.27733164222178" calcext:value-type="float">
            <text:p>7,27733164222178</text:p>
          </table:table-cell>
          <table:table-cell/>
        </table:table-row>
        <table:table-row table:style-name="ro1" table:visibility="collapse">
          <table:table-cell office:value-type="float" office:value="813" calcext:value-type="float">
            <text:p>813</text:p>
          </table:table-cell>
          <table:table-cell table:formula="of:=1/[.A814]" office:value-type="float" office:value="0.001230012300123" calcext:value-type="float">
            <text:p>0,001230012300123</text:p>
          </table:table-cell>
          <table:table-cell table:formula="of:=[.C813]+[.B814]" office:value-type="float" office:value="7.2785616545219" calcext:value-type="float">
            <text:p>7,2785616545219</text:p>
          </table:table-cell>
          <table:table-cell/>
        </table:table-row>
        <table:table-row table:style-name="ro1" table:visibility="collapse">
          <table:table-cell office:value-type="float" office:value="814" calcext:value-type="float">
            <text:p>814</text:p>
          </table:table-cell>
          <table:table-cell table:formula="of:=1/[.A815]" office:value-type="float" office:value="0.00122850122850123" calcext:value-type="float">
            <text:p>0,001228501228501</text:p>
          </table:table-cell>
          <table:table-cell table:formula="of:=[.C814]+[.B815]" office:value-type="float" office:value="7.27979015575041" calcext:value-type="float">
            <text:p>7,27979015575041</text:p>
          </table:table-cell>
          <table:table-cell/>
        </table:table-row>
        <table:table-row table:style-name="ro1" table:visibility="collapse">
          <table:table-cell office:value-type="float" office:value="815" calcext:value-type="float">
            <text:p>815</text:p>
          </table:table-cell>
          <table:table-cell table:formula="of:=1/[.A816]" office:value-type="float" office:value="0.00122699386503067" calcext:value-type="float">
            <text:p>0,001226993865031</text:p>
          </table:table-cell>
          <table:table-cell table:formula="of:=[.C815]+[.B816]" office:value-type="float" office:value="7.28101714961544" calcext:value-type="float">
            <text:p>7,28101714961544</text:p>
          </table:table-cell>
          <table:table-cell/>
        </table:table-row>
        <table:table-row table:style-name="ro1" table:visibility="collapse">
          <table:table-cell office:value-type="float" office:value="816" calcext:value-type="float">
            <text:p>816</text:p>
          </table:table-cell>
          <table:table-cell table:formula="of:=1/[.A817]" office:value-type="float" office:value="0.00122549019607843" calcext:value-type="float">
            <text:p>0,001225490196078</text:p>
          </table:table-cell>
          <table:table-cell table:formula="of:=[.C816]+[.B817]" office:value-type="float" office:value="7.28224263981152" calcext:value-type="float">
            <text:p>7,28224263981152</text:p>
          </table:table-cell>
          <table:table-cell/>
        </table:table-row>
        <table:table-row table:style-name="ro1" table:visibility="collapse">
          <table:table-cell office:value-type="float" office:value="817" calcext:value-type="float">
            <text:p>817</text:p>
          </table:table-cell>
          <table:table-cell table:formula="of:=1/[.A818]" office:value-type="float" office:value="0.00122399020807834" calcext:value-type="float">
            <text:p>0,001223990208078</text:p>
          </table:table-cell>
          <table:table-cell table:formula="of:=[.C817]+[.B818]" office:value-type="float" office:value="7.28346663001959" calcext:value-type="float">
            <text:p>7,28346663001959</text:p>
          </table:table-cell>
          <table:table-cell/>
        </table:table-row>
        <table:table-row table:style-name="ro1" table:visibility="collapse">
          <table:table-cell office:value-type="float" office:value="818" calcext:value-type="float">
            <text:p>818</text:p>
          </table:table-cell>
          <table:table-cell table:formula="of:=1/[.A819]" office:value-type="float" office:value="0.00122249388753056" calcext:value-type="float">
            <text:p>0,001222493887531</text:p>
          </table:table-cell>
          <table:table-cell table:formula="of:=[.C818]+[.B819]" office:value-type="float" office:value="7.28468912390712" calcext:value-type="float">
            <text:p>7,28468912390712</text:p>
          </table:table-cell>
          <table:table-cell/>
        </table:table-row>
        <table:table-row table:style-name="ro1" table:visibility="collapse">
          <table:table-cell office:value-type="float" office:value="819" calcext:value-type="float">
            <text:p>819</text:p>
          </table:table-cell>
          <table:table-cell table:formula="of:=1/[.A820]" office:value-type="float" office:value="0.00122100122100122" calcext:value-type="float">
            <text:p>0,001221001221001</text:p>
          </table:table-cell>
          <table:table-cell table:formula="of:=[.C819]+[.B820]" office:value-type="float" office:value="7.28591012512813" calcext:value-type="float">
            <text:p>7,28591012512813</text:p>
          </table:table-cell>
          <table:table-cell/>
        </table:table-row>
        <table:table-row table:style-name="ro1" table:visibility="collapse">
          <table:table-cell office:value-type="float" office:value="820" calcext:value-type="float">
            <text:p>820</text:p>
          </table:table-cell>
          <table:table-cell table:formula="of:=1/[.A821]" office:value-type="float" office:value="0.00121951219512195" calcext:value-type="float">
            <text:p>0,001219512195122</text:p>
          </table:table-cell>
          <table:table-cell table:formula="of:=[.C820]+[.B821]" office:value-type="float" office:value="7.28712963732325" calcext:value-type="float">
            <text:p>7,28712963732325</text:p>
          </table:table-cell>
          <table:table-cell/>
        </table:table-row>
        <table:table-row table:style-name="ro1" table:visibility="collapse">
          <table:table-cell office:value-type="float" office:value="821" calcext:value-type="float">
            <text:p>821</text:p>
          </table:table-cell>
          <table:table-cell table:formula="of:=1/[.A822]" office:value-type="float" office:value="0.00121802679658952" calcext:value-type="float">
            <text:p>0,00121802679659</text:p>
          </table:table-cell>
          <table:table-cell table:formula="of:=[.C821]+[.B822]" office:value-type="float" office:value="7.28834766411984" calcext:value-type="float">
            <text:p>7,28834766411984</text:p>
          </table:table-cell>
          <table:table-cell/>
        </table:table-row>
        <table:table-row table:style-name="ro1" table:visibility="collapse">
          <table:table-cell office:value-type="float" office:value="822" calcext:value-type="float">
            <text:p>822</text:p>
          </table:table-cell>
          <table:table-cell table:formula="of:=1/[.A823]" office:value-type="float" office:value="0.00121654501216545" calcext:value-type="float">
            <text:p>0,001216545012165</text:p>
          </table:table-cell>
          <table:table-cell table:formula="of:=[.C822]+[.B823]" office:value-type="float" office:value="7.289564209132" calcext:value-type="float">
            <text:p>7,289564209132</text:p>
          </table:table-cell>
          <table:table-cell/>
        </table:table-row>
        <table:table-row table:style-name="ro1" table:visibility="collapse">
          <table:table-cell office:value-type="float" office:value="823" calcext:value-type="float">
            <text:p>823</text:p>
          </table:table-cell>
          <table:table-cell table:formula="of:=1/[.A824]" office:value-type="float" office:value="0.00121506682867558" calcext:value-type="float">
            <text:p>0,001215066828676</text:p>
          </table:table-cell>
          <table:table-cell table:formula="of:=[.C823]+[.B824]" office:value-type="float" office:value="7.29077927596068" calcext:value-type="float">
            <text:p>7,29077927596068</text:p>
          </table:table-cell>
          <table:table-cell/>
        </table:table-row>
        <table:table-row table:style-name="ro1" table:visibility="collapse">
          <table:table-cell office:value-type="float" office:value="824" calcext:value-type="float">
            <text:p>824</text:p>
          </table:table-cell>
          <table:table-cell table:formula="of:=1/[.A825]" office:value-type="float" office:value="0.00121359223300971" calcext:value-type="float">
            <text:p>0,00121359223301</text:p>
          </table:table-cell>
          <table:table-cell table:formula="of:=[.C824]+[.B825]" office:value-type="float" office:value="7.29199286819369" calcext:value-type="float">
            <text:p>7,29199286819369</text:p>
          </table:table-cell>
          <table:table-cell/>
        </table:table-row>
        <table:table-row table:style-name="ro1" table:visibility="collapse">
          <table:table-cell office:value-type="float" office:value="825" calcext:value-type="float">
            <text:p>825</text:p>
          </table:table-cell>
          <table:table-cell table:formula="of:=1/[.A826]" office:value-type="float" office:value="0.00121212121212121" calcext:value-type="float">
            <text:p>0,001212121212121</text:p>
          </table:table-cell>
          <table:table-cell table:formula="of:=[.C825]+[.B826]" office:value-type="float" office:value="7.29320498940581" calcext:value-type="float">
            <text:p>7,29320498940581</text:p>
          </table:table-cell>
          <table:table-cell/>
        </table:table-row>
        <table:table-row table:style-name="ro1" table:visibility="collapse">
          <table:table-cell office:value-type="float" office:value="826" calcext:value-type="float">
            <text:p>826</text:p>
          </table:table-cell>
          <table:table-cell table:formula="of:=1/[.A827]" office:value-type="float" office:value="0.00121065375302663" calcext:value-type="float">
            <text:p>0,001210653753027</text:p>
          </table:table-cell>
          <table:table-cell table:formula="of:=[.C826]+[.B827]" office:value-type="float" office:value="7.29441564315883" calcext:value-type="float">
            <text:p>7,29441564315883</text:p>
          </table:table-cell>
          <table:table-cell/>
        </table:table-row>
        <table:table-row table:style-name="ro1" table:visibility="collapse">
          <table:table-cell office:value-type="float" office:value="827" calcext:value-type="float">
            <text:p>827</text:p>
          </table:table-cell>
          <table:table-cell table:formula="of:=1/[.A828]" office:value-type="float" office:value="0.00120918984280532" calcext:value-type="float">
            <text:p>0,001209189842805</text:p>
          </table:table-cell>
          <table:table-cell table:formula="of:=[.C827]+[.B828]" office:value-type="float" office:value="7.29562483300164" calcext:value-type="float">
            <text:p>7,29562483300164</text:p>
          </table:table-cell>
          <table:table-cell/>
        </table:table-row>
        <table:table-row table:style-name="ro1" table:visibility="collapse">
          <table:table-cell office:value-type="float" office:value="828" calcext:value-type="float">
            <text:p>828</text:p>
          </table:table-cell>
          <table:table-cell table:formula="of:=1/[.A829]" office:value-type="float" office:value="0.00120772946859903" calcext:value-type="float">
            <text:p>0,001207729468599</text:p>
          </table:table-cell>
          <table:table-cell table:formula="of:=[.C828]+[.B829]" office:value-type="float" office:value="7.29683256247024" calcext:value-type="float">
            <text:p>7,29683256247024</text:p>
          </table:table-cell>
          <table:table-cell/>
        </table:table-row>
        <table:table-row table:style-name="ro1" table:visibility="collapse">
          <table:table-cell office:value-type="float" office:value="829" calcext:value-type="float">
            <text:p>829</text:p>
          </table:table-cell>
          <table:table-cell table:formula="of:=1/[.A830]" office:value-type="float" office:value="0.00120627261761158" calcext:value-type="float">
            <text:p>0,001206272617612</text:p>
          </table:table-cell>
          <table:table-cell table:formula="of:=[.C829]+[.B830]" office:value-type="float" office:value="7.29803883508785" calcext:value-type="float">
            <text:p>7,29803883508785</text:p>
          </table:table-cell>
          <table:table-cell/>
        </table:table-row>
        <table:table-row table:style-name="ro1" table:visibility="collapse">
          <table:table-cell office:value-type="float" office:value="830" calcext:value-type="float">
            <text:p>830</text:p>
          </table:table-cell>
          <table:table-cell table:formula="of:=1/[.A831]" office:value-type="float" office:value="0.00120481927710843" calcext:value-type="float">
            <text:p>0,001204819277108</text:p>
          </table:table-cell>
          <table:table-cell table:formula="of:=[.C830]+[.B831]" office:value-type="float" office:value="7.29924365436496" calcext:value-type="float">
            <text:p>7,29924365436496</text:p>
          </table:table-cell>
          <table:table-cell/>
        </table:table-row>
        <table:table-row table:style-name="ro1" table:visibility="collapse">
          <table:table-cell office:value-type="float" office:value="831" calcext:value-type="float">
            <text:p>831</text:p>
          </table:table-cell>
          <table:table-cell table:formula="of:=1/[.A832]" office:value-type="float" office:value="0.00120336943441637" calcext:value-type="float">
            <text:p>0,001203369434416</text:p>
          </table:table-cell>
          <table:table-cell table:formula="of:=[.C831]+[.B832]" office:value-type="float" office:value="7.30044702379938" calcext:value-type="float">
            <text:p>7,30044702379938</text:p>
          </table:table-cell>
          <table:table-cell/>
        </table:table-row>
        <table:table-row table:style-name="ro1" table:visibility="collapse">
          <table:table-cell office:value-type="float" office:value="832" calcext:value-type="float">
            <text:p>832</text:p>
          </table:table-cell>
          <table:table-cell table:formula="of:=1/[.A833]" office:value-type="float" office:value="0.00120192307692308" calcext:value-type="float">
            <text:p>0,001201923076923</text:p>
          </table:table-cell>
          <table:table-cell table:formula="of:=[.C832]+[.B833]" office:value-type="float" office:value="7.3016489468763" calcext:value-type="float">
            <text:p>7,3016489468763</text:p>
          </table:table-cell>
          <table:table-cell/>
        </table:table-row>
        <table:table-row table:style-name="ro1" table:visibility="collapse">
          <table:table-cell office:value-type="float" office:value="833" calcext:value-type="float">
            <text:p>833</text:p>
          </table:table-cell>
          <table:table-cell table:formula="of:=1/[.A834]" office:value-type="float" office:value="0.00120048019207683" calcext:value-type="float">
            <text:p>0,001200480192077</text:p>
          </table:table-cell>
          <table:table-cell table:formula="of:=[.C833]+[.B834]" office:value-type="float" office:value="7.30284942706838" calcext:value-type="float">
            <text:p>7,30284942706838</text:p>
          </table:table-cell>
          <table:table-cell/>
        </table:table-row>
        <table:table-row table:style-name="ro1" table:visibility="collapse">
          <table:table-cell office:value-type="float" office:value="834" calcext:value-type="float">
            <text:p>834</text:p>
          </table:table-cell>
          <table:table-cell table:formula="of:=1/[.A835]" office:value-type="float" office:value="0.00119904076738609" calcext:value-type="float">
            <text:p>0,001199040767386</text:p>
          </table:table-cell>
          <table:table-cell table:formula="of:=[.C834]+[.B835]" office:value-type="float" office:value="7.30404846783576" calcext:value-type="float">
            <text:p>7,30404846783576</text:p>
          </table:table-cell>
          <table:table-cell/>
        </table:table-row>
        <table:table-row table:style-name="ro1" table:visibility="collapse">
          <table:table-cell office:value-type="float" office:value="835" calcext:value-type="float">
            <text:p>835</text:p>
          </table:table-cell>
          <table:table-cell table:formula="of:=1/[.A836]" office:value-type="float" office:value="0.00119760479041916" calcext:value-type="float">
            <text:p>0,001197604790419</text:p>
          </table:table-cell>
          <table:table-cell table:formula="of:=[.C835]+[.B836]" office:value-type="float" office:value="7.30524607262618" calcext:value-type="float">
            <text:p>7,30524607262618</text:p>
          </table:table-cell>
          <table:table-cell/>
        </table:table-row>
        <table:table-row table:style-name="ro1" table:visibility="collapse">
          <table:table-cell office:value-type="float" office:value="836" calcext:value-type="float">
            <text:p>836</text:p>
          </table:table-cell>
          <table:table-cell table:formula="of:=1/[.A837]" office:value-type="float" office:value="0.00119617224880383" calcext:value-type="float">
            <text:p>0,001196172248804</text:p>
          </table:table-cell>
          <table:table-cell table:formula="of:=[.C836]+[.B837]" office:value-type="float" office:value="7.30644224487499" calcext:value-type="float">
            <text:p>7,30644224487499</text:p>
          </table:table-cell>
          <table:table-cell/>
        </table:table-row>
        <table:table-row table:style-name="ro1" table:visibility="collapse">
          <table:table-cell office:value-type="float" office:value="837" calcext:value-type="float">
            <text:p>837</text:p>
          </table:table-cell>
          <table:table-cell table:formula="of:=1/[.A838]" office:value-type="float" office:value="0.001194743130227" calcext:value-type="float">
            <text:p>0,001194743130227</text:p>
          </table:table-cell>
          <table:table-cell table:formula="of:=[.C837]+[.B838]" office:value-type="float" office:value="7.30763698800521" calcext:value-type="float">
            <text:p>7,30763698800521</text:p>
          </table:table-cell>
          <table:table-cell/>
        </table:table-row>
        <table:table-row table:style-name="ro1" table:visibility="collapse">
          <table:table-cell office:value-type="float" office:value="838" calcext:value-type="float">
            <text:p>838</text:p>
          </table:table-cell>
          <table:table-cell table:formula="of:=1/[.A839]" office:value-type="float" office:value="0.00119331742243437" calcext:value-type="float">
            <text:p>0,001193317422434</text:p>
          </table:table-cell>
          <table:table-cell table:formula="of:=[.C838]+[.B839]" office:value-type="float" office:value="7.30883030542765" calcext:value-type="float">
            <text:p>7,30883030542765</text:p>
          </table:table-cell>
          <table:table-cell/>
        </table:table-row>
        <table:table-row table:style-name="ro1" table:visibility="collapse">
          <table:table-cell office:value-type="float" office:value="839" calcext:value-type="float">
            <text:p>839</text:p>
          </table:table-cell>
          <table:table-cell table:formula="of:=1/[.A840]" office:value-type="float" office:value="0.00119189511323004" calcext:value-type="float">
            <text:p>0,00119189511323</text:p>
          </table:table-cell>
          <table:table-cell table:formula="of:=[.C839]+[.B840]" office:value-type="float" office:value="7.31002220054088" calcext:value-type="float">
            <text:p>7,31002220054088</text:p>
          </table:table-cell>
          <table:table-cell/>
        </table:table-row>
        <table:table-row table:style-name="ro1" table:visibility="collapse">
          <table:table-cell office:value-type="float" office:value="840" calcext:value-type="float">
            <text:p>840</text:p>
          </table:table-cell>
          <table:table-cell table:formula="of:=1/[.A841]" office:value-type="float" office:value="0.00119047619047619" calcext:value-type="float">
            <text:p>0,001190476190476</text:p>
          </table:table-cell>
          <table:table-cell table:formula="of:=[.C840]+[.B841]" office:value-type="float" office:value="7.31121267673136" calcext:value-type="float">
            <text:p>7,31121267673136</text:p>
          </table:table-cell>
          <table:table-cell/>
        </table:table-row>
        <table:table-row table:style-name="ro1" table:visibility="collapse">
          <table:table-cell office:value-type="float" office:value="841" calcext:value-type="float">
            <text:p>841</text:p>
          </table:table-cell>
          <table:table-cell table:formula="of:=1/[.A842]" office:value-type="float" office:value="0.00118906064209275" calcext:value-type="float">
            <text:p>0,001189060642093</text:p>
          </table:table-cell>
          <table:table-cell table:formula="of:=[.C841]+[.B842]" office:value-type="float" office:value="7.31240173737345" calcext:value-type="float">
            <text:p>7,31240173737345</text:p>
          </table:table-cell>
          <table:table-cell/>
        </table:table-row>
        <table:table-row table:style-name="ro1" table:visibility="collapse">
          <table:table-cell office:value-type="float" office:value="842" calcext:value-type="float">
            <text:p>842</text:p>
          </table:table-cell>
          <table:table-cell table:formula="of:=1/[.A843]" office:value-type="float" office:value="0.00118764845605701" calcext:value-type="float">
            <text:p>0,001187648456057</text:p>
          </table:table-cell>
          <table:table-cell table:formula="of:=[.C842]+[.B843]" office:value-type="float" office:value="7.3135893858295" calcext:value-type="float">
            <text:p>7,3135893858295</text:p>
          </table:table-cell>
          <table:table-cell/>
        </table:table-row>
        <table:table-row table:style-name="ro1" table:visibility="collapse">
          <table:table-cell office:value-type="float" office:value="843" calcext:value-type="float">
            <text:p>843</text:p>
          </table:table-cell>
          <table:table-cell table:formula="of:=1/[.A844]" office:value-type="float" office:value="0.00118623962040332" calcext:value-type="float">
            <text:p>0,001186239620403</text:p>
          </table:table-cell>
          <table:table-cell table:formula="of:=[.C843]+[.B844]" office:value-type="float" office:value="7.31477562544991" calcext:value-type="float">
            <text:p>7,31477562544991</text:p>
          </table:table-cell>
          <table:table-cell/>
        </table:table-row>
        <table:table-row table:style-name="ro1" table:visibility="collapse">
          <table:table-cell office:value-type="float" office:value="844" calcext:value-type="float">
            <text:p>844</text:p>
          </table:table-cell>
          <table:table-cell table:formula="of:=1/[.A845]" office:value-type="float" office:value="0.00118483412322275" calcext:value-type="float">
            <text:p>0,001184834123223</text:p>
          </table:table-cell>
          <table:table-cell table:formula="of:=[.C844]+[.B845]" office:value-type="float" office:value="7.31596045957313" calcext:value-type="float">
            <text:p>7,31596045957313</text:p>
          </table:table-cell>
          <table:table-cell/>
        </table:table-row>
        <table:table-row table:style-name="ro1" table:visibility="collapse">
          <table:table-cell office:value-type="float" office:value="845" calcext:value-type="float">
            <text:p>845</text:p>
          </table:table-cell>
          <table:table-cell table:formula="of:=1/[.A846]" office:value-type="float" office:value="0.00118343195266272" calcext:value-type="float">
            <text:p>0,001183431952663</text:p>
          </table:table-cell>
          <table:table-cell table:formula="of:=[.C845]+[.B846]" office:value-type="float" office:value="7.31714389152579" calcext:value-type="float">
            <text:p>7,31714389152579</text:p>
          </table:table-cell>
          <table:table-cell/>
        </table:table-row>
        <table:table-row table:style-name="ro1" table:visibility="collapse">
          <table:table-cell office:value-type="float" office:value="846" calcext:value-type="float">
            <text:p>846</text:p>
          </table:table-cell>
          <table:table-cell table:formula="of:=1/[.A847]" office:value-type="float" office:value="0.00118203309692671" calcext:value-type="float">
            <text:p>0,001182033096927</text:p>
          </table:table-cell>
          <table:table-cell table:formula="of:=[.C846]+[.B847]" office:value-type="float" office:value="7.31832592462272" calcext:value-type="float">
            <text:p>7,31832592462272</text:p>
          </table:table-cell>
          <table:table-cell/>
        </table:table-row>
        <table:table-row table:style-name="ro1" table:visibility="collapse">
          <table:table-cell office:value-type="float" office:value="847" calcext:value-type="float">
            <text:p>847</text:p>
          </table:table-cell>
          <table:table-cell table:formula="of:=1/[.A848]" office:value-type="float" office:value="0.00118063754427391" calcext:value-type="float">
            <text:p>0,001180637544274</text:p>
          </table:table-cell>
          <table:table-cell table:formula="of:=[.C847]+[.B848]" office:value-type="float" office:value="7.31950656216699" calcext:value-type="float">
            <text:p>7,31950656216699</text:p>
          </table:table-cell>
          <table:table-cell/>
        </table:table-row>
        <table:table-row table:style-name="ro1" table:visibility="collapse">
          <table:table-cell office:value-type="float" office:value="848" calcext:value-type="float">
            <text:p>848</text:p>
          </table:table-cell>
          <table:table-cell table:formula="of:=1/[.A849]" office:value-type="float" office:value="0.00117924528301887" calcext:value-type="float">
            <text:p>0,001179245283019</text:p>
          </table:table-cell>
          <table:table-cell table:formula="of:=[.C848]+[.B849]" office:value-type="float" office:value="7.32068580745001" calcext:value-type="float">
            <text:p>7,32068580745001</text:p>
          </table:table-cell>
          <table:table-cell/>
        </table:table-row>
        <table:table-row table:style-name="ro1" table:visibility="collapse">
          <table:table-cell office:value-type="float" office:value="849" calcext:value-type="float">
            <text:p>849</text:p>
          </table:table-cell>
          <table:table-cell table:formula="of:=1/[.A850]" office:value-type="float" office:value="0.00117785630153121" calcext:value-type="float">
            <text:p>0,001177856301531</text:p>
          </table:table-cell>
          <table:table-cell table:formula="of:=[.C849]+[.B850]" office:value-type="float" office:value="7.32186366375154" calcext:value-type="float">
            <text:p>7,32186366375154</text:p>
          </table:table-cell>
          <table:table-cell/>
        </table:table-row>
        <table:table-row table:style-name="ro1" table:visibility="collapse">
          <table:table-cell office:value-type="float" office:value="850" calcext:value-type="float">
            <text:p>850</text:p>
          </table:table-cell>
          <table:table-cell table:formula="of:=1/[.A851]" office:value-type="float" office:value="0.00117647058823529" calcext:value-type="float">
            <text:p>0,001176470588235</text:p>
          </table:table-cell>
          <table:table-cell table:formula="of:=[.C850]+[.B851]" office:value-type="float" office:value="7.32304013433978" calcext:value-type="float">
            <text:p>7,32304013433978</text:p>
          </table:table-cell>
          <table:table-cell/>
        </table:table-row>
        <table:table-row table:style-name="ro1" table:visibility="collapse">
          <table:table-cell office:value-type="float" office:value="851" calcext:value-type="float">
            <text:p>851</text:p>
          </table:table-cell>
          <table:table-cell table:formula="of:=1/[.A852]" office:value-type="float" office:value="0.00117508813160987" calcext:value-type="float">
            <text:p>0,00117508813161</text:p>
          </table:table-cell>
          <table:table-cell table:formula="of:=[.C851]+[.B852]" office:value-type="float" office:value="7.32421522247139" calcext:value-type="float">
            <text:p>7,32421522247139</text:p>
          </table:table-cell>
          <table:table-cell/>
        </table:table-row>
        <table:table-row table:style-name="ro1" table:visibility="collapse">
          <table:table-cell office:value-type="float" office:value="852" calcext:value-type="float">
            <text:p>852</text:p>
          </table:table-cell>
          <table:table-cell table:formula="of:=1/[.A853]" office:value-type="float" office:value="0.00117370892018779" calcext:value-type="float">
            <text:p>0,001173708920188</text:p>
          </table:table-cell>
          <table:table-cell table:formula="of:=[.C852]+[.B853]" office:value-type="float" office:value="7.32538893139158" calcext:value-type="float">
            <text:p>7,32538893139158</text:p>
          </table:table-cell>
          <table:table-cell/>
        </table:table-row>
        <table:table-row table:style-name="ro1" table:visibility="collapse">
          <table:table-cell office:value-type="float" office:value="853" calcext:value-type="float">
            <text:p>853</text:p>
          </table:table-cell>
          <table:table-cell table:formula="of:=1/[.A854]" office:value-type="float" office:value="0.00117233294255569" calcext:value-type="float">
            <text:p>0,001172332942556</text:p>
          </table:table-cell>
          <table:table-cell table:formula="of:=[.C853]+[.B854]" office:value-type="float" office:value="7.32656126433413" calcext:value-type="float">
            <text:p>7,32656126433413</text:p>
          </table:table-cell>
          <table:table-cell/>
        </table:table-row>
        <table:table-row table:style-name="ro1" table:visibility="collapse">
          <table:table-cell office:value-type="float" office:value="854" calcext:value-type="float">
            <text:p>854</text:p>
          </table:table-cell>
          <table:table-cell table:formula="of:=1/[.A855]" office:value-type="float" office:value="0.00117096018735363" calcext:value-type="float">
            <text:p>0,001170960187354</text:p>
          </table:table-cell>
          <table:table-cell table:formula="of:=[.C854]+[.B855]" office:value-type="float" office:value="7.32773222452149" calcext:value-type="float">
            <text:p>7,32773222452149</text:p>
          </table:table-cell>
          <table:table-cell/>
        </table:table-row>
        <table:table-row table:style-name="ro1" table:visibility="collapse">
          <table:table-cell office:value-type="float" office:value="855" calcext:value-type="float">
            <text:p>855</text:p>
          </table:table-cell>
          <table:table-cell table:formula="of:=1/[.A856]" office:value-type="float" office:value="0.00116959064327485" calcext:value-type="float">
            <text:p>0,001169590643275</text:p>
          </table:table-cell>
          <table:table-cell table:formula="of:=[.C855]+[.B856]" office:value-type="float" office:value="7.32890181516476" calcext:value-type="float">
            <text:p>7,32890181516476</text:p>
          </table:table-cell>
          <table:table-cell/>
        </table:table-row>
        <table:table-row table:style-name="ro1" table:visibility="collapse">
          <table:table-cell office:value-type="float" office:value="856" calcext:value-type="float">
            <text:p>856</text:p>
          </table:table-cell>
          <table:table-cell table:formula="of:=1/[.A857]" office:value-type="float" office:value="0.00116822429906542" calcext:value-type="float">
            <text:p>0,001168224299065</text:p>
          </table:table-cell>
          <table:table-cell table:formula="of:=[.C856]+[.B857]" office:value-type="float" office:value="7.33007003946383" calcext:value-type="float">
            <text:p>7,33007003946383</text:p>
          </table:table-cell>
          <table:table-cell/>
        </table:table-row>
        <table:table-row table:style-name="ro1" table:visibility="collapse">
          <table:table-cell office:value-type="float" office:value="857" calcext:value-type="float">
            <text:p>857</text:p>
          </table:table-cell>
          <table:table-cell table:formula="of:=1/[.A858]" office:value-type="float" office:value="0.00116686114352392" calcext:value-type="float">
            <text:p>0,001166861143524</text:p>
          </table:table-cell>
          <table:table-cell table:formula="of:=[.C857]+[.B858]" office:value-type="float" office:value="7.33123690060735" calcext:value-type="float">
            <text:p>7,33123690060735</text:p>
          </table:table-cell>
          <table:table-cell/>
        </table:table-row>
        <table:table-row table:style-name="ro1" table:visibility="collapse">
          <table:table-cell office:value-type="float" office:value="858" calcext:value-type="float">
            <text:p>858</text:p>
          </table:table-cell>
          <table:table-cell table:formula="of:=1/[.A859]" office:value-type="float" office:value="0.00116550116550117" calcext:value-type="float">
            <text:p>0,001165501165501</text:p>
          </table:table-cell>
          <table:table-cell table:formula="of:=[.C858]+[.B859]" office:value-type="float" office:value="7.33240240177285" calcext:value-type="float">
            <text:p>7,33240240177285</text:p>
          </table:table-cell>
          <table:table-cell/>
        </table:table-row>
        <table:table-row table:style-name="ro1" table:visibility="collapse">
          <table:table-cell office:value-type="float" office:value="859" calcext:value-type="float">
            <text:p>859</text:p>
          </table:table-cell>
          <table:table-cell table:formula="of:=1/[.A860]" office:value-type="float" office:value="0.00116414435389988" calcext:value-type="float">
            <text:p>0,0011641443539</text:p>
          </table:table-cell>
          <table:table-cell table:formula="of:=[.C859]+[.B860]" office:value-type="float" office:value="7.33356654612675" calcext:value-type="float">
            <text:p>7,33356654612675</text:p>
          </table:table-cell>
          <table:table-cell/>
        </table:table-row>
        <table:table-row table:style-name="ro1" table:visibility="collapse">
          <table:table-cell office:value-type="float" office:value="860" calcext:value-type="float">
            <text:p>860</text:p>
          </table:table-cell>
          <table:table-cell table:formula="of:=1/[.A861]" office:value-type="float" office:value="0.00116279069767442" calcext:value-type="float">
            <text:p>0,001162790697674</text:p>
          </table:table-cell>
          <table:table-cell table:formula="of:=[.C860]+[.B861]" office:value-type="float" office:value="7.33472933682443" calcext:value-type="float">
            <text:p>7,33472933682443</text:p>
          </table:table-cell>
          <table:table-cell/>
        </table:table-row>
        <table:table-row table:style-name="ro1" table:visibility="collapse">
          <table:table-cell office:value-type="float" office:value="861" calcext:value-type="float">
            <text:p>861</text:p>
          </table:table-cell>
          <table:table-cell table:formula="of:=1/[.A862]" office:value-type="float" office:value="0.00116144018583043" calcext:value-type="float">
            <text:p>0,00116144018583</text:p>
          </table:table-cell>
          <table:table-cell table:formula="of:=[.C861]+[.B862]" office:value-type="float" office:value="7.33589077701026" calcext:value-type="float">
            <text:p>7,33589077701026</text:p>
          </table:table-cell>
          <table:table-cell/>
        </table:table-row>
        <table:table-row table:style-name="ro1" table:visibility="collapse">
          <table:table-cell office:value-type="float" office:value="862" calcext:value-type="float">
            <text:p>862</text:p>
          </table:table-cell>
          <table:table-cell table:formula="of:=1/[.A863]" office:value-type="float" office:value="0.00116009280742459" calcext:value-type="float">
            <text:p>0,001160092807425</text:p>
          </table:table-cell>
          <table:table-cell table:formula="of:=[.C862]+[.B863]" office:value-type="float" office:value="7.33705086981768" calcext:value-type="float">
            <text:p>7,33705086981768</text:p>
          </table:table-cell>
          <table:table-cell/>
        </table:table-row>
        <table:table-row table:style-name="ro1" table:visibility="collapse">
          <table:table-cell office:value-type="float" office:value="863" calcext:value-type="float">
            <text:p>863</text:p>
          </table:table-cell>
          <table:table-cell table:formula="of:=1/[.A864]" office:value-type="float" office:value="0.00115874855156431" calcext:value-type="float">
            <text:p>0,001158748551564</text:p>
          </table:table-cell>
          <table:table-cell table:formula="of:=[.C863]+[.B864]" office:value-type="float" office:value="7.33820961836925" calcext:value-type="float">
            <text:p>7,33820961836925</text:p>
          </table:table-cell>
          <table:table-cell/>
        </table:table-row>
        <table:table-row table:style-name="ro1" table:visibility="collapse">
          <table:table-cell office:value-type="float" office:value="864" calcext:value-type="float">
            <text:p>864</text:p>
          </table:table-cell>
          <table:table-cell table:formula="of:=1/[.A865]" office:value-type="float" office:value="0.00115740740740741" calcext:value-type="float">
            <text:p>0,001157407407407</text:p>
          </table:table-cell>
          <table:table-cell table:formula="of:=[.C864]+[.B865]" office:value-type="float" office:value="7.33936702577665" calcext:value-type="float">
            <text:p>7,33936702577665</text:p>
          </table:table-cell>
          <table:table-cell/>
        </table:table-row>
        <table:table-row table:style-name="ro1" table:visibility="collapse">
          <table:table-cell office:value-type="float" office:value="865" calcext:value-type="float">
            <text:p>865</text:p>
          </table:table-cell>
          <table:table-cell table:formula="of:=1/[.A866]" office:value-type="float" office:value="0.00115606936416185" calcext:value-type="float">
            <text:p>0,001156069364162</text:p>
          </table:table-cell>
          <table:table-cell table:formula="of:=[.C865]+[.B866]" office:value-type="float" office:value="7.34052309514081" calcext:value-type="float">
            <text:p>7,34052309514081</text:p>
          </table:table-cell>
          <table:table-cell/>
        </table:table-row>
        <table:table-row table:style-name="ro1" table:visibility="collapse">
          <table:table-cell office:value-type="float" office:value="866" calcext:value-type="float">
            <text:p>866</text:p>
          </table:table-cell>
          <table:table-cell table:formula="of:=1/[.A867]" office:value-type="float" office:value="0.00115473441108545" calcext:value-type="float">
            <text:p>0,001154734411085</text:p>
          </table:table-cell>
          <table:table-cell table:formula="of:=[.C866]+[.B867]" office:value-type="float" office:value="7.3416778295519" calcext:value-type="float">
            <text:p>7,3416778295519</text:p>
          </table:table-cell>
          <table:table-cell/>
        </table:table-row>
        <table:table-row table:style-name="ro1" table:visibility="collapse">
          <table:table-cell office:value-type="float" office:value="867" calcext:value-type="float">
            <text:p>867</text:p>
          </table:table-cell>
          <table:table-cell table:formula="of:=1/[.A868]" office:value-type="float" office:value="0.00115340253748558" calcext:value-type="float">
            <text:p>0,001153402537486</text:p>
          </table:table-cell>
          <table:table-cell table:formula="of:=[.C867]+[.B868]" office:value-type="float" office:value="7.34283123208938" calcext:value-type="float">
            <text:p>7,34283123208938</text:p>
          </table:table-cell>
          <table:table-cell/>
        </table:table-row>
        <table:table-row table:style-name="ro1" table:visibility="collapse">
          <table:table-cell office:value-type="float" office:value="868" calcext:value-type="float">
            <text:p>868</text:p>
          </table:table-cell>
          <table:table-cell table:formula="of:=1/[.A869]" office:value-type="float" office:value="0.00115207373271889" calcext:value-type="float">
            <text:p>0,001152073732719</text:p>
          </table:table-cell>
          <table:table-cell table:formula="of:=[.C868]+[.B869]" office:value-type="float" office:value="7.3439833058221" calcext:value-type="float">
            <text:p>7,3439833058221</text:p>
          </table:table-cell>
          <table:table-cell/>
        </table:table-row>
        <table:table-row table:style-name="ro1" table:visibility="collapse">
          <table:table-cell office:value-type="float" office:value="869" calcext:value-type="float">
            <text:p>869</text:p>
          </table:table-cell>
          <table:table-cell table:formula="of:=1/[.A870]" office:value-type="float" office:value="0.00115074798619102" calcext:value-type="float">
            <text:p>0,001150747986191</text:p>
          </table:table-cell>
          <table:table-cell table:formula="of:=[.C869]+[.B870]" office:value-type="float" office:value="7.34513405380829" calcext:value-type="float">
            <text:p>7,34513405380829</text:p>
          </table:table-cell>
          <table:table-cell/>
        </table:table-row>
        <table:table-row table:style-name="ro1" table:visibility="collapse">
          <table:table-cell office:value-type="float" office:value="870" calcext:value-type="float">
            <text:p>870</text:p>
          </table:table-cell>
          <table:table-cell table:formula="of:=1/[.A871]" office:value-type="float" office:value="0.00114942528735632" calcext:value-type="float">
            <text:p>0,001149425287356</text:p>
          </table:table-cell>
          <table:table-cell table:formula="of:=[.C870]+[.B871]" office:value-type="float" office:value="7.34628347909565" calcext:value-type="float">
            <text:p>7,34628347909565</text:p>
          </table:table-cell>
          <table:table-cell/>
        </table:table-row>
        <table:table-row table:style-name="ro1" table:visibility="collapse">
          <table:table-cell office:value-type="float" office:value="871" calcext:value-type="float">
            <text:p>871</text:p>
          </table:table-cell>
          <table:table-cell table:formula="of:=1/[.A872]" office:value-type="float" office:value="0.00114810562571757" calcext:value-type="float">
            <text:p>0,001148105625718</text:p>
          </table:table-cell>
          <table:table-cell table:formula="of:=[.C871]+[.B872]" office:value-type="float" office:value="7.34743158472137" calcext:value-type="float">
            <text:p>7,34743158472137</text:p>
          </table:table-cell>
          <table:table-cell/>
        </table:table-row>
        <table:table-row table:style-name="ro1" table:visibility="collapse">
          <table:table-cell office:value-type="float" office:value="872" calcext:value-type="float">
            <text:p>872</text:p>
          </table:table-cell>
          <table:table-cell table:formula="of:=1/[.A873]" office:value-type="float" office:value="0.00114678899082569" calcext:value-type="float">
            <text:p>0,001146788990826</text:p>
          </table:table-cell>
          <table:table-cell table:formula="of:=[.C872]+[.B873]" office:value-type="float" office:value="7.34857837371219" calcext:value-type="float">
            <text:p>7,34857837371219</text:p>
          </table:table-cell>
          <table:table-cell/>
        </table:table-row>
        <table:table-row table:style-name="ro1" table:visibility="collapse">
          <table:table-cell office:value-type="float" office:value="873" calcext:value-type="float">
            <text:p>873</text:p>
          </table:table-cell>
          <table:table-cell table:formula="of:=1/[.A874]" office:value-type="float" office:value="0.0011454753722795" calcext:value-type="float">
            <text:p>0,00114547537228</text:p>
          </table:table-cell>
          <table:table-cell table:formula="of:=[.C873]+[.B874]" office:value-type="float" office:value="7.34972384908447" calcext:value-type="float">
            <text:p>7,34972384908447</text:p>
          </table:table-cell>
          <table:table-cell/>
        </table:table-row>
        <table:table-row table:style-name="ro1" table:visibility="collapse">
          <table:table-cell office:value-type="float" office:value="874" calcext:value-type="float">
            <text:p>874</text:p>
          </table:table-cell>
          <table:table-cell table:formula="of:=1/[.A875]" office:value-type="float" office:value="0.0011441647597254" calcext:value-type="float">
            <text:p>0,001144164759725</text:p>
          </table:table-cell>
          <table:table-cell table:formula="of:=[.C874]+[.B875]" office:value-type="float" office:value="7.3508680138442" calcext:value-type="float">
            <text:p>7,3508680138442</text:p>
          </table:table-cell>
          <table:table-cell/>
        </table:table-row>
        <table:table-row table:style-name="ro1" table:visibility="collapse">
          <table:table-cell office:value-type="float" office:value="875" calcext:value-type="float">
            <text:p>875</text:p>
          </table:table-cell>
          <table:table-cell table:formula="of:=1/[.A876]" office:value-type="float" office:value="0.00114285714285714" calcext:value-type="float">
            <text:p>0,001142857142857</text:p>
          </table:table-cell>
          <table:table-cell table:formula="of:=[.C875]+[.B876]" office:value-type="float" office:value="7.35201087098706" calcext:value-type="float">
            <text:p>7,35201087098706</text:p>
          </table:table-cell>
          <table:table-cell/>
        </table:table-row>
        <table:table-row table:style-name="ro1" table:visibility="collapse">
          <table:table-cell office:value-type="float" office:value="876" calcext:value-type="float">
            <text:p>876</text:p>
          </table:table-cell>
          <table:table-cell table:formula="of:=1/[.A877]" office:value-type="float" office:value="0.00114155251141553" calcext:value-type="float">
            <text:p>0,001141552511416</text:p>
          </table:table-cell>
          <table:table-cell table:formula="of:=[.C876]+[.B877]" office:value-type="float" office:value="7.35315242349847" calcext:value-type="float">
            <text:p>7,35315242349847</text:p>
          </table:table-cell>
          <table:table-cell/>
        </table:table-row>
        <table:table-row table:style-name="ro1" table:visibility="collapse">
          <table:table-cell office:value-type="float" office:value="877" calcext:value-type="float">
            <text:p>877</text:p>
          </table:table-cell>
          <table:table-cell table:formula="of:=1/[.A878]" office:value-type="float" office:value="0.00114025085518814" calcext:value-type="float">
            <text:p>0,001140250855188</text:p>
          </table:table-cell>
          <table:table-cell table:formula="of:=[.C877]+[.B878]" office:value-type="float" office:value="7.35429267435366" calcext:value-type="float">
            <text:p>7,35429267435366</text:p>
          </table:table-cell>
          <table:table-cell/>
        </table:table-row>
        <table:table-row table:style-name="ro1" table:visibility="collapse">
          <table:table-cell office:value-type="float" office:value="878" calcext:value-type="float">
            <text:p>878</text:p>
          </table:table-cell>
          <table:table-cell table:formula="of:=1/[.A879]" office:value-type="float" office:value="0.00113895216400911" calcext:value-type="float">
            <text:p>0,001138952164009</text:p>
          </table:table-cell>
          <table:table-cell table:formula="of:=[.C878]+[.B879]" office:value-type="float" office:value="7.35543162651767" calcext:value-type="float">
            <text:p>7,35543162651767</text:p>
          </table:table-cell>
          <table:table-cell/>
        </table:table-row>
        <table:table-row table:style-name="ro1" table:visibility="collapse">
          <table:table-cell office:value-type="float" office:value="879" calcext:value-type="float">
            <text:p>879</text:p>
          </table:table-cell>
          <table:table-cell table:formula="of:=1/[.A880]" office:value-type="float" office:value="0.00113765642775882" calcext:value-type="float">
            <text:p>0,001137656427759</text:p>
          </table:table-cell>
          <table:table-cell table:formula="of:=[.C879]+[.B880]" office:value-type="float" office:value="7.35656928294543" calcext:value-type="float">
            <text:p>7,35656928294543</text:p>
          </table:table-cell>
          <table:table-cell/>
        </table:table-row>
        <table:table-row table:style-name="ro1" table:visibility="collapse">
          <table:table-cell office:value-type="float" office:value="880" calcext:value-type="float">
            <text:p>880</text:p>
          </table:table-cell>
          <table:table-cell table:formula="of:=1/[.A881]" office:value-type="float" office:value="0.00113636363636364" calcext:value-type="float">
            <text:p>0,001136363636364</text:p>
          </table:table-cell>
          <table:table-cell table:formula="of:=[.C880]+[.B881]" office:value-type="float" office:value="7.35770564658179" calcext:value-type="float">
            <text:p>7,35770564658179</text:p>
          </table:table-cell>
          <table:table-cell/>
        </table:table-row>
        <table:table-row table:style-name="ro1" table:visibility="collapse">
          <table:table-cell office:value-type="float" office:value="881" calcext:value-type="float">
            <text:p>881</text:p>
          </table:table-cell>
          <table:table-cell table:formula="of:=1/[.A882]" office:value-type="float" office:value="0.00113507377979569" calcext:value-type="float">
            <text:p>0,001135073779796</text:p>
          </table:table-cell>
          <table:table-cell table:formula="of:=[.C881]+[.B882]" office:value-type="float" office:value="7.35884072036159" calcext:value-type="float">
            <text:p>7,35884072036159</text:p>
          </table:table-cell>
          <table:table-cell/>
        </table:table-row>
        <table:table-row table:style-name="ro1" table:visibility="collapse">
          <table:table-cell office:value-type="float" office:value="882" calcext:value-type="float">
            <text:p>882</text:p>
          </table:table-cell>
          <table:table-cell table:formula="of:=1/[.A883]" office:value-type="float" office:value="0.00113378684807256" calcext:value-type="float">
            <text:p>0,001133786848073</text:p>
          </table:table-cell>
          <table:table-cell table:formula="of:=[.C882]+[.B883]" office:value-type="float" office:value="7.35997450720966" calcext:value-type="float">
            <text:p>7,35997450720966</text:p>
          </table:table-cell>
          <table:table-cell/>
        </table:table-row>
        <table:table-row table:style-name="ro1" table:visibility="collapse">
          <table:table-cell office:value-type="float" office:value="883" calcext:value-type="float">
            <text:p>883</text:p>
          </table:table-cell>
          <table:table-cell table:formula="of:=1/[.A884]" office:value-type="float" office:value="0.00113250283125708" calcext:value-type="float">
            <text:p>0,001132502831257</text:p>
          </table:table-cell>
          <table:table-cell table:formula="of:=[.C883]+[.B884]" office:value-type="float" office:value="7.36110701004092" calcext:value-type="float">
            <text:p>7,36110701004092</text:p>
          </table:table-cell>
          <table:table-cell/>
        </table:table-row>
        <table:table-row table:style-name="ro1" table:visibility="collapse">
          <table:table-cell office:value-type="float" office:value="884" calcext:value-type="float">
            <text:p>884</text:p>
          </table:table-cell>
          <table:table-cell table:formula="of:=1/[.A885]" office:value-type="float" office:value="0.00113122171945701" calcext:value-type="float">
            <text:p>0,001131221719457</text:p>
          </table:table-cell>
          <table:table-cell table:formula="of:=[.C884]+[.B885]" office:value-type="float" office:value="7.36223823176037" calcext:value-type="float">
            <text:p>7,36223823176037</text:p>
          </table:table-cell>
          <table:table-cell/>
        </table:table-row>
        <table:table-row table:style-name="ro1" table:visibility="collapse">
          <table:table-cell office:value-type="float" office:value="885" calcext:value-type="float">
            <text:p>885</text:p>
          </table:table-cell>
          <table:table-cell table:formula="of:=1/[.A886]" office:value-type="float" office:value="0.00112994350282486" calcext:value-type="float">
            <text:p>0,001129943502825</text:p>
          </table:table-cell>
          <table:table-cell table:formula="of:=[.C885]+[.B886]" office:value-type="float" office:value="7.3633681752632" calcext:value-type="float">
            <text:p>7,3633681752632</text:p>
          </table:table-cell>
          <table:table-cell/>
        </table:table-row>
        <table:table-row table:style-name="ro1" table:visibility="collapse">
          <table:table-cell office:value-type="float" office:value="886" calcext:value-type="float">
            <text:p>886</text:p>
          </table:table-cell>
          <table:table-cell table:formula="of:=1/[.A887]" office:value-type="float" office:value="0.00112866817155756" calcext:value-type="float">
            <text:p>0,001128668171558</text:p>
          </table:table-cell>
          <table:table-cell table:formula="of:=[.C886]+[.B887]" office:value-type="float" office:value="7.36449684343476" calcext:value-type="float">
            <text:p>7,36449684343476</text:p>
          </table:table-cell>
          <table:table-cell/>
        </table:table-row>
        <table:table-row table:style-name="ro1" table:visibility="collapse">
          <table:table-cell office:value-type="float" office:value="887" calcext:value-type="float">
            <text:p>887</text:p>
          </table:table-cell>
          <table:table-cell table:formula="of:=1/[.A888]" office:value-type="float" office:value="0.00112739571589628" calcext:value-type="float">
            <text:p>0,001127395715896</text:p>
          </table:table-cell>
          <table:table-cell table:formula="of:=[.C887]+[.B888]" office:value-type="float" office:value="7.36562423915065" calcext:value-type="float">
            <text:p>7,36562423915065</text:p>
          </table:table-cell>
          <table:table-cell/>
        </table:table-row>
        <table:table-row table:style-name="ro1" table:visibility="collapse">
          <table:table-cell office:value-type="float" office:value="888" calcext:value-type="float">
            <text:p>888</text:p>
          </table:table-cell>
          <table:table-cell table:formula="of:=1/[.A889]" office:value-type="float" office:value="0.00112612612612613" calcext:value-type="float">
            <text:p>0,001126126126126</text:p>
          </table:table-cell>
          <table:table-cell table:formula="of:=[.C888]+[.B889]" office:value-type="float" office:value="7.36675036527678" calcext:value-type="float">
            <text:p>7,36675036527678</text:p>
          </table:table-cell>
          <table:table-cell/>
        </table:table-row>
        <table:table-row table:style-name="ro1" table:visibility="collapse">
          <table:table-cell office:value-type="float" office:value="889" calcext:value-type="float">
            <text:p>889</text:p>
          </table:table-cell>
          <table:table-cell table:formula="of:=1/[.A890]" office:value-type="float" office:value="0.00112485939257593" calcext:value-type="float">
            <text:p>0,001124859392576</text:p>
          </table:table-cell>
          <table:table-cell table:formula="of:=[.C889]+[.B890]" office:value-type="float" office:value="7.36787522466935" calcext:value-type="float">
            <text:p>7,36787522466935</text:p>
          </table:table-cell>
          <table:table-cell/>
        </table:table-row>
        <table:table-row table:style-name="ro1" table:visibility="collapse">
          <table:table-cell office:value-type="float" office:value="890" calcext:value-type="float">
            <text:p>890</text:p>
          </table:table-cell>
          <table:table-cell table:formula="of:=1/[.A891]" office:value-type="float" office:value="0.00112359550561798" calcext:value-type="float">
            <text:p>0,001123595505618</text:p>
          </table:table-cell>
          <table:table-cell table:formula="of:=[.C890]+[.B891]" office:value-type="float" office:value="7.36899882017497" calcext:value-type="float">
            <text:p>7,36899882017497</text:p>
          </table:table-cell>
          <table:table-cell/>
        </table:table-row>
        <table:table-row table:style-name="ro1" table:visibility="collapse">
          <table:table-cell office:value-type="float" office:value="891" calcext:value-type="float">
            <text:p>891</text:p>
          </table:table-cell>
          <table:table-cell table:formula="of:=1/[.A892]" office:value-type="float" office:value="0.00112233445566779" calcext:value-type="float">
            <text:p>0,001122334455668</text:p>
          </table:table-cell>
          <table:table-cell table:formula="of:=[.C891]+[.B892]" office:value-type="float" office:value="7.37012115463064" calcext:value-type="float">
            <text:p>7,37012115463064</text:p>
          </table:table-cell>
          <table:table-cell/>
        </table:table-row>
        <table:table-row table:style-name="ro1" table:visibility="collapse">
          <table:table-cell office:value-type="float" office:value="892" calcext:value-type="float">
            <text:p>892</text:p>
          </table:table-cell>
          <table:table-cell table:formula="of:=1/[.A893]" office:value-type="float" office:value="0.00112107623318386" calcext:value-type="float">
            <text:p>0,001121076233184</text:p>
          </table:table-cell>
          <table:table-cell table:formula="of:=[.C892]+[.B893]" office:value-type="float" office:value="7.37124223086382" calcext:value-type="float">
            <text:p>7,37124223086382</text:p>
          </table:table-cell>
          <table:table-cell/>
        </table:table-row>
        <table:table-row table:style-name="ro1" table:visibility="collapse">
          <table:table-cell office:value-type="float" office:value="893" calcext:value-type="float">
            <text:p>893</text:p>
          </table:table-cell>
          <table:table-cell table:formula="of:=1/[.A894]" office:value-type="float" office:value="0.00111982082866741" calcext:value-type="float">
            <text:p>0,001119820828667</text:p>
          </table:table-cell>
          <table:table-cell table:formula="of:=[.C893]+[.B894]" office:value-type="float" office:value="7.37236205169249" calcext:value-type="float">
            <text:p>7,37236205169249</text:p>
          </table:table-cell>
          <table:table-cell/>
        </table:table-row>
        <table:table-row table:style-name="ro1" table:visibility="collapse">
          <table:table-cell office:value-type="float" office:value="894" calcext:value-type="float">
            <text:p>894</text:p>
          </table:table-cell>
          <table:table-cell table:formula="of:=1/[.A895]" office:value-type="float" office:value="0.00111856823266219" calcext:value-type="float">
            <text:p>0,001118568232662</text:p>
          </table:table-cell>
          <table:table-cell table:formula="of:=[.C894]+[.B895]" office:value-type="float" office:value="7.37348061992515" calcext:value-type="float">
            <text:p>7,37348061992515</text:p>
          </table:table-cell>
          <table:table-cell/>
        </table:table-row>
        <table:table-row table:style-name="ro1" table:visibility="collapse">
          <table:table-cell office:value-type="float" office:value="895" calcext:value-type="float">
            <text:p>895</text:p>
          </table:table-cell>
          <table:table-cell table:formula="of:=1/[.A896]" office:value-type="float" office:value="0.00111731843575419" calcext:value-type="float">
            <text:p>0,001117318435754</text:p>
          </table:table-cell>
          <table:table-cell table:formula="of:=[.C895]+[.B896]" office:value-type="float" office:value="7.37459793836091" calcext:value-type="float">
            <text:p>7,37459793836091</text:p>
          </table:table-cell>
          <table:table-cell/>
        </table:table-row>
        <table:table-row table:style-name="ro1" table:visibility="collapse">
          <table:table-cell office:value-type="float" office:value="896" calcext:value-type="float">
            <text:p>896</text:p>
          </table:table-cell>
          <table:table-cell table:formula="of:=1/[.A897]" office:value-type="float" office:value="0.00111607142857143" calcext:value-type="float">
            <text:p>0,001116071428571</text:p>
          </table:table-cell>
          <table:table-cell table:formula="of:=[.C896]+[.B897]" office:value-type="float" office:value="7.37571400978948" calcext:value-type="float">
            <text:p>7,37571400978948</text:p>
          </table:table-cell>
          <table:table-cell/>
        </table:table-row>
        <table:table-row table:style-name="ro1" table:visibility="collapse">
          <table:table-cell office:value-type="float" office:value="897" calcext:value-type="float">
            <text:p>897</text:p>
          </table:table-cell>
          <table:table-cell table:formula="of:=1/[.A898]" office:value-type="float" office:value="0.00111482720178372" calcext:value-type="float">
            <text:p>0,001114827201784</text:p>
          </table:table-cell>
          <table:table-cell table:formula="of:=[.C897]+[.B898]" office:value-type="float" office:value="7.37682883699126" calcext:value-type="float">
            <text:p>7,37682883699126</text:p>
          </table:table-cell>
          <table:table-cell/>
        </table:table-row>
        <table:table-row table:style-name="ro1" table:visibility="collapse">
          <table:table-cell office:value-type="float" office:value="898" calcext:value-type="float">
            <text:p>898</text:p>
          </table:table-cell>
          <table:table-cell table:formula="of:=1/[.A899]" office:value-type="float" office:value="0.00111358574610245" calcext:value-type="float">
            <text:p>0,001113585746102</text:p>
          </table:table-cell>
          <table:table-cell table:formula="of:=[.C898]+[.B899]" office:value-type="float" office:value="7.37794242273736" calcext:value-type="float">
            <text:p>7,37794242273736</text:p>
          </table:table-cell>
          <table:table-cell/>
        </table:table-row>
        <table:table-row table:style-name="ro1" table:visibility="collapse">
          <table:table-cell office:value-type="float" office:value="899" calcext:value-type="float">
            <text:p>899</text:p>
          </table:table-cell>
          <table:table-cell table:formula="of:=1/[.A900]" office:value-type="float" office:value="0.00111234705228031" calcext:value-type="float">
            <text:p>0,00111234705228</text:p>
          </table:table-cell>
          <table:table-cell table:formula="of:=[.C899]+[.B900]" office:value-type="float" office:value="7.37905476978964" calcext:value-type="float">
            <text:p>7,37905476978964</text:p>
          </table:table-cell>
          <table:table-cell/>
        </table:table-row>
        <table:table-row table:style-name="ro1" table:visibility="collapse">
          <table:table-cell office:value-type="float" office:value="900" calcext:value-type="float">
            <text:p>900</text:p>
          </table:table-cell>
          <table:table-cell table:formula="of:=1/[.A901]" office:value-type="float" office:value="0.00111111111111111" calcext:value-type="float">
            <text:p>0,001111111111111</text:p>
          </table:table-cell>
          <table:table-cell table:formula="of:=[.C900]+[.B901]" office:value-type="float" office:value="7.38016588090076" calcext:value-type="float">
            <text:p>7,38016588090076</text:p>
          </table:table-cell>
          <table:table-cell/>
        </table:table-row>
        <table:table-row table:style-name="ro1" table:visibility="collapse">
          <table:table-cell office:value-type="float" office:value="901" calcext:value-type="float">
            <text:p>901</text:p>
          </table:table-cell>
          <table:table-cell table:formula="of:=1/[.A902]" office:value-type="float" office:value="0.00110987791342952" calcext:value-type="float">
            <text:p>0,00110987791343</text:p>
          </table:table-cell>
          <table:table-cell table:formula="of:=[.C901]+[.B902]" office:value-type="float" office:value="7.38127575881418" calcext:value-type="float">
            <text:p>7,38127575881418</text:p>
          </table:table-cell>
          <table:table-cell/>
        </table:table-row>
        <table:table-row table:style-name="ro1" table:visibility="collapse">
          <table:table-cell office:value-type="float" office:value="902" calcext:value-type="float">
            <text:p>902</text:p>
          </table:table-cell>
          <table:table-cell table:formula="of:=1/[.A903]" office:value-type="float" office:value="0.00110864745011086" calcext:value-type="float">
            <text:p>0,001108647450111</text:p>
          </table:table-cell>
          <table:table-cell table:formula="of:=[.C902]+[.B903]" office:value-type="float" office:value="7.3823844062643" calcext:value-type="float">
            <text:p>7,3823844062643</text:p>
          </table:table-cell>
          <table:table-cell/>
        </table:table-row>
        <table:table-row table:style-name="ro1" table:visibility="collapse">
          <table:table-cell office:value-type="float" office:value="903" calcext:value-type="float">
            <text:p>903</text:p>
          </table:table-cell>
          <table:table-cell table:formula="of:=1/[.A904]" office:value-type="float" office:value="0.00110741971207087" calcext:value-type="float">
            <text:p>0,001107419712071</text:p>
          </table:table-cell>
          <table:table-cell table:formula="of:=[.C903]+[.B904]" office:value-type="float" office:value="7.38349182597637" calcext:value-type="float">
            <text:p>7,38349182597637</text:p>
          </table:table-cell>
          <table:table-cell/>
        </table:table-row>
        <table:table-row table:style-name="ro1" table:visibility="collapse">
          <table:table-cell office:value-type="float" office:value="904" calcext:value-type="float">
            <text:p>904</text:p>
          </table:table-cell>
          <table:table-cell table:formula="of:=1/[.A905]" office:value-type="float" office:value="0.00110619469026549" calcext:value-type="float">
            <text:p>0,001106194690265</text:p>
          </table:table-cell>
          <table:table-cell table:formula="of:=[.C904]+[.B905]" office:value-type="float" office:value="7.38459802066663" calcext:value-type="float">
            <text:p>7,38459802066663</text:p>
          </table:table-cell>
          <table:table-cell/>
        </table:table-row>
        <table:table-row table:style-name="ro1" table:visibility="collapse">
          <table:table-cell office:value-type="float" office:value="905" calcext:value-type="float">
            <text:p>905</text:p>
          </table:table-cell>
          <table:table-cell table:formula="of:=1/[.A906]" office:value-type="float" office:value="0.00110497237569061" calcext:value-type="float">
            <text:p>0,001104972375691</text:p>
          </table:table-cell>
          <table:table-cell table:formula="of:=[.C905]+[.B906]" office:value-type="float" office:value="7.38570299304232" calcext:value-type="float">
            <text:p>7,38570299304232</text:p>
          </table:table-cell>
          <table:table-cell/>
        </table:table-row>
        <table:table-row table:style-name="ro1" table:visibility="collapse">
          <table:table-cell office:value-type="float" office:value="906" calcext:value-type="float">
            <text:p>906</text:p>
          </table:table-cell>
          <table:table-cell table:formula="of:=1/[.A907]" office:value-type="float" office:value="0.0011037527593819" calcext:value-type="float">
            <text:p>0,001103752759382</text:p>
          </table:table-cell>
          <table:table-cell table:formula="of:=[.C906]+[.B907]" office:value-type="float" office:value="7.3868067458017" calcext:value-type="float">
            <text:p>7,3868067458017</text:p>
          </table:table-cell>
          <table:table-cell/>
        </table:table-row>
        <table:table-row table:style-name="ro1" table:visibility="collapse">
          <table:table-cell office:value-type="float" office:value="907" calcext:value-type="float">
            <text:p>907</text:p>
          </table:table-cell>
          <table:table-cell table:formula="of:=1/[.A908]" office:value-type="float" office:value="0.00110253583241455" calcext:value-type="float">
            <text:p>0,001102535832415</text:p>
          </table:table-cell>
          <table:table-cell table:formula="of:=[.C907]+[.B908]" office:value-type="float" office:value="7.38790928163412" calcext:value-type="float">
            <text:p>7,38790928163412</text:p>
          </table:table-cell>
          <table:table-cell/>
        </table:table-row>
        <table:table-row table:style-name="ro1" table:visibility="collapse">
          <table:table-cell office:value-type="float" office:value="908" calcext:value-type="float">
            <text:p>908</text:p>
          </table:table-cell>
          <table:table-cell table:formula="of:=1/[.A909]" office:value-type="float" office:value="0.00110132158590308" calcext:value-type="float">
            <text:p>0,001101321585903</text:p>
          </table:table-cell>
          <table:table-cell table:formula="of:=[.C908]+[.B909]" office:value-type="float" office:value="7.38901060322002" calcext:value-type="float">
            <text:p>7,38901060322002</text:p>
          </table:table-cell>
          <table:table-cell/>
        </table:table-row>
        <table:table-row table:style-name="ro1" table:visibility="collapse">
          <table:table-cell office:value-type="float" office:value="909" calcext:value-type="float">
            <text:p>909</text:p>
          </table:table-cell>
          <table:table-cell table:formula="of:=1/[.A910]" office:value-type="float" office:value="0.0011001100110011" calcext:value-type="float">
            <text:p>0,001100110011001</text:p>
          </table:table-cell>
          <table:table-cell table:formula="of:=[.C909]+[.B910]" office:value-type="float" office:value="7.39011071323102" calcext:value-type="float">
            <text:p>7,39011071323102</text:p>
          </table:table-cell>
          <table:table-cell/>
        </table:table-row>
        <table:table-row table:style-name="ro1" table:visibility="collapse">
          <table:table-cell office:value-type="float" office:value="910" calcext:value-type="float">
            <text:p>910</text:p>
          </table:table-cell>
          <table:table-cell table:formula="of:=1/[.A911]" office:value-type="float" office:value="0.0010989010989011" calcext:value-type="float">
            <text:p>0,001098901098901</text:p>
          </table:table-cell>
          <table:table-cell table:formula="of:=[.C910]+[.B911]" office:value-type="float" office:value="7.39120961432992" calcext:value-type="float">
            <text:p>7,39120961432992</text:p>
          </table:table-cell>
          <table:table-cell/>
        </table:table-row>
        <table:table-row table:style-name="ro1" table:visibility="collapse">
          <table:table-cell office:value-type="float" office:value="911" calcext:value-type="float">
            <text:p>911</text:p>
          </table:table-cell>
          <table:table-cell table:formula="of:=1/[.A912]" office:value-type="float" office:value="0.00109769484083425" calcext:value-type="float">
            <text:p>0,001097694840834</text:p>
          </table:table-cell>
          <table:table-cell table:formula="of:=[.C911]+[.B912]" office:value-type="float" office:value="7.39230730917076" calcext:value-type="float">
            <text:p>7,39230730917076</text:p>
          </table:table-cell>
          <table:table-cell/>
        </table:table-row>
        <table:table-row table:style-name="ro1" table:visibility="collapse">
          <table:table-cell office:value-type="float" office:value="912" calcext:value-type="float">
            <text:p>912</text:p>
          </table:table-cell>
          <table:table-cell table:formula="of:=1/[.A913]" office:value-type="float" office:value="0.00109649122807018" calcext:value-type="float">
            <text:p>0,00109649122807</text:p>
          </table:table-cell>
          <table:table-cell table:formula="of:=[.C912]+[.B913]" office:value-type="float" office:value="7.39340380039883" calcext:value-type="float">
            <text:p>7,39340380039883</text:p>
          </table:table-cell>
          <table:table-cell/>
        </table:table-row>
        <table:table-row table:style-name="ro1" table:visibility="collapse">
          <table:table-cell office:value-type="float" office:value="913" calcext:value-type="float">
            <text:p>913</text:p>
          </table:table-cell>
          <table:table-cell table:formula="of:=1/[.A914]" office:value-type="float" office:value="0.00109529025191676" calcext:value-type="float">
            <text:p>0,001095290251917</text:p>
          </table:table-cell>
          <table:table-cell table:formula="of:=[.C913]+[.B914]" office:value-type="float" office:value="7.39449909065075" calcext:value-type="float">
            <text:p>7,39449909065075</text:p>
          </table:table-cell>
          <table:table-cell/>
        </table:table-row>
        <table:table-row table:style-name="ro1" table:visibility="collapse">
          <table:table-cell office:value-type="float" office:value="914" calcext:value-type="float">
            <text:p>914</text:p>
          </table:table-cell>
          <table:table-cell table:formula="of:=1/[.A915]" office:value-type="float" office:value="0.00109409190371991" calcext:value-type="float">
            <text:p>0,00109409190372</text:p>
          </table:table-cell>
          <table:table-cell table:formula="of:=[.C914]+[.B915]" office:value-type="float" office:value="7.39559318255447" calcext:value-type="float">
            <text:p>7,39559318255447</text:p>
          </table:table-cell>
          <table:table-cell/>
        </table:table-row>
        <table:table-row table:style-name="ro1" table:visibility="collapse">
          <table:table-cell office:value-type="float" office:value="915" calcext:value-type="float">
            <text:p>915</text:p>
          </table:table-cell>
          <table:table-cell table:formula="of:=1/[.A916]" office:value-type="float" office:value="0.00109289617486339" calcext:value-type="float">
            <text:p>0,001092896174863</text:p>
          </table:table-cell>
          <table:table-cell table:formula="of:=[.C915]+[.B916]" office:value-type="float" office:value="7.39668607872933" calcext:value-type="float">
            <text:p>7,39668607872933</text:p>
          </table:table-cell>
          <table:table-cell/>
        </table:table-row>
        <table:table-row table:style-name="ro1" table:visibility="collapse">
          <table:table-cell office:value-type="float" office:value="916" calcext:value-type="float">
            <text:p>916</text:p>
          </table:table-cell>
          <table:table-cell table:formula="of:=1/[.A917]" office:value-type="float" office:value="0.00109170305676856" calcext:value-type="float">
            <text:p>0,001091703056769</text:p>
          </table:table-cell>
          <table:table-cell table:formula="of:=[.C916]+[.B917]" office:value-type="float" office:value="7.3977777817861" calcext:value-type="float">
            <text:p>7,3977777817861</text:p>
          </table:table-cell>
          <table:table-cell/>
        </table:table-row>
        <table:table-row table:style-name="ro1" table:visibility="collapse">
          <table:table-cell office:value-type="float" office:value="917" calcext:value-type="float">
            <text:p>917</text:p>
          </table:table-cell>
          <table:table-cell table:formula="of:=1/[.A918]" office:value-type="float" office:value="0.00109051254089422" calcext:value-type="float">
            <text:p>0,001090512540894</text:p>
          </table:table-cell>
          <table:table-cell table:formula="of:=[.C917]+[.B918]" office:value-type="float" office:value="7.39886829432699" calcext:value-type="float">
            <text:p>7,39886829432699</text:p>
          </table:table-cell>
          <table:table-cell/>
        </table:table-row>
        <table:table-row table:style-name="ro1" table:visibility="collapse">
          <table:table-cell office:value-type="float" office:value="918" calcext:value-type="float">
            <text:p>918</text:p>
          </table:table-cell>
          <table:table-cell table:formula="of:=1/[.A919]" office:value-type="float" office:value="0.00108932461873638" calcext:value-type="float">
            <text:p>0,001089324618736</text:p>
          </table:table-cell>
          <table:table-cell table:formula="of:=[.C918]+[.B919]" office:value-type="float" office:value="7.39995761894573" calcext:value-type="float">
            <text:p>7,39995761894573</text:p>
          </table:table-cell>
          <table:table-cell/>
        </table:table-row>
        <table:table-row table:style-name="ro1" table:visibility="collapse">
          <table:table-cell office:value-type="float" office:value="919" calcext:value-type="float">
            <text:p>919</text:p>
          </table:table-cell>
          <table:table-cell table:formula="of:=1/[.A920]" office:value-type="float" office:value="0.00108813928182807" calcext:value-type="float">
            <text:p>0,001088139281828</text:p>
          </table:table-cell>
          <table:table-cell table:formula="of:=[.C919]+[.B920]" office:value-type="float" office:value="7.40104575822756" calcext:value-type="float">
            <text:p>7,40104575822756</text:p>
          </table:table-cell>
          <table:table-cell/>
        </table:table-row>
        <table:table-row table:style-name="ro1" table:visibility="collapse">
          <table:table-cell office:value-type="float" office:value="920" calcext:value-type="float">
            <text:p>920</text:p>
          </table:table-cell>
          <table:table-cell table:formula="of:=1/[.A921]" office:value-type="float" office:value="0.00108695652173913" calcext:value-type="float">
            <text:p>0,001086956521739</text:p>
          </table:table-cell>
          <table:table-cell table:formula="of:=[.C920]+[.B921]" office:value-type="float" office:value="7.4021327147493" calcext:value-type="float">
            <text:p>7,4021327147493</text:p>
          </table:table-cell>
          <table:table-cell/>
        </table:table-row>
        <table:table-row table:style-name="ro1" table:visibility="collapse">
          <table:table-cell office:value-type="float" office:value="921" calcext:value-type="float">
            <text:p>921</text:p>
          </table:table-cell>
          <table:table-cell table:formula="of:=1/[.A922]" office:value-type="float" office:value="0.001085776330076" calcext:value-type="float">
            <text:p>0,001085776330076</text:p>
          </table:table-cell>
          <table:table-cell table:formula="of:=[.C921]+[.B922]" office:value-type="float" office:value="7.40321849107937" calcext:value-type="float">
            <text:p>7,40321849107937</text:p>
          </table:table-cell>
          <table:table-cell/>
        </table:table-row>
        <table:table-row table:style-name="ro1" table:visibility="collapse">
          <table:table-cell office:value-type="float" office:value="922" calcext:value-type="float">
            <text:p>922</text:p>
          </table:table-cell>
          <table:table-cell table:formula="of:=1/[.A923]" office:value-type="float" office:value="0.00108459869848156" calcext:value-type="float">
            <text:p>0,001084598698482</text:p>
          </table:table-cell>
          <table:table-cell table:formula="of:=[.C922]+[.B923]" office:value-type="float" office:value="7.40430308977785" calcext:value-type="float">
            <text:p>7,40430308977785</text:p>
          </table:table-cell>
          <table:table-cell/>
        </table:table-row>
        <table:table-row table:style-name="ro1" table:visibility="collapse">
          <table:table-cell office:value-type="float" office:value="923" calcext:value-type="float">
            <text:p>923</text:p>
          </table:table-cell>
          <table:table-cell table:formula="of:=1/[.A924]" office:value-type="float" office:value="0.00108342361863489" calcext:value-type="float">
            <text:p>0,001083423618635</text:p>
          </table:table-cell>
          <table:table-cell table:formula="of:=[.C923]+[.B924]" office:value-type="float" office:value="7.40538651339649" calcext:value-type="float">
            <text:p>7,40538651339649</text:p>
          </table:table-cell>
          <table:table-cell/>
        </table:table-row>
        <table:table-row table:style-name="ro1" table:visibility="collapse">
          <table:table-cell office:value-type="float" office:value="924" calcext:value-type="float">
            <text:p>924</text:p>
          </table:table-cell>
          <table:table-cell table:formula="of:=1/[.A925]" office:value-type="float" office:value="0.00108225108225108" calcext:value-type="float">
            <text:p>0,001082251082251</text:p>
          </table:table-cell>
          <table:table-cell table:formula="of:=[.C924]+[.B925]" office:value-type="float" office:value="7.40646876447874" calcext:value-type="float">
            <text:p>7,40646876447874</text:p>
          </table:table-cell>
          <table:table-cell/>
        </table:table-row>
        <table:table-row table:style-name="ro1" table:visibility="collapse">
          <table:table-cell office:value-type="float" office:value="925" calcext:value-type="float">
            <text:p>925</text:p>
          </table:table-cell>
          <table:table-cell table:formula="of:=1/[.A926]" office:value-type="float" office:value="0.00108108108108108" calcext:value-type="float">
            <text:p>0,001081081081081</text:p>
          </table:table-cell>
          <table:table-cell table:formula="of:=[.C925]+[.B926]" office:value-type="float" office:value="7.40754984555982" calcext:value-type="float">
            <text:p>7,40754984555982</text:p>
          </table:table-cell>
          <table:table-cell/>
        </table:table-row>
        <table:table-row table:style-name="ro1" table:visibility="collapse">
          <table:table-cell office:value-type="float" office:value="926" calcext:value-type="float">
            <text:p>926</text:p>
          </table:table-cell>
          <table:table-cell table:formula="of:=1/[.A927]" office:value-type="float" office:value="0.00107991360691145" calcext:value-type="float">
            <text:p>0,001079913606911</text:p>
          </table:table-cell>
          <table:table-cell table:formula="of:=[.C926]+[.B927]" office:value-type="float" office:value="7.40862975916673" calcext:value-type="float">
            <text:p>7,40862975916673</text:p>
          </table:table-cell>
          <table:table-cell/>
        </table:table-row>
        <table:table-row table:style-name="ro1" table:visibility="collapse">
          <table:table-cell office:value-type="float" office:value="927" calcext:value-type="float">
            <text:p>927</text:p>
          </table:table-cell>
          <table:table-cell table:formula="of:=1/[.A928]" office:value-type="float" office:value="0.00107874865156419" calcext:value-type="float">
            <text:p>0,001078748651564</text:p>
          </table:table-cell>
          <table:table-cell table:formula="of:=[.C927]+[.B928]" office:value-type="float" office:value="7.4097085078183" calcext:value-type="float">
            <text:p>7,4097085078183</text:p>
          </table:table-cell>
          <table:table-cell/>
        </table:table-row>
        <table:table-row table:style-name="ro1" table:visibility="collapse">
          <table:table-cell office:value-type="float" office:value="928" calcext:value-type="float">
            <text:p>928</text:p>
          </table:table-cell>
          <table:table-cell table:formula="of:=1/[.A929]" office:value-type="float" office:value="0.00107758620689655" calcext:value-type="float">
            <text:p>0,001077586206897</text:p>
          </table:table-cell>
          <table:table-cell table:formula="of:=[.C928]+[.B929]" office:value-type="float" office:value="7.41078609402519" calcext:value-type="float">
            <text:p>7,41078609402519</text:p>
          </table:table-cell>
          <table:table-cell/>
        </table:table-row>
        <table:table-row table:style-name="ro1" table:visibility="collapse">
          <table:table-cell office:value-type="float" office:value="929" calcext:value-type="float">
            <text:p>929</text:p>
          </table:table-cell>
          <table:table-cell table:formula="of:=1/[.A930]" office:value-type="float" office:value="0.00107642626480086" calcext:value-type="float">
            <text:p>0,001076426264801</text:p>
          </table:table-cell>
          <table:table-cell table:formula="of:=[.C929]+[.B930]" office:value-type="float" office:value="7.41186252028999" calcext:value-type="float">
            <text:p>7,41186252028999</text:p>
          </table:table-cell>
          <table:table-cell/>
        </table:table-row>
        <table:table-row table:style-name="ro1" table:visibility="collapse">
          <table:table-cell office:value-type="float" office:value="930" calcext:value-type="float">
            <text:p>930</text:p>
          </table:table-cell>
          <table:table-cell table:formula="of:=1/[.A931]" office:value-type="float" office:value="0.0010752688172043" calcext:value-type="float">
            <text:p>0,001075268817204</text:p>
          </table:table-cell>
          <table:table-cell table:formula="of:=[.C930]+[.B931]" office:value-type="float" office:value="7.4129377891072" calcext:value-type="float">
            <text:p>7,4129377891072</text:p>
          </table:table-cell>
          <table:table-cell/>
        </table:table-row>
        <table:table-row table:style-name="ro1" table:visibility="collapse">
          <table:table-cell office:value-type="float" office:value="931" calcext:value-type="float">
            <text:p>931</text:p>
          </table:table-cell>
          <table:table-cell table:formula="of:=1/[.A932]" office:value-type="float" office:value="0.00107411385606874" calcext:value-type="float">
            <text:p>0,001074113856069</text:p>
          </table:table-cell>
          <table:table-cell table:formula="of:=[.C931]+[.B932]" office:value-type="float" office:value="7.41401190296327" calcext:value-type="float">
            <text:p>7,41401190296327</text:p>
          </table:table-cell>
          <table:table-cell/>
        </table:table-row>
        <table:table-row table:style-name="ro1" table:visibility="collapse">
          <table:table-cell office:value-type="float" office:value="932" calcext:value-type="float">
            <text:p>932</text:p>
          </table:table-cell>
          <table:table-cell table:formula="of:=1/[.A933]" office:value-type="float" office:value="0.00107296137339056" calcext:value-type="float">
            <text:p>0,001072961373391</text:p>
          </table:table-cell>
          <table:table-cell table:formula="of:=[.C932]+[.B933]" office:value-type="float" office:value="7.41508486433666" calcext:value-type="float">
            <text:p>7,41508486433666</text:p>
          </table:table-cell>
          <table:table-cell/>
        </table:table-row>
        <table:table-row table:style-name="ro1" table:visibility="collapse">
          <table:table-cell office:value-type="float" office:value="933" calcext:value-type="float">
            <text:p>933</text:p>
          </table:table-cell>
          <table:table-cell table:formula="of:=1/[.A934]" office:value-type="float" office:value="0.00107181136120043" calcext:value-type="float">
            <text:p>0,0010718113612</text:p>
          </table:table-cell>
          <table:table-cell table:formula="of:=[.C933]+[.B934]" office:value-type="float" office:value="7.41615667569786" calcext:value-type="float">
            <text:p>7,41615667569786</text:p>
          </table:table-cell>
          <table:table-cell/>
        </table:table-row>
        <table:table-row table:style-name="ro1" table:visibility="collapse">
          <table:table-cell office:value-type="float" office:value="934" calcext:value-type="float">
            <text:p>934</text:p>
          </table:table-cell>
          <table:table-cell table:formula="of:=1/[.A935]" office:value-type="float" office:value="0.00107066381156317" calcext:value-type="float">
            <text:p>0,001070663811563</text:p>
          </table:table-cell>
          <table:table-cell table:formula="of:=[.C934]+[.B935]" office:value-type="float" office:value="7.41722733950942" calcext:value-type="float">
            <text:p>7,41722733950942</text:p>
          </table:table-cell>
          <table:table-cell/>
        </table:table-row>
        <table:table-row table:style-name="ro1" table:visibility="collapse">
          <table:table-cell office:value-type="float" office:value="935" calcext:value-type="float">
            <text:p>935</text:p>
          </table:table-cell>
          <table:table-cell table:formula="of:=1/[.A936]" office:value-type="float" office:value="0.00106951871657754" calcext:value-type="float">
            <text:p>0,001069518716578</text:p>
          </table:table-cell>
          <table:table-cell table:formula="of:=[.C935]+[.B936]" office:value-type="float" office:value="7.418296858226" calcext:value-type="float">
            <text:p>7,418296858226</text:p>
          </table:table-cell>
          <table:table-cell/>
        </table:table-row>
        <table:table-row table:style-name="ro1" table:visibility="collapse">
          <table:table-cell office:value-type="float" office:value="936" calcext:value-type="float">
            <text:p>936</text:p>
          </table:table-cell>
          <table:table-cell table:formula="of:=1/[.A937]" office:value-type="float" office:value="0.00106837606837607" calcext:value-type="float">
            <text:p>0,001068376068376</text:p>
          </table:table-cell>
          <table:table-cell table:formula="of:=[.C936]+[.B937]" office:value-type="float" office:value="7.41936523429438" calcext:value-type="float">
            <text:p>7,41936523429438</text:p>
          </table:table-cell>
          <table:table-cell/>
        </table:table-row>
        <table:table-row table:style-name="ro1" table:visibility="collapse">
          <table:table-cell office:value-type="float" office:value="937" calcext:value-type="float">
            <text:p>937</text:p>
          </table:table-cell>
          <table:table-cell table:formula="of:=1/[.A938]" office:value-type="float" office:value="0.00106723585912487" calcext:value-type="float">
            <text:p>0,001067235859125</text:p>
          </table:table-cell>
          <table:table-cell table:formula="of:=[.C937]+[.B938]" office:value-type="float" office:value="7.4204324701535" calcext:value-type="float">
            <text:p>7,4204324701535</text:p>
          </table:table-cell>
          <table:table-cell/>
        </table:table-row>
        <table:table-row table:style-name="ro1" table:visibility="collapse">
          <table:table-cell office:value-type="float" office:value="938" calcext:value-type="float">
            <text:p>938</text:p>
          </table:table-cell>
          <table:table-cell table:formula="of:=1/[.A939]" office:value-type="float" office:value="0.00106609808102345" calcext:value-type="float">
            <text:p>0,001066098081023</text:p>
          </table:table-cell>
          <table:table-cell table:formula="of:=[.C938]+[.B939]" office:value-type="float" office:value="7.42149856823452" calcext:value-type="float">
            <text:p>7,42149856823452</text:p>
          </table:table-cell>
          <table:table-cell/>
        </table:table-row>
        <table:table-row table:style-name="ro1" table:visibility="collapse">
          <table:table-cell office:value-type="float" office:value="939" calcext:value-type="float">
            <text:p>939</text:p>
          </table:table-cell>
          <table:table-cell table:formula="of:=1/[.A940]" office:value-type="float" office:value="0.00106496272630458" calcext:value-type="float">
            <text:p>0,001064962726305</text:p>
          </table:table-cell>
          <table:table-cell table:formula="of:=[.C939]+[.B940]" office:value-type="float" office:value="7.42256353096083" calcext:value-type="float">
            <text:p>7,42256353096083</text:p>
          </table:table-cell>
          <table:table-cell/>
        </table:table-row>
        <table:table-row table:style-name="ro1" table:visibility="collapse">
          <table:table-cell office:value-type="float" office:value="940" calcext:value-type="float">
            <text:p>940</text:p>
          </table:table-cell>
          <table:table-cell table:formula="of:=1/[.A941]" office:value-type="float" office:value="0.00106382978723404" calcext:value-type="float">
            <text:p>0,001063829787234</text:p>
          </table:table-cell>
          <table:table-cell table:formula="of:=[.C940]+[.B941]" office:value-type="float" office:value="7.42362736074806" calcext:value-type="float">
            <text:p>7,42362736074806</text:p>
          </table:table-cell>
          <table:table-cell/>
        </table:table-row>
        <table:table-row table:style-name="ro1" table:visibility="collapse">
          <table:table-cell office:value-type="float" office:value="941" calcext:value-type="float">
            <text:p>941</text:p>
          </table:table-cell>
          <table:table-cell table:formula="of:=1/[.A942]" office:value-type="float" office:value="0.00106269925611052" calcext:value-type="float">
            <text:p>0,001062699256111</text:p>
          </table:table-cell>
          <table:table-cell table:formula="of:=[.C941]+[.B942]" office:value-type="float" office:value="7.42469006000417" calcext:value-type="float">
            <text:p>7,42469006000417</text:p>
          </table:table-cell>
          <table:table-cell/>
        </table:table-row>
        <table:table-row table:style-name="ro1" table:visibility="collapse">
          <table:table-cell office:value-type="float" office:value="942" calcext:value-type="float">
            <text:p>942</text:p>
          </table:table-cell>
          <table:table-cell table:formula="of:=1/[.A943]" office:value-type="float" office:value="0.00106157112526539" calcext:value-type="float">
            <text:p>0,001061571125265</text:p>
          </table:table-cell>
          <table:table-cell table:formula="of:=[.C942]+[.B943]" office:value-type="float" office:value="7.42575163112944" calcext:value-type="float">
            <text:p>7,42575163112944</text:p>
          </table:table-cell>
          <table:table-cell/>
        </table:table-row>
        <table:table-row table:style-name="ro1" table:visibility="collapse">
          <table:table-cell office:value-type="float" office:value="943" calcext:value-type="float">
            <text:p>943</text:p>
          </table:table-cell>
          <table:table-cell table:formula="of:=1/[.A944]" office:value-type="float" office:value="0.00106044538706257" calcext:value-type="float">
            <text:p>0,001060445387063</text:p>
          </table:table-cell>
          <table:table-cell table:formula="of:=[.C943]+[.B944]" office:value-type="float" office:value="7.4268120765165" calcext:value-type="float">
            <text:p>7,4268120765165</text:p>
          </table:table-cell>
          <table:table-cell/>
        </table:table-row>
        <table:table-row table:style-name="ro1" table:visibility="collapse">
          <table:table-cell office:value-type="float" office:value="944" calcext:value-type="float">
            <text:p>944</text:p>
          </table:table-cell>
          <table:table-cell table:formula="of:=1/[.A945]" office:value-type="float" office:value="0.00105932203389831" calcext:value-type="float">
            <text:p>0,001059322033898</text:p>
          </table:table-cell>
          <table:table-cell table:formula="of:=[.C944]+[.B945]" office:value-type="float" office:value="7.4278713985504" calcext:value-type="float">
            <text:p>7,4278713985504</text:p>
          </table:table-cell>
          <table:table-cell/>
        </table:table-row>
        <table:table-row table:style-name="ro1" table:visibility="collapse">
          <table:table-cell office:value-type="float" office:value="945" calcext:value-type="float">
            <text:p>945</text:p>
          </table:table-cell>
          <table:table-cell table:formula="of:=1/[.A946]" office:value-type="float" office:value="0.00105820105820106" calcext:value-type="float">
            <text:p>0,001058201058201</text:p>
          </table:table-cell>
          <table:table-cell table:formula="of:=[.C945]+[.B946]" office:value-type="float" office:value="7.4289295996086" calcext:value-type="float">
            <text:p>7,4289295996086</text:p>
          </table:table-cell>
          <table:table-cell/>
        </table:table-row>
        <table:table-row table:style-name="ro1" table:visibility="collapse">
          <table:table-cell office:value-type="float" office:value="946" calcext:value-type="float">
            <text:p>946</text:p>
          </table:table-cell>
          <table:table-cell table:formula="of:=1/[.A947]" office:value-type="float" office:value="0.00105708245243129" calcext:value-type="float">
            <text:p>0,001057082452431</text:p>
          </table:table-cell>
          <table:table-cell table:formula="of:=[.C946]+[.B947]" office:value-type="float" office:value="7.42998668206103" calcext:value-type="float">
            <text:p>7,42998668206103</text:p>
          </table:table-cell>
          <table:table-cell/>
        </table:table-row>
        <table:table-row table:style-name="ro1" table:visibility="collapse">
          <table:table-cell office:value-type="float" office:value="947" calcext:value-type="float">
            <text:p>947</text:p>
          </table:table-cell>
          <table:table-cell table:formula="of:=1/[.A948]" office:value-type="float" office:value="0.00105596620908131" calcext:value-type="float">
            <text:p>0,001055966209081</text:p>
          </table:table-cell>
          <table:table-cell table:formula="of:=[.C947]+[.B948]" office:value-type="float" office:value="7.43104264827011" calcext:value-type="float">
            <text:p>7,43104264827011</text:p>
          </table:table-cell>
          <table:table-cell/>
        </table:table-row>
        <table:table-row table:style-name="ro1" table:visibility="collapse">
          <table:table-cell office:value-type="float" office:value="948" calcext:value-type="float">
            <text:p>948</text:p>
          </table:table-cell>
          <table:table-cell table:formula="of:=1/[.A949]" office:value-type="float" office:value="0.00105485232067511" calcext:value-type="float">
            <text:p>0,001054852320675</text:p>
          </table:table-cell>
          <table:table-cell table:formula="of:=[.C948]+[.B949]" office:value-type="float" office:value="7.43209750059079" calcext:value-type="float">
            <text:p>7,43209750059079</text:p>
          </table:table-cell>
          <table:table-cell/>
        </table:table-row>
        <table:table-row table:style-name="ro1" table:visibility="collapse">
          <table:table-cell office:value-type="float" office:value="949" calcext:value-type="float">
            <text:p>949</text:p>
          </table:table-cell>
          <table:table-cell table:formula="of:=1/[.A950]" office:value-type="float" office:value="0.00105374077976818" calcext:value-type="float">
            <text:p>0,001053740779768</text:p>
          </table:table-cell>
          <table:table-cell table:formula="of:=[.C949]+[.B950]" office:value-type="float" office:value="7.43315124137055" calcext:value-type="float">
            <text:p>7,43315124137055</text:p>
          </table:table-cell>
          <table:table-cell/>
        </table:table-row>
        <table:table-row table:style-name="ro1" table:visibility="collapse">
          <table:table-cell office:value-type="float" office:value="950" calcext:value-type="float">
            <text:p>950</text:p>
          </table:table-cell>
          <table:table-cell table:formula="of:=1/[.A951]" office:value-type="float" office:value="0.00105263157894737" calcext:value-type="float">
            <text:p>0,001052631578947</text:p>
          </table:table-cell>
          <table:table-cell table:formula="of:=[.C950]+[.B951]" office:value-type="float" office:value="7.4342038729495" calcext:value-type="float">
            <text:p>7,4342038729495</text:p>
          </table:table-cell>
          <table:table-cell/>
        </table:table-row>
        <table:table-row table:style-name="ro1" table:visibility="collapse">
          <table:table-cell office:value-type="float" office:value="951" calcext:value-type="float">
            <text:p>951</text:p>
          </table:table-cell>
          <table:table-cell table:formula="of:=1/[.A952]" office:value-type="float" office:value="0.0010515247108307" calcext:value-type="float">
            <text:p>0,001051524710831</text:p>
          </table:table-cell>
          <table:table-cell table:formula="of:=[.C951]+[.B952]" office:value-type="float" office:value="7.43525539766033" calcext:value-type="float">
            <text:p>7,43525539766033</text:p>
          </table:table-cell>
          <table:table-cell/>
        </table:table-row>
        <table:table-row table:style-name="ro1" table:visibility="collapse">
          <table:table-cell office:value-type="float" office:value="952" calcext:value-type="float">
            <text:p>952</text:p>
          </table:table-cell>
          <table:table-cell table:formula="of:=1/[.A953]" office:value-type="float" office:value="0.00105042016806723" calcext:value-type="float">
            <text:p>0,001050420168067</text:p>
          </table:table-cell>
          <table:table-cell table:formula="of:=[.C952]+[.B953]" office:value-type="float" office:value="7.4363058178284" calcext:value-type="float">
            <text:p>7,4363058178284</text:p>
          </table:table-cell>
          <table:table-cell/>
        </table:table-row>
        <table:table-row table:style-name="ro1" table:visibility="collapse">
          <table:table-cell office:value-type="float" office:value="953" calcext:value-type="float">
            <text:p>953</text:p>
          </table:table-cell>
          <table:table-cell table:formula="of:=1/[.A954]" office:value-type="float" office:value="0.00104931794333683" calcext:value-type="float">
            <text:p>0,001049317943337</text:p>
          </table:table-cell>
          <table:table-cell table:formula="of:=[.C953]+[.B954]" office:value-type="float" office:value="7.43735513577174" calcext:value-type="float">
            <text:p>7,43735513577174</text:p>
          </table:table-cell>
          <table:table-cell/>
        </table:table-row>
        <table:table-row table:style-name="ro1" table:visibility="collapse">
          <table:table-cell office:value-type="float" office:value="954" calcext:value-type="float">
            <text:p>954</text:p>
          </table:table-cell>
          <table:table-cell table:formula="of:=1/[.A955]" office:value-type="float" office:value="0.0010482180293501" calcext:value-type="float">
            <text:p>0,00104821802935</text:p>
          </table:table-cell>
          <table:table-cell table:formula="of:=[.C954]+[.B955]" office:value-type="float" office:value="7.43840335380109" calcext:value-type="float">
            <text:p>7,43840335380109</text:p>
          </table:table-cell>
          <table:table-cell/>
        </table:table-row>
        <table:table-row table:style-name="ro1" table:visibility="collapse">
          <table:table-cell office:value-type="float" office:value="955" calcext:value-type="float">
            <text:p>955</text:p>
          </table:table-cell>
          <table:table-cell table:formula="of:=1/[.A956]" office:value-type="float" office:value="0.00104712041884817" calcext:value-type="float">
            <text:p>0,001047120418848</text:p>
          </table:table-cell>
          <table:table-cell table:formula="of:=[.C955]+[.B956]" office:value-type="float" office:value="7.43945047421993" calcext:value-type="float">
            <text:p>7,43945047421993</text:p>
          </table:table-cell>
          <table:table-cell/>
        </table:table-row>
        <table:table-row table:style-name="ro1" table:visibility="collapse">
          <table:table-cell office:value-type="float" office:value="956" calcext:value-type="float">
            <text:p>956</text:p>
          </table:table-cell>
          <table:table-cell table:formula="of:=1/[.A957]" office:value-type="float" office:value="0.00104602510460251" calcext:value-type="float">
            <text:p>0,001046025104603</text:p>
          </table:table-cell>
          <table:table-cell table:formula="of:=[.C956]+[.B957]" office:value-type="float" office:value="7.44049649932454" calcext:value-type="float">
            <text:p>7,44049649932454</text:p>
          </table:table-cell>
          <table:table-cell/>
        </table:table-row>
        <table:table-row table:style-name="ro1" table:visibility="collapse">
          <table:table-cell office:value-type="float" office:value="957" calcext:value-type="float">
            <text:p>957</text:p>
          </table:table-cell>
          <table:table-cell table:formula="of:=1/[.A958]" office:value-type="float" office:value="0.00104493207941484" calcext:value-type="float">
            <text:p>0,001044932079415</text:p>
          </table:table-cell>
          <table:table-cell table:formula="of:=[.C957]+[.B958]" office:value-type="float" office:value="7.44154143140395" calcext:value-type="float">
            <text:p>7,44154143140395</text:p>
          </table:table-cell>
          <table:table-cell/>
        </table:table-row>
        <table:table-row table:style-name="ro1" table:visibility="collapse">
          <table:table-cell office:value-type="float" office:value="958" calcext:value-type="float">
            <text:p>958</text:p>
          </table:table-cell>
          <table:table-cell table:formula="of:=1/[.A959]" office:value-type="float" office:value="0.00104384133611691" calcext:value-type="float">
            <text:p>0,001043841336117</text:p>
          </table:table-cell>
          <table:table-cell table:formula="of:=[.C958]+[.B959]" office:value-type="float" office:value="7.44258527274007" calcext:value-type="float">
            <text:p>7,44258527274007</text:p>
          </table:table-cell>
          <table:table-cell/>
        </table:table-row>
        <table:table-row table:style-name="ro1" table:visibility="collapse">
          <table:table-cell office:value-type="float" office:value="959" calcext:value-type="float">
            <text:p>959</text:p>
          </table:table-cell>
          <table:table-cell table:formula="of:=1/[.A960]" office:value-type="float" office:value="0.00104275286757039" calcext:value-type="float">
            <text:p>0,00104275286757</text:p>
          </table:table-cell>
          <table:table-cell table:formula="of:=[.C959]+[.B960]" office:value-type="float" office:value="7.44362802560764" calcext:value-type="float">
            <text:p>7,44362802560764</text:p>
          </table:table-cell>
          <table:table-cell/>
        </table:table-row>
        <table:table-row table:style-name="ro1" table:visibility="collapse">
          <table:table-cell office:value-type="float" office:value="960" calcext:value-type="float">
            <text:p>960</text:p>
          </table:table-cell>
          <table:table-cell table:formula="of:=1/[.A961]" office:value-type="float" office:value="0.00104166666666667" calcext:value-type="float">
            <text:p>0,001041666666667</text:p>
          </table:table-cell>
          <table:table-cell table:formula="of:=[.C960]+[.B961]" office:value-type="float" office:value="7.44466969227431" calcext:value-type="float">
            <text:p>7,44466969227431</text:p>
          </table:table-cell>
          <table:table-cell/>
        </table:table-row>
        <table:table-row table:style-name="ro1" table:visibility="collapse">
          <table:table-cell office:value-type="float" office:value="961" calcext:value-type="float">
            <text:p>961</text:p>
          </table:table-cell>
          <table:table-cell table:formula="of:=1/[.A962]" office:value-type="float" office:value="0.00104058272632674" calcext:value-type="float">
            <text:p>0,001040582726327</text:p>
          </table:table-cell>
          <table:table-cell table:formula="of:=[.C961]+[.B962]" office:value-type="float" office:value="7.44571027500063" calcext:value-type="float">
            <text:p>7,44571027500063</text:p>
          </table:table-cell>
          <table:table-cell/>
        </table:table-row>
        <table:table-row table:style-name="ro1" table:visibility="collapse">
          <table:table-cell office:value-type="float" office:value="962" calcext:value-type="float">
            <text:p>962</text:p>
          </table:table-cell>
          <table:table-cell table:formula="of:=1/[.A963]" office:value-type="float" office:value="0.00103950103950104" calcext:value-type="float">
            <text:p>0,001039501039501</text:p>
          </table:table-cell>
          <table:table-cell table:formula="of:=[.C962]+[.B963]" office:value-type="float" office:value="7.44674977604013" calcext:value-type="float">
            <text:p>7,44674977604013</text:p>
          </table:table-cell>
          <table:table-cell/>
        </table:table-row>
        <table:table-row table:style-name="ro1" table:visibility="collapse">
          <table:table-cell office:value-type="float" office:value="963" calcext:value-type="float">
            <text:p>963</text:p>
          </table:table-cell>
          <table:table-cell table:formula="of:=1/[.A964]" office:value-type="float" office:value="0.00103842159916926" calcext:value-type="float">
            <text:p>0,001038421599169</text:p>
          </table:table-cell>
          <table:table-cell table:formula="of:=[.C963]+[.B964]" office:value-type="float" office:value="7.4477881976393" calcext:value-type="float">
            <text:p>7,4477881976393</text:p>
          </table:table-cell>
          <table:table-cell/>
        </table:table-row>
        <table:table-row table:style-name="ro1" table:visibility="collapse">
          <table:table-cell office:value-type="float" office:value="964" calcext:value-type="float">
            <text:p>964</text:p>
          </table:table-cell>
          <table:table-cell table:formula="of:=1/[.A965]" office:value-type="float" office:value="0.00103734439834025" calcext:value-type="float">
            <text:p>0,00103734439834</text:p>
          </table:table-cell>
          <table:table-cell table:formula="of:=[.C964]+[.B965]" office:value-type="float" office:value="7.44882554203764" calcext:value-type="float">
            <text:p>7,44882554203764</text:p>
          </table:table-cell>
          <table:table-cell/>
        </table:table-row>
        <table:table-row table:style-name="ro1" table:visibility="collapse">
          <table:table-cell office:value-type="float" office:value="965" calcext:value-type="float">
            <text:p>965</text:p>
          </table:table-cell>
          <table:table-cell table:formula="of:=1/[.A966]" office:value-type="float" office:value="0.00103626943005181" calcext:value-type="float">
            <text:p>0,001036269430052</text:p>
          </table:table-cell>
          <table:table-cell table:formula="of:=[.C965]+[.B966]" office:value-type="float" office:value="7.44986181146769" calcext:value-type="float">
            <text:p>7,44986181146769</text:p>
          </table:table-cell>
          <table:table-cell/>
        </table:table-row>
        <table:table-row table:style-name="ro1" table:visibility="collapse">
          <table:table-cell office:value-type="float" office:value="966" calcext:value-type="float">
            <text:p>966</text:p>
          </table:table-cell>
          <table:table-cell table:formula="of:=1/[.A967]" office:value-type="float" office:value="0.0010351966873706" calcext:value-type="float">
            <text:p>0,001035196687371</text:p>
          </table:table-cell>
          <table:table-cell table:formula="of:=[.C966]+[.B967]" office:value-type="float" office:value="7.45089700815506" calcext:value-type="float">
            <text:p>7,45089700815506</text:p>
          </table:table-cell>
          <table:table-cell/>
        </table:table-row>
        <table:table-row table:style-name="ro1" table:visibility="collapse">
          <table:table-cell office:value-type="float" office:value="967" calcext:value-type="float">
            <text:p>967</text:p>
          </table:table-cell>
          <table:table-cell table:formula="of:=1/[.A968]" office:value-type="float" office:value="0.00103412616339193" calcext:value-type="float">
            <text:p>0,001034126163392</text:p>
          </table:table-cell>
          <table:table-cell table:formula="of:=[.C967]+[.B968]" office:value-type="float" office:value="7.45193113431846" calcext:value-type="float">
            <text:p>7,45193113431846</text:p>
          </table:table-cell>
          <table:table-cell/>
        </table:table-row>
        <table:table-row table:style-name="ro1" table:visibility="collapse">
          <table:table-cell office:value-type="float" office:value="968" calcext:value-type="float">
            <text:p>968</text:p>
          </table:table-cell>
          <table:table-cell table:formula="of:=1/[.A969]" office:value-type="float" office:value="0.00103305785123967" calcext:value-type="float">
            <text:p>0,00103305785124</text:p>
          </table:table-cell>
          <table:table-cell table:formula="of:=[.C968]+[.B969]" office:value-type="float" office:value="7.4529641921697" calcext:value-type="float">
            <text:p>7,4529641921697</text:p>
          </table:table-cell>
          <table:table-cell/>
        </table:table-row>
        <table:table-row table:style-name="ro1" table:visibility="collapse">
          <table:table-cell office:value-type="float" office:value="969" calcext:value-type="float">
            <text:p>969</text:p>
          </table:table-cell>
          <table:table-cell table:formula="of:=1/[.A970]" office:value-type="float" office:value="0.00103199174406605" calcext:value-type="float">
            <text:p>0,001031991744066</text:p>
          </table:table-cell>
          <table:table-cell table:formula="of:=[.C969]+[.B970]" office:value-type="float" office:value="7.45399618391376" calcext:value-type="float">
            <text:p>7,45399618391376</text:p>
          </table:table-cell>
          <table:table-cell/>
        </table:table-row>
        <table:table-row table:style-name="ro1" table:visibility="collapse">
          <table:table-cell office:value-type="float" office:value="970" calcext:value-type="float">
            <text:p>970</text:p>
          </table:table-cell>
          <table:table-cell table:formula="of:=1/[.A971]" office:value-type="float" office:value="0.00103092783505155" calcext:value-type="float">
            <text:p>0,001030927835052</text:p>
          </table:table-cell>
          <table:table-cell table:formula="of:=[.C970]+[.B971]" office:value-type="float" office:value="7.45502711174881" calcext:value-type="float">
            <text:p>7,45502711174881</text:p>
          </table:table-cell>
          <table:table-cell/>
        </table:table-row>
        <table:table-row table:style-name="ro1" table:visibility="collapse">
          <table:table-cell office:value-type="float" office:value="971" calcext:value-type="float">
            <text:p>971</text:p>
          </table:table-cell>
          <table:table-cell table:formula="of:=1/[.A972]" office:value-type="float" office:value="0.00102986611740474" calcext:value-type="float">
            <text:p>0,001029866117405</text:p>
          </table:table-cell>
          <table:table-cell table:formula="of:=[.C971]+[.B972]" office:value-type="float" office:value="7.45605697786622" calcext:value-type="float">
            <text:p>7,45605697786622</text:p>
          </table:table-cell>
          <table:table-cell/>
        </table:table-row>
        <table:table-row table:style-name="ro1" table:visibility="collapse">
          <table:table-cell office:value-type="float" office:value="972" calcext:value-type="float">
            <text:p>972</text:p>
          </table:table-cell>
          <table:table-cell table:formula="of:=1/[.A973]" office:value-type="float" office:value="0.00102880658436214" calcext:value-type="float">
            <text:p>0,001028806584362</text:p>
          </table:table-cell>
          <table:table-cell table:formula="of:=[.C972]+[.B973]" office:value-type="float" office:value="7.45708578445058" calcext:value-type="float">
            <text:p>7,45708578445058</text:p>
          </table:table-cell>
          <table:table-cell/>
        </table:table-row>
        <table:table-row table:style-name="ro1" table:visibility="collapse">
          <table:table-cell office:value-type="float" office:value="973" calcext:value-type="float">
            <text:p>973</text:p>
          </table:table-cell>
          <table:table-cell table:formula="of:=1/[.A974]" office:value-type="float" office:value="0.00102774922918808" calcext:value-type="float">
            <text:p>0,001027749229188</text:p>
          </table:table-cell>
          <table:table-cell table:formula="of:=[.C973]+[.B974]" office:value-type="float" office:value="7.45811353367977" calcext:value-type="float">
            <text:p>7,45811353367977</text:p>
          </table:table-cell>
          <table:table-cell/>
        </table:table-row>
        <table:table-row table:style-name="ro1" table:visibility="collapse">
          <table:table-cell office:value-type="float" office:value="974" calcext:value-type="float">
            <text:p>974</text:p>
          </table:table-cell>
          <table:table-cell table:formula="of:=1/[.A975]" office:value-type="float" office:value="0.00102669404517454" calcext:value-type="float">
            <text:p>0,001026694045175</text:p>
          </table:table-cell>
          <table:table-cell table:formula="of:=[.C974]+[.B975]" office:value-type="float" office:value="7.45914022772494" calcext:value-type="float">
            <text:p>7,45914022772494</text:p>
          </table:table-cell>
          <table:table-cell/>
        </table:table-row>
        <table:table-row table:style-name="ro1" table:visibility="collapse">
          <table:table-cell office:value-type="float" office:value="975" calcext:value-type="float">
            <text:p>975</text:p>
          </table:table-cell>
          <table:table-cell table:formula="of:=1/[.A976]" office:value-type="float" office:value="0.00102564102564103" calcext:value-type="float">
            <text:p>0,001025641025641</text:p>
          </table:table-cell>
          <table:table-cell table:formula="of:=[.C975]+[.B976]" office:value-type="float" office:value="7.46016586875058" calcext:value-type="float">
            <text:p>7,46016586875058</text:p>
          </table:table-cell>
          <table:table-cell/>
        </table:table-row>
        <table:table-row table:style-name="ro1" table:visibility="collapse">
          <table:table-cell office:value-type="float" office:value="976" calcext:value-type="float">
            <text:p>976</text:p>
          </table:table-cell>
          <table:table-cell table:formula="of:=1/[.A977]" office:value-type="float" office:value="0.00102459016393443" calcext:value-type="float">
            <text:p>0,001024590163934</text:p>
          </table:table-cell>
          <table:table-cell table:formula="of:=[.C976]+[.B977]" office:value-type="float" office:value="7.46119045891452" calcext:value-type="float">
            <text:p>7,46119045891452</text:p>
          </table:table-cell>
          <table:table-cell/>
        </table:table-row>
        <table:table-row table:style-name="ro1" table:visibility="collapse">
          <table:table-cell office:value-type="float" office:value="977" calcext:value-type="float">
            <text:p>977</text:p>
          </table:table-cell>
          <table:table-cell table:formula="of:=1/[.A978]" office:value-type="float" office:value="0.00102354145342886" calcext:value-type="float">
            <text:p>0,001023541453429</text:p>
          </table:table-cell>
          <table:table-cell table:formula="of:=[.C977]+[.B978]" office:value-type="float" office:value="7.46221400036795" calcext:value-type="float">
            <text:p>7,46221400036795</text:p>
          </table:table-cell>
          <table:table-cell/>
        </table:table-row>
        <table:table-row table:style-name="ro1" table:visibility="collapse">
          <table:table-cell office:value-type="float" office:value="978" calcext:value-type="float">
            <text:p>978</text:p>
          </table:table-cell>
          <table:table-cell table:formula="of:=1/[.A979]" office:value-type="float" office:value="0.00102249488752556" calcext:value-type="float">
            <text:p>0,001022494887526</text:p>
          </table:table-cell>
          <table:table-cell table:formula="of:=[.C978]+[.B979]" office:value-type="float" office:value="7.46323649525547" calcext:value-type="float">
            <text:p>7,46323649525547</text:p>
          </table:table-cell>
          <table:table-cell/>
        </table:table-row>
        <table:table-row table:style-name="ro1" table:visibility="collapse">
          <table:table-cell office:value-type="float" office:value="979" calcext:value-type="float">
            <text:p>979</text:p>
          </table:table-cell>
          <table:table-cell table:formula="of:=1/[.A980]" office:value-type="float" office:value="0.00102145045965271" calcext:value-type="float">
            <text:p>0,001021450459653</text:p>
          </table:table-cell>
          <table:table-cell table:formula="of:=[.C979]+[.B980]" office:value-type="float" office:value="7.46425794571512" calcext:value-type="float">
            <text:p>7,46425794571512</text:p>
          </table:table-cell>
          <table:table-cell/>
        </table:table-row>
        <table:table-row table:style-name="ro1" table:visibility="collapse">
          <table:table-cell office:value-type="float" office:value="980" calcext:value-type="float">
            <text:p>980</text:p>
          </table:table-cell>
          <table:table-cell table:formula="of:=1/[.A981]" office:value-type="float" office:value="0.00102040816326531" calcext:value-type="float">
            <text:p>0,001020408163265</text:p>
          </table:table-cell>
          <table:table-cell table:formula="of:=[.C980]+[.B981]" office:value-type="float" office:value="7.46527835387839" calcext:value-type="float">
            <text:p>7,46527835387839</text:p>
          </table:table-cell>
          <table:table-cell/>
        </table:table-row>
        <table:table-row table:style-name="ro1" table:visibility="collapse">
          <table:table-cell office:value-type="float" office:value="981" calcext:value-type="float">
            <text:p>981</text:p>
          </table:table-cell>
          <table:table-cell table:formula="of:=1/[.A982]" office:value-type="float" office:value="0.00101936799184506" calcext:value-type="float">
            <text:p>0,001019367991845</text:p>
          </table:table-cell>
          <table:table-cell table:formula="of:=[.C981]+[.B982]" office:value-type="float" office:value="7.46629772187023" calcext:value-type="float">
            <text:p>7,46629772187023</text:p>
          </table:table-cell>
          <table:table-cell/>
        </table:table-row>
        <table:table-row table:style-name="ro1" table:visibility="collapse">
          <table:table-cell office:value-type="float" office:value="982" calcext:value-type="float">
            <text:p>982</text:p>
          </table:table-cell>
          <table:table-cell table:formula="of:=1/[.A983]" office:value-type="float" office:value="0.0010183299389002" calcext:value-type="float">
            <text:p>0,0010183299389</text:p>
          </table:table-cell>
          <table:table-cell table:formula="of:=[.C982]+[.B983]" office:value-type="float" office:value="7.46731605180914" calcext:value-type="float">
            <text:p>7,46731605180914</text:p>
          </table:table-cell>
          <table:table-cell/>
        </table:table-row>
        <table:table-row table:style-name="ro1" table:visibility="collapse">
          <table:table-cell office:value-type="float" office:value="983" calcext:value-type="float">
            <text:p>983</text:p>
          </table:table-cell>
          <table:table-cell table:formula="of:=1/[.A984]" office:value-type="float" office:value="0.00101729399796541" calcext:value-type="float">
            <text:p>0,001017293997965</text:p>
          </table:table-cell>
          <table:table-cell table:formula="of:=[.C983]+[.B984]" office:value-type="float" office:value="7.4683333458071" calcext:value-type="float">
            <text:p>7,4683333458071</text:p>
          </table:table-cell>
          <table:table-cell/>
        </table:table-row>
        <table:table-row table:style-name="ro1" table:visibility="collapse">
          <table:table-cell office:value-type="float" office:value="984" calcext:value-type="float">
            <text:p>984</text:p>
          </table:table-cell>
          <table:table-cell table:formula="of:=1/[.A985]" office:value-type="float" office:value="0.00101626016260163" calcext:value-type="float">
            <text:p>0,001016260162602</text:p>
          </table:table-cell>
          <table:table-cell table:formula="of:=[.C984]+[.B985]" office:value-type="float" office:value="7.4693496059697" calcext:value-type="float">
            <text:p>7,4693496059697</text:p>
          </table:table-cell>
          <table:table-cell/>
        </table:table-row>
        <table:table-row table:style-name="ro1" table:visibility="collapse">
          <table:table-cell office:value-type="float" office:value="985" calcext:value-type="float">
            <text:p>985</text:p>
          </table:table-cell>
          <table:table-cell table:formula="of:=1/[.A986]" office:value-type="float" office:value="0.00101522842639594" calcext:value-type="float">
            <text:p>0,001015228426396</text:p>
          </table:table-cell>
          <table:table-cell table:formula="of:=[.C985]+[.B986]" office:value-type="float" office:value="7.4703648343961" calcext:value-type="float">
            <text:p>7,4703648343961</text:p>
          </table:table-cell>
          <table:table-cell/>
        </table:table-row>
        <table:table-row table:style-name="ro1" table:visibility="collapse">
          <table:table-cell office:value-type="float" office:value="986" calcext:value-type="float">
            <text:p>986</text:p>
          </table:table-cell>
          <table:table-cell table:formula="of:=1/[.A987]" office:value-type="float" office:value="0.00101419878296146" calcext:value-type="float">
            <text:p>0,001014198782961</text:p>
          </table:table-cell>
          <table:table-cell table:formula="of:=[.C986]+[.B987]" office:value-type="float" office:value="7.47137903317906" calcext:value-type="float">
            <text:p>7,47137903317906</text:p>
          </table:table-cell>
          <table:table-cell/>
        </table:table-row>
        <table:table-row table:style-name="ro1" table:visibility="collapse">
          <table:table-cell office:value-type="float" office:value="987" calcext:value-type="float">
            <text:p>987</text:p>
          </table:table-cell>
          <table:table-cell table:formula="of:=1/[.A988]" office:value-type="float" office:value="0.00101317122593718" calcext:value-type="float">
            <text:p>0,001013171225937</text:p>
          </table:table-cell>
          <table:table-cell table:formula="of:=[.C987]+[.B988]" office:value-type="float" office:value="7.472392204405" calcext:value-type="float">
            <text:p>7,472392204405</text:p>
          </table:table-cell>
          <table:table-cell/>
        </table:table-row>
        <table:table-row table:style-name="ro1" table:visibility="collapse">
          <table:table-cell office:value-type="float" office:value="988" calcext:value-type="float">
            <text:p>988</text:p>
          </table:table-cell>
          <table:table-cell table:formula="of:=1/[.A989]" office:value-type="float" office:value="0.00101214574898785" calcext:value-type="float">
            <text:p>0,001012145748988</text:p>
          </table:table-cell>
          <table:table-cell table:formula="of:=[.C988]+[.B989]" office:value-type="float" office:value="7.47340435015398" calcext:value-type="float">
            <text:p>7,47340435015398</text:p>
          </table:table-cell>
          <table:table-cell/>
        </table:table-row>
        <table:table-row table:style-name="ro1" table:visibility="collapse">
          <table:table-cell office:value-type="float" office:value="989" calcext:value-type="float">
            <text:p>989</text:p>
          </table:table-cell>
          <table:table-cell table:formula="of:=1/[.A990]" office:value-type="float" office:value="0.00101112234580384" calcext:value-type="float">
            <text:p>0,001011122345804</text:p>
          </table:table-cell>
          <table:table-cell table:formula="of:=[.C989]+[.B990]" office:value-type="float" office:value="7.47441547249979" calcext:value-type="float">
            <text:p>7,47441547249979</text:p>
          </table:table-cell>
          <table:table-cell/>
        </table:table-row>
        <table:table-row table:style-name="ro1" table:visibility="collapse">
          <table:table-cell office:value-type="float" office:value="990" calcext:value-type="float">
            <text:p>990</text:p>
          </table:table-cell>
          <table:table-cell table:formula="of:=1/[.A991]" office:value-type="float" office:value="0.00101010101010101" calcext:value-type="float">
            <text:p>0,001010101010101</text:p>
          </table:table-cell>
          <table:table-cell table:formula="of:=[.C990]+[.B991]" office:value-type="float" office:value="7.47542557350989" calcext:value-type="float">
            <text:p>7,47542557350989</text:p>
          </table:table-cell>
          <table:table-cell/>
        </table:table-row>
        <table:table-row table:style-name="ro1" table:visibility="collapse">
          <table:table-cell office:value-type="float" office:value="991" calcext:value-type="float">
            <text:p>991</text:p>
          </table:table-cell>
          <table:table-cell table:formula="of:=1/[.A992]" office:value-type="float" office:value="0.00100908173562059" calcext:value-type="float">
            <text:p>0,001009081735621</text:p>
          </table:table-cell>
          <table:table-cell table:formula="of:=[.C991]+[.B992]" office:value-type="float" office:value="7.47643465524551" calcext:value-type="float">
            <text:p>7,47643465524551</text:p>
          </table:table-cell>
          <table:table-cell/>
        </table:table-row>
        <table:table-row table:style-name="ro1" table:visibility="collapse">
          <table:table-cell office:value-type="float" office:value="992" calcext:value-type="float">
            <text:p>992</text:p>
          </table:table-cell>
          <table:table-cell table:formula="of:=1/[.A993]" office:value-type="float" office:value="0.00100806451612903" calcext:value-type="float">
            <text:p>0,001008064516129</text:p>
          </table:table-cell>
          <table:table-cell table:formula="of:=[.C992]+[.B993]" office:value-type="float" office:value="7.47744271976164" calcext:value-type="float">
            <text:p>7,47744271976164</text:p>
          </table:table-cell>
          <table:table-cell/>
        </table:table-row>
        <table:table-row table:style-name="ro1" table:visibility="collapse">
          <table:table-cell office:value-type="float" office:value="993" calcext:value-type="float">
            <text:p>993</text:p>
          </table:table-cell>
          <table:table-cell table:formula="of:=1/[.A994]" office:value-type="float" office:value="0.00100704934541793" calcext:value-type="float">
            <text:p>0,001007049345418</text:p>
          </table:table-cell>
          <table:table-cell table:formula="of:=[.C993]+[.B994]" office:value-type="float" office:value="7.47844976910706" calcext:value-type="float">
            <text:p>7,47844976910706</text:p>
          </table:table-cell>
          <table:table-cell/>
        </table:table-row>
        <table:table-row table:style-name="ro1" table:visibility="collapse">
          <table:table-cell office:value-type="float" office:value="994" calcext:value-type="float">
            <text:p>994</text:p>
          </table:table-cell>
          <table:table-cell table:formula="of:=1/[.A995]" office:value-type="float" office:value="0.00100603621730382" calcext:value-type="float">
            <text:p>0,001006036217304</text:p>
          </table:table-cell>
          <table:table-cell table:formula="of:=[.C994]+[.B995]" office:value-type="float" office:value="7.47945580532436" calcext:value-type="float">
            <text:p>7,47945580532436</text:p>
          </table:table-cell>
          <table:table-cell/>
        </table:table-row>
        <table:table-row table:style-name="ro1" table:visibility="collapse">
          <table:table-cell office:value-type="float" office:value="995" calcext:value-type="float">
            <text:p>995</text:p>
          </table:table-cell>
          <table:table-cell table:formula="of:=1/[.A996]" office:value-type="float" office:value="0.00100502512562814" calcext:value-type="float">
            <text:p>0,001005025125628</text:p>
          </table:table-cell>
          <table:table-cell table:formula="of:=[.C995]+[.B996]" office:value-type="float" office:value="7.48046083044999" calcext:value-type="float">
            <text:p>7,48046083044999</text:p>
          </table:table-cell>
          <table:table-cell/>
        </table:table-row>
        <table:table-row table:style-name="ro1" table:visibility="collapse">
          <table:table-cell office:value-type="float" office:value="996" calcext:value-type="float">
            <text:p>996</text:p>
          </table:table-cell>
          <table:table-cell table:formula="of:=1/[.A997]" office:value-type="float" office:value="0.00100401606425703" calcext:value-type="float">
            <text:p>0,001004016064257</text:p>
          </table:table-cell>
          <table:table-cell table:formula="of:=[.C996]+[.B997]" office:value-type="float" office:value="7.48146484651425" calcext:value-type="float">
            <text:p>7,48146484651425</text:p>
          </table:table-cell>
          <table:table-cell table:formula="of:=1/[.A997]^2" office:value-type="float" office:value="0.00000100804825728617" calcext:value-type="float">
            <text:p>1,00804825728617E-06</text:p>
          </table:table-cell>
        </table:table-row>
        <table:table-row table:style-name="ro1" table:visibility="collapse">
          <table:table-cell office:value-type="float" office:value="997" calcext:value-type="float">
            <text:p>997</text:p>
          </table:table-cell>
          <table:table-cell table:formula="of:=1/[.A998]" office:value-type="float" office:value="0.00100300902708124" calcext:value-type="float">
            <text:p>0,001003009027081</text:p>
          </table:table-cell>
          <table:table-cell table:formula="of:=[.C997]+[.B998]" office:value-type="float" office:value="7.48246785554133" calcext:value-type="float">
            <text:p>7,48246785554133</text:p>
          </table:table-cell>
          <table:table-cell table:formula="of:=1/[.A998]^2" office:value-type="float" office:value="0.00000100602710840646" calcext:value-type="float">
            <text:p>1,00602710840646E-06</text:p>
          </table:table-cell>
        </table:table-row>
        <table:table-row table:style-name="ro1" table:visibility="collapse">
          <table:table-cell office:value-type="float" office:value="998" calcext:value-type="float">
            <text:p>998</text:p>
          </table:table-cell>
          <table:table-cell table:formula="of:=1/[.A999]" office:value-type="float" office:value="0.00100200400801603" calcext:value-type="float">
            <text:p>0,001002004008016</text:p>
          </table:table-cell>
          <table:table-cell table:formula="of:=[.C998]+[.B999]" office:value-type="float" office:value="7.48346985954934" calcext:value-type="float">
            <text:p>7,48346985954934</text:p>
          </table:table-cell>
          <table:table-cell table:formula="of:=1/[.A999]^2" office:value-type="float" office:value="0.00000100401203208019" calcext:value-type="float">
            <text:p>1,00401203208019E-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1/[.A1000]" office:value-type="float" office:value="0.001001001001001" calcext:value-type="float">
            <text:p>0,001001001001001</text:p>
          </table:table-cell>
          <table:table-cell table:formula="of:=[.C999]+[.B1000]" office:value-type="float" office:value="7.48447086055034" calcext:value-type="float">
            <text:p>7,48447086055034</text:p>
          </table:table-cell>
          <table:table-cell table:formula="of:=1/[.A1000]^2" office:value-type="float" office:value="0.00000100200300400501" calcext:value-type="float">
            <text:p>1,00200300400501E-0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table:formula="of:=1/[.A1001]" office:value-type="float" office:value="0.001" calcext:value-type="float">
            <text:p>0,001</text:p>
          </table:table-cell>
          <table:table-cell table:style-name="ce2" table:formula="of:=[.C1000]+[.B1001]" office:value-type="float" office:value="7.48547086055034" calcext:value-type="float">
            <text:p>7,48547086055034</text:p>
          </table:table-cell>
          <table:table-cell table:style-name="ce2" table:formula="of:=1/[.A1001]^2" office:value-type="float" office:value="0.000001" calcext:value-type="float">
            <text:p>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n Dupont</meta:initial-creator>
    <meta:creation-date>2018-09-21T15:17:02.598099908</meta:creation-date>
    <dc:date>2018-09-21T15:39:06.449401152</dc:date>
    <dc:creator>Antonin Dupont</dc:creator>
    <meta:editing-duration>PT22M5S</meta:editing-duration>
    <meta:editing-cycles>3</meta:editing-cycles>
    <meta:generator>LibreOffice/6.0.6.2$Linux_X86_64 LibreOffice_project/00m0$Build-2</meta:generator>
    <meta:document-statistic meta:table-count="2" meta:cell-count="3050" meta:object-count="0"/>
  </office:meta>
</office:document-meta>
</file>